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3cm" fo:break-before="auto" style:use-optimal-row-height="true"/>
    </style:style>
    <style:style style:name="ro5" style:family="table-row">
      <style:table-row-properties style:row-height="0.307cm" fo:break-before="auto" style:use-optimal-row-height="tru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3">
      <style:table-cell-properties fo:wrap-option="wrap"/>
      <style:text-properties fo:color="#7e0021"/>
    </style:style>
    <style:style style:name="ce23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87">
      <style:table-cell-properties fo:wrap-option="wrap"/>
    </style:style>
    <style:style style:name="ce26" style:family="table-cell" style:parent-style-name="Default" style:data-style-name="N3">
      <style:table-cell-properties fo:wrap-option="wrap"/>
    </style:style>
    <style:style style:name="ce2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28" style:family="table-cell" style:parent-style-name="Default" style:data-style-name="N1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 fo:font-style="italic" style:font-style-asian="italic" style:font-style-complex="italic"/>
    </style:style>
    <style:style style:name="ce30" style:family="table-cell" style:parent-style-name="Default" style:data-style-name="N191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3">
      <style:text-properties fo:color="#666666" fo:font-style="italic" style:font-style-asian="italic" style:font-style-complex="italic"/>
    </style:style>
    <style:style style:name="ce33" style:family="table-cell" style:parent-style-name="Default">
      <style:text-properties style:use-window-font-color="true" fo:font-style="italic" style:font-style-asian="italic" style:font-style-complex="italic"/>
    </style:style>
    <style:style style:name="ce34" style:family="table-cell" style:parent-style-name="Default" style:data-style-name="N19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 style:data-style-name="N3"/>
    <style:style style:name="ce37" style:family="table-cell" style:parent-style-name="Default" style:data-style-name="N3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39" style:family="table-cell" style:parent-style-name="Default" style:data-style-name="N191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200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91">
      <style:text-properties fo:font-style="italic" style:font-style-asian="italic" style:font-style-complex="italic"/>
    </style:style>
    <style:style style:name="ce46" style:family="table-cell" style:parent-style-name="Default" style:data-style-name="N11"/>
    <style:style style:name="ce47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48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50" style:family="table-cell" style:parent-style-name="Default" style:data-style-name="N191"/>
    <style:style style:name="ce51" style:family="table-cell" style:parent-style-name="Default" style:data-style-name="N186">
      <style:text-properties fo:font-style="italic" style:font-style-asian="italic" style:font-style-complex="italic"/>
    </style:style>
    <style:style style:name="ce52" style:family="table-cell" style:parent-style-name="Default" style:data-style-name="N200">
      <style:table-cell-properties fo:wrap-option="wrap"/>
    </style:style>
    <style:style style:name="ce53" style:family="table-cell" style:parent-style-name="Default" style:data-style-name="N19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5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56" style:family="table-cell" style:parent-style-name="Default" style:data-style-name="N4"/>
    <style:style style:name="ce57" style:family="table-cell" style:parent-style-name="Default" style:data-style-name="N206"/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0" style:family="table-cell" style:parent-style-name="Default" style:data-style-name="N200">
      <style:text-properties style:font-name="Arial" style:font-name-asian="Droid Sans Fallback" style:font-name-complex="Arial1"/>
    </style:style>
    <style:style style:name="ce61" style:family="table-cell" style:parent-style-name="Default" style:data-style-name="N10">
      <style:text-properties fo:font-weight="bold" style:font-weight-asian="bold" style:font-weight-complex="bold"/>
    </style:style>
    <style:style style:name="ce62" style:family="table-cell" style:parent-style-name="Default" style:data-style-name="N187"/>
    <style:style style:name="ce63" style:family="table-cell" style:parent-style-name="Default" style:data-style-name="N10"/>
    <style:style style:name="ce64" style:family="table-cell" style:parent-style-name="Default" style:data-style-name="N206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 style:data-style-name="N191">
      <style:text-properties fo:color="#c0c0c0" fo:font-size="7pt" style:font-size-asian="7pt" style:font-size-complex="7pt"/>
    </style:style>
    <style:style style:name="ce67" style:family="table-cell" style:parent-style-name="Default">
      <style:text-properties fo:font-size="7pt" style:font-size-asian="7pt" style:font-size-complex="7pt"/>
    </style:style>
    <style:style style:name="ce68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69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70" style:family="table-cell" style:parent-style-name="Default" style:data-style-name="N1">
      <style:text-properties fo:font-size="7pt" style:font-size-asian="7pt" style:font-size-complex="7pt"/>
    </style:style>
    <style:style style:name="ce71" style:family="table-cell" style:parent-style-name="Default" style:data-style-name="N200">
      <style:text-properties fo:font-size="7pt" style:font-size-asian="7pt" style:font-size-complex="7pt"/>
    </style:style>
    <style:style style:name="ce72" style:family="table-cell" style:parent-style-name="Default" style:data-style-name="N3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color="#cccccc" fo:font-size="7pt" style:font-size-asian="7pt" style:font-size-complex="7pt"/>
    </style:style>
    <style:style style:name="ce7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</style:style>
    <style:style style:name="ce75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86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79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11"/>
    </style:style>
    <style:style style:name="ce8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4"/>
    </style:style>
    <style:style style:name="ce8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5"/>
    </style:style>
    <style:style style:name="ce8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6"/>
    </style:style>
    <style:style style:name="ce8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7"/>
    </style:style>
    <style:style style:name="ce8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8"/>
    </style:style>
    <style:style style:name="ce86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7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font-name="Arial" fo:font-weight="bold" style:font-name-asian="Droid Sans Fallback" style:font-weight-asian="bold" style:font-name-complex="Arial1" style:font-weight-complex="bold"/>
    </style:style>
    <style:style style:name="ce88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A.G11"/>
    </style:style>
    <style:style style:name="ce92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93" style:family="table-cell" style:parent-style-name="Default" style:data-style-name="N191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86">
      <style:text-properties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 style:data-style-name="N200">
      <style:table-cell-properties fo:wrap-option="wrap"/>
      <style:text-properties fo:font-size="7pt" style:font-size-asian="7pt" style:font-size-complex="7pt"/>
    </style:style>
    <style:style style:name="ce98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9" style:family="table-cell" style:parent-style-name="Default" style:data-style-name="N10">
      <style:text-properties fo:font-size="7pt" style:font-size-asian="7pt" style:font-size-complex="7pt"/>
    </style:style>
    <style:style style:name="ce100" style:family="table-cell" style:parent-style-name="Default" style:data-style-name="N4">
      <style:text-properties fo:font-size="7pt" style:font-size-asian="7pt" style:font-size-complex="7pt"/>
    </style:style>
    <style:style style:name="ce10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10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2"/>
    </style:style>
    <style:style style:name="ce10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3"/>
    </style:style>
    <style:style style:name="ce10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4"/>
    </style:style>
    <style:style style:name="ce10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5"/>
    </style:style>
    <style:style style:name="ce106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6"/>
    </style:style>
    <style:style style:name="ce10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7"/>
    </style:style>
    <style:style style:name="ce10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8"/>
    </style:style>
    <style:style style:name="ce10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2]" style:apply-style-name="Warnung" style:base-cell-address="Recupmap_80_B.G12"/>
    </style:style>
    <style:style style:name="ce11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3]" style:apply-style-name="Warnung" style:base-cell-address="Recupmap_80_B.G13"/>
    </style:style>
    <style:style style:name="ce11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4]" style:apply-style-name="Warnung" style:base-cell-address="Recupmap_80_B.G14"/>
    </style:style>
    <style:style style:name="ce11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5]" style:apply-style-name="Warnung" style:base-cell-address="Recupmap_80_B.G15"/>
    </style:style>
    <style:style style:name="ce11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6]" style:apply-style-name="Warnung" style:base-cell-address="Recupmap_80_B.G16"/>
    </style:style>
    <style:style style:name="ce11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7]" style:apply-style-name="Warnung" style:base-cell-address="Recupmap_80_B.G17"/>
    </style:style>
    <style:style style:name="ce11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8]" style:apply-style-name="Warnung" style:base-cell-address="Recupmap_80_B.G18"/>
    </style:style>
    <style:style style:name="ce11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9]" style:apply-style-name="Warnung" style:base-cell-address="Recupmap_80_B.G19"/>
    </style:style>
    <style:style style:name="ce11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0]" style:apply-style-name="Warnung" style:base-cell-address="Recupmap_80_B.G20"/>
    </style:style>
    <style:style style:name="ce119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1]" style:apply-style-name="Warnung" style:base-cell-address="Recupmap_80_B.G21"/>
    </style:style>
    <style:style style:name="ce12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2]" style:apply-style-name="Warnung" style:base-cell-address="Recupmap_80_B.G22"/>
    </style:style>
    <style:style style:name="ce12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3]" style:apply-style-name="Warnung" style:base-cell-address="Recupmap_80_B.G23"/>
    </style:style>
    <style:style style:name="ce12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4]" style:apply-style-name="Warnung" style:base-cell-address="Recupmap_80_B.G24"/>
    </style:style>
    <style:style style:name="ce12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5]" style:apply-style-name="Warnung" style:base-cell-address="Recupmap_80_B.G25"/>
    </style:style>
    <style:style style:name="ce12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6]" style:apply-style-name="Warnung" style:base-cell-address="Recupmap_80_B.G26"/>
    </style:style>
    <style:style style:name="ce12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7]" style:apply-style-name="Warnung" style:base-cell-address="Recupmap_80_B.G27"/>
    </style:style>
    <style:style style:name="ce126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8]" style:apply-style-name="Warnung" style:base-cell-address="Recupmap_80_B.G28"/>
    </style:style>
    <style:style style:name="ce12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9]" style:apply-style-name="Warnung" style:base-cell-address="Recupmap_80_B.G29"/>
    </style:style>
    <style:style style:name="ce12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0]" style:apply-style-name="Warnung" style:base-cell-address="Recupmap_80_B.G30"/>
    </style:style>
    <style:style style:name="ce12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1]" style:apply-style-name="Warnung" style:base-cell-address="Recupmap_80_B.G31"/>
    </style:style>
    <style:style style:name="ce13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2]" style:apply-style-name="Warnung" style:base-cell-address="Recupmap_80_B.G32"/>
    </style:style>
    <style:style style:name="ce13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3]" style:apply-style-name="Warnung" style:base-cell-address="Recupmap_80_B.G33"/>
    </style:style>
    <style:style style:name="ce13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4]" style:apply-style-name="Warnung" style:base-cell-address="Recupmap_80_B.G34"/>
    </style:style>
    <style:style style:name="ce133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35]" style:apply-style-name="Warnung" style:base-cell-address="Recupmap_80_B.G35"/>
    </style:style>
    <style:style style:name="ce13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6]" style:apply-style-name="Warnung" style:base-cell-address="Recupmap_80_B.G36"/>
    </style:style>
    <style:style style:name="ce13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7]" style:apply-style-name="Warnung" style:base-cell-address="Recupmap_80_B.G37"/>
    </style:style>
    <style:style style:name="ce13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8]" style:apply-style-name="Warnung" style:base-cell-address="Recupmap_80_B.G38"/>
    </style:style>
    <style:style style:name="ce13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9]" style:apply-style-name="Warnung" style:base-cell-address="Recupmap_80_B.G39"/>
    </style:style>
    <style:style style:name="ce13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0]" style:apply-style-name="Warnung" style:base-cell-address="Recupmap_80_B.G40"/>
    </style:style>
    <style:style style:name="ce13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1]" style:apply-style-name="Warnung" style:base-cell-address="Recupmap_80_B.G41"/>
    </style:style>
    <style:style style:name="ce14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2]" style:apply-style-name="Warnung" style:base-cell-address="Recupmap_80_B.G42"/>
    </style:style>
    <style:style style:name="ce14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3]" style:apply-style-name="Warnung" style:base-cell-address="Recupmap_80_B.G43"/>
    </style:style>
    <style:style style:name="ce14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4]" style:apply-style-name="Warnung" style:base-cell-address="Recupmap_80_B.G44"/>
    </style:style>
    <style:style style:name="ce14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5]" style:apply-style-name="Warnung" style:base-cell-address="Recupmap_80_B.G45"/>
    </style:style>
    <style:style style:name="ce14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6]" style:apply-style-name="Warnung" style:base-cell-address="Recupmap_80_B.G46"/>
    </style:style>
    <style:style style:name="ce14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7]" style:apply-style-name="Warnung" style:base-cell-address="Recupmap_80_B.G47"/>
    </style:style>
    <style:style style:name="ce14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8]" style:apply-style-name="Warnung" style:base-cell-address="Recupmap_80_B.G48"/>
    </style:style>
    <style:style style:name="ce14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ce148" style:family="table-cell" style:parent-style-name="Default" style:data-style-name="N206">
      <style:text-properties fo:font-size="7pt" style:font-size-asian="7pt" style:font-size-complex="7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owermap_80" table:style-name="ta1">
        <table:shapes>
          <draw:frame draw:z-index="0" draw:style-name="gr1" svg:width="19.288cm" svg:height="13.911cm" svg:x="16.804cm" svg:y="1.25cm">
            <draw:object draw:notify-on-update-of-ranges="Powermap_80.C25:Powermap_80.C33 Powermap_80.A23:Powermap_80.A23 Powermap_80.D25:Powermap_80.D33 Powermap_80.C25:Powermap_80.C33 Powermap_80.E25:Powermap_80.E33 Powermap_80.C11:Powermap_80.C19 Powermap_80.A9:Powermap_80.A9 Powermap_80.D11:Powermap_80.D19 Powermap_80.C11:Powermap_80.C19 Powermap_80.E10:Powermap_80.E10 Powermap_80.E11:Powermap_80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5" office:value-type="percentage" office:value="1.6" calcext:value-type="percentage">
            <text:p>160%</text:p>
          </table:table-cell>
          <table:table-cell table:style-name="ce15" office:value-type="percentage" office:value="1.27" calcext:value-type="percentage">
            <text:p>127%</text:p>
          </table:table-cell>
          <table:table-cell table:style-name="ce15" office:value-type="percentage" office:value="1.19" calcext:value-type="percentage">
            <text:p>119%</text:p>
          </table:table-cell>
          <table:table-cell table:style-name="ce28" office:value-type="percentage" office:value="1.07" calcext:value-type="percentage">
            <text:p>107%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3"/>
          <table:table-cell table:style-name="ce1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7250)" office:value-type="float" office:value="9968.75" calcext:value-type="float">
            <text:p>9969</text:p>
          </table:table-cell>
          <table:table-cell table:style-name="ce16" table:formula="of:=MIN(IF([.F2]&lt;&gt;&quot;&quot;;200;70.125);[.C5]*[.C2])" office:value-type="float" office:value="88" calcext:value-type="float">
            <text:p>88,000</text:p>
          </table:table-cell>
          <table:table-cell table:style-name="ce21" table:formula="of:=[.D5]*MIN(IF([.F2]&lt;&gt;&quot;&quot;;2.54;1.39);[.D2])" office:value-type="float" office:value="15471.14" calcext:value-type="float">
            <text:p>15.471</text:p>
          </table:table-cell>
          <table:table-cell table:style-name="ce21" table:formula="of:=[.E5]*MIN(IF([.F2]&lt;&gt;&quot;&quot;;2.54;1.3);[.E2])" office:value-type="float" office:value="15470" calcext:value-type="float">
            <text:p>15.470</text:p>
          </table:table-cell>
          <table:table-cell table:style-name="ce21" table:formula="of:=[.F5]*MIN(IF([.F2]&lt;&gt;&quot;&quot;;1.2;1);[.F2])" office:value-type="float" office:value="481.5" calcext:value-type="float">
            <text:p>482</text:p>
          </table:table-cell>
          <table:table-cell table:style-name="ce32" table:formula="of:=[.F4]*35/[.$F$7]" office:value-type="float" office:value="17554.6875" calcext:value-type="float">
            <text:p>17.555</text:p>
          </table:table-cell>
          <table:table-cell table:number-columns-repeated="6"/>
          <table:table-cell table:style-name="ce1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17" office:value-type="float" office:value="55" calcext:value-type="float">
            <text:p>55,000</text:p>
          </table:table-cell>
          <table:table-cell table:style-name="ce22" office:value-type="float" office:value="12182" calcext:value-type="float">
            <text:p>12.182</text:p>
          </table:table-cell>
          <table:table-cell table:style-name="ce22" office:value-type="float" office:value="13000" calcext:value-type="float">
            <text:p>13.000</text:p>
          </table:table-cell>
          <table:table-cell table:style-name="ce22" office:value-type="float" office:value="450" calcext:value-type="float">
            <text:p>450</text:p>
          </table:table-cell>
          <table:table-cell table:style-name="ce32" table:formula="of:=[.F5]*35/[.$F$7]" office:value-type="float" office:value="16406.25" calcext:value-type="float">
            <text:p>16.406</text:p>
          </table:table-cell>
          <table:table-cell table:style-name="ce39"/>
          <table:table-cell table:style-name="ce45"/>
          <table:table-cell table:style-name="ce50"/>
          <table:table-cell table:style-name="ce1" table:number-columns-repeated="7"/>
          <table:table-cell table:number-columns-repeated="13"/>
          <table:table-cell table:style-name="ce11"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table:formula="of:=ROUND(([.B19]-[.B12])/[.A19])" office:value-type="float" office:value="395" calcext:value-type="float">
            <text:p>395</text:p>
          </table:table-cell>
          <table:table-cell table:number-columns-repeated="2"/>
          <table:table-cell table:style-name="ce11" table:formula="of:=ROUND(([.E4]-[.D4])/[.A18];0)" office:value-type="float" office:value="-0" calcext:value-type="float">
            <text:p>0</text:p>
          </table:table-cell>
          <table:table-cell table:style-name="ce29" office:value-type="string" calcext:value-type="string">
            <text:p>n_c min(?)</text:p>
          </table:table-cell>
          <table:table-cell table:style-name="ce33" office:value-type="string" calcext:value-type="string">
            <text:p>n_mc min:</text:p>
          </table:table-cell>
          <table:table-cell table:style-name="ce36"/>
          <table:table-cell table:style-name="ce46"/>
          <table:table-cell table:number-columns-repeated="2"/>
          <table:table-cell table:style-name="ce1" table:number-columns-repeated="6"/>
          <table:table-cell table:number-columns-repeated="12"/>
          <table:table-cell table:style-name="ce56"/>
          <table:table-cell table:style-name="ce11" table:number-columns-repeated="3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4" office:value-type="percentage" office:value="0.884" calcext:value-type="percentage">
            <text:p>88,4%</text:p>
          </table:table-cell>
          <table:table-cell table:number-columns-repeated="2"/>
          <table:table-cell table:style-name="ce51"/>
          <table:table-cell/>
          <table:table-cell table:style-name="ce1" table:number-columns-repeated="6"/>
          <table:table-cell table:number-columns-repeated="12"/>
          <table:table-cell table:style-name="ce56"/>
          <table:table-cell table:style-name="ce11"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  <table:table-cell table:style-name="ce1" table:number-columns-repeated="6"/>
          <table:table-cell table:number-columns-repeated="12"/>
          <table:table-cell table:style-name="ce56"/>
          <table:table-cell table:style-name="ce11" table:number-columns-repeated="3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110 POWER 160 127 119 107" calcext:value-type="string">
            <text:p>SPEED 110 POWER 160 127 119 107</text:p>
          </table:table-cell>
          <table:table-cell table:number-columns-repeated="7"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/>
          <table:table-cell table:style-name="ce5" table:number-columns-repeated="5"/>
          <table:table-cell table:style-name="ce1" table:number-columns-repeated="4"/>
          <table:table-cell table:number-columns-repeated="6"/>
          <table:table-cell table:style-name="ce41" office:value-type="string" calcext:value-type="string">
            <text:p>Recup TSMAP Graph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" table:formula="of:=[.B11]/7250*80" office:value-type="float" office:value="0" calcext:value-type="float">
            <text:p>0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ROUND([.D11]*16)" office:value-type="float" office:value="1408" calcext:value-type="float">
            <text:p>1408</text:p>
          </table:table-cell>
          <table:table-cell table:style-name="ce36"/>
          <table:table-cell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678" calcext:value-type="float">
            <text:p>1678</text:p>
          </table:table-cell>
          <table:table-cell table:style-name="ce19" table:formula="of:=[.B12]/7250*80" office:value-type="float" office:value="18.5158620689655" calcext:value-type="float">
            <text:p>19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1" table:formula="of:=[.D4]" office:value-type="float" office:value="15471.14" calcext:value-type="float">
            <text:p>15.471</text:p>
          </table:table-cell>
          <table:table-cell table:style-name="ce9" table:formula="of:=ROUND([.D12]*16)" office:value-type="float" office:value="1408" calcext:value-type="float">
            <text:p>1408</text:p>
          </table:table-cell>
          <table:table-cell table:style-name="ce21" table:formula="of:=[.E12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5" office:value-type="string" calcext:value-type="string">
            <text:p>Pt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073" calcext:value-type="float">
            <text:p>2073</text:p>
          </table:table-cell>
          <table:table-cell table:style-name="ce19" table:formula="of:=[.B13]/7250*80" office:value-type="float" office:value="22.8744827586207" calcext:value-type="float">
            <text:p>23</text:p>
          </table:table-cell>
          <table:table-cell table:style-name="ce25" table:formula="of:=[.E13]/[.B13]*[.$B$7]" office:value-type="float" office:value="71.2679712378219" calcext:value-type="float">
            <text:p>71,3</text:p>
          </table:table-cell>
          <table:table-cell table:style-name="ce26" table:formula="of:=[.E$12]+[.E$6]*[.A13]" office:value-type="float" office:value="15471.14" calcext:value-type="float">
            <text:p>15.471</text:p>
          </table:table-cell>
          <table:table-cell table:style-name="ce9" table:formula="of:=ROUND([.D13]*16)" office:value-type="float" office:value="1140" calcext:value-type="float">
            <text:p>1140</text:p>
          </table:table-cell>
          <table:table-cell table:style-name="ce36" table:formula="of:=[.E13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8"/>
          <table:table-cell table:number-columns-repeated="2"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468" calcext:value-type="float">
            <text:p>2468</text:p>
          </table:table-cell>
          <table:table-cell table:style-name="ce19" table:formula="of:=[.B14]/7250*80" office:value-type="float" office:value="27.2331034482759" calcext:value-type="float">
            <text:p>27</text:p>
          </table:table-cell>
          <table:table-cell table:style-name="ce25" table:formula="of:=[.E14]/[.B14]*[.$B$7]" office:value-type="float" office:value="59.8616306223682" calcext:value-type="float">
            <text:p>59,9</text:p>
          </table:table-cell>
          <table:table-cell table:style-name="ce26" table:formula="of:=[.E$12]+[.E$6]*[.A14]" office:value-type="float" office:value="15471.14" calcext:value-type="float">
            <text:p>15.471</text:p>
          </table:table-cell>
          <table:table-cell table:style-name="ce9" table:formula="of:=ROUND([.D14]*16)" office:value-type="float" office:value="958" calcext:value-type="float">
            <text:p>958</text:p>
          </table:table-cell>
          <table:table-cell table:style-name="ce36" table:formula="of:=[.E14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8" office:value-type="float" office:value="5" calcext:value-type="float">
            <text:p>5</text:p>
          </table:table-cell>
          <table:table-cell table:style-name="ce59" table:formula="of:=INDIRECT(&quot;I&quot;&amp;11+[.X14])" office:value-type="float" office:value="0" calcext:value-type="float">
            <text:p>0</text:p>
          </table:table-cell>
          <table:table-cell table:style-name="ce59" table:formula="of:=INT(INDIRECT(&quot;C&quot;&amp;11+[.X14]))" office:value-type="float" office:value="40" calcext:value-type="float">
            <text:p>40</text:p>
          </table:table-cell>
          <table:table-cell table:style-name="ce56" table:formula="of:=([.Y14]-[.Y13])/([.Z14]-[.Z13])" office:value-type="float" office:value="0" calcext:value-type="float">
            <text:p>0,00</text:p>
          </table:table-cell>
          <table:table-cell table:style-name="ce56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2863" calcext:value-type="float">
            <text:p>2863</text:p>
          </table:table-cell>
          <table:table-cell table:style-name="ce19" table:formula="of:=[.B15]/7250*80" office:value-type="float" office:value="31.591724137931" calcext:value-type="float">
            <text:p>32</text:p>
          </table:table-cell>
          <table:table-cell table:style-name="ce25" table:formula="of:=[.E15]/[.B15]*[.$B$7]" office:value-type="float" office:value="51.6026910150209" calcext:value-type="float">
            <text:p>51,6</text:p>
          </table:table-cell>
          <table:table-cell table:style-name="ce26" table:formula="of:=[.E$12]+[.E$6]*[.A15]" office:value-type="float" office:value="15471.14" calcext:value-type="float">
            <text:p>15.471</text:p>
          </table:table-cell>
          <table:table-cell table:style-name="ce9" table:formula="of:=ROUND([.D15]*16)" office:value-type="float" office:value="826" calcext:value-type="float">
            <text:p>826</text:p>
          </table:table-cell>
          <table:table-cell table:style-name="ce36" table:formula="of:=[.E15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8" office:value-type="float" office:value="8" calcext:value-type="float">
            <text:p>8</text:p>
          </table:table-cell>
          <table:table-cell table:style-name="ce59" table:formula="of:=INDIRECT(&quot;I&quot;&amp;11+[.X15])" office:value-type="float" office:value="0" calcext:value-type="float">
            <text:p>0</text:p>
          </table:table-cell>
          <table:table-cell table:style-name="ce59" table:formula="of:=INT(INDIRECT(&quot;C&quot;&amp;11+[.X15]))" office:value-type="float" office:value="110" calcext:value-type="float">
            <text:p>110</text:p>
          </table:table-cell>
          <table:table-cell table:style-name="ce56" table:formula="of:=([.Y15]-[.Y14])/([.Z15]-[.Z14])" office:value-type="float" office:value="0" calcext:value-type="float">
            <text:p>0,00</text:p>
          </table:table-cell>
          <table:table-cell table:style-name="ce56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653" calcext:value-type="float">
            <text:p>3653</text:p>
          </table:table-cell>
          <table:table-cell table:style-name="ce19" table:formula="of:=[.B16]/7250*80" office:value-type="float" office:value="40.3089655172414" calcext:value-type="float">
            <text:p>40</text:p>
          </table:table-cell>
          <table:table-cell table:style-name="ce25" table:formula="of:=[.E16]/[.B16]*[.$B$7]" office:value-type="float" office:value="40.4430616961415" calcext:value-type="float">
            <text:p>40,4</text:p>
          </table:table-cell>
          <table:table-cell table:style-name="ce26" table:formula="of:=[.E$12]+[.E$6]*[.A16]" office:value-type="float" office:value="15471.14" calcext:value-type="float">
            <text:p>15.471</text:p>
          </table:table-cell>
          <table:table-cell table:style-name="ce9" table:formula="of:=ROUND([.D16]*16)" office:value-type="float" office:value="647" calcext:value-type="float">
            <text:p>647</text:p>
          </table:table-cell>
          <table:table-cell table:style-name="ce36" table:formula="of:=[.E16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8" office:value-type="float" office:value="9" calcext:value-type="float">
            <text:p>9</text:p>
          </table:table-cell>
          <table:table-cell table:style-name="ce59" table:formula="of:=INDIRECT(&quot;I&quot;&amp;11+[.X16])" office:value-type="float" office:value="0" calcext:value-type="float">
            <text:p>0</text:p>
          </table:table-cell>
          <table:table-cell table:style-name="ce59" table:formula="of:=INT(INDIRECT(&quot;C&quot;&amp;11+[.X16]))" office:value-type="float" office:value="0" calcext:value-type="float">
            <text:p>0</text:p>
          </table:table-cell>
          <table:table-cell table:style-name="ce56" table:formula="of:=([.Y16]-[.Y15])/([.Z16]-[.Z15])" office:value-type="float" office:value="-0" calcext:value-type="float">
            <text:p>0,00</text:p>
          </table:table-cell>
          <table:table-cell table:style-name="ce56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4838" calcext:value-type="float">
            <text:p>4838</text:p>
          </table:table-cell>
          <table:table-cell table:style-name="ce19" table:formula="of:=[.B17]/7250*80" office:value-type="float" office:value="53.3848275862069" calcext:value-type="float">
            <text:p>53</text:p>
          </table:table-cell>
          <table:table-cell table:style-name="ce25" table:formula="of:=[.E17]/[.B17]*[.$B$7]" office:value-type="float" office:value="30.5371030128162" calcext:value-type="float">
            <text:p>30,5</text:p>
          </table:table-cell>
          <table:table-cell table:style-name="ce26" table:formula="of:=[.E$12]+[.E$6]*[.A17]" office:value-type="float" office:value="15471.14" calcext:value-type="float">
            <text:p>15.471</text:p>
          </table:table-cell>
          <table:table-cell table:style-name="ce9" table:formula="of:=ROUND([.D17]*16)" office:value-type="float" office:value="489" calcext:value-type="float">
            <text:p>489</text:p>
          </table:table-cell>
          <table:table-cell table:style-name="ce36" table:formula="of:=[.E17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813" calcext:value-type="float">
            <text:p>6813</text:p>
          </table:table-cell>
          <table:table-cell table:style-name="ce19" table:formula="of:=[.B18]/7250*80" office:value-type="float" office:value="75.1779310344828" calcext:value-type="float">
            <text:p>75</text:p>
          </table:table-cell>
          <table:table-cell table:style-name="ce25" table:formula="of:=[.E18]/[.B18]*[.$B$7]" office:value-type="float" office:value="21.6831965621455" calcext:value-type="float">
            <text:p>21,7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8]*16)" office:value-type="float" office:value="347" calcext:value-type="float">
            <text:p>347</text:p>
          </table:table-cell>
          <table:table-cell table:style-name="ce27" table:formula="of:=[.E18]/[.G$7]" office:value-type="float" office:value="17500" calcext:value-type="float">
            <text:p>17.500</text:p>
          </table:table-cell>
          <table:table-cell/>
          <table:table-cell table:style-name="ce48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5" office:value-type="string" calcext:value-type="string">
            <text:p>kph</text:p>
          </table:table-cell>
          <table:table-cell table:style-name="ce35" office:value-type="string" calcext:value-type="string">
            <text:p>rpm</text:p>
          </table:table-cell>
          <table:table-cell table:style-name="ce35" office:value-type="string" calcext:value-type="string">
            <text:p>T_%</text:p>
          </table:table-cell>
          <table:table-cell table:style-name="ce35" office:value-type="string" calcext:value-type="string">
            <text:p>T_Nm</text:p>
          </table:table-cell>
          <table:table-cell table:style-name="ce35" office:value-type="string" calcext:value-type="string">
            <text:p>P_el_brk</text:p>
          </table:table-cell>
          <table:table-cell table:style-name="ce35" office:value-type="string" calcext:value-type="string">
            <text:p>a_ntr(kps)</text:p>
          </table:table-cell>
          <table:table-cell table:style-name="ce35" office:value-type="string" calcext:value-type="string">
            <text:p>a_brk(kps)</text:p>
          </table:table-cell>
          <table:table-cell table:style-name="ce35" office:value-type="string" calcext:value-type="string">
            <text:p>a_diff</text:p>
          </table:table-cell>
          <table:table-cell table:style-name="ce35" office:value-type="string" calcext:value-type="string">
            <text:p>a_r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style-name="ce19" table:formula="of:=[.B19]/7250*80" office:value-type="float" office:value="110" calcext:value-type="float">
            <text:p>110</text:p>
          </table:table-cell>
          <table:table-cell table:style-name="ce25" table:formula="of:=[.E19]/[.B19]*[.$B$7]" office:value-type="float" office:value="14.8190714159646" calcext:value-type="float">
            <text:p>14,8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9]*16)" office:value-type="float" office:value="237" calcext:value-type="float">
            <text:p>237</text:p>
          </table:table-cell>
          <table:table-cell table:style-name="ce27" table:formula="of:=[.E19]/[.G$7]" office:value-type="float" office:value="17500" calcext:value-type="float">
            <text:p>17.500</text:p>
          </table:table-cell>
          <table:table-cell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office:value-type="float" office:value="0" calcext:value-type="float">
            <text:p>0</text:p>
          </table:table-cell>
          <table:table-cell table:style-name="ce11" table:formula="of:=[.X19]*7250/80" office:value-type="float" office:value="0" calcext:value-type="float">
            <text:p>0</text:p>
          </table:table-cell>
          <table:table-cell table:style-name="ce40" table:formula="of:=IF([.X19]&lt;[.$Z$13];[.$Y$13];IF([.X19]&lt;[.$Z$14];[.$Y$13]+[.$AA$14]*([.X19]-[.$Z$13]);IF([.X19]&lt;[.$Z$15];[.$Y$14]+[.$AA$15]*([.X19]-[.$Z$14]);IF([.X19]&lt;[.$Z$16];[.$Y$15]+[.$AA$16]*([.X19]-[.$Z$15]);[.$Y$16]))))" office:value-type="float" office:value="0" calcext:value-type="float">
            <text:p>0,0</text:p>
          </table:table-cell>
          <table:table-cell table:style-name="ce60" table:formula="of:=[.$C$4]*[.Z19]/100" office:value-type="float" office:value="0" calcext:value-type="float">
            <text:p>0,0</text:p>
          </table:table-cell>
          <table:table-cell table:style-name="ce36" table:formula="of:=[.AA19]*[.Y19]/[.$B$7]*[.$I$2]*[.$K$2]" office:value-type="float" office:value="0" calcext:value-type="float">
            <text:p>0</text:p>
          </table:table-cell>
          <table:table-cell table:style-name="ce52" table:formula="of:=[.$AA19]*[.J$2]*[.$J$7]*3.6" office:value-type="float" office:value="0" calcext:value-type="float">
            <text:p>0,0</text:p>
          </table:table-cell>
          <table:table-cell table:style-name="ce52" table:formula="of:=[.$AA19]*[.K$2]*[.$J$7]*3.6" office:value-type="float" office:value="0" calcext:value-type="float">
            <text:p>0,0</text:p>
          </table:table-cell>
          <table:table-cell table:style-name="ce62" table:formula="of:=[.AD19]-[.AC19]" office:value-type="float" office:value="0" calcext:value-type="float">
            <text:p>0,0</text:p>
          </table:table-cell>
          <table:table-cell table:style-name="ce63"/>
          <table:table-cell/>
        </table:table-row>
        <table:table-row table:style-name="ro1">
          <table:table-cell table:number-columns-repeated="2"/>
          <table:table-cell table:style-name="ce20"/>
          <table:table-cell table:number-columns-repeated="5"/>
          <table:table-cell table:style-name="ce48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19]+3" office:value-type="float" office:value="3" calcext:value-type="float">
            <text:p>3</text:p>
          </table:table-cell>
          <table:table-cell table:style-name="ce11" table:formula="of:=[.X20]*7250/80" office:value-type="float" office:value="271.875" calcext:value-type="float">
            <text:p>272</text:p>
          </table:table-cell>
          <table:table-cell table:style-name="ce40" table:formula="of:=IF([.X20]&lt;[.$Z$13];[.$Y$13];IF([.X20]&lt;[.$Z$14];[.$Y$13]+[.$AA$14]*([.X20]-[.$Z$13]);IF([.X20]&lt;[.$Z$15];[.$Y$14]+[.$AA$15]*([.X20]-[.$Z$14]);IF([.X20]&lt;[.$Z$16];[.$Y$15]+[.$AA$16]*([.X20]-[.$Z$15]);[.$Y$16]))))" office:value-type="float" office:value="0" calcext:value-type="float">
            <text:p>0,0</text:p>
          </table:table-cell>
          <table:table-cell table:style-name="ce60" table:formula="of:=[.$C$4]*[.Z20]/100" office:value-type="float" office:value="0" calcext:value-type="float">
            <text:p>0,0</text:p>
          </table:table-cell>
          <table:table-cell table:style-name="ce36" table:formula="of:=[.AA20]*[.Y20]/[.$B$7]*[.$I$2]*[.$K$2]" office:value-type="float" office:value="0" calcext:value-type="float">
            <text:p>0</text:p>
          </table:table-cell>
          <table:table-cell table:style-name="ce52" table:formula="of:=[.$AA20]*[.J$2]*[.$J$7]*3.6" office:value-type="float" office:value="0" calcext:value-type="float">
            <text:p>0,0</text:p>
          </table:table-cell>
          <table:table-cell table:style-name="ce52" table:formula="of:=[.$AA20]*[.K$2]*[.$J$7]*3.6" office:value-type="float" office:value="0" calcext:value-type="float">
            <text:p>0,0</text:p>
          </table:table-cell>
          <table:table-cell table:style-name="ce62" table:formula="of:=[.AD20]-[.AC20]" office:value-type="float" office:value="0" calcext:value-type="float">
            <text:p>0,0</text:p>
          </table:table-cell>
          <table:table-cell table:style-name="ce63" table:formula="of:=[.AD20]/[.X20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5"/>
          <table:table-cell table:style-name="ce31" office:value-type="string" calcext:value-type="string">
            <text:p>Auto power ref:</text:p>
          </table:table-cell>
          <table:table-cell table:style-name="ce37" table:formula="of:=ROUNDUP(MAX([.G12:.G19]);-2)/100" office:value-type="float" office:value="176" calcext:value-type="float">
            <text:p>176</text:p>
          </table:table-cell>
          <table:table-cell/>
          <table:table-cell table:style-name="ce1" table:number-columns-repeated="9"/>
          <table:table-cell table:number-columns-repeated="6"/>
          <table:table-cell table:formula="of:=[.X20]+3" office:value-type="float" office:value="6" calcext:value-type="float">
            <text:p>6</text:p>
          </table:table-cell>
          <table:table-cell table:style-name="ce11" table:formula="of:=[.X21]*7250/80" office:value-type="float" office:value="543.75" calcext:value-type="float">
            <text:p>544</text:p>
          </table:table-cell>
          <table:table-cell table:style-name="ce40" table:formula="of:=IF([.X21]&lt;[.$Z$13];[.$Y$13];IF([.X21]&lt;[.$Z$14];[.$Y$13]+[.$AA$14]*([.X21]-[.$Z$13]);IF([.X21]&lt;[.$Z$15];[.$Y$14]+[.$AA$15]*([.X21]-[.$Z$14]);IF([.X21]&lt;[.$Z$16];[.$Y$15]+[.$AA$16]*([.X21]-[.$Z$15]);[.$Y$16]))))" office:value-type="float" office:value="0" calcext:value-type="float">
            <text:p>0,0</text:p>
          </table:table-cell>
          <table:table-cell table:style-name="ce60" table:formula="of:=[.$C$4]*[.Z21]/100" office:value-type="float" office:value="0" calcext:value-type="float">
            <text:p>0,0</text:p>
          </table:table-cell>
          <table:table-cell table:style-name="ce36" table:formula="of:=[.AA21]*[.Y21]/[.$B$7]*[.$I$2]*[.$K$2]" office:value-type="float" office:value="0" calcext:value-type="float">
            <text:p>0</text:p>
          </table:table-cell>
          <table:table-cell table:style-name="ce52" table:formula="of:=[.$AA21]*[.J$2]*[.$J$7]*3.6" office:value-type="float" office:value="0" calcext:value-type="float">
            <text:p>0,0</text:p>
          </table:table-cell>
          <table:table-cell table:style-name="ce52" table:formula="of:=[.$AA21]*[.K$2]*[.$J$7]*3.6" office:value-type="float" office:value="0" calcext:value-type="float">
            <text:p>0,0</text:p>
          </table:table-cell>
          <table:table-cell table:style-name="ce62" table:formula="of:=[.AD21]-[.AC21]" office:value-type="float" office:value="0" calcext:value-type="float">
            <text:p>0,0</text:p>
          </table:table-cell>
          <table:table-cell table:style-name="ce63" table:formula="of:=[.AD21]/[.X21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6"/>
          <table:table-cell table:style-name="ce38"/>
          <table:table-cell/>
          <table:table-cell table:style-name="ce1" table:number-columns-repeated="9"/>
          <table:table-cell table:number-columns-repeated="6"/>
          <table:table-cell table:formula="of:=[.X21]+3" office:value-type="float" office:value="9" calcext:value-type="float">
            <text:p>9</text:p>
          </table:table-cell>
          <table:table-cell table:style-name="ce11" table:formula="of:=[.X22]*7250/80" office:value-type="float" office:value="815.625" calcext:value-type="float">
            <text:p>816</text:p>
          </table:table-cell>
          <table:table-cell table:style-name="ce40" table:formula="of:=IF([.X22]&lt;[.$Z$13];[.$Y$13];IF([.X22]&lt;[.$Z$14];[.$Y$13]+[.$AA$14]*([.X22]-[.$Z$13]);IF([.X22]&lt;[.$Z$15];[.$Y$14]+[.$AA$15]*([.X22]-[.$Z$14]);IF([.X22]&lt;[.$Z$16];[.$Y$15]+[.$AA$16]*([.X22]-[.$Z$15]);[.$Y$16]))))" office:value-type="float" office:value="0" calcext:value-type="float">
            <text:p>0,0</text:p>
          </table:table-cell>
          <table:table-cell table:style-name="ce60" table:formula="of:=[.$C$4]*[.Z22]/100" office:value-type="float" office:value="0" calcext:value-type="float">
            <text:p>0,0</text:p>
          </table:table-cell>
          <table:table-cell table:style-name="ce36" table:formula="of:=[.AA22]*[.Y22]/[.$B$7]*[.$I$2]*[.$K$2]" office:value-type="float" office:value="0" calcext:value-type="float">
            <text:p>0</text:p>
          </table:table-cell>
          <table:table-cell table:style-name="ce52" table:formula="of:=[.$AA22]*[.J$2]*[.$J$7]*3.6" office:value-type="float" office:value="0" calcext:value-type="float">
            <text:p>0,0</text:p>
          </table:table-cell>
          <table:table-cell table:style-name="ce52" table:formula="of:=[.$AA22]*[.K$2]*[.$J$7]*3.6" office:value-type="float" office:value="0" calcext:value-type="float">
            <text:p>0,0</text:p>
          </table:table-cell>
          <table:table-cell table:style-name="ce62" table:formula="of:=[.AD22]-[.AC22]" office:value-type="float" office:value="0" calcext:value-type="float">
            <text:p>0,0</text:p>
          </table:table-cell>
          <table:table-cell table:style-name="ce63" table:formula="of:=[.AD22]/[.X22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/>
          <table:table-cell table:style-name="ce20"/>
          <table:table-cell table:number-columns-repeated="4"/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2]+3" office:value-type="float" office:value="12" calcext:value-type="float">
            <text:p>12</text:p>
          </table:table-cell>
          <table:table-cell table:style-name="ce11" table:formula="of:=[.X23]*7250/80" office:value-type="float" office:value="1087.5" calcext:value-type="float">
            <text:p>1088</text:p>
          </table:table-cell>
          <table:table-cell table:style-name="ce40" table:formula="of:=IF([.X23]&lt;[.$Z$13];[.$Y$13];IF([.X23]&lt;[.$Z$14];[.$Y$13]+[.$AA$14]*([.X23]-[.$Z$13]);IF([.X23]&lt;[.$Z$15];[.$Y$14]+[.$AA$15]*([.X23]-[.$Z$14]);IF([.X23]&lt;[.$Z$16];[.$Y$15]+[.$AA$16]*([.X23]-[.$Z$15]);[.$Y$16]))))" office:value-type="float" office:value="0" calcext:value-type="float">
            <text:p>0,0</text:p>
          </table:table-cell>
          <table:table-cell table:style-name="ce60" table:formula="of:=[.$C$4]*[.Z23]/100" office:value-type="float" office:value="0" calcext:value-type="float">
            <text:p>0,0</text:p>
          </table:table-cell>
          <table:table-cell table:style-name="ce36" table:formula="of:=[.AA23]*[.Y23]/[.$B$7]*[.$I$2]*[.$K$2]" office:value-type="float" office:value="0" calcext:value-type="float">
            <text:p>0</text:p>
          </table:table-cell>
          <table:table-cell table:style-name="ce52" table:formula="of:=[.$AA23]*[.J$2]*[.$J$7]*3.6" office:value-type="float" office:value="0" calcext:value-type="float">
            <text:p>0,0</text:p>
          </table:table-cell>
          <table:table-cell table:style-name="ce52" table:formula="of:=[.$AA23]*[.K$2]*[.$J$7]*3.6" office:value-type="float" office:value="0" calcext:value-type="float">
            <text:p>0,0</text:p>
          </table:table-cell>
          <table:table-cell table:style-name="ce62" table:formula="of:=[.AD23]-[.AC23]" office:value-type="float" office:value="0" calcext:value-type="float">
            <text:p>0,0</text:p>
          </table:table-cell>
          <table:table-cell table:style-name="ce63" table:formula="of:=[.AD23]/[.X23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3]+3" office:value-type="float" office:value="15" calcext:value-type="float">
            <text:p>15</text:p>
          </table:table-cell>
          <table:table-cell table:style-name="ce11" table:formula="of:=[.X24]*7250/80" office:value-type="float" office:value="1359.375" calcext:value-type="float">
            <text:p>1359</text:p>
          </table:table-cell>
          <table:table-cell table:style-name="ce40" table:formula="of:=IF([.X24]&lt;[.$Z$13];[.$Y$13];IF([.X24]&lt;[.$Z$14];[.$Y$13]+[.$AA$14]*([.X24]-[.$Z$13]);IF([.X24]&lt;[.$Z$15];[.$Y$14]+[.$AA$15]*([.X24]-[.$Z$14]);IF([.X24]&lt;[.$Z$16];[.$Y$15]+[.$AA$16]*([.X24]-[.$Z$15]);[.$Y$16]))))" office:value-type="float" office:value="0" calcext:value-type="float">
            <text:p>0,0</text:p>
          </table:table-cell>
          <table:table-cell table:style-name="ce60" table:formula="of:=[.$C$4]*[.Z24]/100" office:value-type="float" office:value="0" calcext:value-type="float">
            <text:p>0,0</text:p>
          </table:table-cell>
          <table:table-cell table:style-name="ce36" table:formula="of:=[.AA24]*[.Y24]/[.$B$7]*[.$I$2]*[.$K$2]" office:value-type="float" office:value="0" calcext:value-type="float">
            <text:p>0</text:p>
          </table:table-cell>
          <table:table-cell table:style-name="ce52" table:formula="of:=[.$AA24]*[.J$2]*[.$J$7]*3.6" office:value-type="float" office:value="0" calcext:value-type="float">
            <text:p>0,0</text:p>
          </table:table-cell>
          <table:table-cell table:style-name="ce52" table:formula="of:=[.$AA24]*[.K$2]*[.$J$7]*3.6" office:value-type="float" office:value="0" calcext:value-type="float">
            <text:p>0,0</text:p>
          </table:table-cell>
          <table:table-cell table:style-name="ce62" table:formula="of:=[.AD24]-[.AC24]" office:value-type="float" office:value="0" calcext:value-type="float">
            <text:p>0,0</text:p>
          </table:table-cell>
          <table:table-cell table:style-name="ce63" table:formula="of:=[.AD24]/[.X24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9" table:formula="of:=[.B25]/7250*80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,0</text:p>
          </table:table-cell>
          <table:table-cell table:style-name="ce26" table:formula="of:=[.B25]*[.D25]/[.$B$7]" office:value-type="float" office:value="0" calcext:value-type="float">
            <text:p>0</text:p>
          </table:table-cell>
          <table:table-cell table:style-name="ce14" office:value-type="float" office:value="880" calcext:value-type="float">
            <text:p>880</text:p>
          </table:table-cell>
          <table:table-cell/>
          <table:table-cell table:style-name="ce40"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4]+3" office:value-type="float" office:value="18" calcext:value-type="float">
            <text:p>18</text:p>
          </table:table-cell>
          <table:table-cell table:style-name="ce11" table:formula="of:=[.X25]*7250/80" office:value-type="float" office:value="1631.25" calcext:value-type="float">
            <text:p>1631</text:p>
          </table:table-cell>
          <table:table-cell table:style-name="ce40" table:formula="of:=IF([.X25]&lt;[.$Z$13];[.$Y$13];IF([.X25]&lt;[.$Z$14];[.$Y$13]+[.$AA$14]*([.X25]-[.$Z$13]);IF([.X25]&lt;[.$Z$15];[.$Y$14]+[.$AA$15]*([.X25]-[.$Z$14]);IF([.X25]&lt;[.$Z$16];[.$Y$15]+[.$AA$16]*([.X25]-[.$Z$15]);[.$Y$16]))))" office:value-type="float" office:value="0" calcext:value-type="float">
            <text:p>0,0</text:p>
          </table:table-cell>
          <table:table-cell table:style-name="ce60" table:formula="of:=[.$C$4]*[.Z25]/100" office:value-type="float" office:value="0" calcext:value-type="float">
            <text:p>0,0</text:p>
          </table:table-cell>
          <table:table-cell table:style-name="ce36" table:formula="of:=[.AA25]*[.Y25]/[.$B$7]*[.$I$2]*[.$K$2]" office:value-type="float" office:value="0" calcext:value-type="float">
            <text:p>0</text:p>
          </table:table-cell>
          <table:table-cell table:style-name="ce52" table:formula="of:=[.$AA25]*[.J$2]*[.$J$7]*3.6" office:value-type="float" office:value="0" calcext:value-type="float">
            <text:p>0,0</text:p>
          </table:table-cell>
          <table:table-cell table:style-name="ce52" table:formula="of:=[.$AA25]*[.K$2]*[.$J$7]*3.6" office:value-type="float" office:value="0" calcext:value-type="float">
            <text:p>0,0</text:p>
          </table:table-cell>
          <table:table-cell table:style-name="ce62" table:formula="of:=[.AD25]-[.AC25]" office:value-type="float" office:value="0" calcext:value-type="float">
            <text:p>0,0</text:p>
          </table:table-cell>
          <table:table-cell table:style-name="ce63" table:formula="of:=[.AD25]/[.X25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3" office:value-type="float" office:value="2115" calcext:value-type="float">
            <text:p>2115</text:p>
          </table:table-cell>
          <table:table-cell table:style-name="ce19" table:formula="of:=[.B26]/7250*80" office:value-type="float" office:value="23.3379310344828" calcext:value-type="float">
            <text:p>23</text:p>
          </table:table-cell>
          <table:table-cell table:style-name="ce25" table:formula="of:=[.F26]/16" office:value-type="float" office:value="55" calcext:value-type="float">
            <text:p>55,0</text:p>
          </table:table-cell>
          <table:table-cell table:style-name="ce26" table:formula="of:=[.B26]*[.D26]/[.$B$7]" office:value-type="float" office:value="12181.5255142944" calcext:value-type="float">
            <text:p>12.182</text:p>
          </table:table-cell>
          <table:table-cell table:style-name="ce14" office:value-type="float" office:value="880" calcext:value-type="float">
            <text:p>880</text:p>
          </table:table-cell>
          <table:table-cell table:style-name="ce36" table:formula="of:=[.E26]/[.G$7]" office:value-type="float" office:value="13780.0062378896" calcext:value-type="float">
            <text:p>13.780</text:p>
          </table:table-cell>
          <table:table-cell table:style-name="ce40"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5]+3" office:value-type="float" office:value="21" calcext:value-type="float">
            <text:p>21</text:p>
          </table:table-cell>
          <table:table-cell table:style-name="ce11" table:formula="of:=[.X26]*7250/80" office:value-type="float" office:value="1903.125" calcext:value-type="float">
            <text:p>1903</text:p>
          </table:table-cell>
          <table:table-cell table:style-name="ce40" table:formula="of:=IF([.X26]&lt;[.$Z$13];[.$Y$13];IF([.X26]&lt;[.$Z$14];[.$Y$13]+[.$AA$14]*([.X26]-[.$Z$13]);IF([.X26]&lt;[.$Z$15];[.$Y$14]+[.$AA$15]*([.X26]-[.$Z$14]);IF([.X26]&lt;[.$Z$16];[.$Y$15]+[.$AA$16]*([.X26]-[.$Z$15]);[.$Y$16]))))" office:value-type="float" office:value="0" calcext:value-type="float">
            <text:p>0,0</text:p>
          </table:table-cell>
          <table:table-cell table:style-name="ce60" table:formula="of:=[.$C$4]*[.Z26]/100" office:value-type="float" office:value="0" calcext:value-type="float">
            <text:p>0,0</text:p>
          </table:table-cell>
          <table:table-cell table:style-name="ce36" table:formula="of:=[.AA26]*[.Y26]/[.$B$7]*[.$I$2]*[.$K$2]" office:value-type="float" office:value="0" calcext:value-type="float">
            <text:p>0</text:p>
          </table:table-cell>
          <table:table-cell table:style-name="ce52" table:formula="of:=[.$AA26]*[.J$2]*[.$J$7]*3.6" office:value-type="float" office:value="0" calcext:value-type="float">
            <text:p>0,0</text:p>
          </table:table-cell>
          <table:table-cell table:style-name="ce52" table:formula="of:=[.$AA26]*[.K$2]*[.$J$7]*3.6" office:value-type="float" office:value="0" calcext:value-type="float">
            <text:p>0,0</text:p>
          </table:table-cell>
          <table:table-cell table:style-name="ce62" table:formula="of:=[.AD26]-[.AC26]" office:value-type="float" office:value="0" calcext:value-type="float">
            <text:p>0,0</text:p>
          </table:table-cell>
          <table:table-cell table:style-name="ce63" table:formula="of:=[.AD26]/[.X26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4" office:value-type="float" office:value="2700" calcext:value-type="float">
            <text:p>2700</text:p>
          </table:table-cell>
          <table:table-cell table:style-name="ce19" table:formula="of:=[.B27]/7250*80" office:value-type="float" office:value="29.7931034482759" calcext:value-type="float">
            <text:p>30</text:p>
          </table:table-cell>
          <table:table-cell table:style-name="ce25" table:formula="of:=[.F27]/16" office:value-type="float" office:value="41.1875" calcext:value-type="float">
            <text:p>41,2</text:p>
          </table:table-cell>
          <table:table-cell table:style-name="ce26" table:formula="of:=[.B27]*[.D27]/[.$B$7]" office:value-type="float" office:value="11645.4912677757" calcext:value-type="float">
            <text:p>11.645</text:p>
          </table:table-cell>
          <table:table-cell table:style-name="ce14" office:value-type="float" office:value="659" calcext:value-type="float">
            <text:p>659</text:p>
          </table:table-cell>
          <table:table-cell table:style-name="ce36" table:formula="of:=[.E27]/[.G$7]" office:value-type="float" office:value="13173.6326558548" calcext:value-type="float">
            <text:p>13.174</text:p>
          </table:table-cell>
          <table:table-cell table:style-name="ce40"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6]+3" office:value-type="float" office:value="24" calcext:value-type="float">
            <text:p>24</text:p>
          </table:table-cell>
          <table:table-cell table:style-name="ce11" table:formula="of:=[.X27]*7250/80" office:value-type="float" office:value="2175" calcext:value-type="float">
            <text:p>2175</text:p>
          </table:table-cell>
          <table:table-cell table:style-name="ce40" table:formula="of:=IF([.X27]&lt;[.$Z$13];[.$Y$13];IF([.X27]&lt;[.$Z$14];[.$Y$13]+[.$AA$14]*([.X27]-[.$Z$13]);IF([.X27]&lt;[.$Z$15];[.$Y$14]+[.$AA$15]*([.X27]-[.$Z$14]);IF([.X27]&lt;[.$Z$16];[.$Y$15]+[.$AA$16]*([.X27]-[.$Z$15]);[.$Y$16]))))" office:value-type="float" office:value="0" calcext:value-type="float">
            <text:p>0,0</text:p>
          </table:table-cell>
          <table:table-cell table:style-name="ce60" table:formula="of:=[.$C$4]*[.Z27]/100" office:value-type="float" office:value="0" calcext:value-type="float">
            <text:p>0,0</text:p>
          </table:table-cell>
          <table:table-cell table:style-name="ce36" table:formula="of:=[.AA27]*[.Y27]/[.$B$7]*[.$I$2]*[.$K$2]" office:value-type="float" office:value="0" calcext:value-type="float">
            <text:p>0</text:p>
          </table:table-cell>
          <table:table-cell table:style-name="ce52" table:formula="of:=[.$AA27]*[.J$2]*[.$J$7]*3.6" office:value-type="float" office:value="0" calcext:value-type="float">
            <text:p>0,0</text:p>
          </table:table-cell>
          <table:table-cell table:style-name="ce52" table:formula="of:=[.$AA27]*[.K$2]*[.$J$7]*3.6" office:value-type="float" office:value="0" calcext:value-type="float">
            <text:p>0,0</text:p>
          </table:table-cell>
          <table:table-cell table:style-name="ce62" table:formula="of:=[.AD27]-[.AC27]" office:value-type="float" office:value="0" calcext:value-type="float">
            <text:p>0,0</text:p>
          </table:table-cell>
          <table:table-cell table:style-name="ce63" table:formula="of:=[.AD27]/[.X27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9" table:formula="of:=[.B28]/7250*80" office:value-type="float" office:value="33.1034482758621" calcext:value-type="float">
            <text:p>33</text:p>
          </table:table-cell>
          <table:table-cell table:style-name="ce25" table:formula="of:=[.F28]/16" office:value-type="float" office:value="38" calcext:value-type="float">
            <text:p>38,0</text:p>
          </table:table-cell>
          <table:table-cell table:style-name="ce26" table:formula="of:=[.B28]*[.D28]/[.$B$7]" office:value-type="float" office:value="11938.0520836412" calcext:value-type="float">
            <text:p>11.938</text:p>
          </table:table-cell>
          <table:table-cell table:style-name="ce14" office:value-type="float" office:value="608" calcext:value-type="float">
            <text:p>608</text:p>
          </table:table-cell>
          <table:table-cell table:style-name="ce36" table:formula="of:=[.E28]/[.G$7]" office:value-type="float" office:value="13504.583805024" calcext:value-type="float">
            <text:p>13.505</text:p>
          </table:table-cell>
          <table:table-cell table:style-name="ce40"/>
          <table:table-cell table:style-name="ce48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7]+3" office:value-type="float" office:value="27" calcext:value-type="float">
            <text:p>27</text:p>
          </table:table-cell>
          <table:table-cell table:style-name="ce11" table:formula="of:=[.X28]*7250/80" office:value-type="float" office:value="2446.875" calcext:value-type="float">
            <text:p>2447</text:p>
          </table:table-cell>
          <table:table-cell table:style-name="ce40" table:formula="of:=IF([.X28]&lt;[.$Z$13];[.$Y$13];IF([.X28]&lt;[.$Z$14];[.$Y$13]+[.$AA$14]*([.X28]-[.$Z$13]);IF([.X28]&lt;[.$Z$15];[.$Y$14]+[.$AA$15]*([.X28]-[.$Z$14]);IF([.X28]&lt;[.$Z$16];[.$Y$15]+[.$AA$16]*([.X28]-[.$Z$15]);[.$Y$16]))))" office:value-type="float" office:value="0" calcext:value-type="float">
            <text:p>0,0</text:p>
          </table:table-cell>
          <table:table-cell table:style-name="ce60" table:formula="of:=[.$C$4]*[.Z28]/100" office:value-type="float" office:value="0" calcext:value-type="float">
            <text:p>0,0</text:p>
          </table:table-cell>
          <table:table-cell table:style-name="ce36" table:formula="of:=[.AA28]*[.Y28]/[.$B$7]*[.$I$2]*[.$K$2]" office:value-type="float" office:value="0" calcext:value-type="float">
            <text:p>0</text:p>
          </table:table-cell>
          <table:table-cell table:style-name="ce52" table:formula="of:=[.$AA28]*[.J$2]*[.$J$7]*3.6" office:value-type="float" office:value="0" calcext:value-type="float">
            <text:p>0,0</text:p>
          </table:table-cell>
          <table:table-cell table:style-name="ce52" table:formula="of:=[.$AA28]*[.K$2]*[.$J$7]*3.6" office:value-type="float" office:value="0" calcext:value-type="float">
            <text:p>0,0</text:p>
          </table:table-cell>
          <table:table-cell table:style-name="ce62" table:formula="of:=[.AD28]-[.AC28]" office:value-type="float" office:value="0" calcext:value-type="float">
            <text:p>0,0</text:p>
          </table:table-cell>
          <table:table-cell table:style-name="ce63" table:formula="of:=[.AD28]/[.X28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style-name="ce19" table:formula="of:=[.B29]/7250*80" office:value-type="float" office:value="38.6206896551724" calcext:value-type="float">
            <text:p>39</text:p>
          </table:table-cell>
          <table:table-cell table:style-name="ce25" table:formula="of:=[.F29]/16" office:value-type="float" office:value="32.25" calcext:value-type="float">
            <text:p>32,3</text:p>
          </table:table-cell>
          <table:table-cell table:style-name="ce26" table:formula="of:=[.B29]*[.D29]/[.$B$7]" office:value-type="float" office:value="11820.2423591316" calcext:value-type="float">
            <text:p>11.820</text:p>
          </table:table-cell>
          <table:table-cell table:style-name="ce14" office:value-type="float" office:value="516" calcext:value-type="float">
            <text:p>516</text:p>
          </table:table-cell>
          <table:table-cell table:style-name="ce36" table:formula="of:=[.E29]/[.G$7]" office:value-type="float" office:value="13371.3148858955" calcext:value-type="float">
            <text:p>13.371</text:p>
          </table:table-cell>
          <table:table-cell table:style-name="ce40"/>
          <table:table-cell table:style-name="ce48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8]+3" office:value-type="float" office:value="30" calcext:value-type="float">
            <text:p>30</text:p>
          </table:table-cell>
          <table:table-cell table:style-name="ce11" table:formula="of:=[.X29]*7250/80" office:value-type="float" office:value="2718.75" calcext:value-type="float">
            <text:p>2719</text:p>
          </table:table-cell>
          <table:table-cell table:style-name="ce40" table:formula="of:=IF([.X29]&lt;[.$Z$13];[.$Y$13];IF([.X29]&lt;[.$Z$14];[.$Y$13]+[.$AA$14]*([.X29]-[.$Z$13]);IF([.X29]&lt;[.$Z$15];[.$Y$14]+[.$AA$15]*([.X29]-[.$Z$14]);IF([.X29]&lt;[.$Z$16];[.$Y$15]+[.$AA$16]*([.X29]-[.$Z$15]);[.$Y$16]))))" office:value-type="float" office:value="0" calcext:value-type="float">
            <text:p>0,0</text:p>
          </table:table-cell>
          <table:table-cell table:style-name="ce60" table:formula="of:=[.$C$4]*[.Z29]/100" office:value-type="float" office:value="0" calcext:value-type="float">
            <text:p>0,0</text:p>
          </table:table-cell>
          <table:table-cell table:style-name="ce36" table:formula="of:=[.AA29]*[.Y29]/[.$B$7]*[.$I$2]*[.$K$2]" office:value-type="float" office:value="0" calcext:value-type="float">
            <text:p>0</text:p>
          </table:table-cell>
          <table:table-cell table:style-name="ce52" table:formula="of:=[.$AA29]*[.J$2]*[.$J$7]*3.6" office:value-type="float" office:value="0" calcext:value-type="float">
            <text:p>0,0</text:p>
          </table:table-cell>
          <table:table-cell table:style-name="ce52" table:formula="of:=[.$AA29]*[.K$2]*[.$J$7]*3.6" office:value-type="float" office:value="0" calcext:value-type="float">
            <text:p>0,0</text:p>
          </table:table-cell>
          <table:table-cell table:style-name="ce62" table:formula="of:=[.AD29]-[.AC29]" office:value-type="float" office:value="0" calcext:value-type="float">
            <text:p>0,0</text:p>
          </table:table-cell>
          <table:table-cell table:style-name="ce63" table:formula="of:=[.AD29]/[.X29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style-name="ce19" table:formula="of:=[.B30]/7250*80" office:value-type="float" office:value="49.6551724137931" calcext:value-type="float">
            <text:p>50</text:p>
          </table:table-cell>
          <table:table-cell table:style-name="ce25" table:formula="of:=[.F30]/16" office:value-type="float" office:value="26.3125" calcext:value-type="float">
            <text:p>26,3</text:p>
          </table:table-cell>
          <table:table-cell table:style-name="ce26" table:formula="of:=[.B30]*[.D30]/[.$B$7]" office:value-type="float" office:value="12399.4735046372" calcext:value-type="float">
            <text:p>12.399</text:p>
          </table:table-cell>
          <table:table-cell table:style-name="ce14" office:value-type="float" office:value="421" calcext:value-type="float">
            <text:p>421</text:p>
          </table:table-cell>
          <table:table-cell table:style-name="ce36" table:formula="of:=[.E30]/[.G$7]" office:value-type="float" office:value="14026.5537382774" calcext:value-type="float">
            <text:p>14.027</text:p>
          </table:table-cell>
          <table:table-cell table:style-name="ce40"/>
          <table:table-cell table:style-name="ce48"/>
          <table:table-cell table:style-name="ce52" table:number-columns-repeated="2"/>
          <table:table-cell table:style-name="ce9" table:number-columns-repeated="2"/>
          <table:table-cell table:number-columns-repeated="10"/>
          <table:table-cell table:formula="of:=[.X29]+3" office:value-type="float" office:value="33" calcext:value-type="float">
            <text:p>33</text:p>
          </table:table-cell>
          <table:table-cell table:style-name="ce11" table:formula="of:=[.X30]*7250/80" office:value-type="float" office:value="2990.625" calcext:value-type="float">
            <text:p>2991</text:p>
          </table:table-cell>
          <table:table-cell table:style-name="ce40" table:formula="of:=IF([.X30]&lt;[.$Z$13];[.$Y$13];IF([.X30]&lt;[.$Z$14];[.$Y$13]+[.$AA$14]*([.X30]-[.$Z$13]);IF([.X30]&lt;[.$Z$15];[.$Y$14]+[.$AA$15]*([.X30]-[.$Z$14]);IF([.X30]&lt;[.$Z$16];[.$Y$15]+[.$AA$16]*([.X30]-[.$Z$15]);[.$Y$16]))))" office:value-type="float" office:value="0" calcext:value-type="float">
            <text:p>0,0</text:p>
          </table:table-cell>
          <table:table-cell table:style-name="ce60" table:formula="of:=[.$C$4]*[.Z30]/100" office:value-type="float" office:value="0" calcext:value-type="float">
            <text:p>0,0</text:p>
          </table:table-cell>
          <table:table-cell table:style-name="ce36" table:formula="of:=[.AA30]*[.Y30]/[.$B$7]*[.$I$2]*[.$K$2]" office:value-type="float" office:value="0" calcext:value-type="float">
            <text:p>0</text:p>
          </table:table-cell>
          <table:table-cell table:style-name="ce52" table:formula="of:=[.$AA30]*[.J$2]*[.$J$7]*3.6" office:value-type="float" office:value="0" calcext:value-type="float">
            <text:p>0,0</text:p>
          </table:table-cell>
          <table:table-cell table:style-name="ce52" table:formula="of:=[.$AA30]*[.K$2]*[.$J$7]*3.6" office:value-type="float" office:value="0" calcext:value-type="float">
            <text:p>0,0</text:p>
          </table:table-cell>
          <table:table-cell table:style-name="ce62" table:formula="of:=[.AD30]-[.AC30]" office:value-type="float" office:value="0" calcext:value-type="float">
            <text:p>0,0</text:p>
          </table:table-cell>
          <table:table-cell table:style-name="ce63" table:formula="of:=[.AD30]/[.X30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5500" calcext:value-type="float">
            <text:p>5500</text:p>
          </table:table-cell>
          <table:table-cell table:style-name="ce19" table:formula="of:=[.B31]/7250*80" office:value-type="float" office:value="60.6896551724138" calcext:value-type="float">
            <text:p>61</text:p>
          </table:table-cell>
          <table:table-cell table:style-name="ce25" table:formula="of:=[.F31]/16" office:value-type="float" office:value="22.5" calcext:value-type="float">
            <text:p>22,5</text:p>
          </table:table-cell>
          <table:table-cell table:style-name="ce26" table:formula="of:=[.B31]*[.D31]/[.$B$7]" office:value-type="float" office:value="12959.0696960579" calcext:value-type="float">
            <text:p>12.959</text:p>
          </table:table-cell>
          <table:table-cell table:style-name="ce14" office:value-type="float" office:value="360" calcext:value-type="float">
            <text:p>360</text:p>
          </table:table-cell>
          <table:table-cell table:style-name="ce36" table:formula="of:=[.E31]/[.G$7]" office:value-type="float" office:value="14659.5811041379" calcext:value-type="float">
            <text:p>14.660</text:p>
          </table:table-cell>
          <table:table-cell table:style-name="ce40"/>
          <table:table-cell table:style-name="ce47"/>
          <table:table-cell table:style-name="ce52" table:number-columns-repeated="2"/>
          <table:table-cell table:style-name="ce9" table:number-columns-repeated="2"/>
          <table:table-cell table:number-columns-repeated="10"/>
          <table:table-cell table:formula="of:=[.X30]+3" office:value-type="float" office:value="36" calcext:value-type="float">
            <text:p>36</text:p>
          </table:table-cell>
          <table:table-cell table:style-name="ce11" table:formula="of:=[.X31]*7250/80" office:value-type="float" office:value="3262.5" calcext:value-type="float">
            <text:p>3263</text:p>
          </table:table-cell>
          <table:table-cell table:style-name="ce40" table:formula="of:=IF([.X31]&lt;[.$Z$13];[.$Y$13];IF([.X31]&lt;[.$Z$14];[.$Y$13]+[.$AA$14]*([.X31]-[.$Z$13]);IF([.X31]&lt;[.$Z$15];[.$Y$14]+[.$AA$15]*([.X31]-[.$Z$14]);IF([.X31]&lt;[.$Z$16];[.$Y$15]+[.$AA$16]*([.X31]-[.$Z$15]);[.$Y$16]))))" office:value-type="float" office:value="0" calcext:value-type="float">
            <text:p>0,0</text:p>
          </table:table-cell>
          <table:table-cell table:style-name="ce60" table:formula="of:=[.$C$4]*[.Z31]/100" office:value-type="float" office:value="0" calcext:value-type="float">
            <text:p>0,0</text:p>
          </table:table-cell>
          <table:table-cell table:style-name="ce36" table:formula="of:=[.AA31]*[.Y31]/[.$B$7]*[.$I$2]*[.$K$2]" office:value-type="float" office:value="0" calcext:value-type="float">
            <text:p>0</text:p>
          </table:table-cell>
          <table:table-cell table:style-name="ce52" table:formula="of:=[.$AA31]*[.J$2]*[.$J$7]*3.6" office:value-type="float" office:value="0" calcext:value-type="float">
            <text:p>0,0</text:p>
          </table:table-cell>
          <table:table-cell table:style-name="ce52" table:formula="of:=[.$AA31]*[.K$2]*[.$J$7]*3.6" office:value-type="float" office:value="0" calcext:value-type="float">
            <text:p>0,0</text:p>
          </table:table-cell>
          <table:table-cell table:style-name="ce62" table:formula="of:=[.AD31]-[.AC31]" office:value-type="float" office:value="0" calcext:value-type="float">
            <text:p>0,0</text:p>
          </table:table-cell>
          <table:table-cell table:style-name="ce63" table:formula="of:=[.AD31]/[.X31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6500" calcext:value-type="float">
            <text:p>6500</text:p>
          </table:table-cell>
          <table:table-cell table:style-name="ce19" table:formula="of:=[.B32]/7250*80" office:value-type="float" office:value="71.7241379310345" calcext:value-type="float">
            <text:p>72</text:p>
          </table:table-cell>
          <table:table-cell table:style-name="ce25" table:formula="of:=[.F32]/16" office:value-type="float" office:value="19.1875" calcext:value-type="float">
            <text:p>19,2</text:p>
          </table:table-cell>
          <table:table-cell table:style-name="ce26" table:formula="of:=[.B32]*[.D32]/[.$B$7]" office:value-type="float" office:value="13060.5169588301" calcext:value-type="float">
            <text:p>13.061</text:p>
          </table:table-cell>
          <table:table-cell table:style-name="ce14" office:value-type="float" office:value="307" calcext:value-type="float">
            <text:p>307</text:p>
          </table:table-cell>
          <table:table-cell table:style-name="ce36" table:formula="of:=[.E32]/[.G$7]" office:value-type="float" office:value="14774.3404511652" calcext:value-type="float">
            <text:p>14.774</text:p>
          </table:table-cell>
          <table:table-cell table:style-name="ce40"/>
          <table:table-cell table:style-name="ce48"/>
          <table:table-cell table:style-name="ce52" table:number-columns-repeated="2"/>
          <table:table-cell table:style-name="ce9" table:number-columns-repeated="2"/>
          <table:table-cell table:number-columns-repeated="10"/>
          <table:table-cell table:formula="of:=[.X31]+3" office:value-type="float" office:value="39" calcext:value-type="float">
            <text:p>39</text:p>
          </table:table-cell>
          <table:table-cell table:style-name="ce11" table:formula="of:=[.X32]*7250/80" office:value-type="float" office:value="3534.375" calcext:value-type="float">
            <text:p>3534</text:p>
          </table:table-cell>
          <table:table-cell table:style-name="ce40" table:formula="of:=IF([.X32]&lt;[.$Z$13];[.$Y$13];IF([.X32]&lt;[.$Z$14];[.$Y$13]+[.$AA$14]*([.X32]-[.$Z$13]);IF([.X32]&lt;[.$Z$15];[.$Y$14]+[.$AA$15]*([.X32]-[.$Z$14]);IF([.X32]&lt;[.$Z$16];[.$Y$15]+[.$AA$16]*([.X32]-[.$Z$15]);[.$Y$16]))))" office:value-type="float" office:value="0" calcext:value-type="float">
            <text:p>0,0</text:p>
          </table:table-cell>
          <table:table-cell table:style-name="ce60" table:formula="of:=[.$C$4]*[.Z32]/100" office:value-type="float" office:value="0" calcext:value-type="float">
            <text:p>0,0</text:p>
          </table:table-cell>
          <table:table-cell table:style-name="ce36" table:formula="of:=[.AA32]*[.Y32]/[.$B$7]*[.$I$2]*[.$K$2]" office:value-type="float" office:value="0" calcext:value-type="float">
            <text:p>0</text:p>
          </table:table-cell>
          <table:table-cell table:style-name="ce52" table:formula="of:=[.$AA32]*[.J$2]*[.$J$7]*3.6" office:value-type="float" office:value="0" calcext:value-type="float">
            <text:p>0,0</text:p>
          </table:table-cell>
          <table:table-cell table:style-name="ce52" table:formula="of:=[.$AA32]*[.K$2]*[.$J$7]*3.6" office:value-type="float" office:value="0" calcext:value-type="float">
            <text:p>0,0</text:p>
          </table:table-cell>
          <table:table-cell table:style-name="ce62" table:formula="of:=[.AD32]-[.AC32]" office:value-type="float" office:value="0" calcext:value-type="float">
            <text:p>0,0</text:p>
          </table:table-cell>
          <table:table-cell table:style-name="ce63" table:formula="of:=[.AD32]/[.X32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7250" calcext:value-type="float">
            <text:p>7250</text:p>
          </table:table-cell>
          <table:table-cell table:style-name="ce19" table:formula="of:=[.B33]/7250*80" office:value-type="float" office:value="80" calcext:value-type="float">
            <text:p>80</text:p>
          </table:table-cell>
          <table:table-cell table:style-name="ce25" table:formula="of:=[.F33]/16" office:value-type="float" office:value="17.0625" calcext:value-type="float">
            <text:p>17,1</text:p>
          </table:table-cell>
          <table:table-cell table:style-name="ce26" table:formula="of:=[.B33]*[.D33]/[.$B$7]" office:value-type="float" office:value="12954.1609575367" calcext:value-type="float">
            <text:p>12.954</text:p>
          </table:table-cell>
          <table:table-cell table:style-name="ce14" office:value-type="float" office:value="273" calcext:value-type="float">
            <text:p>273</text:p>
          </table:table-cell>
          <table:table-cell table:style-name="ce36" table:formula="of:=[.E33]/[.G$7]" office:value-type="float" office:value="14654.0282325075" calcext:value-type="float">
            <text:p>14.654</text:p>
          </table:table-cell>
          <table:table-cell table:style-name="ce40"/>
          <table:table-cell table:style-name="ce47"/>
          <table:table-cell table:style-name="ce52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32]+3" office:value-type="float" office:value="42" calcext:value-type="float">
            <text:p>42</text:p>
          </table:table-cell>
          <table:table-cell table:style-name="ce11" table:formula="of:=[.X33]*7250/80" office:value-type="float" office:value="3806.25" calcext:value-type="float">
            <text:p>3806</text:p>
          </table:table-cell>
          <table:table-cell table:style-name="ce40" table:formula="of:=IF([.X33]&lt;[.$Z$13];[.$Y$13];IF([.X33]&lt;[.$Z$14];[.$Y$13]+[.$AA$14]*([.X33]-[.$Z$13]);IF([.X33]&lt;[.$Z$15];[.$Y$14]+[.$AA$15]*([.X33]-[.$Z$14]);IF([.X33]&lt;[.$Z$16];[.$Y$15]+[.$AA$16]*([.X33]-[.$Z$15]);[.$Y$16]))))" office:value-type="float" office:value="0" calcext:value-type="float">
            <text:p>0,0</text:p>
          </table:table-cell>
          <table:table-cell table:style-name="ce60" table:formula="of:=[.$C$4]*[.Z33]/100" office:value-type="float" office:value="0" calcext:value-type="float">
            <text:p>0,0</text:p>
          </table:table-cell>
          <table:table-cell table:style-name="ce36" table:formula="of:=[.AA33]*[.Y33]/[.$B$7]*[.$I$2]*[.$K$2]" office:value-type="float" office:value="0" calcext:value-type="float">
            <text:p>0</text:p>
          </table:table-cell>
          <table:table-cell table:style-name="ce52" table:formula="of:=[.$AA33]*[.J$2]*[.$J$7]*3.6" office:value-type="float" office:value="0" calcext:value-type="float">
            <text:p>0,0</text:p>
          </table:table-cell>
          <table:table-cell table:style-name="ce52" table:formula="of:=[.$AA33]*[.K$2]*[.$J$7]*3.6" office:value-type="float" office:value="0" calcext:value-type="float">
            <text:p>0,0</text:p>
          </table:table-cell>
          <table:table-cell table:style-name="ce62" table:formula="of:=[.AD33]-[.AC33]" office:value-type="float" office:value="0" calcext:value-type="float">
            <text:p>0,0</text:p>
          </table:table-cell>
          <table:table-cell table:style-name="ce63" table:formula="of:=[.AD33]/[.X33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0"/>
          <table:table-cell table:style-name="ce47"/>
          <table:table-cell table:style-name="ce52" table:number-columns-repeated="2"/>
          <table:table-cell table:style-name="ce9" table:number-columns-repeated="2"/>
          <table:table-cell table:number-columns-repeated="10"/>
          <table:table-cell table:formula="of:=[.X33]+3" office:value-type="float" office:value="45" calcext:value-type="float">
            <text:p>45</text:p>
          </table:table-cell>
          <table:table-cell table:style-name="ce11" table:formula="of:=[.X34]*7250/80" office:value-type="float" office:value="4078.125" calcext:value-type="float">
            <text:p>4078</text:p>
          </table:table-cell>
          <table:table-cell table:style-name="ce40" table:formula="of:=IF([.X34]&lt;[.$Z$13];[.$Y$13];IF([.X34]&lt;[.$Z$14];[.$Y$13]+[.$AA$14]*([.X34]-[.$Z$13]);IF([.X34]&lt;[.$Z$15];[.$Y$14]+[.$AA$15]*([.X34]-[.$Z$14]);IF([.X34]&lt;[.$Z$16];[.$Y$15]+[.$AA$16]*([.X34]-[.$Z$15]);[.$Y$16]))))" office:value-type="float" office:value="0" calcext:value-type="float">
            <text:p>0,0</text:p>
          </table:table-cell>
          <table:table-cell table:style-name="ce60" table:formula="of:=[.$C$4]*[.Z34]/100" office:value-type="float" office:value="0" calcext:value-type="float">
            <text:p>0,0</text:p>
          </table:table-cell>
          <table:table-cell table:style-name="ce36" table:formula="of:=[.AA34]*[.Y34]/[.$B$7]*[.$I$2]*[.$K$2]" office:value-type="float" office:value="0" calcext:value-type="float">
            <text:p>0</text:p>
          </table:table-cell>
          <table:table-cell table:style-name="ce52" table:formula="of:=[.$AA34]*[.J$2]*[.$J$7]*3.6" office:value-type="float" office:value="0" calcext:value-type="float">
            <text:p>0,0</text:p>
          </table:table-cell>
          <table:table-cell table:style-name="ce52" table:formula="of:=[.$AA34]*[.K$2]*[.$J$7]*3.6" office:value-type="float" office:value="0" calcext:value-type="float">
            <text:p>0,0</text:p>
          </table:table-cell>
          <table:table-cell table:style-name="ce62" table:formula="of:=[.AD34]-[.AC34]" office:value-type="float" office:value="0" calcext:value-type="float">
            <text:p>0,0</text:p>
          </table:table-cell>
          <table:table-cell table:style-name="ce63" table:formula="of:=[.AD34]/[.X34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23"/>
          <table:table-cell table:formula="of:=[.X34]+3" office:value-type="float" office:value="48" calcext:value-type="float">
            <text:p>48</text:p>
          </table:table-cell>
          <table:table-cell table:style-name="ce11" table:formula="of:=[.X35]*7250/80" office:value-type="float" office:value="4350" calcext:value-type="float">
            <text:p>4350</text:p>
          </table:table-cell>
          <table:table-cell table:style-name="ce40" table:formula="of:=IF([.X35]&lt;[.$Z$13];[.$Y$13];IF([.X35]&lt;[.$Z$14];[.$Y$13]+[.$AA$14]*([.X35]-[.$Z$13]);IF([.X35]&lt;[.$Z$15];[.$Y$14]+[.$AA$15]*([.X35]-[.$Z$14]);IF([.X35]&lt;[.$Z$16];[.$Y$15]+[.$AA$16]*([.X35]-[.$Z$15]);[.$Y$16]))))" office:value-type="float" office:value="0" calcext:value-type="float">
            <text:p>0,0</text:p>
          </table:table-cell>
          <table:table-cell table:style-name="ce60" table:formula="of:=[.$C$4]*[.Z35]/100" office:value-type="float" office:value="0" calcext:value-type="float">
            <text:p>0,0</text:p>
          </table:table-cell>
          <table:table-cell table:style-name="ce36" table:formula="of:=[.AA35]*[.Y35]/[.$B$7]*[.$I$2]*[.$K$2]" office:value-type="float" office:value="0" calcext:value-type="float">
            <text:p>0</text:p>
          </table:table-cell>
          <table:table-cell table:style-name="ce52" table:formula="of:=[.$AA35]*[.J$2]*[.$J$7]*3.6" office:value-type="float" office:value="0" calcext:value-type="float">
            <text:p>0,0</text:p>
          </table:table-cell>
          <table:table-cell table:style-name="ce52" table:formula="of:=[.$AA35]*[.K$2]*[.$J$7]*3.6" office:value-type="float" office:value="0" calcext:value-type="float">
            <text:p>0,0</text:p>
          </table:table-cell>
          <table:table-cell table:style-name="ce62" table:formula="of:=[.AD35]-[.AC35]" office:value-type="float" office:value="0" calcext:value-type="float">
            <text:p>0,0</text:p>
          </table:table-cell>
          <table:table-cell table:style-name="ce63" table:formula="of:=[.AD35]/[.X35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23"/>
          <table:table-cell table:formula="of:=[.X35]+3" office:value-type="float" office:value="51" calcext:value-type="float">
            <text:p>51</text:p>
          </table:table-cell>
          <table:table-cell table:style-name="ce11" table:formula="of:=[.X36]*7250/80" office:value-type="float" office:value="4621.875" calcext:value-type="float">
            <text:p>4622</text:p>
          </table:table-cell>
          <table:table-cell table:style-name="ce40" table:formula="of:=IF([.X36]&lt;[.$Z$13];[.$Y$13];IF([.X36]&lt;[.$Z$14];[.$Y$13]+[.$AA$14]*([.X36]-[.$Z$13]);IF([.X36]&lt;[.$Z$15];[.$Y$14]+[.$AA$15]*([.X36]-[.$Z$14]);IF([.X36]&lt;[.$Z$16];[.$Y$15]+[.$AA$16]*([.X36]-[.$Z$15]);[.$Y$16]))))" office:value-type="float" office:value="0" calcext:value-type="float">
            <text:p>0,0</text:p>
          </table:table-cell>
          <table:table-cell table:style-name="ce60" table:formula="of:=[.$C$4]*[.Z36]/100" office:value-type="float" office:value="0" calcext:value-type="float">
            <text:p>0,0</text:p>
          </table:table-cell>
          <table:table-cell table:style-name="ce36" table:formula="of:=[.AA36]*[.Y36]/[.$B$7]*[.$I$2]*[.$K$2]" office:value-type="float" office:value="0" calcext:value-type="float">
            <text:p>0</text:p>
          </table:table-cell>
          <table:table-cell table:style-name="ce52" table:formula="of:=[.$AA36]*[.J$2]*[.$J$7]*3.6" office:value-type="float" office:value="0" calcext:value-type="float">
            <text:p>0,0</text:p>
          </table:table-cell>
          <table:table-cell table:style-name="ce52" table:formula="of:=[.$AA36]*[.K$2]*[.$J$7]*3.6" office:value-type="float" office:value="0" calcext:value-type="float">
            <text:p>0,0</text:p>
          </table:table-cell>
          <table:table-cell table:style-name="ce62" table:formula="of:=[.AD36]-[.AC36]" office:value-type="float" office:value="0" calcext:value-type="float">
            <text:p>0,0</text:p>
          </table:table-cell>
          <table:table-cell table:style-name="ce63" table:formula="of:=[.AD36]/[.X36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1"/>
          <table:table-cell table:number-columns-repeated="15"/>
          <table:table-cell table:formula="of:=[.X36]+3" office:value-type="float" office:value="54" calcext:value-type="float">
            <text:p>54</text:p>
          </table:table-cell>
          <table:table-cell table:style-name="ce11" table:formula="of:=[.X37]*7250/80" office:value-type="float" office:value="4893.75" calcext:value-type="float">
            <text:p>4894</text:p>
          </table:table-cell>
          <table:table-cell table:style-name="ce40" table:formula="of:=IF([.X37]&lt;[.$Z$13];[.$Y$13];IF([.X37]&lt;[.$Z$14];[.$Y$13]+[.$AA$14]*([.X37]-[.$Z$13]);IF([.X37]&lt;[.$Z$15];[.$Y$14]+[.$AA$15]*([.X37]-[.$Z$14]);IF([.X37]&lt;[.$Z$16];[.$Y$15]+[.$AA$16]*([.X37]-[.$Z$15]);[.$Y$16]))))" office:value-type="float" office:value="0" calcext:value-type="float">
            <text:p>0,0</text:p>
          </table:table-cell>
          <table:table-cell table:style-name="ce60" table:formula="of:=[.$C$4]*[.Z37]/100" office:value-type="float" office:value="0" calcext:value-type="float">
            <text:p>0,0</text:p>
          </table:table-cell>
          <table:table-cell table:style-name="ce36" table:formula="of:=[.AA37]*[.Y37]/[.$B$7]*[.$I$2]*[.$K$2]" office:value-type="float" office:value="0" calcext:value-type="float">
            <text:p>0</text:p>
          </table:table-cell>
          <table:table-cell table:style-name="ce52" table:formula="of:=[.$AA37]*[.J$2]*[.$J$7]*3.6" office:value-type="float" office:value="0" calcext:value-type="float">
            <text:p>0,0</text:p>
          </table:table-cell>
          <table:table-cell table:style-name="ce52" table:formula="of:=[.$AA37]*[.K$2]*[.$J$7]*3.6" office:value-type="float" office:value="0" calcext:value-type="float">
            <text:p>0,0</text:p>
          </table:table-cell>
          <table:table-cell table:style-name="ce62" table:formula="of:=[.AD37]-[.AC37]" office:value-type="float" office:value="0" calcext:value-type="float">
            <text:p>0,0</text:p>
          </table:table-cell>
          <table:table-cell table:style-name="ce63" table:formula="of:=[.AD37]/[.X37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5" table:number-columns-repeated="5"/>
          <table:table-cell table:number-columns-repeated="11"/>
          <table:table-cell table:formula="of:=[.X37]+3" office:value-type="float" office:value="57" calcext:value-type="float">
            <text:p>57</text:p>
          </table:table-cell>
          <table:table-cell table:style-name="ce11" table:formula="of:=[.X38]*7250/80" office:value-type="float" office:value="5165.625" calcext:value-type="float">
            <text:p>5166</text:p>
          </table:table-cell>
          <table:table-cell table:style-name="ce40" table:formula="of:=IF([.X38]&lt;[.$Z$13];[.$Y$13];IF([.X38]&lt;[.$Z$14];[.$Y$13]+[.$AA$14]*([.X38]-[.$Z$13]);IF([.X38]&lt;[.$Z$15];[.$Y$14]+[.$AA$15]*([.X38]-[.$Z$14]);IF([.X38]&lt;[.$Z$16];[.$Y$15]+[.$AA$16]*([.X38]-[.$Z$15]);[.$Y$16]))))" office:value-type="float" office:value="0" calcext:value-type="float">
            <text:p>0,0</text:p>
          </table:table-cell>
          <table:table-cell table:style-name="ce60" table:formula="of:=[.$C$4]*[.Z38]/100" office:value-type="float" office:value="0" calcext:value-type="float">
            <text:p>0,0</text:p>
          </table:table-cell>
          <table:table-cell table:style-name="ce36" table:formula="of:=[.AA38]*[.Y38]/[.$B$7]*[.$I$2]*[.$K$2]" office:value-type="float" office:value="0" calcext:value-type="float">
            <text:p>0</text:p>
          </table:table-cell>
          <table:table-cell table:style-name="ce52" table:formula="of:=[.$AA38]*[.J$2]*[.$J$7]*3.6" office:value-type="float" office:value="0" calcext:value-type="float">
            <text:p>0,0</text:p>
          </table:table-cell>
          <table:table-cell table:style-name="ce52" table:formula="of:=[.$AA38]*[.K$2]*[.$J$7]*3.6" office:value-type="float" office:value="0" calcext:value-type="float">
            <text:p>0,0</text:p>
          </table:table-cell>
          <table:table-cell table:style-name="ce62" table:formula="of:=[.AD38]-[.AC38]" office:value-type="float" office:value="0" calcext:value-type="float">
            <text:p>0,0</text:p>
          </table:table-cell>
          <table:table-cell table:style-name="ce63" table:formula="of:=[.AD38]/[.X38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2"/>
          <table:table-cell table:style-name="ce44"/>
          <table:table-cell table:style-name="ce53" table:number-columns-repeated="3"/>
          <table:table-cell table:number-columns-repeated="11"/>
          <table:table-cell table:formula="of:=[.X38]+3" office:value-type="float" office:value="60" calcext:value-type="float">
            <text:p>60</text:p>
          </table:table-cell>
          <table:table-cell table:style-name="ce11" table:formula="of:=[.X39]*7250/80" office:value-type="float" office:value="5437.5" calcext:value-type="float">
            <text:p>5438</text:p>
          </table:table-cell>
          <table:table-cell table:style-name="ce40" table:formula="of:=IF([.X39]&lt;[.$Z$13];[.$Y$13];IF([.X39]&lt;[.$Z$14];[.$Y$13]+[.$AA$14]*([.X39]-[.$Z$13]);IF([.X39]&lt;[.$Z$15];[.$Y$14]+[.$AA$15]*([.X39]-[.$Z$14]);IF([.X39]&lt;[.$Z$16];[.$Y$15]+[.$AA$16]*([.X39]-[.$Z$15]);[.$Y$16]))))" office:value-type="float" office:value="0" calcext:value-type="float">
            <text:p>0,0</text:p>
          </table:table-cell>
          <table:table-cell table:style-name="ce60" table:formula="of:=[.$C$4]*[.Z39]/100" office:value-type="float" office:value="0" calcext:value-type="float">
            <text:p>0,0</text:p>
          </table:table-cell>
          <table:table-cell table:style-name="ce36" table:formula="of:=[.AA39]*[.Y39]/[.$B$7]*[.$I$2]*[.$K$2]" office:value-type="float" office:value="0" calcext:value-type="float">
            <text:p>0</text:p>
          </table:table-cell>
          <table:table-cell table:style-name="ce52" table:formula="of:=[.$AA39]*[.J$2]*[.$J$7]*3.6" office:value-type="float" office:value="0" calcext:value-type="float">
            <text:p>0,0</text:p>
          </table:table-cell>
          <table:table-cell table:style-name="ce52" table:formula="of:=[.$AA39]*[.K$2]*[.$J$7]*3.6" office:value-type="float" office:value="0" calcext:value-type="float">
            <text:p>0,0</text:p>
          </table:table-cell>
          <table:table-cell table:style-name="ce62" table:formula="of:=[.AD39]-[.AC39]" office:value-type="float" office:value="0" calcext:value-type="float">
            <text:p>0,0</text:p>
          </table:table-cell>
          <table:table-cell table:style-name="ce63" table:formula="of:=[.AD39]/[.X39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11"/>
          <table:table-cell table:formula="of:=[.X39]+3" office:value-type="float" office:value="63" calcext:value-type="float">
            <text:p>63</text:p>
          </table:table-cell>
          <table:table-cell table:style-name="ce11" table:formula="of:=[.X40]*7250/80" office:value-type="float" office:value="5709.375" calcext:value-type="float">
            <text:p>5709</text:p>
          </table:table-cell>
          <table:table-cell table:style-name="ce40" table:formula="of:=IF([.X40]&lt;[.$Z$13];[.$Y$13];IF([.X40]&lt;[.$Z$14];[.$Y$13]+[.$AA$14]*([.X40]-[.$Z$13]);IF([.X40]&lt;[.$Z$15];[.$Y$14]+[.$AA$15]*([.X40]-[.$Z$14]);IF([.X40]&lt;[.$Z$16];[.$Y$15]+[.$AA$16]*([.X40]-[.$Z$15]);[.$Y$16]))))" office:value-type="float" office:value="0" calcext:value-type="float">
            <text:p>0,0</text:p>
          </table:table-cell>
          <table:table-cell table:style-name="ce60" table:formula="of:=[.$C$4]*[.Z40]/100" office:value-type="float" office:value="0" calcext:value-type="float">
            <text:p>0,0</text:p>
          </table:table-cell>
          <table:table-cell table:style-name="ce36" table:formula="of:=[.AA40]*[.Y40]/[.$B$7]*[.$I$2]*[.$K$2]" office:value-type="float" office:value="0" calcext:value-type="float">
            <text:p>0</text:p>
          </table:table-cell>
          <table:table-cell table:style-name="ce52" table:formula="of:=[.$AA40]*[.J$2]*[.$J$7]*3.6" office:value-type="float" office:value="0" calcext:value-type="float">
            <text:p>0,0</text:p>
          </table:table-cell>
          <table:table-cell table:style-name="ce52" table:formula="of:=[.$AA40]*[.K$2]*[.$J$7]*3.6" office:value-type="float" office:value="0" calcext:value-type="float">
            <text:p>0,0</text:p>
          </table:table-cell>
          <table:table-cell table:style-name="ce62" table:formula="of:=[.AD40]-[.AC40]" office:value-type="float" office:value="0" calcext:value-type="float">
            <text:p>0,0</text:p>
          </table:table-cell>
          <table:table-cell table:style-name="ce63" table:formula="of:=[.AD40]/[.X40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11"/>
          <table:table-cell table:formula="of:=[.X40]+3" office:value-type="float" office:value="66" calcext:value-type="float">
            <text:p>66</text:p>
          </table:table-cell>
          <table:table-cell table:style-name="ce11" table:formula="of:=[.X41]*7250/80" office:value-type="float" office:value="5981.25" calcext:value-type="float">
            <text:p>5981</text:p>
          </table:table-cell>
          <table:table-cell table:style-name="ce40" table:formula="of:=IF([.X41]&lt;[.$Z$13];[.$Y$13];IF([.X41]&lt;[.$Z$14];[.$Y$13]+[.$AA$14]*([.X41]-[.$Z$13]);IF([.X41]&lt;[.$Z$15];[.$Y$14]+[.$AA$15]*([.X41]-[.$Z$14]);IF([.X41]&lt;[.$Z$16];[.$Y$15]+[.$AA$16]*([.X41]-[.$Z$15]);[.$Y$16]))))" office:value-type="float" office:value="0" calcext:value-type="float">
            <text:p>0,0</text:p>
          </table:table-cell>
          <table:table-cell table:style-name="ce60" table:formula="of:=[.$C$4]*[.Z41]/100" office:value-type="float" office:value="0" calcext:value-type="float">
            <text:p>0,0</text:p>
          </table:table-cell>
          <table:table-cell table:style-name="ce36" table:formula="of:=[.AA41]*[.Y41]/[.$B$7]*[.$I$2]*[.$K$2]" office:value-type="float" office:value="0" calcext:value-type="float">
            <text:p>0</text:p>
          </table:table-cell>
          <table:table-cell table:style-name="ce52" table:formula="of:=[.$AA41]*[.J$2]*[.$J$7]*3.6" office:value-type="float" office:value="0" calcext:value-type="float">
            <text:p>0,0</text:p>
          </table:table-cell>
          <table:table-cell table:style-name="ce52" table:formula="of:=[.$AA41]*[.K$2]*[.$J$7]*3.6" office:value-type="float" office:value="0" calcext:value-type="float">
            <text:p>0,0</text:p>
          </table:table-cell>
          <table:table-cell table:style-name="ce62" table:formula="of:=[.AD41]-[.AC41]" office:value-type="float" office:value="0" calcext:value-type="float">
            <text:p>0,0</text:p>
          </table:table-cell>
          <table:table-cell table:style-name="ce63" table:formula="of:=[.AD41]/[.X41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11"/>
          <table:table-cell table:formula="of:=[.X41]+3" office:value-type="float" office:value="69" calcext:value-type="float">
            <text:p>69</text:p>
          </table:table-cell>
          <table:table-cell table:style-name="ce11" table:formula="of:=[.X42]*7250/80" office:value-type="float" office:value="6253.125" calcext:value-type="float">
            <text:p>6253</text:p>
          </table:table-cell>
          <table:table-cell table:style-name="ce40" table:formula="of:=IF([.X42]&lt;[.$Z$13];[.$Y$13];IF([.X42]&lt;[.$Z$14];[.$Y$13]+[.$AA$14]*([.X42]-[.$Z$13]);IF([.X42]&lt;[.$Z$15];[.$Y$14]+[.$AA$15]*([.X42]-[.$Z$14]);IF([.X42]&lt;[.$Z$16];[.$Y$15]+[.$AA$16]*([.X42]-[.$Z$15]);[.$Y$16]))))" office:value-type="float" office:value="0" calcext:value-type="float">
            <text:p>0,0</text:p>
          </table:table-cell>
          <table:table-cell table:style-name="ce60" table:formula="of:=[.$C$4]*[.Z42]/100" office:value-type="float" office:value="0" calcext:value-type="float">
            <text:p>0,0</text:p>
          </table:table-cell>
          <table:table-cell table:style-name="ce36" table:formula="of:=[.AA42]*[.Y42]/[.$B$7]*[.$I$2]*[.$K$2]" office:value-type="float" office:value="0" calcext:value-type="float">
            <text:p>0</text:p>
          </table:table-cell>
          <table:table-cell table:style-name="ce52" table:formula="of:=[.$AA42]*[.J$2]*[.$J$7]*3.6" office:value-type="float" office:value="0" calcext:value-type="float">
            <text:p>0,0</text:p>
          </table:table-cell>
          <table:table-cell table:style-name="ce52" table:formula="of:=[.$AA42]*[.K$2]*[.$J$7]*3.6" office:value-type="float" office:value="0" calcext:value-type="float">
            <text:p>0,0</text:p>
          </table:table-cell>
          <table:table-cell table:style-name="ce62" table:formula="of:=[.AD42]-[.AC42]" office:value-type="float" office:value="0" calcext:value-type="float">
            <text:p>0,0</text:p>
          </table:table-cell>
          <table:table-cell table:style-name="ce63" table:formula="of:=[.AD42]/[.X42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11"/>
          <table:table-cell table:formula="of:=[.X42]+3" office:value-type="float" office:value="72" calcext:value-type="float">
            <text:p>72</text:p>
          </table:table-cell>
          <table:table-cell table:style-name="ce11" table:formula="of:=[.X43]*7250/80" office:value-type="float" office:value="6525" calcext:value-type="float">
            <text:p>6525</text:p>
          </table:table-cell>
          <table:table-cell table:style-name="ce40" table:formula="of:=IF([.X43]&lt;[.$Z$13];[.$Y$13];IF([.X43]&lt;[.$Z$14];[.$Y$13]+[.$AA$14]*([.X43]-[.$Z$13]);IF([.X43]&lt;[.$Z$15];[.$Y$14]+[.$AA$15]*([.X43]-[.$Z$14]);IF([.X43]&lt;[.$Z$16];[.$Y$15]+[.$AA$16]*([.X43]-[.$Z$15]);[.$Y$16]))))" office:value-type="float" office:value="0" calcext:value-type="float">
            <text:p>0,0</text:p>
          </table:table-cell>
          <table:table-cell table:style-name="ce60" table:formula="of:=[.$C$4]*[.Z43]/100" office:value-type="float" office:value="0" calcext:value-type="float">
            <text:p>0,0</text:p>
          </table:table-cell>
          <table:table-cell table:style-name="ce36" table:formula="of:=[.AA43]*[.Y43]/[.$B$7]*[.$I$2]*[.$K$2]" office:value-type="float" office:value="0" calcext:value-type="float">
            <text:p>0</text:p>
          </table:table-cell>
          <table:table-cell table:style-name="ce52" table:formula="of:=[.$AA43]*[.J$2]*[.$J$7]*3.6" office:value-type="float" office:value="0" calcext:value-type="float">
            <text:p>0,0</text:p>
          </table:table-cell>
          <table:table-cell table:style-name="ce52" table:formula="of:=[.$AA43]*[.K$2]*[.$J$7]*3.6" office:value-type="float" office:value="0" calcext:value-type="float">
            <text:p>0,0</text:p>
          </table:table-cell>
          <table:table-cell table:style-name="ce62" table:formula="of:=[.AD43]-[.AC43]" office:value-type="float" office:value="0" calcext:value-type="float">
            <text:p>0,0</text:p>
          </table:table-cell>
          <table:table-cell table:style-name="ce63" table:formula="of:=[.AD43]/[.X43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7"/>
          <table:table-cell table:style-name="ce11"/>
          <table:table-cell table:style-name="ce57"/>
          <table:table-cell table:style-name="ce11" table:number-columns-repeated="2"/>
          <table:table-cell table:formula="of:=[.X43]+3" office:value-type="float" office:value="75" calcext:value-type="float">
            <text:p>75</text:p>
          </table:table-cell>
          <table:table-cell table:style-name="ce11" table:formula="of:=[.X44]*7250/80" office:value-type="float" office:value="6796.875" calcext:value-type="float">
            <text:p>6797</text:p>
          </table:table-cell>
          <table:table-cell table:style-name="ce40" table:formula="of:=IF([.X44]&lt;[.$Z$13];[.$Y$13];IF([.X44]&lt;[.$Z$14];[.$Y$13]+[.$AA$14]*([.X44]-[.$Z$13]);IF([.X44]&lt;[.$Z$15];[.$Y$14]+[.$AA$15]*([.X44]-[.$Z$14]);IF([.X44]&lt;[.$Z$16];[.$Y$15]+[.$AA$16]*([.X44]-[.$Z$15]);[.$Y$16]))))" office:value-type="float" office:value="0" calcext:value-type="float">
            <text:p>0,0</text:p>
          </table:table-cell>
          <table:table-cell table:style-name="ce60" table:formula="of:=[.$C$4]*[.Z44]/100" office:value-type="float" office:value="0" calcext:value-type="float">
            <text:p>0,0</text:p>
          </table:table-cell>
          <table:table-cell table:style-name="ce36" table:formula="of:=[.AA44]*[.Y44]/[.$B$7]*[.$I$2]*[.$K$2]" office:value-type="float" office:value="0" calcext:value-type="float">
            <text:p>0</text:p>
          </table:table-cell>
          <table:table-cell table:style-name="ce52" table:formula="of:=[.$AA44]*[.J$2]*[.$J$7]*3.6" office:value-type="float" office:value="0" calcext:value-type="float">
            <text:p>0,0</text:p>
          </table:table-cell>
          <table:table-cell table:style-name="ce52" table:formula="of:=[.$AA44]*[.K$2]*[.$J$7]*3.6" office:value-type="float" office:value="0" calcext:value-type="float">
            <text:p>0,0</text:p>
          </table:table-cell>
          <table:table-cell table:style-name="ce62" table:formula="of:=[.AD44]-[.AC44]" office:value-type="float" office:value="0" calcext:value-type="float">
            <text:p>0,0</text:p>
          </table:table-cell>
          <table:table-cell table:style-name="ce63" table:formula="of:=[.AD44]/[.X44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11"/>
          <table:table-cell table:formula="of:=[.X44]+3" office:value-type="float" office:value="78" calcext:value-type="float">
            <text:p>78</text:p>
          </table:table-cell>
          <table:table-cell table:style-name="ce11" table:formula="of:=[.X45]*7250/80" office:value-type="float" office:value="7068.75" calcext:value-type="float">
            <text:p>7069</text:p>
          </table:table-cell>
          <table:table-cell table:style-name="ce40" table:formula="of:=IF([.X45]&lt;[.$Z$13];[.$Y$13];IF([.X45]&lt;[.$Z$14];[.$Y$13]+[.$AA$14]*([.X45]-[.$Z$13]);IF([.X45]&lt;[.$Z$15];[.$Y$14]+[.$AA$15]*([.X45]-[.$Z$14]);IF([.X45]&lt;[.$Z$16];[.$Y$15]+[.$AA$16]*([.X45]-[.$Z$15]);[.$Y$16]))))" office:value-type="float" office:value="0" calcext:value-type="float">
            <text:p>0,0</text:p>
          </table:table-cell>
          <table:table-cell table:style-name="ce60" table:formula="of:=[.$C$4]*[.Z45]/100" office:value-type="float" office:value="0" calcext:value-type="float">
            <text:p>0,0</text:p>
          </table:table-cell>
          <table:table-cell table:style-name="ce36" table:formula="of:=[.AA45]*[.Y45]/[.$B$7]*[.$I$2]*[.$K$2]" office:value-type="float" office:value="0" calcext:value-type="float">
            <text:p>0</text:p>
          </table:table-cell>
          <table:table-cell table:style-name="ce52" table:formula="of:=[.$AA45]*[.J$2]*[.$J$7]*3.6" office:value-type="float" office:value="0" calcext:value-type="float">
            <text:p>0,0</text:p>
          </table:table-cell>
          <table:table-cell table:style-name="ce52" table:formula="of:=[.$AA45]*[.K$2]*[.$J$7]*3.6" office:value-type="float" office:value="0" calcext:value-type="float">
            <text:p>0,0</text:p>
          </table:table-cell>
          <table:table-cell table:style-name="ce62" table:formula="of:=[.AD45]-[.AC45]" office:value-type="float" office:value="0" calcext:value-type="float">
            <text:p>0,0</text:p>
          </table:table-cell>
          <table:table-cell table:style-name="ce63" table:formula="of:=[.AD45]/[.X45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11"/>
          <table:table-cell table:formula="of:=[.X45]+3" office:value-type="float" office:value="81" calcext:value-type="float">
            <text:p>81</text:p>
          </table:table-cell>
          <table:table-cell table:style-name="ce11" table:formula="of:=[.X46]*7250/80" office:value-type="float" office:value="7340.625" calcext:value-type="float">
            <text:p>7341</text:p>
          </table:table-cell>
          <table:table-cell table:style-name="ce40" table:formula="of:=IF([.X46]&lt;[.$Z$13];[.$Y$13];IF([.X46]&lt;[.$Z$14];[.$Y$13]+[.$AA$14]*([.X46]-[.$Z$13]);IF([.X46]&lt;[.$Z$15];[.$Y$14]+[.$AA$15]*([.X46]-[.$Z$14]);IF([.X46]&lt;[.$Z$16];[.$Y$15]+[.$AA$16]*([.X46]-[.$Z$15]);[.$Y$16]))))" office:value-type="float" office:value="0" calcext:value-type="float">
            <text:p>0,0</text:p>
          </table:table-cell>
          <table:table-cell table:style-name="ce60" table:formula="of:=[.$C$4]*[.Z46]/100" office:value-type="float" office:value="0" calcext:value-type="float">
            <text:p>0,0</text:p>
          </table:table-cell>
          <table:table-cell table:style-name="ce36" table:formula="of:=[.AA46]*[.Y46]/[.$B$7]*[.$I$2]*[.$K$2]" office:value-type="float" office:value="0" calcext:value-type="float">
            <text:p>0</text:p>
          </table:table-cell>
          <table:table-cell table:style-name="ce52" table:formula="of:=[.$AA46]*[.J$2]*[.$J$7]*3.6" office:value-type="float" office:value="0" calcext:value-type="float">
            <text:p>0,0</text:p>
          </table:table-cell>
          <table:table-cell table:style-name="ce52" table:formula="of:=[.$AA46]*[.K$2]*[.$J$7]*3.6" office:value-type="float" office:value="0" calcext:value-type="float">
            <text:p>0,0</text:p>
          </table:table-cell>
          <table:table-cell table:style-name="ce62" table:formula="of:=[.AD46]-[.AC46]" office:value-type="float" office:value="0" calcext:value-type="float">
            <text:p>0,0</text:p>
          </table:table-cell>
          <table:table-cell table:style-name="ce63" table:formula="of:=[.AD46]/[.X46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11"/>
          <table:table-cell table:formula="of:=[.X46]+3" office:value-type="float" office:value="84" calcext:value-type="float">
            <text:p>84</text:p>
          </table:table-cell>
          <table:table-cell table:style-name="ce11" table:formula="of:=[.X47]*7250/80" office:value-type="float" office:value="7612.5" calcext:value-type="float">
            <text:p>7613</text:p>
          </table:table-cell>
          <table:table-cell table:style-name="ce40" table:formula="of:=IF([.X47]&lt;[.$Z$13];[.$Y$13];IF([.X47]&lt;[.$Z$14];[.$Y$13]+[.$AA$14]*([.X47]-[.$Z$13]);IF([.X47]&lt;[.$Z$15];[.$Y$14]+[.$AA$15]*([.X47]-[.$Z$14]);IF([.X47]&lt;[.$Z$16];[.$Y$15]+[.$AA$16]*([.X47]-[.$Z$15]);[.$Y$16]))))" office:value-type="float" office:value="0" calcext:value-type="float">
            <text:p>0,0</text:p>
          </table:table-cell>
          <table:table-cell table:style-name="ce60" table:formula="of:=[.$C$4]*[.Z47]/100" office:value-type="float" office:value="0" calcext:value-type="float">
            <text:p>0,0</text:p>
          </table:table-cell>
          <table:table-cell table:style-name="ce36" table:formula="of:=[.AA47]*[.Y47]/[.$B$7]*[.$I$2]*[.$K$2]" office:value-type="float" office:value="0" calcext:value-type="float">
            <text:p>0</text:p>
          </table:table-cell>
          <table:table-cell table:style-name="ce52" table:formula="of:=[.$AA47]*[.J$2]*[.$J$7]*3.6" office:value-type="float" office:value="0" calcext:value-type="float">
            <text:p>0,0</text:p>
          </table:table-cell>
          <table:table-cell table:style-name="ce52" table:formula="of:=[.$AA47]*[.K$2]*[.$J$7]*3.6" office:value-type="float" office:value="0" calcext:value-type="float">
            <text:p>0,0</text:p>
          </table:table-cell>
          <table:table-cell table:style-name="ce62" table:formula="of:=[.AD47]-[.AC47]" office:value-type="float" office:value="0" calcext:value-type="float">
            <text:p>0,0</text:p>
          </table:table-cell>
          <table:table-cell table:style-name="ce63" table:formula="of:=[.AD47]/[.X47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4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formula="of:=[.X47]+3" office:value-type="float" office:value="87" calcext:value-type="float">
            <text:p>87</text:p>
          </table:table-cell>
          <table:table-cell table:style-name="ce11" table:formula="of:=[.X48]*7250/80" office:value-type="float" office:value="7884.375" calcext:value-type="float">
            <text:p>7884</text:p>
          </table:table-cell>
          <table:table-cell table:style-name="ce40" table:formula="of:=IF([.X48]&lt;[.$Z$13];[.$Y$13];IF([.X48]&lt;[.$Z$14];[.$Y$13]+[.$AA$14]*([.X48]-[.$Z$13]);IF([.X48]&lt;[.$Z$15];[.$Y$14]+[.$AA$15]*([.X48]-[.$Z$14]);IF([.X48]&lt;[.$Z$16];[.$Y$15]+[.$AA$16]*([.X48]-[.$Z$15]);[.$Y$16]))))" office:value-type="float" office:value="0" calcext:value-type="float">
            <text:p>0,0</text:p>
          </table:table-cell>
          <table:table-cell table:style-name="ce60" table:formula="of:=[.$C$4]*[.Z48]/100" office:value-type="float" office:value="0" calcext:value-type="float">
            <text:p>0,0</text:p>
          </table:table-cell>
          <table:table-cell table:style-name="ce36" table:formula="of:=[.AA48]*[.Y48]/[.$B$7]*[.$I$2]*[.$K$2]" office:value-type="float" office:value="0" calcext:value-type="float">
            <text:p>0</text:p>
          </table:table-cell>
          <table:table-cell table:style-name="ce52" table:formula="of:=[.$AA48]*[.J$2]*[.$J$7]*3.6" office:value-type="float" office:value="0" calcext:value-type="float">
            <text:p>0,0</text:p>
          </table:table-cell>
          <table:table-cell table:style-name="ce52" table:formula="of:=[.$AA48]*[.K$2]*[.$J$7]*3.6" office:value-type="float" office:value="0" calcext:value-type="float">
            <text:p>0,0</text:p>
          </table:table-cell>
          <table:table-cell table:style-name="ce62" table:formula="of:=[.AD48]-[.AC48]" office:value-type="float" office:value="0" calcext:value-type="float">
            <text:p>0,0</text:p>
          </table:table-cell>
          <table:table-cell table:style-name="ce63" table:formula="of:=[.AD48]/[.X48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4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formula="of:=[.X48]+3" office:value-type="float" office:value="90" calcext:value-type="float">
            <text:p>90</text:p>
          </table:table-cell>
          <table:table-cell table:style-name="ce11" table:formula="of:=[.X49]*7250/80" office:value-type="float" office:value="8156.25" calcext:value-type="float">
            <text:p>8156</text:p>
          </table:table-cell>
          <table:table-cell table:style-name="ce40" table:formula="of:=IF([.X49]&lt;[.$Z$13];[.$Y$13];IF([.X49]&lt;[.$Z$14];[.$Y$13]+[.$AA$14]*([.X49]-[.$Z$13]);IF([.X49]&lt;[.$Z$15];[.$Y$14]+[.$AA$15]*([.X49]-[.$Z$14]);IF([.X49]&lt;[.$Z$16];[.$Y$15]+[.$AA$16]*([.X49]-[.$Z$15]);[.$Y$16]))))" office:value-type="float" office:value="0" calcext:value-type="float">
            <text:p>0,0</text:p>
          </table:table-cell>
          <table:table-cell table:style-name="ce60" table:formula="of:=[.$C$4]*[.Z49]/100" office:value-type="float" office:value="0" calcext:value-type="float">
            <text:p>0,0</text:p>
          </table:table-cell>
          <table:table-cell table:style-name="ce36" table:formula="of:=[.AA49]*[.Y49]/[.$B$7]*[.$I$2]*[.$K$2]" office:value-type="float" office:value="0" calcext:value-type="float">
            <text:p>0</text:p>
          </table:table-cell>
          <table:table-cell table:style-name="ce52" table:formula="of:=[.$AA49]*[.J$2]*[.$J$7]*3.6" office:value-type="float" office:value="0" calcext:value-type="float">
            <text:p>0,0</text:p>
          </table:table-cell>
          <table:table-cell table:style-name="ce52" table:formula="of:=[.$AA49]*[.K$2]*[.$J$7]*3.6" office:value-type="float" office:value="0" calcext:value-type="float">
            <text:p>0,0</text:p>
          </table:table-cell>
          <table:table-cell table:style-name="ce62" table:formula="of:=[.AD49]-[.AC49]" office:value-type="float" office:value="0" calcext:value-type="float">
            <text:p>0,0</text:p>
          </table:table-cell>
          <table:table-cell table:style-name="ce63" table:formula="of:=[.AD49]/[.X49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4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formula="of:=[.X49]+3" office:value-type="float" office:value="93" calcext:value-type="float">
            <text:p>93</text:p>
          </table:table-cell>
          <table:table-cell table:style-name="ce11" table:formula="of:=[.X50]*7250/80" office:value-type="float" office:value="8428.125" calcext:value-type="float">
            <text:p>8428</text:p>
          </table:table-cell>
          <table:table-cell table:style-name="ce40" table:formula="of:=IF([.X50]&lt;[.$Z$13];[.$Y$13];IF([.X50]&lt;[.$Z$14];[.$Y$13]+[.$AA$14]*([.X50]-[.$Z$13]);IF([.X50]&lt;[.$Z$15];[.$Y$14]+[.$AA$15]*([.X50]-[.$Z$14]);IF([.X50]&lt;[.$Z$16];[.$Y$15]+[.$AA$16]*([.X50]-[.$Z$15]);[.$Y$16]))))" office:value-type="float" office:value="0" calcext:value-type="float">
            <text:p>0,0</text:p>
          </table:table-cell>
          <table:table-cell table:style-name="ce60" table:formula="of:=[.$C$4]*[.Z50]/100" office:value-type="float" office:value="0" calcext:value-type="float">
            <text:p>0,0</text:p>
          </table:table-cell>
          <table:table-cell table:style-name="ce36" table:formula="of:=[.AA50]*[.Y50]/[.$B$7]*[.$I$2]*[.$K$2]" office:value-type="float" office:value="0" calcext:value-type="float">
            <text:p>0</text:p>
          </table:table-cell>
          <table:table-cell table:style-name="ce52" table:formula="of:=[.$AA50]*[.J$2]*[.$J$7]*3.6" office:value-type="float" office:value="0" calcext:value-type="float">
            <text:p>0,0</text:p>
          </table:table-cell>
          <table:table-cell table:style-name="ce52" table:formula="of:=[.$AA50]*[.K$2]*[.$J$7]*3.6" office:value-type="float" office:value="0" calcext:value-type="float">
            <text:p>0,0</text:p>
          </table:table-cell>
          <table:table-cell table:style-name="ce62" table:formula="of:=[.AD50]-[.AC50]" office:value-type="float" office:value="0" calcext:value-type="float">
            <text:p>0,0</text:p>
          </table:table-cell>
          <table:table-cell table:style-name="ce63" table:formula="of:=[.AD50]/[.X50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4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formula="of:=[.X50]+3" office:value-type="float" office:value="96" calcext:value-type="float">
            <text:p>96</text:p>
          </table:table-cell>
          <table:table-cell table:style-name="ce11" table:formula="of:=[.X51]*7250/80" office:value-type="float" office:value="8700" calcext:value-type="float">
            <text:p>8700</text:p>
          </table:table-cell>
          <table:table-cell table:style-name="ce40" table:formula="of:=IF([.X51]&lt;[.$Z$13];[.$Y$13];IF([.X51]&lt;[.$Z$14];[.$Y$13]+[.$AA$14]*([.X51]-[.$Z$13]);IF([.X51]&lt;[.$Z$15];[.$Y$14]+[.$AA$15]*([.X51]-[.$Z$14]);IF([.X51]&lt;[.$Z$16];[.$Y$15]+[.$AA$16]*([.X51]-[.$Z$15]);[.$Y$16]))))" office:value-type="float" office:value="0" calcext:value-type="float">
            <text:p>0,0</text:p>
          </table:table-cell>
          <table:table-cell table:style-name="ce60" table:formula="of:=[.$C$4]*[.Z51]/100" office:value-type="float" office:value="0" calcext:value-type="float">
            <text:p>0,0</text:p>
          </table:table-cell>
          <table:table-cell table:style-name="ce36" table:formula="of:=[.AA51]*[.Y51]/[.$B$7]*[.$I$2]*[.$K$2]" office:value-type="float" office:value="0" calcext:value-type="float">
            <text:p>0</text:p>
          </table:table-cell>
          <table:table-cell table:style-name="ce52" table:formula="of:=[.$AA51]*[.J$2]*[.$J$7]*3.6" office:value-type="float" office:value="0" calcext:value-type="float">
            <text:p>0,0</text:p>
          </table:table-cell>
          <table:table-cell table:style-name="ce52" table:formula="of:=[.$AA51]*[.K$2]*[.$J$7]*3.6" office:value-type="float" office:value="0" calcext:value-type="float">
            <text:p>0,0</text:p>
          </table:table-cell>
          <table:table-cell table:style-name="ce62" table:formula="of:=[.AD51]-[.AC51]" office:value-type="float" office:value="0" calcext:value-type="float">
            <text:p>0,0</text:p>
          </table:table-cell>
          <table:table-cell table:style-name="ce63" table:formula="of:=[.AD51]/[.X51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4"/>
          <table:table-cell table:style-name="ce56"/>
          <table:table-cell table:number-columns-repeated="6"/>
          <table:table-cell table:formula="of:=[.X51]+3" office:value-type="float" office:value="99" calcext:value-type="float">
            <text:p>99</text:p>
          </table:table-cell>
          <table:table-cell table:style-name="ce11" table:formula="of:=[.X52]*7250/80" office:value-type="float" office:value="8971.875" calcext:value-type="float">
            <text:p>8972</text:p>
          </table:table-cell>
          <table:table-cell table:style-name="ce40" table:formula="of:=IF([.X52]&lt;[.$Z$13];[.$Y$13];IF([.X52]&lt;[.$Z$14];[.$Y$13]+[.$AA$14]*([.X52]-[.$Z$13]);IF([.X52]&lt;[.$Z$15];[.$Y$14]+[.$AA$15]*([.X52]-[.$Z$14]);IF([.X52]&lt;[.$Z$16];[.$Y$15]+[.$AA$16]*([.X52]-[.$Z$15]);[.$Y$16]))))" office:value-type="float" office:value="0" calcext:value-type="float">
            <text:p>0,0</text:p>
          </table:table-cell>
          <table:table-cell table:style-name="ce60" table:formula="of:=[.$C$4]*[.Z52]/100" office:value-type="float" office:value="0" calcext:value-type="float">
            <text:p>0,0</text:p>
          </table:table-cell>
          <table:table-cell table:style-name="ce36" table:formula="of:=[.AA52]*[.Y52]/[.$B$7]*[.$I$2]*[.$K$2]" office:value-type="float" office:value="0" calcext:value-type="float">
            <text:p>0</text:p>
          </table:table-cell>
          <table:table-cell table:style-name="ce52" table:formula="of:=[.$AA52]*[.J$2]*[.$J$7]*3.6" office:value-type="float" office:value="0" calcext:value-type="float">
            <text:p>0,0</text:p>
          </table:table-cell>
          <table:table-cell table:style-name="ce52" table:formula="of:=[.$AA52]*[.K$2]*[.$J$7]*3.6" office:value-type="float" office:value="0" calcext:value-type="float">
            <text:p>0,0</text:p>
          </table:table-cell>
          <table:table-cell table:style-name="ce62" table:formula="of:=[.AD52]-[.AC52]" office:value-type="float" office:value="0" calcext:value-type="float">
            <text:p>0,0</text:p>
          </table:table-cell>
          <table:table-cell table:style-name="ce63" table:formula="of:=[.AD52]/[.X52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4" table:number-columns-repeated="2"/>
          <table:table-cell table:style-name="ce53" table:number-columns-repeated="3"/>
          <table:table-cell table:number-columns-repeated="11"/>
          <table:table-cell table:formula="of:=[.X52]+3" office:value-type="float" office:value="102" calcext:value-type="float">
            <text:p>102</text:p>
          </table:table-cell>
          <table:table-cell table:style-name="ce11" table:formula="of:=[.X53]*7250/80" office:value-type="float" office:value="9243.75" calcext:value-type="float">
            <text:p>9244</text:p>
          </table:table-cell>
          <table:table-cell table:style-name="ce40" table:formula="of:=IF([.X53]&lt;[.$Z$13];[.$Y$13];IF([.X53]&lt;[.$Z$14];[.$Y$13]+[.$AA$14]*([.X53]-[.$Z$13]);IF([.X53]&lt;[.$Z$15];[.$Y$14]+[.$AA$15]*([.X53]-[.$Z$14]);IF([.X53]&lt;[.$Z$16];[.$Y$15]+[.$AA$16]*([.X53]-[.$Z$15]);[.$Y$16]))))" office:value-type="float" office:value="0" calcext:value-type="float">
            <text:p>0,0</text:p>
          </table:table-cell>
          <table:table-cell table:style-name="ce60" table:formula="of:=[.$C$4]*[.Z53]/100" office:value-type="float" office:value="0" calcext:value-type="float">
            <text:p>0,0</text:p>
          </table:table-cell>
          <table:table-cell table:style-name="ce36" table:formula="of:=[.AA53]*[.Y53]/[.$B$7]*[.$I$2]*[.$K$2]" office:value-type="float" office:value="0" calcext:value-type="float">
            <text:p>0</text:p>
          </table:table-cell>
          <table:table-cell table:style-name="ce52" table:formula="of:=[.$AA53]*[.J$2]*[.$J$7]*3.6" office:value-type="float" office:value="0" calcext:value-type="float">
            <text:p>0,0</text:p>
          </table:table-cell>
          <table:table-cell table:style-name="ce52" table:formula="of:=[.$AA53]*[.K$2]*[.$J$7]*3.6" office:value-type="float" office:value="0" calcext:value-type="float">
            <text:p>0,0</text:p>
          </table:table-cell>
          <table:table-cell table:style-name="ce62" table:formula="of:=[.AD53]-[.AC53]" office:value-type="float" office:value="0" calcext:value-type="float">
            <text:p>0,0</text:p>
          </table:table-cell>
          <table:table-cell table:style-name="ce63" table:formula="of:=[.AD53]/[.X53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3"/>
          <table:table-cell table:style-name="ce44"/>
          <table:table-cell table:style-name="ce53" table:number-columns-repeated="3"/>
          <table:table-cell table:number-columns-repeated="21"/>
        </table:table-row>
        <table:table-row table:style-name="ro2">
          <table:table-cell table:number-columns-repeated="7"/>
          <table:table-cell table:style-name="ce44"/>
          <table:table-cell table:style-name="ce49"/>
          <table:table-cell table:style-name="ce54"/>
          <table:table-cell table:style-name="ce55" table:number-columns-repeated="2"/>
          <table:table-cell table:style-name="ce44" table:number-columns-repeated="2"/>
          <table:table-cell table:number-columns-repeated="12"/>
          <table:table-cell table:style-name="ce41" office:value-type="string" calcext:value-type="string">
            <text:p>Max:</text:p>
          </table:table-cell>
          <table:table-cell table:style-name="ce37" table:formula="of:=MAX([.AB19:.AB5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5"/>
        </table:table-row>
        <table:table-row table:style-name="ro2">
          <table:table-cell table:number-columns-repeated="26"/>
          <table:table-cell table:style-name="ce41"/>
          <table:table-cell table:style-name="ce61"/>
          <table:table-cell table:number-columns-repeated="5"/>
        </table:table-row>
        <table:table-row table:style-name="ro2" table:number-rows-repeated="1048517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Recupmap_80_A" table:style-name="ta1">
        <table:shapes>
          <draw:frame draw:z-index="0" draw:style-name="gr1" svg:width="23.079cm" svg:height="14.769cm" svg:x="20.321cm" svg:y="0.001cm">
            <draw:object draw:notify-on-update-of-ranges="Recupmap_80_A.A11:Recupmap_80_A.A48 Recupmap_80_A.G10:Recupmap_80_A.G10 Recupmap_80_A.G11:Recupmap_80_A.G48 Recupmap_80_A.A11:Recupmap_80_A.A48 Recupmap_80_A.D10:Recupmap_80_A.D10 Recupmap_80_A.D11:Recupmap_80_A.D48 Recupmap_80_A.A11:Recupmap_80_A.A48 Recupmap_80_A.H10:Recupmap_80_A.H10 Recupmap_80_A.H11:Recupmap_80_A.H48 Recupmap_80_A.A11:Recupmap_80_A.A48 Recupmap_80_A.E10:Recupmap_80_A.E10 Recupmap_80_A.E11:Recupmap_80_A.E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5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4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72" office:value-type="float" office:value="8000" calcext:value-type="float">
            <text:p>8.000</text:p>
          </table:table-cell>
          <table:table-cell table:style-name="ce78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5" office:value-type="string" calcext:value-type="string">
            <text:p>Neutral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/>
          <table:table-cell table:style-name="ce79" office:value-type="string" calcext:value-type="string">
            <text:p>Brake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 table:style-name="ce35"/>
          <table:table-cell table:number-columns-repeated="7"/>
          <table:table-cell table:style-name="ce41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45" calcext:value-type="float">
            <text:p>45</text:p>
          </table:table-cell>
          <table:table-cell/>
          <table:table-cell table:style-name="ce15" office:value-type="percentage" office:value="0.43" calcext:value-type="percentage">
            <text:p>43%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1">
          <table:table-cell table:style-name="ce66" table:formula="of:=FLOOR([.A5]/180*INT(182*[.$C$2]);0.001)" office:value-type="percentage" office:value="0.212" calcext:value-type="percentage">
            <text:p>21,2%</text:p>
          </table:table-cell>
          <table:table-cell table:style-name="ce59" office:value-type="float" office:value="76" calcext:value-type="float">
            <text:p>76</text:p>
          </table:table-cell>
          <table:table-cell table:style-name="ce59" office:value-type="float" office:value="61" calcext:value-type="float">
            <text:p>61</text:p>
          </table:table-cell>
          <table:table-cell table:style-name="ce73" table:formula="of:=([.B6]-[.B5])/([.C6]-[.C5])" office:value-type="float" office:value="-1.5" calcext:value-type="float">
            <text:p>-1,50</text:p>
          </table:table-cell>
          <table:table-cell table:style-name="ce66" table:formula="of:=FLOOR([.E5]/180*INT(182*[.$C$2]);0.001)" office:value-type="percentage" office:value="0.434" calcext:value-type="percentage">
            <text:p>43,4%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55" calcext:value-type="float">
            <text:p>55</text:p>
          </table:table-cell>
          <table:table-cell table:style-name="ce73" table:formula="of:=([.F6]-[.F5])/([.G6]-[.G5])" office:value-type="float" office:value="-1.18" calcext:value-type="float">
            <text:p>-1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6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style-name="ce59" office:value-type="float" office:value="56" calcext:value-type="float">
            <text:p>56</text:p>
          </table:table-cell>
          <table:table-cell table:style-name="ce59" office:value-type="float" office:value="83" calcext:value-type="float">
            <text:p>83</text:p>
          </table:table-cell>
          <table:table-cell table:style-name="ce73" table:formula="of:=([.B7]-[.B6])/([.C7]-[.C6])" office:value-type="float" office:value="-0.909090909090909" calcext:value-type="float">
            <text:p>-0,91</text:p>
          </table:table-cell>
          <table:table-cell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83" calcext:value-type="float">
            <text:p>83</text:p>
          </table:table-cell>
          <table:table-cell table:style-name="ce73" table:formula="of:=([.F7]-[.F6])/([.G7]-[.G6])" office:value-type="float" office:value="-0.464285714285714" calcext:value-type="float">
            <text:p>-0,46</text:p>
          </table:table-cell>
          <table:table-cell table:number-columns-repeated="6"/>
          <table:table-cell table:style-name="ce1"/>
          <table:table-cell table:style-name="ce98" table:number-columns-repeated="2"/>
          <table:table-cell table:style-name="ce67" table:number-columns-repeated="12"/>
          <table:table-cell table:style-name="ce100"/>
          <table:table-cell table:style-name="ce70" table:number-columns-repeated="3"/>
          <table:table-cell table:style-name="ce67" table:number-columns-repeated="991"/>
        </table:table-row>
        <table:table-row table:style-name="ro1">
          <table:table-cell table:style-name="ce67"/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107" calcext:value-type="float">
            <text:p>107</text:p>
          </table:table-cell>
          <table:table-cell table:style-name="ce73" table:formula="of:=([.B8]-[.B7])/([.C8]-[.C7])" office:value-type="float" office:value="-0.5" calcext:value-type="float">
            <text:p>-0,50</text:p>
          </table:table-cell>
          <table:table-cell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107" calcext:value-type="float">
            <text:p>107</text:p>
          </table:table-cell>
          <table:table-cell table:style-name="ce73" table:formula="of:=([.F8]-[.F7])/([.G8]-[.G7])" office:value-type="float" office:value="-0.25" calcext:value-type="float">
            <text:p>-0,25</text:p>
          </table:table-cell>
          <table:table-cell table:number-columns-repeated="6"/>
          <table:table-cell table:style-name="ce96"/>
          <table:table-cell table:style-name="ce98" table:number-columns-repeated="2"/>
          <table:table-cell table:style-name="ce67" table:number-columns-repeated="12"/>
          <table:table-cell table:style-name="ce100"/>
          <table:table-cell table:style-name="ce70" table:number-columns-repeated="3"/>
          <table:table-cell table:style-name="ce67" table:number-columns-repeated="991"/>
        </table:table-row>
        <table:table-row table:style-name="ro4">
          <table:table-cell table:style-name="ce67" table:number-columns-repeated="16"/>
          <table:table-cell table:style-name="ce98"/>
          <table:table-cell table:style-name="ce67" table:number-columns-repeated="1007"/>
        </table:table-row>
        <table:table-row table:style-name="ro4">
          <table:table-cell table:style-name="ce68" office:value-type="string" calcext:value-type="string">
            <text:p>kph</text:p>
          </table:table-cell>
          <table:table-cell table:style-name="ce68" office:value-type="string" calcext:value-type="string">
            <text:p>rpm</text:p>
          </table:table-cell>
          <table:table-cell table:style-name="ce68" office:value-type="string" calcext:value-type="string">
            <text:p>Ntr_Trq_%</text:p>
          </table:table-cell>
          <table:table-cell table:style-name="ce68" office:value-type="string" calcext:value-type="string">
            <text:p>Ntr_Trq</text:p>
          </table:table-cell>
          <table:table-cell table:style-name="ce68" office:value-type="string" calcext:value-type="string">
            <text:p>Ntr_Pwr</text:p>
          </table:table-cell>
          <table:table-cell table:style-name="ce68" office:value-type="string" calcext:value-type="string">
            <text:p>Brk_Trq_%</text:p>
          </table:table-cell>
          <table:table-cell table:style-name="ce68" office:value-type="string" calcext:value-type="string">
            <text:p>Brk_Trq</text:p>
          </table:table-cell>
          <table:table-cell table:style-name="ce68" office:value-type="string" calcext:value-type="string">
            <text:p>Brk_Pwr</text:p>
          </table:table-cell>
          <table:table-cell table:style-name="ce67" table:number-columns-repeated="6"/>
          <table:table-cell table:style-name="ce68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office:value-type="float" office:value="0" calcext:value-type="float">
            <text:p>0</text:p>
          </table:table-cell>
          <table:table-cell table:style-name="ce70" table:formula="of:=[.A11]*7250/80" office:value-type="float" office:value="0" calcext:value-type="float">
            <text:p>0</text:p>
          </table:table-cell>
          <table:table-cell table:style-name="ce71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4" table:formula="of:=[.$A$2]*[.C11]/100*[.$A$6]" office:value-type="float" office:value="18.656" calcext:value-type="float">
            <text:p>18,7</text:p>
          </table:table-cell>
          <table:table-cell table:style-name="ce80" table:formula="of:=[.D11]*[.B11]/[.$E$2]*[.$B$2]" office:value-type="float" office:value="0" calcext:value-type="float">
            <text:p>0</text:p>
          </table:table-cell>
          <table:table-cell table:style-name="ce71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91" table:formula="of:=[.$A$2]*[.F11]/100*[.$E$6]" office:value-type="float" office:value="38.192" calcext:value-type="float">
            <text:p>38,2</text:p>
          </table:table-cell>
          <table:table-cell table:style-name="ce80" table:formula="of:=[.G11]*[.B11]/[.$E$2]*[.$B$2]" office:value-type="float" office:value="0" calcext:value-type="float">
            <text:p>0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1]+3" office:value-type="float" office:value="3" calcext:value-type="float">
            <text:p>3</text:p>
          </table:table-cell>
          <table:table-cell table:style-name="ce70" table:formula="of:=[.A12]*7250/80" office:value-type="float" office:value="271.875" calcext:value-type="float">
            <text:p>272</text:p>
          </table:table-cell>
          <table:table-cell table:style-name="ce71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4" table:formula="of:=[.$A$2]*[.C12]/100*[.$A$6]" office:value-type="float" office:value="18.656" calcext:value-type="float">
            <text:p>18,7</text:p>
          </table:table-cell>
          <table:table-cell table:style-name="ce80" table:formula="of:=[.D12]*[.B12]/[.$E$2]*[.$B$2]" office:value-type="float" office:value="531.149069942426" calcext:value-type="float">
            <text:p>531</text:p>
          </table:table-cell>
          <table:table-cell table:style-name="ce71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4" table:formula="of:=[.$A$2]*[.F12]/100*[.$E$6]" office:value-type="float" office:value="38.192" calcext:value-type="float">
            <text:p>38,2</text:p>
          </table:table-cell>
          <table:table-cell table:style-name="ce80" table:formula="of:=[.G12]*[.B12]/[.$E$2]*[.$B$2]" office:value-type="float" office:value="1087.35234129723" calcext:value-type="float">
            <text:p>1.087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2]+3" office:value-type="float" office:value="6" calcext:value-type="float">
            <text:p>6</text:p>
          </table:table-cell>
          <table:table-cell table:style-name="ce70" table:formula="of:=[.A13]*7250/80" office:value-type="float" office:value="543.75" calcext:value-type="float">
            <text:p>544</text:p>
          </table:table-cell>
          <table:table-cell table:style-name="ce71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4" table:formula="of:=[.$A$2]*[.C13]/100*[.$A$6]" office:value-type="float" office:value="18.656" calcext:value-type="float">
            <text:p>18,7</text:p>
          </table:table-cell>
          <table:table-cell table:style-name="ce80" table:formula="of:=[.D13]*[.B13]/[.$E$2]*[.$B$2]" office:value-type="float" office:value="1062.29813988485" calcext:value-type="float">
            <text:p>1.062</text:p>
          </table:table-cell>
          <table:table-cell table:style-name="ce71" table:formula="of:=IF([.A13]&lt;[.$G$5];[.$F$5];IF([.A13]&lt;[.$G$6];[.$F$5]+[.$H$6]*([.A13]-[.$G$5]);IF([.A13]&lt;[.$G$7];[.$F$6]+[.$H$7]*([.A13]-[.$G$6]);IF([.A13]&lt;[.$G$8];[.$F$7]+[.$H$8]*([.A13]-[.$G$7]);[.$F$8]))))" office:value-type="float" office:value="98.82" calcext:value-type="float">
            <text:p>98,8</text:p>
          </table:table-cell>
          <table:table-cell table:style-name="ce74" table:formula="of:=[.$A$2]*[.F13]/100*[.$E$6]" office:value-type="float" office:value="37.7413344" calcext:value-type="float">
            <text:p>37,7</text:p>
          </table:table-cell>
          <table:table-cell table:style-name="ce80" table:formula="of:=[.G13]*[.B13]/[.$E$2]*[.$B$2]" office:value-type="float" office:value="2149.04316733985" calcext:value-type="float">
            <text:p>2.149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3]+3" office:value-type="float" office:value="9" calcext:value-type="float">
            <text:p>9</text:p>
          </table:table-cell>
          <table:table-cell table:style-name="ce70" table:formula="of:=[.A14]*7250/80" office:value-type="float" office:value="815.625" calcext:value-type="float">
            <text:p>816</text:p>
          </table:table-cell>
          <table:table-cell table:style-name="ce71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4" table:formula="of:=[.$A$2]*[.C14]/100*[.$A$6]" office:value-type="float" office:value="18.656" calcext:value-type="float">
            <text:p>18,7</text:p>
          </table:table-cell>
          <table:table-cell table:style-name="ce80" table:formula="of:=[.D14]*[.B14]/[.$E$2]*[.$B$2]" office:value-type="float" office:value="1593.44720982728" calcext:value-type="float">
            <text:p>1.593</text:p>
          </table:table-cell>
          <table:table-cell table:style-name="ce71" table:formula="of:=IF([.A14]&lt;[.$G$5];[.$F$5];IF([.A14]&lt;[.$G$6];[.$F$5]+[.$H$6]*([.A14]-[.$G$5]);IF([.A14]&lt;[.$G$7];[.$F$6]+[.$H$7]*([.A14]-[.$G$6]);IF([.A14]&lt;[.$G$8];[.$F$7]+[.$H$8]*([.A14]-[.$G$7]);[.$F$8]))))" office:value-type="float" office:value="95.28" calcext:value-type="float">
            <text:p>95,3</text:p>
          </table:table-cell>
          <table:table-cell table:style-name="ce74" table:formula="of:=[.$A$2]*[.F14]/100*[.$E$6]" office:value-type="float" office:value="36.3893376" calcext:value-type="float">
            <text:p>36,4</text:p>
          </table:table-cell>
          <table:table-cell table:style-name="ce80" table:formula="of:=[.G14]*[.B14]/[.$E$2]*[.$B$2]" office:value-type="float" office:value="3108.08793236401" calcext:value-type="float">
            <text:p>3.108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4]+3" office:value-type="float" office:value="12" calcext:value-type="float">
            <text:p>12</text:p>
          </table:table-cell>
          <table:table-cell table:style-name="ce70" table:formula="of:=[.A15]*7250/80" office:value-type="float" office:value="1087.5" calcext:value-type="float">
            <text:p>1088</text:p>
          </table:table-cell>
          <table:table-cell table:style-name="ce71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4" table:formula="of:=[.$A$2]*[.C15]/100*[.$A$6]" office:value-type="float" office:value="18.656" calcext:value-type="float">
            <text:p>18,7</text:p>
          </table:table-cell>
          <table:table-cell table:style-name="ce80" table:formula="of:=[.D15]*[.B15]/[.$E$2]*[.$B$2]" office:value-type="float" office:value="2124.5962797697" calcext:value-type="float">
            <text:p>2.125</text:p>
          </table:table-cell>
          <table:table-cell table:style-name="ce71" table:formula="of:=IF([.A15]&lt;[.$G$5];[.$F$5];IF([.A15]&lt;[.$G$6];[.$F$5]+[.$H$6]*([.A15]-[.$G$5]);IF([.A15]&lt;[.$G$7];[.$F$6]+[.$H$7]*([.A15]-[.$G$6]);IF([.A15]&lt;[.$G$8];[.$F$7]+[.$H$8]*([.A15]-[.$G$7]);[.$F$8]))))" office:value-type="float" office:value="91.74" calcext:value-type="float">
            <text:p>91,7</text:p>
          </table:table-cell>
          <table:table-cell table:style-name="ce74" table:formula="of:=[.$A$2]*[.F15]/100*[.$E$6]" office:value-type="float" office:value="35.0373408" calcext:value-type="float">
            <text:p>35,0</text:p>
          </table:table-cell>
          <table:table-cell table:style-name="ce80" table:formula="of:=[.G15]*[.B15]/[.$E$2]*[.$B$2]" office:value-type="float" office:value="3990.14815162432" calcext:value-type="float">
            <text:p>3.990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5]+3" office:value-type="float" office:value="15" calcext:value-type="float">
            <text:p>15</text:p>
          </table:table-cell>
          <table:table-cell table:style-name="ce70" table:formula="of:=[.A16]*7250/80" office:value-type="float" office:value="1359.375" calcext:value-type="float">
            <text:p>1359</text:p>
          </table:table-cell>
          <table:table-cell table:style-name="ce71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4" table:formula="of:=[.$A$2]*[.C16]/100*[.$A$6]" office:value-type="float" office:value="18.656" calcext:value-type="float">
            <text:p>18,7</text:p>
          </table:table-cell>
          <table:table-cell table:style-name="ce80" table:formula="of:=[.D16]*[.B16]/[.$E$2]*[.$B$2]" office:value-type="float" office:value="2655.74534971213" calcext:value-type="float">
            <text:p>2.656</text:p>
          </table:table-cell>
          <table:table-cell table:style-name="ce71" table:formula="of:=IF([.A16]&lt;[.$G$5];[.$F$5];IF([.A16]&lt;[.$G$6];[.$F$5]+[.$H$6]*([.A16]-[.$G$5]);IF([.A16]&lt;[.$G$7];[.$F$6]+[.$H$7]*([.A16]-[.$G$6]);IF([.A16]&lt;[.$G$8];[.$F$7]+[.$H$8]*([.A16]-[.$G$7]);[.$F$8]))))" office:value-type="float" office:value="88.2" calcext:value-type="float">
            <text:p>88,2</text:p>
          </table:table-cell>
          <table:table-cell table:style-name="ce74" table:formula="of:=[.$A$2]*[.F16]/100*[.$E$6]" office:value-type="float" office:value="33.685344" calcext:value-type="float">
            <text:p>33,7</text:p>
          </table:table-cell>
          <table:table-cell table:style-name="ce80" table:formula="of:=[.G16]*[.B16]/[.$E$2]*[.$B$2]" office:value-type="float" office:value="4795.22382512079" calcext:value-type="float">
            <text:p>4.795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6]+3" office:value-type="float" office:value="18" calcext:value-type="float">
            <text:p>18</text:p>
          </table:table-cell>
          <table:table-cell table:style-name="ce70" table:formula="of:=[.A17]*7250/80" office:value-type="float" office:value="1631.25" calcext:value-type="float">
            <text:p>1631</text:p>
          </table:table-cell>
          <table:table-cell table:style-name="ce71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4" table:formula="of:=[.$A$2]*[.C17]/100*[.$A$6]" office:value-type="float" office:value="18.656" calcext:value-type="float">
            <text:p>18,7</text:p>
          </table:table-cell>
          <table:table-cell table:style-name="ce80" table:formula="of:=[.D17]*[.B17]/[.$E$2]*[.$B$2]" office:value-type="float" office:value="3186.89441965456" calcext:value-type="float">
            <text:p>3.187</text:p>
          </table:table-cell>
          <table:table-cell table:style-name="ce71" table:formula="of:=IF([.A17]&lt;[.$G$5];[.$F$5];IF([.A17]&lt;[.$G$6];[.$F$5]+[.$H$6]*([.A17]-[.$G$5]);IF([.A17]&lt;[.$G$7];[.$F$6]+[.$H$7]*([.A17]-[.$G$6]);IF([.A17]&lt;[.$G$8];[.$F$7]+[.$H$8]*([.A17]-[.$G$7]);[.$F$8]))))" office:value-type="float" office:value="84.66" calcext:value-type="float">
            <text:p>84,7</text:p>
          </table:table-cell>
          <table:table-cell table:style-name="ce74" table:formula="of:=[.$A$2]*[.F17]/100*[.$E$6]" office:value-type="float" office:value="32.3333472" calcext:value-type="float">
            <text:p>32,3</text:p>
          </table:table-cell>
          <table:table-cell table:style-name="ce80" table:formula="of:=[.G17]*[.B17]/[.$E$2]*[.$B$2]" office:value-type="float" office:value="5523.31495285342" calcext:value-type="float">
            <text:p>5.523</text:p>
          </table:table-cell>
          <table:table-cell table:style-name="ce67" table:number-columns-repeated="6"/>
          <table:table-cell table:style-name="ce97"/>
          <table:table-cell table:style-name="ce68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7]+3" office:value-type="float" office:value="21" calcext:value-type="float">
            <text:p>21</text:p>
          </table:table-cell>
          <table:table-cell table:style-name="ce70" table:formula="of:=[.A18]*7250/80" office:value-type="float" office:value="1903.125" calcext:value-type="float">
            <text:p>1903</text:p>
          </table:table-cell>
          <table:table-cell table:style-name="ce71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4" table:formula="of:=[.$A$2]*[.C18]/100*[.$A$6]" office:value-type="float" office:value="18.656" calcext:value-type="float">
            <text:p>18,7</text:p>
          </table:table-cell>
          <table:table-cell table:style-name="ce80" table:formula="of:=[.D18]*[.B18]/[.$E$2]*[.$B$2]" office:value-type="float" office:value="3718.04348959698" calcext:value-type="float">
            <text:p>3.718</text:p>
          </table:table-cell>
          <table:table-cell table:style-name="ce71" table:formula="of:=IF([.A18]&lt;[.$G$5];[.$F$5];IF([.A18]&lt;[.$G$6];[.$F$5]+[.$H$6]*([.A18]-[.$G$5]);IF([.A18]&lt;[.$G$7];[.$F$6]+[.$H$7]*([.A18]-[.$G$6]);IF([.A18]&lt;[.$G$8];[.$F$7]+[.$H$8]*([.A18]-[.$G$7]);[.$F$8]))))" office:value-type="float" office:value="81.12" calcext:value-type="float">
            <text:p>81,1</text:p>
          </table:table-cell>
          <table:table-cell table:style-name="ce74" table:formula="of:=[.$A$2]*[.F18]/100*[.$E$6]" office:value-type="float" office:value="30.9813504" calcext:value-type="float">
            <text:p>31,0</text:p>
          </table:table-cell>
          <table:table-cell table:style-name="ce80" table:formula="of:=[.G18]*[.B18]/[.$E$2]*[.$B$2]" office:value-type="float" office:value="6174.4215348222" calcext:value-type="float">
            <text:p>6.17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8]+3" office:value-type="float" office:value="24" calcext:value-type="float">
            <text:p>24</text:p>
          </table:table-cell>
          <table:table-cell table:style-name="ce70" table:formula="of:=[.A19]*7250/80" office:value-type="float" office:value="2175" calcext:value-type="float">
            <text:p>2175</text:p>
          </table:table-cell>
          <table:table-cell table:style-name="ce71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4" table:formula="of:=[.$A$2]*[.C19]/100*[.$A$6]" office:value-type="float" office:value="18.656" calcext:value-type="float">
            <text:p>18,7</text:p>
          </table:table-cell>
          <table:table-cell table:style-name="ce80" table:formula="of:=[.D19]*[.B19]/[.$E$2]*[.$B$2]" office:value-type="float" office:value="4249.19255953941" calcext:value-type="float">
            <text:p>4.249</text:p>
          </table:table-cell>
          <table:table-cell table:style-name="ce71" table:formula="of:=IF([.A19]&lt;[.$G$5];[.$F$5];IF([.A19]&lt;[.$G$6];[.$F$5]+[.$H$6]*([.A19]-[.$G$5]);IF([.A19]&lt;[.$G$7];[.$F$6]+[.$H$7]*([.A19]-[.$G$6]);IF([.A19]&lt;[.$G$8];[.$F$7]+[.$H$8]*([.A19]-[.$G$7]);[.$F$8]))))" office:value-type="float" office:value="77.58" calcext:value-type="float">
            <text:p>77,6</text:p>
          </table:table-cell>
          <table:table-cell table:style-name="ce74" table:formula="of:=[.$A$2]*[.F19]/100*[.$E$6]" office:value-type="float" office:value="29.6293536" calcext:value-type="float">
            <text:p>29,6</text:p>
          </table:table-cell>
          <table:table-cell table:style-name="ce80" table:formula="of:=[.G19]*[.B19]/[.$E$2]*[.$B$2]" office:value-type="float" office:value="6748.54357102714" calcext:value-type="float">
            <text:p>6.749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9]+3" office:value-type="float" office:value="27" calcext:value-type="float">
            <text:p>27</text:p>
          </table:table-cell>
          <table:table-cell table:style-name="ce70" table:formula="of:=[.A20]*7250/80" office:value-type="float" office:value="2446.875" calcext:value-type="float">
            <text:p>2447</text:p>
          </table:table-cell>
          <table:table-cell table:style-name="ce71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4" table:formula="of:=[.$A$2]*[.C20]/100*[.$A$6]" office:value-type="float" office:value="18.656" calcext:value-type="float">
            <text:p>18,7</text:p>
          </table:table-cell>
          <table:table-cell table:style-name="ce80" table:formula="of:=[.D20]*[.B20]/[.$E$2]*[.$B$2]" office:value-type="float" office:value="4780.34162948184" calcext:value-type="float">
            <text:p>4.780</text:p>
          </table:table-cell>
          <table:table-cell table:style-name="ce71" table:formula="of:=IF([.A20]&lt;[.$G$5];[.$F$5];IF([.A20]&lt;[.$G$6];[.$F$5]+[.$H$6]*([.A20]-[.$G$5]);IF([.A20]&lt;[.$G$7];[.$F$6]+[.$H$7]*([.A20]-[.$G$6]);IF([.A20]&lt;[.$G$8];[.$F$7]+[.$H$8]*([.A20]-[.$G$7]);[.$F$8]))))" office:value-type="float" office:value="74.04" calcext:value-type="float">
            <text:p>74,0</text:p>
          </table:table-cell>
          <table:table-cell table:style-name="ce74" table:formula="of:=[.$A$2]*[.F20]/100*[.$E$6]" office:value-type="float" office:value="28.2773568" calcext:value-type="float">
            <text:p>28,3</text:p>
          </table:table-cell>
          <table:table-cell table:style-name="ce80" table:formula="of:=[.G20]*[.B20]/[.$E$2]*[.$B$2]" office:value-type="float" office:value="7245.68106146823" calcext:value-type="float">
            <text:p>7.24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9" table:formula="of:=[.A20]+3" office:value-type="float" office:value="30" calcext:value-type="float">
            <text:p>30</text:p>
          </table:table-cell>
          <table:table-cell table:style-name="ce70" table:formula="of:=[.A21]*7250/80" office:value-type="float" office:value="2718.75" calcext:value-type="float">
            <text:p>2719</text:p>
          </table:table-cell>
          <table:table-cell table:style-name="ce71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5" table:formula="of:=[.$A$2]*[.C21]/100*[.$A$6]" office:value-type="float" office:value="18.656" calcext:value-type="float">
            <text:p>18,7</text:p>
          </table:table-cell>
          <table:table-cell table:style-name="ce80" table:formula="of:=[.D21]*[.B21]/[.$E$2]*[.$B$2]" office:value-type="float" office:value="5311.49069942426" calcext:value-type="float">
            <text:p>5.311</text:p>
          </table:table-cell>
          <table:table-cell table:style-name="ce71" table:formula="of:=IF([.A21]&lt;[.$G$5];[.$F$5];IF([.A21]&lt;[.$G$6];[.$F$5]+[.$H$6]*([.A21]-[.$G$5]);IF([.A21]&lt;[.$G$7];[.$F$6]+[.$H$7]*([.A21]-[.$G$6]);IF([.A21]&lt;[.$G$8];[.$F$7]+[.$H$8]*([.A21]-[.$G$7]);[.$F$8]))))" office:value-type="float" office:value="70.5" calcext:value-type="float">
            <text:p>70,5</text:p>
          </table:table-cell>
          <table:table-cell table:style-name="ce75" table:formula="of:=[.$A$2]*[.F21]/100*[.$E$6]" office:value-type="float" office:value="26.92536" calcext:value-type="float">
            <text:p>26,9</text:p>
          </table:table-cell>
          <table:table-cell table:style-name="ce80" table:formula="of:=[.G21]*[.B21]/[.$E$2]*[.$B$2]" office:value-type="float" office:value="7665.83400614548" calcext:value-type="float">
            <text:p>7.66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1]+3" office:value-type="float" office:value="33" calcext:value-type="float">
            <text:p>33</text:p>
          </table:table-cell>
          <table:table-cell table:style-name="ce70" table:formula="of:=[.A22]*7250/80" office:value-type="float" office:value="2990.625" calcext:value-type="float">
            <text:p>2991</text:p>
          </table:table-cell>
          <table:table-cell table:style-name="ce71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4" table:formula="of:=[.$A$2]*[.C22]/100*[.$A$6]" office:value-type="float" office:value="18.656" calcext:value-type="float">
            <text:p>18,7</text:p>
          </table:table-cell>
          <table:table-cell table:style-name="ce80" table:formula="of:=[.D22]*[.B22]/[.$E$2]*[.$B$2]" office:value-type="float" office:value="5842.63976936669" calcext:value-type="float">
            <text:p>5.843</text:p>
          </table:table-cell>
          <table:table-cell table:style-name="ce71" table:formula="of:=IF([.A22]&lt;[.$G$5];[.$F$5];IF([.A22]&lt;[.$G$6];[.$F$5]+[.$H$6]*([.A22]-[.$G$5]);IF([.A22]&lt;[.$G$7];[.$F$6]+[.$H$7]*([.A22]-[.$G$6]);IF([.A22]&lt;[.$G$8];[.$F$7]+[.$H$8]*([.A22]-[.$G$7]);[.$F$8]))))" office:value-type="float" office:value="66.96" calcext:value-type="float">
            <text:p>67,0</text:p>
          </table:table-cell>
          <table:table-cell table:style-name="ce74" table:formula="of:=[.$A$2]*[.F22]/100*[.$E$6]" office:value-type="float" office:value="25.5733632" calcext:value-type="float">
            <text:p>25,6</text:p>
          </table:table-cell>
          <table:table-cell table:style-name="ce80" table:formula="of:=[.G22]*[.B22]/[.$E$2]*[.$B$2]" office:value-type="float" office:value="8009.00240505889" calcext:value-type="float">
            <text:p>8.009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2]+3" office:value-type="float" office:value="36" calcext:value-type="float">
            <text:p>36</text:p>
          </table:table-cell>
          <table:table-cell table:style-name="ce70" table:formula="of:=[.A23]*7250/80" office:value-type="float" office:value="3262.5" calcext:value-type="float">
            <text:p>3263</text:p>
          </table:table-cell>
          <table:table-cell table:style-name="ce71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4" table:formula="of:=[.$A$2]*[.C23]/100*[.$A$6]" office:value-type="float" office:value="18.656" calcext:value-type="float">
            <text:p>18,7</text:p>
          </table:table-cell>
          <table:table-cell table:style-name="ce80" table:formula="of:=[.D23]*[.B23]/[.$E$2]*[.$B$2]" office:value-type="float" office:value="6373.78883930912" calcext:value-type="float">
            <text:p>6.374</text:p>
          </table:table-cell>
          <table:table-cell table:style-name="ce71" table:formula="of:=IF([.A23]&lt;[.$G$5];[.$F$5];IF([.A23]&lt;[.$G$6];[.$F$5]+[.$H$6]*([.A23]-[.$G$5]);IF([.A23]&lt;[.$G$7];[.$F$6]+[.$H$7]*([.A23]-[.$G$6]);IF([.A23]&lt;[.$G$8];[.$F$7]+[.$H$8]*([.A23]-[.$G$7]);[.$F$8]))))" office:value-type="float" office:value="63.42" calcext:value-type="float">
            <text:p>63,4</text:p>
          </table:table-cell>
          <table:table-cell table:style-name="ce74" table:formula="of:=[.$A$2]*[.F23]/100*[.$E$6]" office:value-type="float" office:value="24.2213664" calcext:value-type="float">
            <text:p>24,2</text:p>
          </table:table-cell>
          <table:table-cell table:style-name="ce80" table:formula="of:=[.G23]*[.B23]/[.$E$2]*[.$B$2]" office:value-type="float" office:value="8275.18625820845" calcext:value-type="float">
            <text:p>8.27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3]+3" office:value-type="float" office:value="39" calcext:value-type="float">
            <text:p>39</text:p>
          </table:table-cell>
          <table:table-cell table:style-name="ce70" table:formula="of:=[.A24]*7250/80" office:value-type="float" office:value="3534.375" calcext:value-type="float">
            <text:p>3534</text:p>
          </table:table-cell>
          <table:table-cell table:style-name="ce71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4" table:formula="of:=[.$A$2]*[.C24]/100*[.$A$6]" office:value-type="float" office:value="18.656" calcext:value-type="float">
            <text:p>18,7</text:p>
          </table:table-cell>
          <table:table-cell table:style-name="ce80" table:formula="of:=[.D24]*[.B24]/[.$E$2]*[.$B$2]" office:value-type="float" office:value="6904.93790925154" calcext:value-type="float">
            <text:p>6.905</text:p>
          </table:table-cell>
          <table:table-cell table:style-name="ce71" table:formula="of:=IF([.A24]&lt;[.$G$5];[.$F$5];IF([.A24]&lt;[.$G$6];[.$F$5]+[.$H$6]*([.A24]-[.$G$5]);IF([.A24]&lt;[.$G$7];[.$F$6]+[.$H$7]*([.A24]-[.$G$6]);IF([.A24]&lt;[.$G$8];[.$F$7]+[.$H$8]*([.A24]-[.$G$7]);[.$F$8]))))" office:value-type="float" office:value="59.88" calcext:value-type="float">
            <text:p>59,9</text:p>
          </table:table-cell>
          <table:table-cell table:style-name="ce74" table:formula="of:=[.$A$2]*[.F24]/100*[.$E$6]" office:value-type="float" office:value="22.8693696" calcext:value-type="float">
            <text:p>22,9</text:p>
          </table:table-cell>
          <table:table-cell table:style-name="ce80" table:formula="of:=[.G24]*[.B24]/[.$E$2]*[.$B$2]" office:value-type="float" office:value="8464.38556559417" calcext:value-type="float">
            <text:p>8.46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4]+3" office:value-type="float" office:value="42" calcext:value-type="float">
            <text:p>42</text:p>
          </table:table-cell>
          <table:table-cell table:style-name="ce70" table:formula="of:=[.A25]*7250/80" office:value-type="float" office:value="3806.25" calcext:value-type="float">
            <text:p>3806</text:p>
          </table:table-cell>
          <table:table-cell table:style-name="ce71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4" table:formula="of:=[.$A$2]*[.C25]/100*[.$A$6]" office:value-type="float" office:value="18.656" calcext:value-type="float">
            <text:p>18,7</text:p>
          </table:table-cell>
          <table:table-cell table:style-name="ce80" table:formula="of:=[.D25]*[.B25]/[.$E$2]*[.$B$2]" office:value-type="float" office:value="7436.08697919397" calcext:value-type="float">
            <text:p>7.436</text:p>
          </table:table-cell>
          <table:table-cell table:style-name="ce71" table:formula="of:=IF([.A25]&lt;[.$G$5];[.$F$5];IF([.A25]&lt;[.$G$6];[.$F$5]+[.$H$6]*([.A25]-[.$G$5]);IF([.A25]&lt;[.$G$7];[.$F$6]+[.$H$7]*([.A25]-[.$G$6]);IF([.A25]&lt;[.$G$8];[.$F$7]+[.$H$8]*([.A25]-[.$G$7]);[.$F$8]))))" office:value-type="float" office:value="56.34" calcext:value-type="float">
            <text:p>56,3</text:p>
          </table:table-cell>
          <table:table-cell table:style-name="ce74" table:formula="of:=[.$A$2]*[.F25]/100*[.$E$6]" office:value-type="float" office:value="21.5173728" calcext:value-type="float">
            <text:p>21,5</text:p>
          </table:table-cell>
          <table:table-cell table:style-name="ce80" table:formula="of:=[.G25]*[.B25]/[.$E$2]*[.$B$2]" office:value-type="float" office:value="8576.60032721604" calcext:value-type="float">
            <text:p>8.577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5]+3" office:value-type="float" office:value="45" calcext:value-type="float">
            <text:p>45</text:p>
          </table:table-cell>
          <table:table-cell table:style-name="ce70" table:formula="of:=[.A26]*7250/80" office:value-type="float" office:value="4078.125" calcext:value-type="float">
            <text:p>4078</text:p>
          </table:table-cell>
          <table:table-cell table:style-name="ce71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4" table:formula="of:=[.$A$2]*[.C26]/100*[.$A$6]" office:value-type="float" office:value="18.656" calcext:value-type="float">
            <text:p>18,7</text:p>
          </table:table-cell>
          <table:table-cell table:style-name="ce80" table:formula="of:=[.D26]*[.B26]/[.$E$2]*[.$B$2]" office:value-type="float" office:value="7967.2360491364" calcext:value-type="float">
            <text:p>7.967</text:p>
          </table:table-cell>
          <table:table-cell table:style-name="ce71" table:formula="of:=IF([.A26]&lt;[.$G$5];[.$F$5];IF([.A26]&lt;[.$G$6];[.$F$5]+[.$H$6]*([.A26]-[.$G$5]);IF([.A26]&lt;[.$G$7];[.$F$6]+[.$H$7]*([.A26]-[.$G$6]);IF([.A26]&lt;[.$G$8];[.$F$7]+[.$H$8]*([.A26]-[.$G$7]);[.$F$8]))))" office:value-type="float" office:value="52.8" calcext:value-type="float">
            <text:p>52,8</text:p>
          </table:table-cell>
          <table:table-cell table:style-name="ce74" table:formula="of:=[.$A$2]*[.F26]/100*[.$E$6]" office:value-type="float" office:value="20.165376" calcext:value-type="float">
            <text:p>20,2</text:p>
          </table:table-cell>
          <table:table-cell table:style-name="ce80" table:formula="of:=[.G26]*[.B26]/[.$E$2]*[.$B$2]" office:value-type="float" office:value="8611.83054307407" calcext:value-type="float">
            <text:p>8.61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6]+3" office:value-type="float" office:value="48" calcext:value-type="float">
            <text:p>48</text:p>
          </table:table-cell>
          <table:table-cell table:style-name="ce70" table:formula="of:=[.A27]*7250/80" office:value-type="float" office:value="4350" calcext:value-type="float">
            <text:p>4350</text:p>
          </table:table-cell>
          <table:table-cell table:style-name="ce71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4" table:formula="of:=[.$A$2]*[.C27]/100*[.$A$6]" office:value-type="float" office:value="17.81648" calcext:value-type="float">
            <text:p>17,8</text:p>
          </table:table-cell>
          <table:table-cell table:style-name="ce80" table:formula="of:=[.D27]*[.B27]/[.$E$2]*[.$B$2]" office:value-type="float" office:value="8115.95778872028" calcext:value-type="float">
            <text:p>8.116</text:p>
          </table:table-cell>
          <table:table-cell table:style-name="ce71" table:formula="of:=IF([.A27]&lt;[.$G$5];[.$F$5];IF([.A27]&lt;[.$G$6];[.$F$5]+[.$H$6]*([.A27]-[.$G$5]);IF([.A27]&lt;[.$G$7];[.$F$6]+[.$H$7]*([.A27]-[.$G$6]);IF([.A27]&lt;[.$G$8];[.$F$7]+[.$H$8]*([.A27]-[.$G$7]);[.$F$8]))))" office:value-type="float" office:value="49.26" calcext:value-type="float">
            <text:p>49,3</text:p>
          </table:table-cell>
          <table:table-cell table:style-name="ce74" table:formula="of:=[.$A$2]*[.F27]/100*[.$E$6]" office:value-type="float" office:value="18.8133792" calcext:value-type="float">
            <text:p>18,8</text:p>
          </table:table-cell>
          <table:table-cell table:style-name="ce80" table:formula="of:=[.G27]*[.B27]/[.$E$2]*[.$B$2]" office:value-type="float" office:value="8570.07621316826" calcext:value-type="float">
            <text:p>8.57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9" table:formula="of:=[.A27]+3" office:value-type="float" office:value="51" calcext:value-type="float">
            <text:p>51</text:p>
          </table:table-cell>
          <table:table-cell table:style-name="ce70" table:formula="of:=[.A28]*7250/80" office:value-type="float" office:value="4621.875" calcext:value-type="float">
            <text:p>4622</text:p>
          </table:table-cell>
          <table:table-cell table:style-name="ce71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5" table:formula="of:=[.$A$2]*[.C28]/100*[.$A$6]" office:value-type="float" office:value="16.97696" calcext:value-type="float">
            <text:p>17,0</text:p>
          </table:table-cell>
          <table:table-cell table:style-name="ce80" table:formula="of:=[.D28]*[.B28]/[.$E$2]*[.$B$2]" office:value-type="float" office:value="8216.87611200933" calcext:value-type="float">
            <text:p>8.217</text:p>
          </table:table-cell>
          <table:table-cell table:style-name="ce71" table:formula="of:=IF([.A28]&lt;[.$G$5];[.$F$5];IF([.A28]&lt;[.$G$6];[.$F$5]+[.$H$6]*([.A28]-[.$G$5]);IF([.A28]&lt;[.$G$7];[.$F$6]+[.$H$7]*([.A28]-[.$G$6]);IF([.A28]&lt;[.$G$8];[.$F$7]+[.$H$8]*([.A28]-[.$G$7]);[.$F$8]))))" office:value-type="float" office:value="45.72" calcext:value-type="float">
            <text:p>45,7</text:p>
          </table:table-cell>
          <table:table-cell table:style-name="ce75" table:formula="of:=[.$A$2]*[.F28]/100*[.$E$6]" office:value-type="float" office:value="17.4613824" calcext:value-type="float">
            <text:p>17,5</text:p>
          </table:table-cell>
          <table:table-cell table:style-name="ce80" table:formula="of:=[.G28]*[.B28]/[.$E$2]*[.$B$2]" office:value-type="float" office:value="8451.3373374986" calcext:value-type="float">
            <text:p>8.45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8]+3" office:value-type="float" office:value="54" calcext:value-type="float">
            <text:p>54</text:p>
          </table:table-cell>
          <table:table-cell table:style-name="ce70" table:formula="of:=[.A29]*7250/80" office:value-type="float" office:value="4893.75" calcext:value-type="float">
            <text:p>4894</text:p>
          </table:table-cell>
          <table:table-cell table:style-name="ce71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4" table:formula="of:=[.$A$2]*[.C29]/100*[.$A$6]" office:value-type="float" office:value="16.13744" calcext:value-type="float">
            <text:p>16,1</text:p>
          </table:table-cell>
          <table:table-cell table:style-name="ce80" table:formula="of:=[.D29]*[.B29]/[.$E$2]*[.$B$2]" office:value-type="float" office:value="8269.99101900358" calcext:value-type="float">
            <text:p>8.270</text:p>
          </table:table-cell>
          <table:table-cell table:style-name="ce71" table:formula="of:=IF([.A29]&lt;[.$G$5];[.$F$5];IF([.A29]&lt;[.$G$6];[.$F$5]+[.$H$6]*([.A29]-[.$G$5]);IF([.A29]&lt;[.$G$7];[.$F$6]+[.$H$7]*([.A29]-[.$G$6]);IF([.A29]&lt;[.$G$8];[.$F$7]+[.$H$8]*([.A29]-[.$G$7]);[.$F$8]))))" office:value-type="float" office:value="42.18" calcext:value-type="float">
            <text:p>42,2</text:p>
          </table:table-cell>
          <table:table-cell table:style-name="ce74" table:formula="of:=[.$A$2]*[.F29]/100*[.$E$6]" office:value-type="float" office:value="16.1093856" calcext:value-type="float">
            <text:p>16,1</text:p>
          </table:table-cell>
          <table:table-cell table:style-name="ce80" table:formula="of:=[.G29]*[.B29]/[.$E$2]*[.$B$2]" office:value-type="float" office:value="8255.6139160651" calcext:value-type="float">
            <text:p>8.25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9]+3" office:value-type="float" office:value="57" calcext:value-type="float">
            <text:p>57</text:p>
          </table:table-cell>
          <table:table-cell table:style-name="ce70" table:formula="of:=[.A30]*7250/80" office:value-type="float" office:value="5165.625" calcext:value-type="float">
            <text:p>5166</text:p>
          </table:table-cell>
          <table:table-cell table:style-name="ce71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4" table:formula="of:=[.$A$2]*[.C30]/100*[.$A$6]" office:value-type="float" office:value="15.29792" calcext:value-type="float">
            <text:p>15,3</text:p>
          </table:table-cell>
          <table:table-cell table:style-name="ce80" table:formula="of:=[.D30]*[.B30]/[.$E$2]*[.$B$2]" office:value-type="float" office:value="8275.302509703" calcext:value-type="float">
            <text:p>8.275</text:p>
          </table:table-cell>
          <table:table-cell table:style-name="ce71" table:formula="of:=IF([.A30]&lt;[.$G$5];[.$F$5];IF([.A30]&lt;[.$G$6];[.$F$5]+[.$H$6]*([.A30]-[.$G$5]);IF([.A30]&lt;[.$G$7];[.$F$6]+[.$H$7]*([.A30]-[.$G$6]);IF([.A30]&lt;[.$G$8];[.$F$7]+[.$H$8]*([.A30]-[.$G$7]);[.$F$8]))))" office:value-type="float" office:value="40.0714285714286" calcext:value-type="float">
            <text:p>40,1</text:p>
          </table:table-cell>
          <table:table-cell table:style-name="ce74" table:formula="of:=[.$A$2]*[.F30]/100*[.$E$6]" office:value-type="float" office:value="15.30408" calcext:value-type="float">
            <text:p>15,3</text:p>
          </table:table-cell>
          <table:table-cell table:style-name="ce80" table:formula="of:=[.G30]*[.B30]/[.$E$2]*[.$B$2]" office:value-type="float" office:value="8278.63471849085" calcext:value-type="float">
            <text:p>8.279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0]+3" office:value-type="float" office:value="60" calcext:value-type="float">
            <text:p>60</text:p>
          </table:table-cell>
          <table:table-cell table:style-name="ce70" table:formula="of:=[.A31]*7250/80" office:value-type="float" office:value="5437.5" calcext:value-type="float">
            <text:p>5438</text:p>
          </table:table-cell>
          <table:table-cell table:style-name="ce71" table:formula="of:=IF([.A31]&lt;[.$C$5];[.$B$5];IF([.A31]&lt;[.$C$6];[.$B$5]+[.$D$6]*([.A31]-[.$C$5]);IF([.A31]&lt;[.$C$7];[.$B$6]+[.$D$7]*([.A31]-[.$C$6]);IF([.A31]&lt;[.$C$8];[.$B$7]+[.$D$8]*([.A31]-[.$C$7]);[.$B$8]))))" office:value-type="float" office:value="77.5" calcext:value-type="float">
            <text:p>77,5</text:p>
          </table:table-cell>
          <table:table-cell table:style-name="ce74" table:formula="of:=[.$A$2]*[.C31]/100*[.$A$6]" office:value-type="float" office:value="14.4584" calcext:value-type="float">
            <text:p>14,5</text:p>
          </table:table-cell>
          <table:table-cell table:style-name="ce80" table:formula="of:=[.D31]*[.B31]/[.$E$2]*[.$B$2]" office:value-type="float" office:value="8232.81058410761" calcext:value-type="float">
            <text:p>8.233</text:p>
          </table:table-cell>
          <table:table-cell table:style-name="ce71" table:formula="of:=IF([.A31]&lt;[.$G$5];[.$F$5];IF([.A31]&lt;[.$G$6];[.$F$5]+[.$H$6]*([.A31]-[.$G$5]);IF([.A31]&lt;[.$G$7];[.$F$6]+[.$H$7]*([.A31]-[.$G$6]);IF([.A31]&lt;[.$G$8];[.$F$7]+[.$H$8]*([.A31]-[.$G$7]);[.$F$8]))))" office:value-type="float" office:value="38.6785714285714" calcext:value-type="float">
            <text:p>38,7</text:p>
          </table:table-cell>
          <table:table-cell table:style-name="ce74" table:formula="of:=[.$A$2]*[.F31]/100*[.$E$6]" office:value-type="float" office:value="14.77212" calcext:value-type="float">
            <text:p>14,8</text:p>
          </table:table-cell>
          <table:table-cell table:style-name="ce80" table:formula="of:=[.G31]*[.B31]/[.$E$2]*[.$B$2]" office:value-type="float" office:value="8411.44704017786" calcext:value-type="float">
            <text:p>8.41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1]+3" office:value-type="float" office:value="63" calcext:value-type="float">
            <text:p>63</text:p>
          </table:table-cell>
          <table:table-cell table:style-name="ce70" table:formula="of:=[.A32]*7250/80" office:value-type="float" office:value="5709.375" calcext:value-type="float">
            <text:p>5709</text:p>
          </table:table-cell>
          <table:table-cell table:style-name="ce71" table:formula="of:=IF([.A32]&lt;[.$C$5];[.$B$5];IF([.A32]&lt;[.$C$6];[.$B$5]+[.$D$6]*([.A32]-[.$C$5]);IF([.A32]&lt;[.$C$7];[.$B$6]+[.$D$7]*([.A32]-[.$C$6]);IF([.A32]&lt;[.$C$8];[.$B$7]+[.$D$8]*([.A32]-[.$C$7]);[.$B$8]))))" office:value-type="float" office:value="74.1818181818182" calcext:value-type="float">
            <text:p>74,2</text:p>
          </table:table-cell>
          <table:table-cell table:style-name="ce74" table:formula="of:=[.$A$2]*[.C32]/100*[.$A$6]" office:value-type="float" office:value="13.83936" calcext:value-type="float">
            <text:p>13,8</text:p>
          </table:table-cell>
          <table:table-cell table:style-name="ce80" table:formula="of:=[.D32]*[.B32]/[.$E$2]*[.$B$2]" office:value-type="float" office:value="8274.33678412129" calcext:value-type="float">
            <text:p>8.274</text:p>
          </table:table-cell>
          <table:table-cell table:style-name="ce71" table:formula="of:=IF([.A32]&lt;[.$G$5];[.$F$5];IF([.A32]&lt;[.$G$6];[.$F$5]+[.$H$6]*([.A32]-[.$G$5]);IF([.A32]&lt;[.$G$7];[.$F$6]+[.$H$7]*([.A32]-[.$G$6]);IF([.A32]&lt;[.$G$8];[.$F$7]+[.$H$8]*([.A32]-[.$G$7]);[.$F$8]))))" office:value-type="float" office:value="37.2857142857143" calcext:value-type="float">
            <text:p>37,3</text:p>
          </table:table-cell>
          <table:table-cell table:style-name="ce74" table:formula="of:=[.$A$2]*[.F32]/100*[.$E$6]" office:value-type="float" office:value="14.24016" calcext:value-type="float">
            <text:p>14,2</text:p>
          </table:table-cell>
          <table:table-cell table:style-name="ce80" table:formula="of:=[.G32]*[.B32]/[.$E$2]*[.$B$2]" office:value-type="float" office:value="8513.96883235733" calcext:value-type="float">
            <text:p>8.51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2]+3" office:value-type="float" office:value="66" calcext:value-type="float">
            <text:p>66</text:p>
          </table:table-cell>
          <table:table-cell table:style-name="ce70" table:formula="of:=[.A33]*7250/80" office:value-type="float" office:value="5981.25" calcext:value-type="float">
            <text:p>5981</text:p>
          </table:table-cell>
          <table:table-cell table:style-name="ce71" table:formula="of:=IF([.A33]&lt;[.$C$5];[.$B$5];IF([.A33]&lt;[.$C$6];[.$B$5]+[.$D$6]*([.A33]-[.$C$5]);IF([.A33]&lt;[.$C$7];[.$B$6]+[.$D$7]*([.A33]-[.$C$6]);IF([.A33]&lt;[.$C$8];[.$B$7]+[.$D$8]*([.A33]-[.$C$7]);[.$B$8]))))" office:value-type="float" office:value="71.4545454545455" calcext:value-type="float">
            <text:p>71,5</text:p>
          </table:table-cell>
          <table:table-cell table:style-name="ce74" table:formula="of:=[.$A$2]*[.C33]/100*[.$A$6]" office:value-type="float" office:value="13.33056" calcext:value-type="float">
            <text:p>13,3</text:p>
          </table:table-cell>
          <table:table-cell table:style-name="ce80" table:formula="of:=[.D33]*[.B33]/[.$E$2]*[.$B$2]" office:value-type="float" office:value="8349.66337949495" calcext:value-type="float">
            <text:p>8.350</text:p>
          </table:table-cell>
          <table:table-cell table:style-name="ce71" table:formula="of:=IF([.A33]&lt;[.$G$5];[.$F$5];IF([.A33]&lt;[.$G$6];[.$F$5]+[.$H$6]*([.A33]-[.$G$5]);IF([.A33]&lt;[.$G$7];[.$F$6]+[.$H$7]*([.A33]-[.$G$6]);IF([.A33]&lt;[.$G$8];[.$F$7]+[.$H$8]*([.A33]-[.$G$7]);[.$F$8]))))" office:value-type="float" office:value="35.8928571428571" calcext:value-type="float">
            <text:p>35,9</text:p>
          </table:table-cell>
          <table:table-cell table:style-name="ce74" table:formula="of:=[.$A$2]*[.F33]/100*[.$E$6]" office:value-type="float" office:value="13.7082" calcext:value-type="float">
            <text:p>13,7</text:p>
          </table:table-cell>
          <table:table-cell table:style-name="ce80" table:formula="of:=[.G33]*[.B33]/[.$E$2]*[.$B$2]" office:value-type="float" office:value="8586.2000950292" calcext:value-type="float">
            <text:p>8.58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33]+3" office:value-type="float" office:value="69" calcext:value-type="float">
            <text:p>69</text:p>
          </table:table-cell>
          <table:table-cell table:style-name="ce70" table:formula="of:=[.A34]*7250/80" office:value-type="float" office:value="6253.125" calcext:value-type="float">
            <text:p>6253</text:p>
          </table:table-cell>
          <table:table-cell table:style-name="ce71" table:formula="of:=IF([.A34]&lt;[.$C$5];[.$B$5];IF([.A34]&lt;[.$C$6];[.$B$5]+[.$D$6]*([.A34]-[.$C$5]);IF([.A34]&lt;[.$C$7];[.$B$6]+[.$D$7]*([.A34]-[.$C$6]);IF([.A34]&lt;[.$C$8];[.$B$7]+[.$D$8]*([.A34]-[.$C$7]);[.$B$8]))))" office:value-type="float" office:value="68.7272727272727" calcext:value-type="float">
            <text:p>68,7</text:p>
          </table:table-cell>
          <table:table-cell table:style-name="ce74" table:formula="of:=[.$A$2]*[.C34]/100*[.$A$6]" office:value-type="float" office:value="12.82176" calcext:value-type="float">
            <text:p>12,8</text:p>
          </table:table-cell>
          <table:table-cell table:style-name="ce80" table:formula="of:=[.D34]*[.B34]/[.$E$2]*[.$B$2]" office:value-type="float" office:value="8396.01820741719" calcext:value-type="float">
            <text:p>8.396</text:p>
          </table:table-cell>
          <table:table-cell table:style-name="ce71" table:formula="of:=IF([.A34]&lt;[.$G$5];[.$F$5];IF([.A34]&lt;[.$G$6];[.$F$5]+[.$H$6]*([.A34]-[.$G$5]);IF([.A34]&lt;[.$G$7];[.$F$6]+[.$H$7]*([.A34]-[.$G$6]);IF([.A34]&lt;[.$G$8];[.$F$7]+[.$H$8]*([.A34]-[.$G$7]);[.$F$8]))))" office:value-type="float" office:value="34.5" calcext:value-type="float">
            <text:p>34,5</text:p>
          </table:table-cell>
          <table:table-cell table:style-name="ce74" table:formula="of:=[.$A$2]*[.F34]/100*[.$E$6]" office:value-type="float" office:value="13.17624" calcext:value-type="float">
            <text:p>13,2</text:p>
          </table:table-cell>
          <table:table-cell table:style-name="ce80" table:formula="of:=[.G34]*[.B34]/[.$E$2]*[.$B$2]" office:value-type="float" office:value="8628.14082819353" calcext:value-type="float">
            <text:p>8.62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9" table:formula="of:=[.A34]+3" office:value-type="float" office:value="72" calcext:value-type="float">
            <text:p>72</text:p>
          </table:table-cell>
          <table:table-cell table:style-name="ce70" table:formula="of:=[.A35]*7250/80" office:value-type="float" office:value="6525" calcext:value-type="float">
            <text:p>6525</text:p>
          </table:table-cell>
          <table:table-cell table:style-name="ce71" table:formula="of:=IF([.A35]&lt;[.$C$5];[.$B$5];IF([.A35]&lt;[.$C$6];[.$B$5]+[.$D$6]*([.A35]-[.$C$5]);IF([.A35]&lt;[.$C$7];[.$B$6]+[.$D$7]*([.A35]-[.$C$6]);IF([.A35]&lt;[.$C$8];[.$B$7]+[.$D$8]*([.A35]-[.$C$7]);[.$B$8]))))" office:value-type="float" office:value="66" calcext:value-type="float">
            <text:p>66,0</text:p>
          </table:table-cell>
          <table:table-cell table:style-name="ce75" table:formula="of:=[.$A$2]*[.C35]/100*[.$A$6]" office:value-type="float" office:value="12.31296" calcext:value-type="float">
            <text:p>12,3</text:p>
          </table:table-cell>
          <table:table-cell table:style-name="ce80" table:formula="of:=[.D35]*[.B35]/[.$E$2]*[.$B$2]" office:value-type="float" office:value="8413.40126788803" calcext:value-type="float">
            <text:p>8.413</text:p>
          </table:table-cell>
          <table:table-cell table:style-name="ce71" table:formula="of:=IF([.A35]&lt;[.$G$5];[.$F$5];IF([.A35]&lt;[.$G$6];[.$F$5]+[.$H$6]*([.A35]-[.$G$5]);IF([.A35]&lt;[.$G$7];[.$F$6]+[.$H$7]*([.A35]-[.$G$6]);IF([.A35]&lt;[.$G$8];[.$F$7]+[.$H$8]*([.A35]-[.$G$7]);[.$F$8]))))" office:value-type="float" office:value="33.1071428571429" calcext:value-type="float">
            <text:p>33,1</text:p>
          </table:table-cell>
          <table:table-cell table:style-name="ce75" table:formula="of:=[.$A$2]*[.F35]/100*[.$E$6]" office:value-type="float" office:value="12.64428" calcext:value-type="float">
            <text:p>12,6</text:p>
          </table:table-cell>
          <table:table-cell table:style-name="ce80" table:formula="of:=[.G35]*[.B35]/[.$E$2]*[.$B$2]" office:value-type="float" office:value="8639.7910318503" calcext:value-type="float">
            <text:p>8.64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5]+3" office:value-type="float" office:value="75" calcext:value-type="float">
            <text:p>75</text:p>
          </table:table-cell>
          <table:table-cell table:style-name="ce70" table:formula="of:=[.A36]*7250/80" office:value-type="float" office:value="6796.875" calcext:value-type="float">
            <text:p>6797</text:p>
          </table:table-cell>
          <table:table-cell table:style-name="ce71" table:formula="of:=IF([.A36]&lt;[.$C$5];[.$B$5];IF([.A36]&lt;[.$C$6];[.$B$5]+[.$D$6]*([.A36]-[.$C$5]);IF([.A36]&lt;[.$C$7];[.$B$6]+[.$D$7]*([.A36]-[.$C$6]);IF([.A36]&lt;[.$C$8];[.$B$7]+[.$D$8]*([.A36]-[.$C$7]);[.$B$8]))))" office:value-type="float" office:value="63.2727272727273" calcext:value-type="float">
            <text:p>63,3</text:p>
          </table:table-cell>
          <table:table-cell table:style-name="ce74" table:formula="of:=[.$A$2]*[.C36]/100*[.$A$6]" office:value-type="float" office:value="11.80416" calcext:value-type="float">
            <text:p>11,8</text:p>
          </table:table-cell>
          <table:table-cell table:style-name="ce80" table:formula="of:=[.D36]*[.B36]/[.$E$2]*[.$B$2]" office:value-type="float" office:value="8401.81256090748" calcext:value-type="float">
            <text:p>8.402</text:p>
          </table:table-cell>
          <table:table-cell table:style-name="ce71" table:formula="of:=IF([.A36]&lt;[.$G$5];[.$F$5];IF([.A36]&lt;[.$G$6];[.$F$5]+[.$H$6]*([.A36]-[.$G$5]);IF([.A36]&lt;[.$G$7];[.$F$6]+[.$H$7]*([.A36]-[.$G$6]);IF([.A36]&lt;[.$G$8];[.$F$7]+[.$H$8]*([.A36]-[.$G$7]);[.$F$8]))))" office:value-type="float" office:value="31.7142857142857" calcext:value-type="float">
            <text:p>31,7</text:p>
          </table:table-cell>
          <table:table-cell table:style-name="ce74" table:formula="of:=[.$A$2]*[.F36]/100*[.$E$6]" office:value-type="float" office:value="12.11232" calcext:value-type="float">
            <text:p>12,1</text:p>
          </table:table-cell>
          <table:table-cell table:style-name="ce80" table:formula="of:=[.G36]*[.B36]/[.$E$2]*[.$B$2]" office:value-type="float" office:value="8621.15070599947" calcext:value-type="float">
            <text:p>8.62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6]+3" office:value-type="float" office:value="78" calcext:value-type="float">
            <text:p>78</text:p>
          </table:table-cell>
          <table:table-cell table:style-name="ce70" table:formula="of:=[.A37]*7250/80" office:value-type="float" office:value="7068.75" calcext:value-type="float">
            <text:p>7069</text:p>
          </table:table-cell>
          <table:table-cell table:style-name="ce71" table:formula="of:=IF([.A37]&lt;[.$C$5];[.$B$5];IF([.A37]&lt;[.$C$6];[.$B$5]+[.$D$6]*([.A37]-[.$C$5]);IF([.A37]&lt;[.$C$7];[.$B$6]+[.$D$7]*([.A37]-[.$C$6]);IF([.A37]&lt;[.$C$8];[.$B$7]+[.$D$8]*([.A37]-[.$C$7]);[.$B$8]))))" office:value-type="float" office:value="60.5454545454546" calcext:value-type="float">
            <text:p>60,5</text:p>
          </table:table-cell>
          <table:table-cell table:style-name="ce74" table:formula="of:=[.$A$2]*[.C37]/100*[.$A$6]" office:value-type="float" office:value="11.29536" calcext:value-type="float">
            <text:p>11,3</text:p>
          </table:table-cell>
          <table:table-cell table:style-name="ce80" table:formula="of:=[.D37]*[.B37]/[.$E$2]*[.$B$2]" office:value-type="float" office:value="8361.25208647551" calcext:value-type="float">
            <text:p>8.361</text:p>
          </table:table-cell>
          <table:table-cell table:style-name="ce71" table:formula="of:=IF([.A37]&lt;[.$G$5];[.$F$5];IF([.A37]&lt;[.$G$6];[.$F$5]+[.$H$6]*([.A37]-[.$G$5]);IF([.A37]&lt;[.$G$7];[.$F$6]+[.$H$7]*([.A37]-[.$G$6]);IF([.A37]&lt;[.$G$8];[.$F$7]+[.$H$8]*([.A37]-[.$G$7]);[.$F$8]))))" office:value-type="float" office:value="30.3214285714286" calcext:value-type="float">
            <text:p>30,3</text:p>
          </table:table-cell>
          <table:table-cell table:style-name="ce74" table:formula="of:=[.$A$2]*[.F37]/100*[.$E$6]" office:value-type="float" office:value="11.58036" calcext:value-type="float">
            <text:p>11,6</text:p>
          </table:table-cell>
          <table:table-cell table:style-name="ce80" table:formula="of:=[.G37]*[.B37]/[.$E$2]*[.$B$2]" office:value-type="float" office:value="8572.21985064111" calcext:value-type="float">
            <text:p>8.57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7]+3" office:value-type="float" office:value="81" calcext:value-type="float">
            <text:p>81</text:p>
          </table:table-cell>
          <table:table-cell table:style-name="ce70" table:formula="of:=[.A38]*7250/80" office:value-type="float" office:value="7340.625" calcext:value-type="float">
            <text:p>7341</text:p>
          </table:table-cell>
          <table:table-cell table:style-name="ce71" table:formula="of:=IF([.A38]&lt;[.$C$5];[.$B$5];IF([.A38]&lt;[.$C$6];[.$B$5]+[.$D$6]*([.A38]-[.$C$5]);IF([.A38]&lt;[.$C$7];[.$B$6]+[.$D$7]*([.A38]-[.$C$6]);IF([.A38]&lt;[.$C$8];[.$B$7]+[.$D$8]*([.A38]-[.$C$7]);[.$B$8]))))" office:value-type="float" office:value="57.8181818181818" calcext:value-type="float">
            <text:p>57,8</text:p>
          </table:table-cell>
          <table:table-cell table:style-name="ce74" table:formula="of:=[.$A$2]*[.C38]/100*[.$A$6]" office:value-type="float" office:value="10.78656" calcext:value-type="float">
            <text:p>10,8</text:p>
          </table:table-cell>
          <table:table-cell table:style-name="ce80" table:formula="of:=[.D38]*[.B38]/[.$E$2]*[.$B$2]" office:value-type="float" office:value="8291.71984459213" calcext:value-type="float">
            <text:p>8.292</text:p>
          </table:table-cell>
          <table:table-cell table:style-name="ce71" table:formula="of:=IF([.A38]&lt;[.$G$5];[.$F$5];IF([.A38]&lt;[.$G$6];[.$F$5]+[.$H$6]*([.A38]-[.$G$5]);IF([.A38]&lt;[.$G$7];[.$F$6]+[.$H$7]*([.A38]-[.$G$6]);IF([.A38]&lt;[.$G$8];[.$F$7]+[.$H$8]*([.A38]-[.$G$7]);[.$F$8]))))" office:value-type="float" office:value="28.9285714285714" calcext:value-type="float">
            <text:p>28,9</text:p>
          </table:table-cell>
          <table:table-cell table:style-name="ce74" table:formula="of:=[.$A$2]*[.F38]/100*[.$E$6]" office:value-type="float" office:value="11.0484" calcext:value-type="float">
            <text:p>11,0</text:p>
          </table:table-cell>
          <table:table-cell table:style-name="ce80" table:formula="of:=[.G38]*[.B38]/[.$E$2]*[.$B$2]" office:value-type="float" office:value="8492.99846577515" calcext:value-type="float">
            <text:p>8.49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8]+3" office:value-type="float" office:value="84" calcext:value-type="float">
            <text:p>84</text:p>
          </table:table-cell>
          <table:table-cell table:style-name="ce70" table:formula="of:=[.A39]*7250/80" office:value-type="float" office:value="7612.5" calcext:value-type="float">
            <text:p>7613</text:p>
          </table:table-cell>
          <table:table-cell table:style-name="ce71" table:formula="of:=IF([.A39]&lt;[.$C$5];[.$B$5];IF([.A39]&lt;[.$C$6];[.$B$5]+[.$D$6]*([.A39]-[.$C$5]);IF([.A39]&lt;[.$C$7];[.$B$6]+[.$D$7]*([.A39]-[.$C$6]);IF([.A39]&lt;[.$C$8];[.$B$7]+[.$D$8]*([.A39]-[.$C$7]);[.$B$8]))))" office:value-type="float" office:value="55.5" calcext:value-type="float">
            <text:p>55,5</text:p>
          </table:table-cell>
          <table:table-cell table:style-name="ce74" table:formula="of:=[.$A$2]*[.C39]/100*[.$A$6]" office:value-type="float" office:value="10.35408" calcext:value-type="float">
            <text:p>10,4</text:p>
          </table:table-cell>
          <table:table-cell table:style-name="ce80" table:formula="of:=[.D39]*[.B39]/[.$E$2]*[.$B$2]" office:value-type="float" office:value="8254.05654690531" calcext:value-type="float">
            <text:p>8.254</text:p>
          </table:table-cell>
          <table:table-cell table:style-name="ce71" table:formula="of:=IF([.A39]&lt;[.$G$5];[.$F$5];IF([.A39]&lt;[.$G$6];[.$F$5]+[.$H$6]*([.A39]-[.$G$5]);IF([.A39]&lt;[.$G$7];[.$F$6]+[.$H$7]*([.A39]-[.$G$6]);IF([.A39]&lt;[.$G$8];[.$F$7]+[.$H$8]*([.A39]-[.$G$7]);[.$F$8]))))" office:value-type="float" office:value="27.75" calcext:value-type="float">
            <text:p>27,8</text:p>
          </table:table-cell>
          <table:table-cell table:style-name="ce74" table:formula="of:=[.$A$2]*[.F39]/100*[.$E$6]" office:value-type="float" office:value="10.59828" calcext:value-type="float">
            <text:p>10,6</text:p>
          </table:table-cell>
          <table:table-cell table:style-name="ce80" table:formula="of:=[.G39]*[.B39]/[.$E$2]*[.$B$2]" office:value-type="float" office:value="8448.72769187949" calcext:value-type="float">
            <text:p>8.449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9]+3" office:value-type="float" office:value="87" calcext:value-type="float">
            <text:p>87</text:p>
          </table:table-cell>
          <table:table-cell table:style-name="ce70" table:formula="of:=[.A40]*7250/80" office:value-type="float" office:value="7884.375" calcext:value-type="float">
            <text:p>7884</text:p>
          </table:table-cell>
          <table:table-cell table:style-name="ce71" table:formula="of:=IF([.A40]&lt;[.$C$5];[.$B$5];IF([.A40]&lt;[.$C$6];[.$B$5]+[.$D$6]*([.A40]-[.$C$5]);IF([.A40]&lt;[.$C$7];[.$B$6]+[.$D$7]*([.A40]-[.$C$6]);IF([.A40]&lt;[.$C$8];[.$B$7]+[.$D$8]*([.A40]-[.$C$7]);[.$B$8]))))" office:value-type="float" office:value="54" calcext:value-type="float">
            <text:p>54,0</text:p>
          </table:table-cell>
          <table:table-cell table:style-name="ce74" table:formula="of:=[.$A$2]*[.C40]/100*[.$A$6]" office:value-type="float" office:value="10.07424" calcext:value-type="float">
            <text:p>10,1</text:p>
          </table:table-cell>
          <table:table-cell table:style-name="ce80" table:formula="of:=[.D40]*[.B40]/[.$E$2]*[.$B$2]" office:value-type="float" office:value="8317.7944352984" calcext:value-type="float">
            <text:p>8.318</text:p>
          </table:table-cell>
          <table:table-cell table:style-name="ce71" table:formula="of:=IF([.A40]&lt;[.$G$5];[.$F$5];IF([.A40]&lt;[.$G$6];[.$F$5]+[.$H$6]*([.A40]-[.$G$5]);IF([.A40]&lt;[.$G$7];[.$F$6]+[.$H$7]*([.A40]-[.$G$6]);IF([.A40]&lt;[.$G$8];[.$F$7]+[.$H$8]*([.A40]-[.$G$7]);[.$F$8]))))" office:value-type="float" office:value="27" calcext:value-type="float">
            <text:p>27,0</text:p>
          </table:table-cell>
          <table:table-cell table:style-name="ce74" table:formula="of:=[.$A$2]*[.F40]/100*[.$E$6]" office:value-type="float" office:value="10.31184" calcext:value-type="float">
            <text:p>10,3</text:p>
          </table:table-cell>
          <table:table-cell table:style-name="ce80" table:formula="of:=[.G40]*[.B40]/[.$E$2]*[.$B$2]" office:value-type="float" office:value="8513.96883235732" calcext:value-type="float">
            <text:p>8.51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0]+3" office:value-type="float" office:value="90" calcext:value-type="float">
            <text:p>90</text:p>
          </table:table-cell>
          <table:table-cell table:style-name="ce70" table:formula="of:=[.A41]*7250/80" office:value-type="float" office:value="8156.25" calcext:value-type="float">
            <text:p>8156</text:p>
          </table:table-cell>
          <table:table-cell table:style-name="ce71" table:formula="of:=IF([.A41]&lt;[.$C$5];[.$B$5];IF([.A41]&lt;[.$C$6];[.$B$5]+[.$D$6]*([.A41]-[.$C$5]);IF([.A41]&lt;[.$C$7];[.$B$6]+[.$D$7]*([.A41]-[.$C$6]);IF([.A41]&lt;[.$C$8];[.$B$7]+[.$D$8]*([.A41]-[.$C$7]);[.$B$8]))))" office:value-type="float" office:value="52.5" calcext:value-type="float">
            <text:p>52,5</text:p>
          </table:table-cell>
          <table:table-cell table:style-name="ce74" table:formula="of:=[.$A$2]*[.C41]/100*[.$A$6]" office:value-type="float" office:value="9.7944" calcext:value-type="float">
            <text:p>9,8</text:p>
          </table:table-cell>
          <table:table-cell table:style-name="ce80" table:formula="of:=[.D41]*[.B41]/[.$E$2]*[.$B$2]" office:value-type="float" office:value="8365.59785159322" calcext:value-type="float">
            <text:p>8.366</text:p>
          </table:table-cell>
          <table:table-cell table:style-name="ce71" table:formula="of:=IF([.A41]&lt;[.$G$5];[.$F$5];IF([.A41]&lt;[.$G$6];[.$F$5]+[.$H$6]*([.A41]-[.$G$5]);IF([.A41]&lt;[.$G$7];[.$F$6]+[.$H$7]*([.A41]-[.$G$6]);IF([.A41]&lt;[.$G$8];[.$F$7]+[.$H$8]*([.A41]-[.$G$7]);[.$F$8]))))" office:value-type="float" office:value="26.25" calcext:value-type="float">
            <text:p>26,3</text:p>
          </table:table-cell>
          <table:table-cell table:style-name="ce74" table:formula="of:=[.$A$2]*[.F41]/100*[.$E$6]" office:value-type="float" office:value="10.0254" calcext:value-type="float">
            <text:p>10,0</text:p>
          </table:table-cell>
          <table:table-cell table:style-name="ce80" table:formula="of:=[.G41]*[.B41]/[.$E$2]*[.$B$2]" office:value-type="float" office:value="8562.8996877157" calcext:value-type="float">
            <text:p>8.56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1]+3" office:value-type="float" office:value="93" calcext:value-type="float">
            <text:p>93</text:p>
          </table:table-cell>
          <table:table-cell table:style-name="ce70" table:formula="of:=[.A42]*7250/80" office:value-type="float" office:value="8428.125" calcext:value-type="float">
            <text:p>8428</text:p>
          </table:table-cell>
          <table:table-cell table:style-name="ce71" table:formula="of:=IF([.A42]&lt;[.$C$5];[.$B$5];IF([.A42]&lt;[.$C$6];[.$B$5]+[.$D$6]*([.A42]-[.$C$5]);IF([.A42]&lt;[.$C$7];[.$B$6]+[.$D$7]*([.A42]-[.$C$6]);IF([.A42]&lt;[.$C$8];[.$B$7]+[.$D$8]*([.A42]-[.$C$7]);[.$B$8]))))" office:value-type="float" office:value="51" calcext:value-type="float">
            <text:p>51,0</text:p>
          </table:table-cell>
          <table:table-cell table:style-name="ce74" table:formula="of:=[.$A$2]*[.C42]/100*[.$A$6]" office:value-type="float" office:value="9.51456" calcext:value-type="float">
            <text:p>9,5</text:p>
          </table:table-cell>
          <table:table-cell table:style-name="ce80" table:formula="of:=[.D42]*[.B42]/[.$E$2]*[.$B$2]" office:value-type="float" office:value="8397.46679578976" calcext:value-type="float">
            <text:p>8.397</text:p>
          </table:table-cell>
          <table:table-cell table:style-name="ce71" table:formula="of:=IF([.A42]&lt;[.$G$5];[.$F$5];IF([.A42]&lt;[.$G$6];[.$F$5]+[.$H$6]*([.A42]-[.$G$5]);IF([.A42]&lt;[.$G$7];[.$F$6]+[.$H$7]*([.A42]-[.$G$6]);IF([.A42]&lt;[.$G$8];[.$F$7]+[.$H$8]*([.A42]-[.$G$7]);[.$F$8]))))" office:value-type="float" office:value="25.5" calcext:value-type="float">
            <text:p>25,5</text:p>
          </table:table-cell>
          <table:table-cell table:style-name="ce74" table:formula="of:=[.$A$2]*[.F42]/100*[.$E$6]" office:value-type="float" office:value="9.73896" calcext:value-type="float">
            <text:p>9,7</text:p>
          </table:table-cell>
          <table:table-cell table:style-name="ce80" table:formula="of:=[.G42]*[.B42]/[.$E$2]*[.$B$2]" office:value-type="float" office:value="8595.52025795461" calcext:value-type="float">
            <text:p>8.59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2]+3" office:value-type="float" office:value="96" calcext:value-type="float">
            <text:p>96</text:p>
          </table:table-cell>
          <table:table-cell table:style-name="ce70" table:formula="of:=[.A43]*7250/80" office:value-type="float" office:value="8700" calcext:value-type="float">
            <text:p>8700</text:p>
          </table:table-cell>
          <table:table-cell table:style-name="ce71" table:formula="of:=IF([.A43]&lt;[.$C$5];[.$B$5];IF([.A43]&lt;[.$C$6];[.$B$5]+[.$D$6]*([.A43]-[.$C$5]);IF([.A43]&lt;[.$C$7];[.$B$6]+[.$D$7]*([.A43]-[.$C$6]);IF([.A43]&lt;[.$C$8];[.$B$7]+[.$D$8]*([.A43]-[.$C$7]);[.$B$8]))))" office:value-type="float" office:value="49.5" calcext:value-type="float">
            <text:p>49,5</text:p>
          </table:table-cell>
          <table:table-cell table:style-name="ce74" table:formula="of:=[.$A$2]*[.C43]/100*[.$A$6]" office:value-type="float" office:value="9.23472" calcext:value-type="float">
            <text:p>9,2</text:p>
          </table:table-cell>
          <table:table-cell table:style-name="ce80" table:formula="of:=[.D43]*[.B43]/[.$E$2]*[.$B$2]" office:value-type="float" office:value="8413.40126788803" calcext:value-type="float">
            <text:p>8.413</text:p>
          </table:table-cell>
          <table:table-cell table:style-name="ce71" table:formula="of:=IF([.A43]&lt;[.$G$5];[.$F$5];IF([.A43]&lt;[.$G$6];[.$F$5]+[.$H$6]*([.A43]-[.$G$5]);IF([.A43]&lt;[.$G$7];[.$F$6]+[.$H$7]*([.A43]-[.$G$6]);IF([.A43]&lt;[.$G$8];[.$F$7]+[.$H$8]*([.A43]-[.$G$7]);[.$F$8]))))" office:value-type="float" office:value="24.75" calcext:value-type="float">
            <text:p>24,8</text:p>
          </table:table-cell>
          <table:table-cell table:style-name="ce74" table:formula="of:=[.$A$2]*[.F43]/100*[.$E$6]" office:value-type="float" office:value="9.45252" calcext:value-type="float">
            <text:p>9,5</text:p>
          </table:table-cell>
          <table:table-cell table:style-name="ce80" table:formula="of:=[.G43]*[.B43]/[.$E$2]*[.$B$2]" office:value-type="float" office:value="8611.83054307407" calcext:value-type="float">
            <text:p>8.61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3]+3" office:value-type="float" office:value="99" calcext:value-type="float">
            <text:p>99</text:p>
          </table:table-cell>
          <table:table-cell table:style-name="ce70" table:formula="of:=[.A44]*7250/80" office:value-type="float" office:value="8971.875" calcext:value-type="float">
            <text:p>8972</text:p>
          </table:table-cell>
          <table:table-cell table:style-name="ce71" table:formula="of:=IF([.A44]&lt;[.$C$5];[.$B$5];IF([.A44]&lt;[.$C$6];[.$B$5]+[.$D$6]*([.A44]-[.$C$5]);IF([.A44]&lt;[.$C$7];[.$B$6]+[.$D$7]*([.A44]-[.$C$6]);IF([.A44]&lt;[.$C$8];[.$B$7]+[.$D$8]*([.A44]-[.$C$7]);[.$B$8]))))" office:value-type="float" office:value="48" calcext:value-type="float">
            <text:p>48,0</text:p>
          </table:table-cell>
          <table:table-cell table:style-name="ce74" table:formula="of:=[.$A$2]*[.C44]/100*[.$A$6]" office:value-type="float" office:value="8.95488" calcext:value-type="float">
            <text:p>9,0</text:p>
          </table:table-cell>
          <table:table-cell table:style-name="ce81" table:formula="of:=[.D44]*[.B44]/[.$E$2]*[.$B$2]" office:value-type="float" office:value="8413.40126788803" calcext:value-type="float">
            <text:p>8.413</text:p>
          </table:table-cell>
          <table:table-cell table:style-name="ce71" table:formula="of:=IF([.A44]&lt;[.$G$5];[.$F$5];IF([.A44]&lt;[.$G$6];[.$F$5]+[.$H$6]*([.A44]-[.$G$5]);IF([.A44]&lt;[.$G$7];[.$F$6]+[.$H$7]*([.A44]-[.$G$6]);IF([.A44]&lt;[.$G$8];[.$F$7]+[.$H$8]*([.A44]-[.$G$7]);[.$F$8]))))" office:value-type="float" office:value="24" calcext:value-type="float">
            <text:p>24,0</text:p>
          </table:table-cell>
          <table:table-cell table:style-name="ce74" table:formula="of:=[.$A$2]*[.F44]/100*[.$E$6]" office:value-type="float" office:value="9.16608" calcext:value-type="float">
            <text:p>9,2</text:p>
          </table:table-cell>
          <table:table-cell table:style-name="ce81" table:formula="of:=[.G44]*[.B44]/[.$E$2]*[.$B$2]" office:value-type="float" office:value="8611.83054307407" calcext:value-type="float">
            <text:p>8.61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4]+3" office:value-type="float" office:value="102" calcext:value-type="float">
            <text:p>102</text:p>
          </table:table-cell>
          <table:table-cell table:style-name="ce70" table:formula="of:=[.A45]*7250/80" office:value-type="float" office:value="9243.75" calcext:value-type="float">
            <text:p>9244</text:p>
          </table:table-cell>
          <table:table-cell table:style-name="ce71" table:formula="of:=IF([.A45]&lt;[.$C$5];[.$B$5];IF([.A45]&lt;[.$C$6];[.$B$5]+[.$D$6]*([.A45]-[.$C$5]);IF([.A45]&lt;[.$C$7];[.$B$6]+[.$D$7]*([.A45]-[.$C$6]);IF([.A45]&lt;[.$C$8];[.$B$7]+[.$D$8]*([.A45]-[.$C$7]);[.$B$8]))))" office:value-type="float" office:value="46.5" calcext:value-type="float">
            <text:p>46,5</text:p>
          </table:table-cell>
          <table:table-cell table:style-name="ce74" table:formula="of:=[.$A$2]*[.C45]/100*[.$A$6]" office:value-type="float" office:value="8.67504" calcext:value-type="float">
            <text:p>8,7</text:p>
          </table:table-cell>
          <table:table-cell table:style-name="ce82" table:formula="of:=[.D45]*[.B45]/[.$E$2]*[.$B$2]" office:value-type="float" office:value="8397.46679578976" calcext:value-type="float">
            <text:p>8.397</text:p>
          </table:table-cell>
          <table:table-cell table:style-name="ce71" table:formula="of:=IF([.A45]&lt;[.$G$5];[.$F$5];IF([.A45]&lt;[.$G$6];[.$F$5]+[.$H$6]*([.A45]-[.$G$5]);IF([.A45]&lt;[.$G$7];[.$F$6]+[.$H$7]*([.A45]-[.$G$6]);IF([.A45]&lt;[.$G$8];[.$F$7]+[.$H$8]*([.A45]-[.$G$7]);[.$F$8]))))" office:value-type="float" office:value="23.25" calcext:value-type="float">
            <text:p>23,3</text:p>
          </table:table-cell>
          <table:table-cell table:style-name="ce74" table:formula="of:=[.$A$2]*[.F45]/100*[.$E$6]" office:value-type="float" office:value="8.87964" calcext:value-type="float">
            <text:p>8,9</text:p>
          </table:table-cell>
          <table:table-cell table:style-name="ce82" table:formula="of:=[.G45]*[.B45]/[.$E$2]*[.$B$2]" office:value-type="float" office:value="8595.52025795461" calcext:value-type="float">
            <text:p>8.59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5]+3" office:value-type="float" office:value="105" calcext:value-type="float">
            <text:p>105</text:p>
          </table:table-cell>
          <table:table-cell table:style-name="ce70" table:formula="of:=[.A46]*7250/80" office:value-type="float" office:value="9515.625" calcext:value-type="float">
            <text:p>9516</text:p>
          </table:table-cell>
          <table:table-cell table:style-name="ce71" table:formula="of:=IF([.A46]&lt;[.$C$5];[.$B$5];IF([.A46]&lt;[.$C$6];[.$B$5]+[.$D$6]*([.A46]-[.$C$5]);IF([.A46]&lt;[.$C$7];[.$B$6]+[.$D$7]*([.A46]-[.$C$6]);IF([.A46]&lt;[.$C$8];[.$B$7]+[.$D$8]*([.A46]-[.$C$7]);[.$B$8]))))" office:value-type="float" office:value="45" calcext:value-type="float">
            <text:p>45,0</text:p>
          </table:table-cell>
          <table:table-cell table:style-name="ce74" table:formula="of:=[.$A$2]*[.C46]/100*[.$A$6]" office:value-type="float" office:value="8.3952" calcext:value-type="float">
            <text:p>8,4</text:p>
          </table:table-cell>
          <table:table-cell table:style-name="ce83" table:formula="of:=[.D46]*[.B46]/[.$E$2]*[.$B$2]" office:value-type="float" office:value="8365.59785159322" calcext:value-type="float">
            <text:p>8.366</text:p>
          </table:table-cell>
          <table:table-cell table:style-name="ce71" table:formula="of:=IF([.A46]&lt;[.$G$5];[.$F$5];IF([.A46]&lt;[.$G$6];[.$F$5]+[.$H$6]*([.A46]-[.$G$5]);IF([.A46]&lt;[.$G$7];[.$F$6]+[.$H$7]*([.A46]-[.$G$6]);IF([.A46]&lt;[.$G$8];[.$F$7]+[.$H$8]*([.A46]-[.$G$7]);[.$F$8]))))" office:value-type="float" office:value="22.5" calcext:value-type="float">
            <text:p>22,5</text:p>
          </table:table-cell>
          <table:table-cell table:style-name="ce74" table:formula="of:=[.$A$2]*[.F46]/100*[.$E$6]" office:value-type="float" office:value="8.5932" calcext:value-type="float">
            <text:p>8,6</text:p>
          </table:table-cell>
          <table:table-cell table:style-name="ce83" table:formula="of:=[.G46]*[.B46]/[.$E$2]*[.$B$2]" office:value-type="float" office:value="8562.8996877157" calcext:value-type="float">
            <text:p>8.56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6]+3" office:value-type="float" office:value="108" calcext:value-type="float">
            <text:p>108</text:p>
          </table:table-cell>
          <table:table-cell table:style-name="ce70" table:formula="of:=[.A47]*7250/80" office:value-type="float" office:value="9787.5" calcext:value-type="float">
            <text:p>9788</text:p>
          </table:table-cell>
          <table:table-cell table:style-name="ce71" table:formula="of:=IF([.A47]&lt;[.$C$5];[.$B$5];IF([.A47]&lt;[.$C$6];[.$B$5]+[.$D$6]*([.A47]-[.$C$5]);IF([.A47]&lt;[.$C$7];[.$B$6]+[.$D$7]*([.A47]-[.$C$6]);IF([.A47]&lt;[.$C$8];[.$B$7]+[.$D$8]*([.A47]-[.$C$7]);[.$B$8]))))" office:value-type="float" office:value="44" calcext:value-type="float">
            <text:p>44,0</text:p>
          </table:table-cell>
          <table:table-cell table:style-name="ce74" table:formula="of:=[.$A$2]*[.C47]/100*[.$A$6]" office:value-type="float" office:value="8.20864" calcext:value-type="float">
            <text:p>8,2</text:p>
          </table:table-cell>
          <table:table-cell table:style-name="ce84" table:formula="of:=[.D47]*[.B47]/[.$E$2]*[.$B$2]" office:value-type="float" office:value="8413.40126788803" calcext:value-type="float">
            <text:p>8.413</text:p>
          </table:table-cell>
          <table:table-cell table:style-name="ce71" table:formula="of:=IF([.A47]&lt;[.$G$5];[.$F$5];IF([.A47]&lt;[.$G$6];[.$F$5]+[.$H$6]*([.A47]-[.$G$5]);IF([.A47]&lt;[.$G$7];[.$F$6]+[.$H$7]*([.A47]-[.$G$6]);IF([.A47]&lt;[.$G$8];[.$F$7]+[.$H$8]*([.A47]-[.$G$7]);[.$F$8]))))" office:value-type="float" office:value="22" calcext:value-type="float">
            <text:p>22,0</text:p>
          </table:table-cell>
          <table:table-cell table:style-name="ce74" table:formula="of:=[.$A$2]*[.F47]/100*[.$E$6]" office:value-type="float" office:value="8.40224" calcext:value-type="float">
            <text:p>8,4</text:p>
          </table:table-cell>
          <table:table-cell table:style-name="ce84" table:formula="of:=[.G47]*[.B47]/[.$E$2]*[.$B$2]" office:value-type="float" office:value="8611.83054307407" calcext:value-type="float">
            <text:p>8.61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7]+3" office:value-type="float" office:value="111" calcext:value-type="float">
            <text:p>111</text:p>
          </table:table-cell>
          <table:table-cell table:style-name="ce70" table:formula="of:=[.A48]*7250/80" office:value-type="float" office:value="10059.375" calcext:value-type="float">
            <text:p>10059</text:p>
          </table:table-cell>
          <table:table-cell table:style-name="ce71" table:formula="of:=IF([.A48]&lt;[.$C$5];[.$B$5];IF([.A48]&lt;[.$C$6];[.$B$5]+[.$D$6]*([.A48]-[.$C$5]);IF([.A48]&lt;[.$C$7];[.$B$6]+[.$D$7]*([.A48]-[.$C$6]);IF([.A48]&lt;[.$C$8];[.$B$7]+[.$D$8]*([.A48]-[.$C$7]);[.$B$8]))))" office:value-type="float" office:value="44" calcext:value-type="float">
            <text:p>44,0</text:p>
          </table:table-cell>
          <table:table-cell table:style-name="ce74" table:formula="of:=[.$A$2]*[.C48]/100*[.$A$6]" office:value-type="float" office:value="8.20864" calcext:value-type="float">
            <text:p>8,2</text:p>
          </table:table-cell>
          <table:table-cell table:style-name="ce85" table:formula="of:=[.D48]*[.B48]/[.$E$2]*[.$B$2]" office:value-type="float" office:value="8647.1068586627" calcext:value-type="float">
            <text:p>8.647</text:p>
          </table:table-cell>
          <table:table-cell table:style-name="ce71" table:formula="of:=IF([.A48]&lt;[.$G$5];[.$F$5];IF([.A48]&lt;[.$G$6];[.$F$5]+[.$H$6]*([.A48]-[.$G$5]);IF([.A48]&lt;[.$G$7];[.$F$6]+[.$H$7]*([.A48]-[.$G$6]);IF([.A48]&lt;[.$G$8];[.$F$7]+[.$H$8]*([.A48]-[.$G$7]);[.$F$8]))))" office:value-type="float" office:value="22" calcext:value-type="float">
            <text:p>22,0</text:p>
          </table:table-cell>
          <table:table-cell table:style-name="ce74" table:formula="of:=[.$A$2]*[.F48]/100*[.$E$6]" office:value-type="float" office:value="8.40224" calcext:value-type="float">
            <text:p>8,4</text:p>
          </table:table-cell>
          <table:table-cell table:style-name="ce85" table:formula="of:=[.G48]*[.B48]/[.$E$2]*[.$B$2]" office:value-type="float" office:value="8851.04805815946" calcext:value-type="float">
            <text:p>8.85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2">
          <table:table-cell table:style-name="ce67" table:number-columns-repeated="3"/>
          <table:table-cell table:number-columns-repeated="5"/>
          <table:table-cell table:style-name="ce67" table:number-columns-repeated="7"/>
          <table:table-cell table:style-name="ce99"/>
          <table:table-cell table:style-name="ce67" table:number-columns-repeated="1008"/>
        </table:table-row>
        <table:table-row table:style-name="ro1">
          <table:table-cell table:number-columns-repeated="3"/>
          <table:table-cell table:style-name="ce76" office:value-type="string" calcext:value-type="string">
            <text:p>Sum:</text:p>
          </table:table-cell>
          <table:table-cell table:style-name="ce86" table:formula="of:=SUM([.E12:.E48])" office:value-type="float" office:value="247322.321476828" calcext:value-type="float">
            <text:p>247.322</text:p>
          </table:table-cell>
          <table:table-cell/>
          <table:table-cell table:style-name="ce76" office:value-type="string" calcext:value-type="string">
            <text:p>Sum:</text:p>
          </table:table-cell>
          <table:table-cell table:style-name="ce92" table:formula="of:=SUM([.H12:.H48])" office:value-type="float" office:value="278412.31078142" calcext:value-type="float">
            <text:p>278.412</text:p>
          </table:table-cell>
          <table:table-cell table:number-columns-repeated="7"/>
          <table:table-cell table:style-name="ce63"/>
          <table:table-cell table:number-columns-repeated="1008"/>
        </table:table-row>
        <table:table-row table:style-name="ro1">
          <table:table-cell table:style-name="ce44"/>
          <table:table-cell table:style-name="ce49"/>
          <table:table-cell table:style-name="ce54"/>
          <table:table-cell table:style-name="ce77"/>
          <table:table-cell table:style-name="ce87" table:formula="of:=[.E50]/(37*[.$D$2])" office:value-type="percentage" office:value="0.835548383367662" calcext:value-type="percentage">
            <text:p>83,6%</text:p>
          </table:table-cell>
          <table:table-cell/>
          <table:table-cell table:style-name="ce77"/>
          <table:table-cell table:style-name="ce93" table:formula="of:=[.H50]/(37*[.$D$2])" office:value-type="percentage" office:value="0.940582131018311" calcext:value-type="percentage">
            <text:p>94,1%</text:p>
          </table:table-cell>
          <table:table-cell table:number-columns-repeated="6"/>
          <table:table-cell table:style-name="ce44"/>
          <table:table-cell table:style-name="ce6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4"/>
          <table:table-cell table:style-name="ce49"/>
          <table:table-cell table:style-name="ce54"/>
          <table:table-cell table:style-name="ce77"/>
          <table:table-cell table:style-name="ce87"/>
          <table:table-cell/>
          <table:table-cell table:style-name="ce77"/>
          <table:table-cell table:style-name="ce93"/>
          <table:table-cell table:number-columns-repeated="6"/>
          <table:table-cell table:style-name="ce44"/>
          <table:table-cell table:style-name="ce6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6" office:value-type="string" calcext:value-type="string">
            <text:p>Limiter peak:</text:p>
          </table:table-cell>
          <table:table-cell table:style-name="ce88" table:formula="of:=MAX([.E12:.E48])+800" office:value-type="float" office:value="9447.1068586627" calcext:value-type="float">
            <text:p>9.447</text:p>
          </table:table-cell>
          <table:table-cell/>
          <table:table-cell table:style-name="ce76" office:value-type="string" calcext:value-type="string">
            <text:p>Limiter peak:</text:p>
          </table:table-cell>
          <table:table-cell table:style-name="ce94" table:formula="of:=MAX([.H12:.H48])+800" office:value-type="float" office:value="9651.04805815946" calcext:value-type="float">
            <text:p>9.651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7"/>
          <table:table-cell table:style-name="ce89" table:formula="of:=[.E53]/[.$D$2]" office:value-type="percentage" office:value="1.18088835733284" calcext:value-type="percentage">
            <text:p>118,1%</text:p>
          </table:table-cell>
          <table:table-cell table:style-name="ce54"/>
          <table:table-cell table:style-name="ce77"/>
          <table:table-cell table:style-name="ce93" table:formula="of:=[.H53]/[.$D$2]" office:value-type="percentage" office:value="1.20638100726993" calcext:value-type="percentage">
            <text:p>120,6%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90" table:formula="of:=ROUNDUP([.E53];-2)/100" office:value-type="float" office:value="95" calcext:value-type="float">
            <text:p>95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5" table:formula="of:=ROUNDUP([.H53];-2)/100" office:value-type="float" office:value="97" calcext:value-type="float">
            <text:p>97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4"/>
          <table:table-cell table:style-name="ce49"/>
          <table:table-cell table:number-columns-repeated="4"/>
          <table:table-cell table:style-name="ce63"/>
          <table:table-cell table:style-name="ce56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996"/>
        </table:table-row>
        <table:table-row table:style-name="ro2">
          <table:table-cell table:number-columns-repeated="26"/>
          <table:table-cell table:style-name="ce41"/>
          <table:table-cell table:style-name="ce61"/>
          <table:table-cell table:number-columns-repeated="996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A.E11:Recupmap_80_A.E43 Recupmap_80_A.H11:Recupmap_80_A.H43">
            <calcext:condition calcext:apply-style-name="Warnung" calcext:value="&gt;8000" calcext:base-cell-address="Recupmap_80_A.E11"/>
          </calcext:conditional-format>
          <calcext:conditional-format calcext:target-range-address="Recupmap_80_A.G11:Recupmap_80_A.G11">
            <calcext:condition calcext:apply-style-name="Warnung" calcext:value="&lt;[.D11]" calcext:base-cell-address="Recupmap_80_A.G11"/>
          </calcext:conditional-format>
          <calcext:conditional-format calcext:target-range-address="Recupmap_80_A.E44:Recupmap_80_A.E44 Recupmap_80_A.H44:Recupmap_80_A.H44">
            <calcext:condition calcext:apply-style-name="Warnung" calcext:value="&gt;8000" calcext:base-cell-address="Recupmap_80_A.E44"/>
          </calcext:conditional-format>
          <calcext:conditional-format calcext:target-range-address="Recupmap_80_A.E45:Recupmap_80_A.E45 Recupmap_80_A.H45:Recupmap_80_A.H45">
            <calcext:condition calcext:apply-style-name="Warnung" calcext:value="&gt;8000" calcext:base-cell-address="Recupmap_80_A.E45"/>
          </calcext:conditional-format>
          <calcext:conditional-format calcext:target-range-address="Recupmap_80_A.E46:Recupmap_80_A.E46 Recupmap_80_A.H46:Recupmap_80_A.H46">
            <calcext:condition calcext:apply-style-name="Warnung" calcext:value="&gt;8000" calcext:base-cell-address="Recupmap_80_A.E46"/>
          </calcext:conditional-format>
          <calcext:conditional-format calcext:target-range-address="Recupmap_80_A.E47:Recupmap_80_A.E47 Recupmap_80_A.H47:Recupmap_80_A.H47">
            <calcext:condition calcext:apply-style-name="Warnung" calcext:value="&gt;8000" calcext:base-cell-address="Recupmap_80_A.E47"/>
          </calcext:conditional-format>
          <calcext:conditional-format calcext:target-range-address="Recupmap_80_A.E48:Recupmap_80_A.E48 Recupmap_80_A.H48:Recupmap_80_A.H48">
            <calcext:condition calcext:apply-style-name="Warnung" calcext:value="&gt;8000" calcext:base-cell-address="Recupmap_80_A.E48"/>
          </calcext:conditional-format>
        </calcext:conditional-formats>
      </table:table>
      <table:table table:name="Recupmap_80_B" table:style-name="ta1">
        <table:shapes>
          <draw:frame draw:z-index="0" draw:style-name="gr1" svg:width="23.079cm" svg:height="14.769cm" svg:x="20.321cm" svg:y="0.001cm">
            <draw:object draw:notify-on-update-of-ranges="Recupmap_80_B.A11:Recupmap_80_B.A49 Recupmap_80_B.G10:Recupmap_80_B.G10 Recupmap_80_B.G11:Recupmap_80_B.G49 Recupmap_80_B.A11:Recupmap_80_B.A49 Recupmap_80_B.D10:Recupmap_80_B.D10 Recupmap_80_B.D11:Recupmap_80_B.D49 Recupmap_80_B.A11:Recupmap_80_B.A49 Recupmap_80_B.H10:Recupmap_80_B.H10 Recupmap_80_B.H11:Recupmap_80_B.H49 Recupmap_80_B.A11:Recupmap_80_B.A49 Recupmap_80_B.E10:Recupmap_80_B.E10 Recupmap_80_B.E11:Recupmap_80_B.E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5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4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72" office:value-type="float" office:value="8000" calcext:value-type="float">
            <text:p>8.000</text:p>
          </table:table-cell>
          <table:table-cell table:style-name="ce78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5" office:value-type="string" calcext:value-type="string">
            <text:p>Neutral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/>
          <table:table-cell table:style-name="ce79" office:value-type="string" calcext:value-type="string">
            <text:p>Brake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 table:style-name="ce35"/>
          <table:table-cell table:number-columns-repeated="7"/>
          <table:table-cell table:style-name="ce41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45" calcext:value-type="float">
            <text:p>45</text:p>
          </table:table-cell>
          <table:table-cell/>
          <table:table-cell table:style-name="ce15" office:value-type="percentage" office:value="0.43" calcext:value-type="percentage">
            <text:p>43%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6" table:formula="of:=FLOOR([.A5]/180*INT(182*[.$C$2]);0.001)" office:value-type="percentage" office:value="0.212" calcext:value-type="percentage">
            <text:p>21,2%</text:p>
          </table:table-cell>
          <table:table-cell table:style-name="ce59" office:value-type="float" office:value="82" calcext:value-type="float">
            <text:p>82</text:p>
          </table:table-cell>
          <table:table-cell table:style-name="ce59" office:value-type="float" office:value="57" calcext:value-type="float">
            <text:p>57</text:p>
          </table:table-cell>
          <table:table-cell table:style-name="ce73" table:formula="of:=([.B6]-[.B5])/([.C6]-[.C5])" office:value-type="float" office:value="-1.5" calcext:value-type="float">
            <text:p>-1,50</text:p>
          </table:table-cell>
          <table:table-cell table:style-name="ce66" table:formula="of:=FLOOR([.E5]/180*INT(182*[.$C$2]);0.001)" office:value-type="percentage" office:value="0.434" calcext:value-type="percentage">
            <text:p>43,4%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42" calcext:value-type="float">
            <text:p>42</text:p>
          </table:table-cell>
          <table:table-cell table:style-name="ce73" table:formula="of:=([.F6]-[.F5])/([.G6]-[.G5])" office:value-type="float" office:value="-2.18181818181818" calcext:value-type="float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6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59" office:value-type="float" office:value="68" calcext:value-type="float">
            <text:p>68</text:p>
          </table:table-cell>
          <table:table-cell table:style-name="ce73" table:formula="of:=([.B7]-[.B6])/([.C7]-[.C6])" office:value-type="float" office:value="-1.27272727272727" calcext:value-type="float">
            <text:p>-1,27</text:p>
          </table:table-cell>
          <table:table-cell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68" calcext:value-type="float">
            <text:p>68</text:p>
          </table:table-cell>
          <table:table-cell table:style-name="ce73" table:formula="of:=([.F7]-[.F6])/([.G7]-[.G6])" office:value-type="float" office:value="-0.692307692307692" calcext:value-type="float">
            <text:p>-0,69</text:p>
          </table:table-cell>
          <table:table-cell table:number-columns-repeated="6"/>
          <table:table-cell table:style-name="ce1"/>
          <table:table-cell table:style-name="ce98" table:number-columns-repeated="2"/>
          <table:table-cell table:style-name="ce67" table:number-columns-repeated="12"/>
          <table:table-cell table:style-name="ce100"/>
          <table:table-cell table:style-name="ce70" table:number-columns-repeated="3"/>
          <table:table-cell table:style-name="ce67" table:number-columns-repeated="991"/>
        </table:table-row>
        <table:table-row table:style-name="ro3">
          <table:table-cell table:style-name="ce67"/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90" calcext:value-type="float">
            <text:p>90</text:p>
          </table:table-cell>
          <table:table-cell table:style-name="ce73" table:formula="of:=([.B8]-[.B7])/([.C8]-[.C7])" office:value-type="float" office:value="-0.727272727272727" calcext:value-type="float">
            <text:p>-0,73</text:p>
          </table:table-cell>
          <table:table-cell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90" calcext:value-type="float">
            <text:p>90</text:p>
          </table:table-cell>
          <table:table-cell table:style-name="ce73" table:formula="of:=([.F8]-[.F7])/([.G8]-[.G7])" office:value-type="float" office:value="-0.363636363636364" calcext:value-type="float">
            <text:p>-0,36</text:p>
          </table:table-cell>
          <table:table-cell table:number-columns-repeated="6"/>
          <table:table-cell table:style-name="ce96"/>
          <table:table-cell table:style-name="ce98" table:number-columns-repeated="2"/>
          <table:table-cell table:style-name="ce67" table:number-columns-repeated="12"/>
          <table:table-cell table:style-name="ce100"/>
          <table:table-cell table:style-name="ce70" table:number-columns-repeated="3"/>
          <table:table-cell table:style-name="ce67" table:number-columns-repeated="991"/>
        </table:table-row>
        <table:table-row table:style-name="ro4">
          <table:table-cell table:style-name="ce67" table:number-columns-repeated="16"/>
          <table:table-cell table:style-name="ce98"/>
          <table:table-cell table:style-name="ce67" table:number-columns-repeated="1007"/>
        </table:table-row>
        <table:table-row table:style-name="ro4">
          <table:table-cell table:style-name="ce68" office:value-type="string" calcext:value-type="string">
            <text:p>kph</text:p>
          </table:table-cell>
          <table:table-cell table:style-name="ce68" office:value-type="string" calcext:value-type="string">
            <text:p>rpm</text:p>
          </table:table-cell>
          <table:table-cell table:style-name="ce68" office:value-type="string" calcext:value-type="string">
            <text:p>Ntr_Trq_%</text:p>
          </table:table-cell>
          <table:table-cell table:style-name="ce68" office:value-type="string" calcext:value-type="string">
            <text:p>Ntr_Trq</text:p>
          </table:table-cell>
          <table:table-cell table:style-name="ce68" office:value-type="string" calcext:value-type="string">
            <text:p>Ntr_Pwr</text:p>
          </table:table-cell>
          <table:table-cell table:style-name="ce68" office:value-type="string" calcext:value-type="string">
            <text:p>Brk_Trq_%</text:p>
          </table:table-cell>
          <table:table-cell table:style-name="ce68" office:value-type="string" calcext:value-type="string">
            <text:p>Brk_Trq</text:p>
          </table:table-cell>
          <table:table-cell table:style-name="ce68" office:value-type="string" calcext:value-type="string">
            <text:p>Brk_Pwr</text:p>
          </table:table-cell>
          <table:table-cell table:style-name="ce67" table:number-columns-repeated="6"/>
          <table:table-cell table:style-name="ce68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office:value-type="float" office:value="0" calcext:value-type="float">
            <text:p>0</text:p>
          </table:table-cell>
          <table:table-cell table:style-name="ce70" table:formula="of:=[.A11]*7250/80" office:value-type="float" office:value="0" calcext:value-type="float">
            <text:p>0</text:p>
          </table:table-cell>
          <table:table-cell table:style-name="ce71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4" table:formula="of:=[.$A$2]*[.C11]/100*[.$A$6]" office:value-type="float" office:value="18.656" calcext:value-type="float">
            <text:p>18,7</text:p>
          </table:table-cell>
          <table:table-cell table:style-name="ce101" table:formula="of:=[.D11]*[.B11]/[.$E$2]*[.$B$2]" office:value-type="float" office:value="0" calcext:value-type="float">
            <text:p>0</text:p>
          </table:table-cell>
          <table:table-cell table:style-name="ce71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109" table:formula="of:=[.$A$2]*[.F11]/100*[.$E$6]" office:value-type="float" office:value="38.192" calcext:value-type="float">
            <text:p>38,2</text:p>
          </table:table-cell>
          <table:table-cell table:style-name="ce101" table:formula="of:=[.G11]*[.B11]/[.$E$2]*[.$B$2]" office:value-type="float" office:value="0" calcext:value-type="float">
            <text:p>0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1]+3" office:value-type="float" office:value="3" calcext:value-type="float">
            <text:p>3</text:p>
          </table:table-cell>
          <table:table-cell table:style-name="ce70" table:formula="of:=[.A12]*7250/80" office:value-type="float" office:value="271.875" calcext:value-type="float">
            <text:p>272</text:p>
          </table:table-cell>
          <table:table-cell table:style-name="ce71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4" table:formula="of:=[.$A$2]*[.C12]/100*[.$A$6]" office:value-type="float" office:value="18.656" calcext:value-type="float">
            <text:p>18,7</text:p>
          </table:table-cell>
          <table:table-cell table:style-name="ce101" table:formula="of:=[.D12]*[.B12]/[.$E$2]*[.$B$2]" office:value-type="float" office:value="531.149069942426" calcext:value-type="float">
            <text:p>531</text:p>
          </table:table-cell>
          <table:table-cell table:style-name="ce71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110" table:formula="of:=[.$A$2]*[.F12]/100*[.$E$6]" office:value-type="float" office:value="38.192" calcext:value-type="float">
            <text:p>38,2</text:p>
          </table:table-cell>
          <table:table-cell table:style-name="ce101" table:formula="of:=[.G12]*[.B12]/[.$E$2]*[.$B$2]" office:value-type="float" office:value="1087.35234129723" calcext:value-type="float">
            <text:p>1.087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2]+3" office:value-type="float" office:value="6" calcext:value-type="float">
            <text:p>6</text:p>
          </table:table-cell>
          <table:table-cell table:style-name="ce70" table:formula="of:=[.A13]*7250/80" office:value-type="float" office:value="543.75" calcext:value-type="float">
            <text:p>544</text:p>
          </table:table-cell>
          <table:table-cell table:style-name="ce71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4" table:formula="of:=[.$A$2]*[.C13]/100*[.$A$6]" office:value-type="float" office:value="18.656" calcext:value-type="float">
            <text:p>18,7</text:p>
          </table:table-cell>
          <table:table-cell table:style-name="ce101" table:formula="of:=[.D13]*[.B13]/[.$E$2]*[.$B$2]" office:value-type="float" office:value="1062.29813988485" calcext:value-type="float">
            <text:p>1.062</text:p>
          </table:table-cell>
          <table:table-cell table:style-name="ce71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111" table:formula="of:=[.$A$2]*[.F13]/100*[.$E$6]" office:value-type="float" office:value="38.192" calcext:value-type="float">
            <text:p>38,2</text:p>
          </table:table-cell>
          <table:table-cell table:style-name="ce101" table:formula="of:=[.G13]*[.B13]/[.$E$2]*[.$B$2]" office:value-type="float" office:value="2174.70468259446" calcext:value-type="float">
            <text:p>2.175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3]+3" office:value-type="float" office:value="9" calcext:value-type="float">
            <text:p>9</text:p>
          </table:table-cell>
          <table:table-cell table:style-name="ce70" table:formula="of:=[.A14]*7250/80" office:value-type="float" office:value="815.625" calcext:value-type="float">
            <text:p>816</text:p>
          </table:table-cell>
          <table:table-cell table:style-name="ce71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4" table:formula="of:=[.$A$2]*[.C14]/100*[.$A$6]" office:value-type="float" office:value="18.656" calcext:value-type="float">
            <text:p>18,7</text:p>
          </table:table-cell>
          <table:table-cell table:style-name="ce101" table:formula="of:=[.D14]*[.B14]/[.$E$2]*[.$B$2]" office:value-type="float" office:value="1593.44720982728" calcext:value-type="float">
            <text:p>1.593</text:p>
          </table:table-cell>
          <table:table-cell table:style-name="ce71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112" table:formula="of:=[.$A$2]*[.F14]/100*[.$E$6]" office:value-type="float" office:value="38.192" calcext:value-type="float">
            <text:p>38,2</text:p>
          </table:table-cell>
          <table:table-cell table:style-name="ce101" table:formula="of:=[.G14]*[.B14]/[.$E$2]*[.$B$2]" office:value-type="float" office:value="3262.05702389169" calcext:value-type="float">
            <text:p>3.262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4]+3" office:value-type="float" office:value="12" calcext:value-type="float">
            <text:p>12</text:p>
          </table:table-cell>
          <table:table-cell table:style-name="ce70" table:formula="of:=[.A15]*7250/80" office:value-type="float" office:value="1087.5" calcext:value-type="float">
            <text:p>1088</text:p>
          </table:table-cell>
          <table:table-cell table:style-name="ce71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4" table:formula="of:=[.$A$2]*[.C15]/100*[.$A$6]" office:value-type="float" office:value="18.656" calcext:value-type="float">
            <text:p>18,7</text:p>
          </table:table-cell>
          <table:table-cell table:style-name="ce101" table:formula="of:=[.D15]*[.B15]/[.$E$2]*[.$B$2]" office:value-type="float" office:value="2124.5962797697" calcext:value-type="float">
            <text:p>2.125</text:p>
          </table:table-cell>
          <table:table-cell table:style-name="ce71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113" table:formula="of:=[.$A$2]*[.F15]/100*[.$E$6]" office:value-type="float" office:value="38.192" calcext:value-type="float">
            <text:p>38,2</text:p>
          </table:table-cell>
          <table:table-cell table:style-name="ce101" table:formula="of:=[.G15]*[.B15]/[.$E$2]*[.$B$2]" office:value-type="float" office:value="4349.40936518893" calcext:value-type="float">
            <text:p>4.349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5]+3" office:value-type="float" office:value="15" calcext:value-type="float">
            <text:p>15</text:p>
          </table:table-cell>
          <table:table-cell table:style-name="ce70" table:formula="of:=[.A16]*7250/80" office:value-type="float" office:value="1359.375" calcext:value-type="float">
            <text:p>1359</text:p>
          </table:table-cell>
          <table:table-cell table:style-name="ce71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4" table:formula="of:=[.$A$2]*[.C16]/100*[.$A$6]" office:value-type="float" office:value="18.656" calcext:value-type="float">
            <text:p>18,7</text:p>
          </table:table-cell>
          <table:table-cell table:style-name="ce101" table:formula="of:=[.D16]*[.B16]/[.$E$2]*[.$B$2]" office:value-type="float" office:value="2655.74534971213" calcext:value-type="float">
            <text:p>2.656</text:p>
          </table:table-cell>
          <table:table-cell table:style-name="ce71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114" table:formula="of:=[.$A$2]*[.F16]/100*[.$E$6]" office:value-type="float" office:value="38.192" calcext:value-type="float">
            <text:p>38,2</text:p>
          </table:table-cell>
          <table:table-cell table:style-name="ce101" table:formula="of:=[.G16]*[.B16]/[.$E$2]*[.$B$2]" office:value-type="float" office:value="5436.76170648616" calcext:value-type="float">
            <text:p>5.437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6]+3" office:value-type="float" office:value="18" calcext:value-type="float">
            <text:p>18</text:p>
          </table:table-cell>
          <table:table-cell table:style-name="ce70" table:formula="of:=[.A17]*7250/80" office:value-type="float" office:value="1631.25" calcext:value-type="float">
            <text:p>1631</text:p>
          </table:table-cell>
          <table:table-cell table:style-name="ce71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4" table:formula="of:=[.$A$2]*[.C17]/100*[.$A$6]" office:value-type="float" office:value="18.656" calcext:value-type="float">
            <text:p>18,7</text:p>
          </table:table-cell>
          <table:table-cell table:style-name="ce101" table:formula="of:=[.D17]*[.B17]/[.$E$2]*[.$B$2]" office:value-type="float" office:value="3186.89441965456" calcext:value-type="float">
            <text:p>3.187</text:p>
          </table:table-cell>
          <table:table-cell table:style-name="ce71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115" table:formula="of:=[.$A$2]*[.F17]/100*[.$E$6]" office:value-type="float" office:value="38.192" calcext:value-type="float">
            <text:p>38,2</text:p>
          </table:table-cell>
          <table:table-cell table:style-name="ce101" table:formula="of:=[.G17]*[.B17]/[.$E$2]*[.$B$2]" office:value-type="float" office:value="6524.11404778339" calcext:value-type="float">
            <text:p>6.524</text:p>
          </table:table-cell>
          <table:table-cell table:style-name="ce67" table:number-columns-repeated="6"/>
          <table:table-cell table:style-name="ce97"/>
          <table:table-cell table:style-name="ce68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7]+3" office:value-type="float" office:value="21" calcext:value-type="float">
            <text:p>21</text:p>
          </table:table-cell>
          <table:table-cell table:style-name="ce70" table:formula="of:=[.A18]*7250/80" office:value-type="float" office:value="1903.125" calcext:value-type="float">
            <text:p>1903</text:p>
          </table:table-cell>
          <table:table-cell table:style-name="ce71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4" table:formula="of:=[.$A$2]*[.C18]/100*[.$A$6]" office:value-type="float" office:value="18.656" calcext:value-type="float">
            <text:p>18,7</text:p>
          </table:table-cell>
          <table:table-cell table:style-name="ce101" table:formula="of:=[.D18]*[.B18]/[.$E$2]*[.$B$2]" office:value-type="float" office:value="3718.04348959698" calcext:value-type="float">
            <text:p>3.718</text:p>
          </table:table-cell>
          <table:table-cell table:style-name="ce71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 calcext:value-type="float">
            <text:p>97,8</text:p>
          </table:table-cell>
          <table:table-cell table:style-name="ce116" table:formula="of:=[.$A$2]*[.F18]/100*[.$E$6]" office:value-type="float" office:value="37.35872" calcext:value-type="float">
            <text:p>37,4</text:p>
          </table:table-cell>
          <table:table-cell table:style-name="ce101" table:formula="of:=[.G18]*[.B18]/[.$E$2]*[.$B$2]" office:value-type="float" office:value="7445.39803150068" calcext:value-type="float">
            <text:p>7.44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8]+3" office:value-type="float" office:value="24" calcext:value-type="float">
            <text:p>24</text:p>
          </table:table-cell>
          <table:table-cell table:style-name="ce70" table:formula="of:=[.A19]*7250/80" office:value-type="float" office:value="2175" calcext:value-type="float">
            <text:p>2175</text:p>
          </table:table-cell>
          <table:table-cell table:style-name="ce71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4" table:formula="of:=[.$A$2]*[.C19]/100*[.$A$6]" office:value-type="float" office:value="18.656" calcext:value-type="float">
            <text:p>18,7</text:p>
          </table:table-cell>
          <table:table-cell table:style-name="ce101" table:formula="of:=[.D19]*[.B19]/[.$E$2]*[.$B$2]" office:value-type="float" office:value="4249.19255953941" calcext:value-type="float">
            <text:p>4.249</text:p>
          </table:table-cell>
          <table:table-cell table:style-name="ce71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 calcext:value-type="float">
            <text:p>91,3</text:p>
          </table:table-cell>
          <table:table-cell table:style-name="ce117" table:formula="of:=[.$A$2]*[.F19]/100*[.$E$6]" office:value-type="float" office:value="34.85888" calcext:value-type="float">
            <text:p>34,9</text:p>
          </table:table-cell>
          <table:table-cell table:style-name="ce101" table:formula="of:=[.G19]*[.B19]/[.$E$2]*[.$B$2]" office:value-type="float" office:value="7939.64909572669" calcext:value-type="float">
            <text:p>7.94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9]+3" office:value-type="float" office:value="27" calcext:value-type="float">
            <text:p>27</text:p>
          </table:table-cell>
          <table:table-cell table:style-name="ce70" table:formula="of:=[.A20]*7250/80" office:value-type="float" office:value="2446.875" calcext:value-type="float">
            <text:p>2447</text:p>
          </table:table-cell>
          <table:table-cell table:style-name="ce71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4" table:formula="of:=[.$A$2]*[.C20]/100*[.$A$6]" office:value-type="float" office:value="18.656" calcext:value-type="float">
            <text:p>18,7</text:p>
          </table:table-cell>
          <table:table-cell table:style-name="ce101" table:formula="of:=[.D20]*[.B20]/[.$E$2]*[.$B$2]" office:value-type="float" office:value="4780.34162948184" calcext:value-type="float">
            <text:p>4.780</text:p>
          </table:table-cell>
          <table:table-cell table:style-name="ce71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 calcext:value-type="float">
            <text:p>84,7</text:p>
          </table:table-cell>
          <table:table-cell table:style-name="ce118" table:formula="of:=[.$A$2]*[.F20]/100*[.$E$6]" office:value-type="float" office:value="32.35904" calcext:value-type="float">
            <text:p>32,4</text:p>
          </table:table-cell>
          <table:table-cell table:style-name="ce101" table:formula="of:=[.G20]*[.B20]/[.$E$2]*[.$B$2]" office:value-type="float" office:value="8291.55585345561" calcext:value-type="float">
            <text:p>8.29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9" table:formula="of:=[.A20]+3" office:value-type="float" office:value="30" calcext:value-type="float">
            <text:p>30</text:p>
          </table:table-cell>
          <table:table-cell table:style-name="ce70" table:formula="of:=[.A21]*7250/80" office:value-type="float" office:value="2718.75" calcext:value-type="float">
            <text:p>2719</text:p>
          </table:table-cell>
          <table:table-cell table:style-name="ce71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5" table:formula="of:=[.$A$2]*[.C21]/100*[.$A$6]" office:value-type="float" office:value="18.656" calcext:value-type="float">
            <text:p>18,7</text:p>
          </table:table-cell>
          <table:table-cell table:style-name="ce101" table:formula="of:=[.D21]*[.B21]/[.$E$2]*[.$B$2]" office:value-type="float" office:value="5311.49069942426" calcext:value-type="float">
            <text:p>5.311</text:p>
          </table:table-cell>
          <table:table-cell table:style-name="ce71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 calcext:value-type="float">
            <text:p>78,2</text:p>
          </table:table-cell>
          <table:table-cell table:style-name="ce119" table:formula="of:=[.$A$2]*[.F21]/100*[.$E$6]" office:value-type="float" office:value="29.8592" calcext:value-type="float">
            <text:p>29,9</text:p>
          </table:table-cell>
          <table:table-cell table:style-name="ce101" table:formula="of:=[.G21]*[.B21]/[.$E$2]*[.$B$2]" office:value-type="float" office:value="8501.11830468745" calcext:value-type="float">
            <text:p>8.50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1]+3" office:value-type="float" office:value="33" calcext:value-type="float">
            <text:p>33</text:p>
          </table:table-cell>
          <table:table-cell table:style-name="ce70" table:formula="of:=[.A22]*7250/80" office:value-type="float" office:value="2990.625" calcext:value-type="float">
            <text:p>2991</text:p>
          </table:table-cell>
          <table:table-cell table:style-name="ce71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4" table:formula="of:=[.$A$2]*[.C22]/100*[.$A$6]" office:value-type="float" office:value="18.656" calcext:value-type="float">
            <text:p>18,7</text:p>
          </table:table-cell>
          <table:table-cell table:style-name="ce101" table:formula="of:=[.D22]*[.B22]/[.$E$2]*[.$B$2]" office:value-type="float" office:value="5842.63976936669" calcext:value-type="float">
            <text:p>5.843</text:p>
          </table:table-cell>
          <table:table-cell table:style-name="ce71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 calcext:value-type="float">
            <text:p>71,6</text:p>
          </table:table-cell>
          <table:table-cell table:style-name="ce120" table:formula="of:=[.$A$2]*[.F22]/100*[.$E$6]" office:value-type="float" office:value="27.35936" calcext:value-type="float">
            <text:p>27,4</text:p>
          </table:table-cell>
          <table:table-cell table:style-name="ce101" table:formula="of:=[.G22]*[.B22]/[.$E$2]*[.$B$2]" office:value-type="float" office:value="8568.33644942218" calcext:value-type="float">
            <text:p>8.56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2]+3" office:value-type="float" office:value="36" calcext:value-type="float">
            <text:p>36</text:p>
          </table:table-cell>
          <table:table-cell table:style-name="ce70" table:formula="of:=[.A23]*7250/80" office:value-type="float" office:value="3262.5" calcext:value-type="float">
            <text:p>3263</text:p>
          </table:table-cell>
          <table:table-cell table:style-name="ce71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4" table:formula="of:=[.$A$2]*[.C23]/100*[.$A$6]" office:value-type="float" office:value="18.656" calcext:value-type="float">
            <text:p>18,7</text:p>
          </table:table-cell>
          <table:table-cell table:style-name="ce101" table:formula="of:=[.D23]*[.B23]/[.$E$2]*[.$B$2]" office:value-type="float" office:value="6373.78883930912" calcext:value-type="float">
            <text:p>6.374</text:p>
          </table:table-cell>
          <table:table-cell table:style-name="ce71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 calcext:value-type="float">
            <text:p>65,1</text:p>
          </table:table-cell>
          <table:table-cell table:style-name="ce121" table:formula="of:=[.$A$2]*[.F23]/100*[.$E$6]" office:value-type="float" office:value="24.85952" calcext:value-type="float">
            <text:p>24,9</text:p>
          </table:table-cell>
          <table:table-cell table:style-name="ce101" table:formula="of:=[.G23]*[.B23]/[.$E$2]*[.$B$2]" office:value-type="float" office:value="8493.21028765983" calcext:value-type="float">
            <text:p>8.49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3]+3" office:value-type="float" office:value="39" calcext:value-type="float">
            <text:p>39</text:p>
          </table:table-cell>
          <table:table-cell table:style-name="ce70" table:formula="of:=[.A24]*7250/80" office:value-type="float" office:value="3534.375" calcext:value-type="float">
            <text:p>3534</text:p>
          </table:table-cell>
          <table:table-cell table:style-name="ce71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4" table:formula="of:=[.$A$2]*[.C24]/100*[.$A$6]" office:value-type="float" office:value="18.656" calcext:value-type="float">
            <text:p>18,7</text:p>
          </table:table-cell>
          <table:table-cell table:style-name="ce101" table:formula="of:=[.D24]*[.B24]/[.$E$2]*[.$B$2]" office:value-type="float" office:value="6904.93790925154" calcext:value-type="float">
            <text:p>6.905</text:p>
          </table:table-cell>
          <table:table-cell table:style-name="ce71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 calcext:value-type="float">
            <text:p>58,5</text:p>
          </table:table-cell>
          <table:table-cell table:style-name="ce122" table:formula="of:=[.$A$2]*[.F24]/100*[.$E$6]" office:value-type="float" office:value="22.35968" calcext:value-type="float">
            <text:p>22,4</text:p>
          </table:table-cell>
          <table:table-cell table:style-name="ce101" table:formula="of:=[.G24]*[.B24]/[.$E$2]*[.$B$2]" office:value-type="float" office:value="8275.73981940038" calcext:value-type="float">
            <text:p>8.27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4]+3" office:value-type="float" office:value="42" calcext:value-type="float">
            <text:p>42</text:p>
          </table:table-cell>
          <table:table-cell table:style-name="ce70" table:formula="of:=[.A25]*7250/80" office:value-type="float" office:value="3806.25" calcext:value-type="float">
            <text:p>3806</text:p>
          </table:table-cell>
          <table:table-cell table:style-name="ce71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4" table:formula="of:=[.$A$2]*[.C25]/100*[.$A$6]" office:value-type="float" office:value="18.656" calcext:value-type="float">
            <text:p>18,7</text:p>
          </table:table-cell>
          <table:table-cell table:style-name="ce101" table:formula="of:=[.D25]*[.B25]/[.$E$2]*[.$B$2]" office:value-type="float" office:value="7436.08697919397" calcext:value-type="float">
            <text:p>7.436</text:p>
          </table:table-cell>
          <table:table-cell table:style-name="ce71" table:formula="of:=IF([.A25]&lt;[.$G$5];[.$F$5];IF([.A25]&lt;[.$G$6];[.$F$5]+[.$H$6]*([.A25]-[.$G$5]);IF([.A25]&lt;[.$G$7];[.$F$6]+[.$H$7]*([.A25]-[.$G$6]);IF([.A25]&lt;[.$G$8];[.$F$7]+[.$H$8]*([.A25]-[.$G$7]);[.$F$8]))))" office:value-type="float" office:value="52" calcext:value-type="float">
            <text:p>52,0</text:p>
          </table:table-cell>
          <table:table-cell table:style-name="ce123" table:formula="of:=[.$A$2]*[.F25]/100*[.$E$6]" office:value-type="float" office:value="19.85984" calcext:value-type="float">
            <text:p>19,9</text:p>
          </table:table-cell>
          <table:table-cell table:style-name="ce101" table:formula="of:=[.G25]*[.B25]/[.$E$2]*[.$B$2]" office:value-type="float" office:value="7915.92504464384" calcext:value-type="float">
            <text:p>7.91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5]+3" office:value-type="float" office:value="45" calcext:value-type="float">
            <text:p>45</text:p>
          </table:table-cell>
          <table:table-cell table:style-name="ce70" table:formula="of:=[.A26]*7250/80" office:value-type="float" office:value="4078.125" calcext:value-type="float">
            <text:p>4078</text:p>
          </table:table-cell>
          <table:table-cell table:style-name="ce71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4" table:formula="of:=[.$A$2]*[.C26]/100*[.$A$6]" office:value-type="float" office:value="18.656" calcext:value-type="float">
            <text:p>18,7</text:p>
          </table:table-cell>
          <table:table-cell table:style-name="ce101" table:formula="of:=[.D26]*[.B26]/[.$E$2]*[.$B$2]" office:value-type="float" office:value="7967.2360491364" calcext:value-type="float">
            <text:p>7.967</text:p>
          </table:table-cell>
          <table:table-cell table:style-name="ce71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 calcext:value-type="float">
            <text:p>49,9</text:p>
          </table:table-cell>
          <table:table-cell table:style-name="ce124" table:formula="of:=[.$A$2]*[.F26]/100*[.$E$6]" office:value-type="float" office:value="19.0666215384615" calcext:value-type="float">
            <text:p>19,1</text:p>
          </table:table-cell>
          <table:table-cell table:style-name="ce101" table:formula="of:=[.G26]*[.B26]/[.$E$2]*[.$B$2]" office:value-type="float" office:value="8142.59618656042" calcext:value-type="float">
            <text:p>8.14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6]+3" office:value-type="float" office:value="48" calcext:value-type="float">
            <text:p>48</text:p>
          </table:table-cell>
          <table:table-cell table:style-name="ce70" table:formula="of:=[.A27]*7250/80" office:value-type="float" office:value="4350" calcext:value-type="float">
            <text:p>4350</text:p>
          </table:table-cell>
          <table:table-cell table:style-name="ce71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4" table:formula="of:=[.$A$2]*[.C27]/100*[.$A$6]" office:value-type="float" office:value="17.81648" calcext:value-type="float">
            <text:p>17,8</text:p>
          </table:table-cell>
          <table:table-cell table:style-name="ce101" table:formula="of:=[.D27]*[.B27]/[.$E$2]*[.$B$2]" office:value-type="float" office:value="8115.95778872028" calcext:value-type="float">
            <text:p>8.116</text:p>
          </table:table-cell>
          <table:table-cell table:style-name="ce71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 calcext:value-type="float">
            <text:p>47,8</text:p>
          </table:table-cell>
          <table:table-cell table:style-name="ce125" table:formula="of:=[.$A$2]*[.F27]/100*[.$E$6]" office:value-type="float" office:value="18.2734030769231" calcext:value-type="float">
            <text:p>18,3</text:p>
          </table:table-cell>
          <table:table-cell table:style-name="ce101" table:formula="of:=[.G27]*[.B27]/[.$E$2]*[.$B$2]" office:value-type="float" office:value="8324.10038506926" calcext:value-type="float">
            <text:p>8.32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9" table:formula="of:=[.A27]+3" office:value-type="float" office:value="51" calcext:value-type="float">
            <text:p>51</text:p>
          </table:table-cell>
          <table:table-cell table:style-name="ce70" table:formula="of:=[.A28]*7250/80" office:value-type="float" office:value="4621.875" calcext:value-type="float">
            <text:p>4622</text:p>
          </table:table-cell>
          <table:table-cell table:style-name="ce71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5" table:formula="of:=[.$A$2]*[.C28]/100*[.$A$6]" office:value-type="float" office:value="16.97696" calcext:value-type="float">
            <text:p>17,0</text:p>
          </table:table-cell>
          <table:table-cell table:style-name="ce101" table:formula="of:=[.D28]*[.B28]/[.$E$2]*[.$B$2]" office:value-type="float" office:value="8216.87611200933" calcext:value-type="float">
            <text:p>8.217</text:p>
          </table:table-cell>
          <table:table-cell table:style-name="ce71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 calcext:value-type="float">
            <text:p>45,8</text:p>
          </table:table-cell>
          <table:table-cell table:style-name="ce126" table:formula="of:=[.$A$2]*[.F28]/100*[.$E$6]" office:value-type="float" office:value="17.4801846153846" calcext:value-type="float">
            <text:p>17,5</text:p>
          </table:table-cell>
          <table:table-cell table:style-name="ce101" table:formula="of:=[.G28]*[.B28]/[.$E$2]*[.$B$2]" office:value-type="float" office:value="8460.43764017039" calcext:value-type="float">
            <text:p>8.46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8]+3" office:value-type="float" office:value="54" calcext:value-type="float">
            <text:p>54</text:p>
          </table:table-cell>
          <table:table-cell table:style-name="ce70" table:formula="of:=[.A29]*7250/80" office:value-type="float" office:value="4893.75" calcext:value-type="float">
            <text:p>4894</text:p>
          </table:table-cell>
          <table:table-cell table:style-name="ce71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4" table:formula="of:=[.$A$2]*[.C29]/100*[.$A$6]" office:value-type="float" office:value="16.13744" calcext:value-type="float">
            <text:p>16,1</text:p>
          </table:table-cell>
          <table:table-cell table:style-name="ce101" table:formula="of:=[.D29]*[.B29]/[.$E$2]*[.$B$2]" office:value-type="float" office:value="8269.99101900358" calcext:value-type="float">
            <text:p>8.270</text:p>
          </table:table-cell>
          <table:table-cell table:style-name="ce71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 calcext:value-type="float">
            <text:p>43,7</text:p>
          </table:table-cell>
          <table:table-cell table:style-name="ce127" table:formula="of:=[.$A$2]*[.F29]/100*[.$E$6]" office:value-type="float" office:value="16.6869661538462" calcext:value-type="float">
            <text:p>16,7</text:p>
          </table:table-cell>
          <table:table-cell table:style-name="ce101" table:formula="of:=[.G29]*[.B29]/[.$E$2]*[.$B$2]" office:value-type="float" office:value="8551.60795186377" calcext:value-type="float">
            <text:p>8.55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9]+3" office:value-type="float" office:value="57" calcext:value-type="float">
            <text:p>57</text:p>
          </table:table-cell>
          <table:table-cell table:style-name="ce70" table:formula="of:=[.A30]*7250/80" office:value-type="float" office:value="5165.625" calcext:value-type="float">
            <text:p>5166</text:p>
          </table:table-cell>
          <table:table-cell table:style-name="ce71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4" table:formula="of:=[.$A$2]*[.C30]/100*[.$A$6]" office:value-type="float" office:value="15.29792" calcext:value-type="float">
            <text:p>15,3</text:p>
          </table:table-cell>
          <table:table-cell table:style-name="ce101" table:formula="of:=[.D30]*[.B30]/[.$E$2]*[.$B$2]" office:value-type="float" office:value="8275.302509703" calcext:value-type="float">
            <text:p>8.275</text:p>
          </table:table-cell>
          <table:table-cell table:style-name="ce71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 calcext:value-type="float">
            <text:p>41,6</text:p>
          </table:table-cell>
          <table:table-cell table:style-name="ce128" table:formula="of:=[.$A$2]*[.F30]/100*[.$E$6]" office:value-type="float" office:value="15.8937476923077" calcext:value-type="float">
            <text:p>15,9</text:p>
          </table:table-cell>
          <table:table-cell table:style-name="ce101" table:formula="of:=[.G30]*[.B30]/[.$E$2]*[.$B$2]" office:value-type="float" office:value="8597.61132014941" calcext:value-type="float">
            <text:p>8.59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0]+3" office:value-type="float" office:value="60" calcext:value-type="float">
            <text:p>60</text:p>
          </table:table-cell>
          <table:table-cell table:style-name="ce70" table:formula="of:=[.A31]*7250/80" office:value-type="float" office:value="5437.5" calcext:value-type="float">
            <text:p>5438</text:p>
          </table:table-cell>
          <table:table-cell table:style-name="ce71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 calcext:value-type="float">
            <text:p>78,2</text:p>
          </table:table-cell>
          <table:table-cell table:style-name="ce74" table:formula="of:=[.$A$2]*[.C31]/100*[.$A$6]" office:value-type="float" office:value="14.5856" calcext:value-type="float">
            <text:p>14,6</text:p>
          </table:table-cell>
          <table:table-cell table:style-name="ce101" table:formula="of:=[.D31]*[.B31]/[.$E$2]*[.$B$2]" office:value-type="float" office:value="8305.24000273612" calcext:value-type="float">
            <text:p>8.305</text:p>
          </table:table-cell>
          <table:table-cell table:style-name="ce71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 calcext:value-type="float">
            <text:p>39,5</text:p>
          </table:table-cell>
          <table:table-cell table:style-name="ce129" table:formula="of:=[.$A$2]*[.F31]/100*[.$E$6]" office:value-type="float" office:value="15.1005292307692" calcext:value-type="float">
            <text:p>15,1</text:p>
          </table:table-cell>
          <table:table-cell table:style-name="ce101" table:formula="of:=[.G31]*[.B31]/[.$E$2]*[.$B$2]" office:value-type="float" office:value="8598.44774502733" calcext:value-type="float">
            <text:p>8.59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1]+3" office:value-type="float" office:value="63" calcext:value-type="float">
            <text:p>63</text:p>
          </table:table-cell>
          <table:table-cell table:style-name="ce70" table:formula="of:=[.A32]*7250/80" office:value-type="float" office:value="5709.375" calcext:value-type="float">
            <text:p>5709</text:p>
          </table:table-cell>
          <table:table-cell table:style-name="ce71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 calcext:value-type="float">
            <text:p>74,4</text:p>
          </table:table-cell>
          <table:table-cell table:style-name="ce74" table:formula="of:=[.$A$2]*[.C32]/100*[.$A$6]" office:value-type="float" office:value="13.87328" calcext:value-type="float">
            <text:p>13,9</text:p>
          </table:table-cell>
          <table:table-cell table:style-name="ce101" table:formula="of:=[.D32]*[.B32]/[.$E$2]*[.$B$2]" office:value-type="float" office:value="8294.61702133728" calcext:value-type="float">
            <text:p>8.295</text:p>
          </table:table-cell>
          <table:table-cell table:style-name="ce71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 calcext:value-type="float">
            <text:p>37,5</text:p>
          </table:table-cell>
          <table:table-cell table:style-name="ce130" table:formula="of:=[.$A$2]*[.F32]/100*[.$E$6]" office:value-type="float" office:value="14.3073107692308" calcext:value-type="float">
            <text:p>14,3</text:p>
          </table:table-cell>
          <table:table-cell table:style-name="ce101" table:formula="of:=[.G32]*[.B32]/[.$E$2]*[.$B$2]" office:value-type="float" office:value="8554.11722649754" calcext:value-type="float">
            <text:p>8.55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2]+3" office:value-type="float" office:value="66" calcext:value-type="float">
            <text:p>66</text:p>
          </table:table-cell>
          <table:table-cell table:style-name="ce70" table:formula="of:=[.A33]*7250/80" office:value-type="float" office:value="5981.25" calcext:value-type="float">
            <text:p>5981</text:p>
          </table:table-cell>
          <table:table-cell table:style-name="ce71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 calcext:value-type="float">
            <text:p>70,5</text:p>
          </table:table-cell>
          <table:table-cell table:style-name="ce74" table:formula="of:=[.$A$2]*[.C33]/100*[.$A$6]" office:value-type="float" office:value="13.16096" calcext:value-type="float">
            <text:p>13,2</text:p>
          </table:table-cell>
          <table:table-cell table:style-name="ce101" table:formula="of:=[.D33]*[.B33]/[.$E$2]*[.$B$2]" office:value-type="float" office:value="8243.43356550646" calcext:value-type="float">
            <text:p>8.243</text:p>
          </table:table-cell>
          <table:table-cell table:style-name="ce71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 calcext:value-type="float">
            <text:p>35,4</text:p>
          </table:table-cell>
          <table:table-cell table:style-name="ce131" table:formula="of:=[.$A$2]*[.F33]/100*[.$E$6]" office:value-type="float" office:value="13.5140923076923" calcext:value-type="float">
            <text:p>13,5</text:p>
          </table:table-cell>
          <table:table-cell table:style-name="ce101" table:formula="of:=[.G33]*[.B33]/[.$E$2]*[.$B$2]" office:value-type="float" office:value="8464.61976455999" calcext:value-type="float">
            <text:p>8.46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33]+3" office:value-type="float" office:value="69" calcext:value-type="float">
            <text:p>69</text:p>
          </table:table-cell>
          <table:table-cell table:style-name="ce70" table:formula="of:=[.A34]*7250/80" office:value-type="float" office:value="6253.125" calcext:value-type="float">
            <text:p>6253</text:p>
          </table:table-cell>
          <table:table-cell table:style-name="ce71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 calcext:value-type="float">
            <text:p>67,3</text:p>
          </table:table-cell>
          <table:table-cell table:style-name="ce74" table:formula="of:=[.$A$2]*[.C34]/100*[.$A$6]" office:value-type="float" office:value="12.5504" calcext:value-type="float">
            <text:p>12,6</text:p>
          </table:table-cell>
          <table:table-cell table:style-name="ce101" table:formula="of:=[.D34]*[.B34]/[.$E$2]*[.$B$2]" office:value-type="float" office:value="8218.32470038191" calcext:value-type="float">
            <text:p>8.218</text:p>
          </table:table-cell>
          <table:table-cell table:style-name="ce71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 calcext:value-type="float">
            <text:p>33,6</text:p>
          </table:table-cell>
          <table:table-cell table:style-name="ce132" table:formula="of:=[.$A$2]*[.F34]/100*[.$E$6]" office:value-type="float" office:value="12.8464" calcext:value-type="float">
            <text:p>12,8</text:p>
          </table:table-cell>
          <table:table-cell table:style-name="ce101" table:formula="of:=[.G34]*[.B34]/[.$E$2]*[.$B$2]" office:value-type="float" office:value="8412.15311312675" calcext:value-type="float">
            <text:p>8.41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9" table:formula="of:=[.A34]+3" office:value-type="float" office:value="72" calcext:value-type="float">
            <text:p>72</text:p>
          </table:table-cell>
          <table:table-cell table:style-name="ce70" table:formula="of:=[.A35]*7250/80" office:value-type="float" office:value="6525" calcext:value-type="float">
            <text:p>6525</text:p>
          </table:table-cell>
          <table:table-cell table:style-name="ce71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 calcext:value-type="float">
            <text:p>65,1</text:p>
          </table:table-cell>
          <table:table-cell table:style-name="ce75" table:formula="of:=[.$A$2]*[.C35]/100*[.$A$6]" office:value-type="float" office:value="12.14336" calcext:value-type="float">
            <text:p>12,1</text:p>
          </table:table-cell>
          <table:table-cell table:style-name="ce101" table:formula="of:=[.D35]*[.B35]/[.$E$2]*[.$B$2]" office:value-type="float" office:value="8297.51419808241" calcext:value-type="float">
            <text:p>8.298</text:p>
          </table:table-cell>
          <table:table-cell table:style-name="ce71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 calcext:value-type="float">
            <text:p>32,5</text:p>
          </table:table-cell>
          <table:table-cell table:style-name="ce133" table:formula="of:=[.$A$2]*[.F35]/100*[.$E$6]" office:value-type="float" office:value="12.42976" calcext:value-type="float">
            <text:p>12,4</text:p>
          </table:table-cell>
          <table:table-cell table:style-name="ce101" table:formula="of:=[.G35]*[.B35]/[.$E$2]*[.$B$2]" office:value-type="float" office:value="8493.21028765982" calcext:value-type="float">
            <text:p>8.49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5]+3" office:value-type="float" office:value="75" calcext:value-type="float">
            <text:p>75</text:p>
          </table:table-cell>
          <table:table-cell table:style-name="ce70" table:formula="of:=[.A36]*7250/80" office:value-type="float" office:value="6796.875" calcext:value-type="float">
            <text:p>6797</text:p>
          </table:table-cell>
          <table:table-cell table:style-name="ce71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 calcext:value-type="float">
            <text:p>62,9</text:p>
          </table:table-cell>
          <table:table-cell table:style-name="ce74" table:formula="of:=[.$A$2]*[.C36]/100*[.$A$6]" office:value-type="float" office:value="11.73632" calcext:value-type="float">
            <text:p>11,7</text:p>
          </table:table-cell>
          <table:table-cell table:style-name="ce101" table:formula="of:=[.D36]*[.B36]/[.$E$2]*[.$B$2]" office:value-type="float" office:value="8353.5262818218" calcext:value-type="float">
            <text:p>8.354</text:p>
          </table:table-cell>
          <table:table-cell table:style-name="ce71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 calcext:value-type="float">
            <text:p>31,5</text:p>
          </table:table-cell>
          <table:table-cell table:style-name="ce134" table:formula="of:=[.$A$2]*[.F36]/100*[.$E$6]" office:value-type="float" office:value="12.01312" calcext:value-type="float">
            <text:p>12,0</text:p>
          </table:table-cell>
          <table:table-cell table:style-name="ce101" table:formula="of:=[.G36]*[.B36]/[.$E$2]*[.$B$2]" office:value-type="float" office:value="8550.54341111006" calcext:value-type="float">
            <text:p>8.55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6]+3" office:value-type="float" office:value="78" calcext:value-type="float">
            <text:p>78</text:p>
          </table:table-cell>
          <table:table-cell table:style-name="ce70" table:formula="of:=[.A37]*7250/80" office:value-type="float" office:value="7068.75" calcext:value-type="float">
            <text:p>7069</text:p>
          </table:table-cell>
          <table:table-cell table:style-name="ce71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 calcext:value-type="float">
            <text:p>60,7</text:p>
          </table:table-cell>
          <table:table-cell table:style-name="ce74" table:formula="of:=[.$A$2]*[.C37]/100*[.$A$6]" office:value-type="float" office:value="11.32928" calcext:value-type="float">
            <text:p>11,3</text:p>
          </table:table-cell>
          <table:table-cell table:style-name="ce101" table:formula="of:=[.D37]*[.B37]/[.$E$2]*[.$B$2]" office:value-type="float" office:value="8386.36095160005" calcext:value-type="float">
            <text:p>8.386</text:p>
          </table:table-cell>
          <table:table-cell table:style-name="ce71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 calcext:value-type="float">
            <text:p>30,4</text:p>
          </table:table-cell>
          <table:table-cell table:style-name="ce135" table:formula="of:=[.$A$2]*[.F37]/100*[.$E$6]" office:value-type="float" office:value="11.59648" calcext:value-type="float">
            <text:p>11,6</text:p>
          </table:table-cell>
          <table:table-cell table:style-name="ce101" table:formula="of:=[.G37]*[.B37]/[.$E$2]*[.$B$2]" office:value-type="float" office:value="8584.15248347743" calcext:value-type="float">
            <text:p>8.58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1">
          <table:table-cell table:style-name="ce67" table:formula="of:=[.A37]+3" office:value-type="float" office:value="81" calcext:value-type="float">
            <text:p>81</text:p>
          </table:table-cell>
          <table:table-cell table:style-name="ce70" table:formula="of:=[.A38]*7250/80" office:value-type="float" office:value="7340.625" calcext:value-type="float">
            <text:p>7341</text:p>
          </table:table-cell>
          <table:table-cell table:style-name="ce71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 calcext:value-type="float">
            <text:p>58,5</text:p>
          </table:table-cell>
          <table:table-cell table:style-name="ce74" table:formula="of:=[.$A$2]*[.C38]/100*[.$A$6]" office:value-type="float" office:value="10.92224" calcext:value-type="float">
            <text:p>10,9</text:p>
          </table:table-cell>
          <table:table-cell table:style-name="ce101" table:formula="of:=[.D38]*[.B38]/[.$E$2]*[.$B$2]" office:value-type="float" office:value="8396.01820741718" calcext:value-type="float">
            <text:p>8.396</text:p>
          </table:table-cell>
          <table:table-cell table:style-name="ce71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 calcext:value-type="float">
            <text:p>29,3</text:p>
          </table:table-cell>
          <table:table-cell table:style-name="ce136" table:formula="of:=[.$A$2]*[.F38]/100*[.$E$6]" office:value-type="float" office:value="11.17984" calcext:value-type="float">
            <text:p>11,2</text:p>
          </table:table-cell>
          <table:table-cell table:style-name="ce101" table:formula="of:=[.G38]*[.B38]/[.$E$2]*[.$B$2]" office:value-type="float" office:value="8594.03750476194" calcext:value-type="float">
            <text:p>8.59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8]+3" office:value-type="float" office:value="84" calcext:value-type="float">
            <text:p>84</text:p>
          </table:table-cell>
          <table:table-cell table:style-name="ce70" table:formula="of:=[.A39]*7250/80" office:value-type="float" office:value="7612.5" calcext:value-type="float">
            <text:p>7613</text:p>
          </table:table-cell>
          <table:table-cell table:style-name="ce71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 calcext:value-type="float">
            <text:p>56,4</text:p>
          </table:table-cell>
          <table:table-cell table:style-name="ce74" table:formula="of:=[.$A$2]*[.C39]/100*[.$A$6]" office:value-type="float" office:value="10.5152" calcext:value-type="float">
            <text:p>10,5</text:p>
          </table:table-cell>
          <table:table-cell table:style-name="ce101" table:formula="of:=[.D39]*[.B39]/[.$E$2]*[.$B$2]" office:value-type="float" office:value="8382.49804927321" calcext:value-type="float">
            <text:p>8.382</text:p>
          </table:table-cell>
          <table:table-cell table:style-name="ce71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 calcext:value-type="float">
            <text:p>28,2</text:p>
          </table:table-cell>
          <table:table-cell table:style-name="ce137" table:formula="of:=[.$A$2]*[.F39]/100*[.$E$6]" office:value-type="float" office:value="10.7632" calcext:value-type="float">
            <text:p>10,8</text:p>
          </table:table-cell>
          <table:table-cell table:style-name="ce101" table:formula="of:=[.G39]*[.B39]/[.$E$2]*[.$B$2]" office:value-type="float" office:value="8580.19847496361" calcext:value-type="float">
            <text:p>8.58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9]+3" office:value-type="float" office:value="87" calcext:value-type="float">
            <text:p>87</text:p>
          </table:table-cell>
          <table:table-cell table:style-name="ce70" table:formula="of:=[.A40]*7250/80" office:value-type="float" office:value="7884.375" calcext:value-type="float">
            <text:p>7884</text:p>
          </table:table-cell>
          <table:table-cell table:style-name="ce71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 calcext:value-type="float">
            <text:p>54,2</text:p>
          </table:table-cell>
          <table:table-cell table:style-name="ce74" table:formula="of:=[.$A$2]*[.C40]/100*[.$A$6]" office:value-type="float" office:value="10.10816" calcext:value-type="float">
            <text:p>10,1</text:p>
          </table:table-cell>
          <table:table-cell table:style-name="ce101" table:formula="of:=[.D40]*[.B40]/[.$E$2]*[.$B$2]" office:value-type="float" office:value="8345.80047716809" calcext:value-type="float">
            <text:p>8.346</text:p>
          </table:table-cell>
          <table:table-cell table:style-name="ce71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 calcext:value-type="float">
            <text:p>27,1</text:p>
          </table:table-cell>
          <table:table-cell table:style-name="ce138" table:formula="of:=[.$A$2]*[.F40]/100*[.$E$6]" office:value-type="float" office:value="10.34656" calcext:value-type="float">
            <text:p>10,3</text:p>
          </table:table-cell>
          <table:table-cell table:style-name="ce101" table:formula="of:=[.G40]*[.B40]/[.$E$2]*[.$B$2]" office:value-type="float" office:value="8542.63539408243" calcext:value-type="float">
            <text:p>8.54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0]+3" office:value-type="float" office:value="90" calcext:value-type="float">
            <text:p>90</text:p>
          </table:table-cell>
          <table:table-cell table:style-name="ce70" table:formula="of:=[.A41]*7250/80" office:value-type="float" office:value="8156.25" calcext:value-type="float">
            <text:p>8156</text:p>
          </table:table-cell>
          <table:table-cell table:style-name="ce71" table:formula="of:=IF([.A41]&lt;[.$C$5];[.$B$5];IF([.A41]&lt;[.$C$6];[.$B$5]+[.$D$6]*([.A41]-[.$C$5]);IF([.A41]&lt;[.$C$7];[.$B$6]+[.$D$7]*([.A41]-[.$C$6]);IF([.A41]&lt;[.$C$8];[.$B$7]+[.$D$8]*([.A41]-[.$C$7]);[.$B$8]))))" office:value-type="float" office:value="52" calcext:value-type="float">
            <text:p>52,0</text:p>
          </table:table-cell>
          <table:table-cell table:style-name="ce74" table:formula="of:=[.$A$2]*[.C41]/100*[.$A$6]" office:value-type="float" office:value="9.70112" calcext:value-type="float">
            <text:p>9,7</text:p>
          </table:table-cell>
          <table:table-cell table:style-name="ce101" table:formula="of:=[.D41]*[.B41]/[.$E$2]*[.$B$2]" office:value-type="float" office:value="8285.92549110185" calcext:value-type="float">
            <text:p>8.286</text:p>
          </table:table-cell>
          <table:table-cell table:style-name="ce71" table:formula="of:=IF([.A41]&lt;[.$G$5];[.$F$5];IF([.A41]&lt;[.$G$6];[.$F$5]+[.$H$6]*([.A41]-[.$G$5]);IF([.A41]&lt;[.$G$7];[.$F$6]+[.$H$7]*([.A41]-[.$G$6]);IF([.A41]&lt;[.$G$8];[.$F$7]+[.$H$8]*([.A41]-[.$G$7]);[.$F$8]))))" office:value-type="float" office:value="26" calcext:value-type="float">
            <text:p>26,0</text:p>
          </table:table-cell>
          <table:table-cell table:style-name="ce139" table:formula="of:=[.$A$2]*[.F41]/100*[.$E$6]" office:value-type="float" office:value="9.92992" calcext:value-type="float">
            <text:p>9,9</text:p>
          </table:table-cell>
          <table:table-cell table:style-name="ce101" table:formula="of:=[.G41]*[.B41]/[.$E$2]*[.$B$2]" office:value-type="float" office:value="8481.3482621184" calcext:value-type="float">
            <text:p>8.48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1]+3" office:value-type="float" office:value="93" calcext:value-type="float">
            <text:p>93</text:p>
          </table:table-cell>
          <table:table-cell table:style-name="ce70" table:formula="of:=[.A42]*7250/80" office:value-type="float" office:value="8428.125" calcext:value-type="float">
            <text:p>8428</text:p>
          </table:table-cell>
          <table:table-cell table:style-name="ce71" table:formula="of:=IF([.A42]&lt;[.$C$5];[.$B$5];IF([.A42]&lt;[.$C$6];[.$B$5]+[.$D$6]*([.A42]-[.$C$5]);IF([.A42]&lt;[.$C$7];[.$B$6]+[.$D$7]*([.A42]-[.$C$6]);IF([.A42]&lt;[.$C$8];[.$B$7]+[.$D$8]*([.A42]-[.$C$7]);[.$B$8]))))" office:value-type="float" office:value="52" calcext:value-type="float">
            <text:p>52,0</text:p>
          </table:table-cell>
          <table:table-cell table:style-name="ce74" table:formula="of:=[.$A$2]*[.C42]/100*[.$A$6]" office:value-type="float" office:value="9.70112" calcext:value-type="float">
            <text:p>9,7</text:p>
          </table:table-cell>
          <table:table-cell table:style-name="ce102" table:formula="of:=[.D42]*[.B42]/[.$E$2]*[.$B$2]" office:value-type="float" office:value="8562.12300747191" calcext:value-type="float">
            <text:p>8.562</text:p>
          </table:table-cell>
          <table:table-cell table:style-name="ce71" table:formula="of:=IF([.A42]&lt;[.$G$5];[.$F$5];IF([.A42]&lt;[.$G$6];[.$F$5]+[.$H$6]*([.A42]-[.$G$5]);IF([.A42]&lt;[.$G$7];[.$F$6]+[.$H$7]*([.A42]-[.$G$6]);IF([.A42]&lt;[.$G$8];[.$F$7]+[.$H$8]*([.A42]-[.$G$7]);[.$F$8]))))" office:value-type="float" office:value="26" calcext:value-type="float">
            <text:p>26,0</text:p>
          </table:table-cell>
          <table:table-cell table:style-name="ce140" table:formula="of:=[.$A$2]*[.F42]/100*[.$E$6]" office:value-type="float" office:value="9.92992" calcext:value-type="float">
            <text:p>9,9</text:p>
          </table:table-cell>
          <table:table-cell table:style-name="ce102" table:formula="of:=[.G42]*[.B42]/[.$E$2]*[.$B$2]" office:value-type="float" office:value="8764.05987085568" calcext:value-type="float">
            <text:p>8.76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2]+3" office:value-type="float" office:value="96" calcext:value-type="float">
            <text:p>96</text:p>
          </table:table-cell>
          <table:table-cell table:style-name="ce70" table:formula="of:=[.A43]*7250/80" office:value-type="float" office:value="8700" calcext:value-type="float">
            <text:p>8700</text:p>
          </table:table-cell>
          <table:table-cell table:style-name="ce71" table:formula="of:=IF([.A43]&lt;[.$C$5];[.$B$5];IF([.A43]&lt;[.$C$6];[.$B$5]+[.$D$6]*([.A43]-[.$C$5]);IF([.A43]&lt;[.$C$7];[.$B$6]+[.$D$7]*([.A43]-[.$C$6]);IF([.A43]&lt;[.$C$8];[.$B$7]+[.$D$8]*([.A43]-[.$C$7]);[.$B$8]))))" office:value-type="float" office:value="52" calcext:value-type="float">
            <text:p>52,0</text:p>
          </table:table-cell>
          <table:table-cell table:style-name="ce74" table:formula="of:=[.$A$2]*[.C43]/100*[.$A$6]" office:value-type="float" office:value="9.70112" calcext:value-type="float">
            <text:p>9,7</text:p>
          </table:table-cell>
          <table:table-cell table:style-name="ce103" table:formula="of:=[.D43]*[.B43]/[.$E$2]*[.$B$2]" office:value-type="float" office:value="8838.32052384197" calcext:value-type="float">
            <text:p>8.838</text:p>
          </table:table-cell>
          <table:table-cell table:style-name="ce71" table:formula="of:=IF([.A43]&lt;[.$G$5];[.$F$5];IF([.A43]&lt;[.$G$6];[.$F$5]+[.$H$6]*([.A43]-[.$G$5]);IF([.A43]&lt;[.$G$7];[.$F$6]+[.$H$7]*([.A43]-[.$G$6]);IF([.A43]&lt;[.$G$8];[.$F$7]+[.$H$8]*([.A43]-[.$G$7]);[.$F$8]))))" office:value-type="float" office:value="26" calcext:value-type="float">
            <text:p>26,0</text:p>
          </table:table-cell>
          <table:table-cell table:style-name="ce141" table:formula="of:=[.$A$2]*[.F43]/100*[.$E$6]" office:value-type="float" office:value="9.92992" calcext:value-type="float">
            <text:p>9,9</text:p>
          </table:table-cell>
          <table:table-cell table:style-name="ce103" table:formula="of:=[.G43]*[.B43]/[.$E$2]*[.$B$2]" office:value-type="float" office:value="9046.77147959296" calcext:value-type="float">
            <text:p>9.047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3]+3" office:value-type="float" office:value="99" calcext:value-type="float">
            <text:p>99</text:p>
          </table:table-cell>
          <table:table-cell table:style-name="ce70" table:formula="of:=[.A44]*7250/80" office:value-type="float" office:value="8971.875" calcext:value-type="float">
            <text:p>8972</text:p>
          </table:table-cell>
          <table:table-cell table:style-name="ce71" table:formula="of:=IF([.A44]&lt;[.$C$5];[.$B$5];IF([.A44]&lt;[.$C$6];[.$B$5]+[.$D$6]*([.A44]-[.$C$5]);IF([.A44]&lt;[.$C$7];[.$B$6]+[.$D$7]*([.A44]-[.$C$6]);IF([.A44]&lt;[.$C$8];[.$B$7]+[.$D$8]*([.A44]-[.$C$7]);[.$B$8]))))" office:value-type="float" office:value="52" calcext:value-type="float">
            <text:p>52,0</text:p>
          </table:table-cell>
          <table:table-cell table:style-name="ce74" table:formula="of:=[.$A$2]*[.C44]/100*[.$A$6]" office:value-type="float" office:value="9.70112" calcext:value-type="float">
            <text:p>9,7</text:p>
          </table:table-cell>
          <table:table-cell table:style-name="ce104" table:formula="of:=[.D44]*[.B44]/[.$E$2]*[.$B$2]" office:value-type="float" office:value="9114.51804021204" calcext:value-type="float">
            <text:p>9.115</text:p>
          </table:table-cell>
          <table:table-cell table:style-name="ce71" table:formula="of:=IF([.A44]&lt;[.$G$5];[.$F$5];IF([.A44]&lt;[.$G$6];[.$F$5]+[.$H$6]*([.A44]-[.$G$5]);IF([.A44]&lt;[.$G$7];[.$F$6]+[.$H$7]*([.A44]-[.$G$6]);IF([.A44]&lt;[.$G$8];[.$F$7]+[.$H$8]*([.A44]-[.$G$7]);[.$F$8]))))" office:value-type="float" office:value="26" calcext:value-type="float">
            <text:p>26,0</text:p>
          </table:table-cell>
          <table:table-cell table:style-name="ce142" table:formula="of:=[.$A$2]*[.F44]/100*[.$E$6]" office:value-type="float" office:value="9.92992" calcext:value-type="float">
            <text:p>9,9</text:p>
          </table:table-cell>
          <table:table-cell table:style-name="ce104" table:formula="of:=[.G44]*[.B44]/[.$E$2]*[.$B$2]" office:value-type="float" office:value="9329.48308833024" calcext:value-type="float">
            <text:p>9.329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4]+3" office:value-type="float" office:value="102" calcext:value-type="float">
            <text:p>102</text:p>
          </table:table-cell>
          <table:table-cell table:style-name="ce70" table:formula="of:=[.A45]*7250/80" office:value-type="float" office:value="9243.75" calcext:value-type="float">
            <text:p>9244</text:p>
          </table:table-cell>
          <table:table-cell table:style-name="ce71" table:formula="of:=IF([.A45]&lt;[.$C$5];[.$B$5];IF([.A45]&lt;[.$C$6];[.$B$5]+[.$D$6]*([.A45]-[.$C$5]);IF([.A45]&lt;[.$C$7];[.$B$6]+[.$D$7]*([.A45]-[.$C$6]);IF([.A45]&lt;[.$C$8];[.$B$7]+[.$D$8]*([.A45]-[.$C$7]);[.$B$8]))))" office:value-type="float" office:value="52" calcext:value-type="float">
            <text:p>52,0</text:p>
          </table:table-cell>
          <table:table-cell table:style-name="ce74" table:formula="of:=[.$A$2]*[.C45]/100*[.$A$6]" office:value-type="float" office:value="9.70112" calcext:value-type="float">
            <text:p>9,7</text:p>
          </table:table-cell>
          <table:table-cell table:style-name="ce105" table:formula="of:=[.D45]*[.B45]/[.$E$2]*[.$B$2]" office:value-type="float" office:value="9390.7155565821" calcext:value-type="float">
            <text:p>9.391</text:p>
          </table:table-cell>
          <table:table-cell table:style-name="ce71" table:formula="of:=IF([.A45]&lt;[.$G$5];[.$F$5];IF([.A45]&lt;[.$G$6];[.$F$5]+[.$H$6]*([.A45]-[.$G$5]);IF([.A45]&lt;[.$G$7];[.$F$6]+[.$H$7]*([.A45]-[.$G$6]);IF([.A45]&lt;[.$G$8];[.$F$7]+[.$H$8]*([.A45]-[.$G$7]);[.$F$8]))))" office:value-type="float" office:value="26" calcext:value-type="float">
            <text:p>26,0</text:p>
          </table:table-cell>
          <table:table-cell table:style-name="ce143" table:formula="of:=[.$A$2]*[.F45]/100*[.$E$6]" office:value-type="float" office:value="9.92992" calcext:value-type="float">
            <text:p>9,9</text:p>
          </table:table-cell>
          <table:table-cell table:style-name="ce105" table:formula="of:=[.G45]*[.B45]/[.$E$2]*[.$B$2]" office:value-type="float" office:value="9612.19469706752" calcext:value-type="float">
            <text:p>9.61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5]+3" office:value-type="float" office:value="105" calcext:value-type="float">
            <text:p>105</text:p>
          </table:table-cell>
          <table:table-cell table:style-name="ce70" table:formula="of:=[.A46]*7250/80" office:value-type="float" office:value="9515.625" calcext:value-type="float">
            <text:p>9516</text:p>
          </table:table-cell>
          <table:table-cell table:style-name="ce71" table:formula="of:=IF([.A46]&lt;[.$C$5];[.$B$5];IF([.A46]&lt;[.$C$6];[.$B$5]+[.$D$6]*([.A46]-[.$C$5]);IF([.A46]&lt;[.$C$7];[.$B$6]+[.$D$7]*([.A46]-[.$C$6]);IF([.A46]&lt;[.$C$8];[.$B$7]+[.$D$8]*([.A46]-[.$C$7]);[.$B$8]))))" office:value-type="float" office:value="52" calcext:value-type="float">
            <text:p>52,0</text:p>
          </table:table-cell>
          <table:table-cell table:style-name="ce74" table:formula="of:=[.$A$2]*[.C46]/100*[.$A$6]" office:value-type="float" office:value="9.70112" calcext:value-type="float">
            <text:p>9,7</text:p>
          </table:table-cell>
          <table:table-cell table:style-name="ce106" table:formula="of:=[.D46]*[.B46]/[.$E$2]*[.$B$2]" office:value-type="float" office:value="9666.91307295216" calcext:value-type="float">
            <text:p>9.667</text:p>
          </table:table-cell>
          <table:table-cell table:style-name="ce71" table:formula="of:=IF([.A46]&lt;[.$G$5];[.$F$5];IF([.A46]&lt;[.$G$6];[.$F$5]+[.$H$6]*([.A46]-[.$G$5]);IF([.A46]&lt;[.$G$7];[.$F$6]+[.$H$7]*([.A46]-[.$G$6]);IF([.A46]&lt;[.$G$8];[.$F$7]+[.$H$8]*([.A46]-[.$G$7]);[.$F$8]))))" office:value-type="float" office:value="26" calcext:value-type="float">
            <text:p>26,0</text:p>
          </table:table-cell>
          <table:table-cell table:style-name="ce144" table:formula="of:=[.$A$2]*[.F46]/100*[.$E$6]" office:value-type="float" office:value="9.92992" calcext:value-type="float">
            <text:p>9,9</text:p>
          </table:table-cell>
          <table:table-cell table:style-name="ce106" table:formula="of:=[.G46]*[.B46]/[.$E$2]*[.$B$2]" office:value-type="float" office:value="9894.9063058048" calcext:value-type="float">
            <text:p>9.89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6]+3" office:value-type="float" office:value="108" calcext:value-type="float">
            <text:p>108</text:p>
          </table:table-cell>
          <table:table-cell table:style-name="ce70" table:formula="of:=[.A47]*7250/80" office:value-type="float" office:value="9787.5" calcext:value-type="float">
            <text:p>9788</text:p>
          </table:table-cell>
          <table:table-cell table:style-name="ce71" table:formula="of:=IF([.A47]&lt;[.$C$5];[.$B$5];IF([.A47]&lt;[.$C$6];[.$B$5]+[.$D$6]*([.A47]-[.$C$5]);IF([.A47]&lt;[.$C$7];[.$B$6]+[.$D$7]*([.A47]-[.$C$6]);IF([.A47]&lt;[.$C$8];[.$B$7]+[.$D$8]*([.A47]-[.$C$7]);[.$B$8]))))" office:value-type="float" office:value="52" calcext:value-type="float">
            <text:p>52,0</text:p>
          </table:table-cell>
          <table:table-cell table:style-name="ce74" table:formula="of:=[.$A$2]*[.C47]/100*[.$A$6]" office:value-type="float" office:value="9.70112" calcext:value-type="float">
            <text:p>9,7</text:p>
          </table:table-cell>
          <table:table-cell table:style-name="ce107" table:formula="of:=[.D47]*[.B47]/[.$E$2]*[.$B$2]" office:value-type="float" office:value="9943.11058932222" calcext:value-type="float">
            <text:p>9.943</text:p>
          </table:table-cell>
          <table:table-cell table:style-name="ce71" table:formula="of:=IF([.A47]&lt;[.$G$5];[.$F$5];IF([.A47]&lt;[.$G$6];[.$F$5]+[.$H$6]*([.A47]-[.$G$5]);IF([.A47]&lt;[.$G$7];[.$F$6]+[.$H$7]*([.A47]-[.$G$6]);IF([.A47]&lt;[.$G$8];[.$F$7]+[.$H$8]*([.A47]-[.$G$7]);[.$F$8]))))" office:value-type="float" office:value="26" calcext:value-type="float">
            <text:p>26,0</text:p>
          </table:table-cell>
          <table:table-cell table:style-name="ce145" table:formula="of:=[.$A$2]*[.F47]/100*[.$E$6]" office:value-type="float" office:value="9.92992" calcext:value-type="float">
            <text:p>9,9</text:p>
          </table:table-cell>
          <table:table-cell table:style-name="ce107" table:formula="of:=[.G47]*[.B47]/[.$E$2]*[.$B$2]" office:value-type="float" office:value="10177.6179145421" calcext:value-type="float">
            <text:p>10.17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6">
          <table:table-cell table:style-name="ce67" table:formula="of:=[.A47]+3" office:value-type="float" office:value="111" calcext:value-type="float">
            <text:p>111</text:p>
          </table:table-cell>
          <table:table-cell table:style-name="ce70" table:formula="of:=[.A48]*7250/80" office:value-type="float" office:value="10059.375" calcext:value-type="float">
            <text:p>10059</text:p>
          </table:table-cell>
          <table:table-cell table:style-name="ce71" table:formula="of:=IF([.A48]&lt;[.$C$5];[.$B$5];IF([.A48]&lt;[.$C$6];[.$B$5]+[.$D$6]*([.A48]-[.$C$5]);IF([.A48]&lt;[.$C$7];[.$B$6]+[.$D$7]*([.A48]-[.$C$6]);IF([.A48]&lt;[.$C$8];[.$B$7]+[.$D$8]*([.A48]-[.$C$7]);[.$B$8]))))" office:value-type="float" office:value="52" calcext:value-type="float">
            <text:p>52,0</text:p>
          </table:table-cell>
          <table:table-cell table:style-name="ce74" table:formula="of:=[.$A$2]*[.C48]/100*[.$A$6]" office:value-type="float" office:value="9.70112" calcext:value-type="float">
            <text:p>9,7</text:p>
          </table:table-cell>
          <table:table-cell table:style-name="ce108" table:formula="of:=[.D48]*[.B48]/[.$E$2]*[.$B$2]" office:value-type="float" office:value="10219.3081056923" calcext:value-type="float">
            <text:p>10.219</text:p>
          </table:table-cell>
          <table:table-cell table:style-name="ce71" table:formula="of:=IF([.A48]&lt;[.$G$5];[.$F$5];IF([.A48]&lt;[.$G$6];[.$F$5]+[.$H$6]*([.A48]-[.$G$5]);IF([.A48]&lt;[.$G$7];[.$F$6]+[.$H$7]*([.A48]-[.$G$6]);IF([.A48]&lt;[.$G$8];[.$F$7]+[.$H$8]*([.A48]-[.$G$7]);[.$F$8]))))" office:value-type="float" office:value="26" calcext:value-type="float">
            <text:p>26,0</text:p>
          </table:table-cell>
          <table:table-cell table:style-name="ce146" table:formula="of:=[.$A$2]*[.F48]/100*[.$E$6]" office:value-type="float" office:value="9.92992" calcext:value-type="float">
            <text:p>9,9</text:p>
          </table:table-cell>
          <table:table-cell table:style-name="ce108" table:formula="of:=[.G48]*[.B48]/[.$E$2]*[.$B$2]" office:value-type="float" office:value="10460.3295232794" calcext:value-type="float">
            <text:p>10.46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2">
          <table:table-cell table:style-name="ce67" table:number-columns-repeated="3"/>
          <table:table-cell table:number-columns-repeated="5"/>
          <table:table-cell table:style-name="ce67" table:number-columns-repeated="7"/>
          <table:table-cell table:style-name="ce99"/>
          <table:table-cell table:style-name="ce67" table:number-columns-repeated="1008"/>
        </table:table-row>
        <table:table-row table:style-name="ro1">
          <table:table-cell table:number-columns-repeated="3"/>
          <table:table-cell table:style-name="ce76" office:value-type="string" calcext:value-type="string">
            <text:p>Sum:</text:p>
          </table:table-cell>
          <table:table-cell table:style-name="ce86" table:formula="of:=SUM([.E12:.E48])" office:value-type="float" office:value="253860.283665028" calcext:value-type="float">
            <text:p>253.860</text:p>
          </table:table-cell>
          <table:table-cell/>
          <table:table-cell table:style-name="ce76" office:value-type="string" calcext:value-type="string">
            <text:p>Sum:</text:p>
          </table:table-cell>
          <table:table-cell table:style-name="ce92" table:formula="of:=SUM([.H12:.H48])" office:value-type="float" office:value="291482.51208441" calcext:value-type="float">
            <text:p>291.483</text:p>
          </table:table-cell>
          <table:table-cell table:number-columns-repeated="7"/>
          <table:table-cell table:style-name="ce63"/>
          <table:table-cell table:number-columns-repeated="1008"/>
        </table:table-row>
        <table:table-row table:style-name="ro1">
          <table:table-cell table:style-name="ce44"/>
          <table:table-cell table:style-name="ce49"/>
          <table:table-cell table:style-name="ce54"/>
          <table:table-cell table:style-name="ce77"/>
          <table:table-cell table:style-name="ce87" table:formula="of:=[.E50]/(37*[.$D$2])" office:value-type="percentage" office:value="0.857636093462934" calcext:value-type="percentage">
            <text:p>85,8%</text:p>
          </table:table-cell>
          <table:table-cell/>
          <table:table-cell table:style-name="ce77"/>
          <table:table-cell table:style-name="ce93" table:formula="of:=[.H50]/(37*[.$D$2])" office:value-type="percentage" office:value="0.984738216501384" calcext:value-type="percentage">
            <text:p>98,5%</text:p>
          </table:table-cell>
          <table:table-cell table:number-columns-repeated="6"/>
          <table:table-cell table:style-name="ce44"/>
          <table:table-cell table:style-name="ce6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4"/>
          <table:table-cell table:style-name="ce49"/>
          <table:table-cell table:style-name="ce54"/>
          <table:table-cell table:style-name="ce77"/>
          <table:table-cell table:style-name="ce87"/>
          <table:table-cell/>
          <table:table-cell table:style-name="ce77"/>
          <table:table-cell table:style-name="ce93"/>
          <table:table-cell table:number-columns-repeated="6"/>
          <table:table-cell table:style-name="ce44"/>
          <table:table-cell table:style-name="ce6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6" office:value-type="string" calcext:value-type="string">
            <text:p>Limiter peak:</text:p>
          </table:table-cell>
          <table:table-cell table:style-name="ce88" table:formula="of:=MAX([.E12:.E48])+800" office:value-type="float" office:value="11019.3081056923" calcext:value-type="float">
            <text:p>11.019</text:p>
          </table:table-cell>
          <table:table-cell/>
          <table:table-cell table:style-name="ce76" office:value-type="string" calcext:value-type="string">
            <text:p>Limiter peak:</text:p>
          </table:table-cell>
          <table:table-cell table:style-name="ce94" table:formula="of:=MAX([.H12:.H48])+800" office:value-type="float" office:value="11260.3295232794" calcext:value-type="float">
            <text:p>11.260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7"/>
          <table:table-cell table:style-name="ce89" table:formula="of:=[.E53]/[.$D$2]" office:value-type="percentage" office:value="1.37741351321154" calcext:value-type="percentage">
            <text:p>137,7%</text:p>
          </table:table-cell>
          <table:table-cell table:style-name="ce54"/>
          <table:table-cell table:style-name="ce77"/>
          <table:table-cell table:style-name="ce93" table:formula="of:=[.H53]/[.$D$2]" office:value-type="percentage" office:value="1.40754119040992" calcext:value-type="percentage">
            <text:p>140,8%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90" table:formula="of:=ROUNDUP([.E53];-2)/100" office:value-type="float" office:value="111" calcext:value-type="float">
            <text:p>111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5" table:formula="of:=ROUNDUP([.H53];-2)/100" office:value-type="float" office:value="113" calcext:value-type="float">
            <text:p>113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4"/>
          <table:table-cell table:style-name="ce49"/>
          <table:table-cell table:number-columns-repeated="4"/>
          <table:table-cell table:style-name="ce63"/>
          <table:table-cell table:style-name="ce56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996"/>
        </table:table-row>
        <table:table-row table:style-name="ro2">
          <table:table-cell table:number-columns-repeated="26"/>
          <table:table-cell table:style-name="ce41"/>
          <table:table-cell table:style-name="ce61"/>
          <table:table-cell table:number-columns-repeated="99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B.E11:Recupmap_80_B.E41 Recupmap_80_B.H11:Recupmap_80_B.H41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2]" calcext:base-cell-address="Recupmap_80_B.G12"/>
          </calcext:conditional-format>
          <calcext:conditional-format calcext:target-range-address="Recupmap_80_B.G13:Recupmap_80_B.G13">
            <calcext:condition calcext:apply-style-name="Warnung" calcext:value="&lt;[.D13]" calcext:base-cell-address="Recupmap_80_B.G13"/>
          </calcext:conditional-format>
          <calcext:conditional-format calcext:target-range-address="Recupmap_80_B.G14:Recupmap_80_B.G14">
            <calcext:condition calcext:apply-style-name="Warnung" calcext:value="&lt;[.D14]" calcext:base-cell-address="Recupmap_80_B.G14"/>
          </calcext:conditional-format>
          <calcext:conditional-format calcext:target-range-address="Recupmap_80_B.G15:Recupmap_80_B.G15">
            <calcext:condition calcext:apply-style-name="Warnung" calcext:value="&lt;[.D15]" calcext:base-cell-address="Recupmap_80_B.G15"/>
          </calcext:conditional-format>
          <calcext:conditional-format calcext:target-range-address="Recupmap_80_B.G16:Recupmap_80_B.G16">
            <calcext:condition calcext:apply-style-name="Warnung" calcext:value="&lt;[.D16]" calcext:base-cell-address="Recupmap_80_B.G16"/>
          </calcext:conditional-format>
          <calcext:conditional-format calcext:target-range-address="Recupmap_80_B.G17:Recupmap_80_B.G17">
            <calcext:condition calcext:apply-style-name="Warnung" calcext:value="&lt;[.D17]" calcext:base-cell-address="Recupmap_80_B.G17"/>
          </calcext:conditional-format>
          <calcext:conditional-format calcext:target-range-address="Recupmap_80_B.G18:Recupmap_80_B.G18">
            <calcext:condition calcext:apply-style-name="Warnung" calcext:value="&lt;[.D18]" calcext:base-cell-address="Recupmap_80_B.G18"/>
          </calcext:conditional-format>
          <calcext:conditional-format calcext:target-range-address="Recupmap_80_B.G19:Recupmap_80_B.G19">
            <calcext:condition calcext:apply-style-name="Warnung" calcext:value="&lt;[.D19]" calcext:base-cell-address="Recupmap_80_B.G19"/>
          </calcext:conditional-format>
          <calcext:conditional-format calcext:target-range-address="Recupmap_80_B.G20:Recupmap_80_B.G20">
            <calcext:condition calcext:apply-style-name="Warnung" calcext:value="&lt;[.D20]" calcext:base-cell-address="Recupmap_80_B.G20"/>
          </calcext:conditional-format>
          <calcext:conditional-format calcext:target-range-address="Recupmap_80_B.G21:Recupmap_80_B.G21">
            <calcext:condition calcext:apply-style-name="Warnung" calcext:value="&lt;[.D21]" calcext:base-cell-address="Recupmap_80_B.G21"/>
          </calcext:conditional-format>
          <calcext:conditional-format calcext:target-range-address="Recupmap_80_B.G22:Recupmap_80_B.G22">
            <calcext:condition calcext:apply-style-name="Warnung" calcext:value="&lt;[.D22]" calcext:base-cell-address="Recupmap_80_B.G22"/>
          </calcext:conditional-format>
          <calcext:conditional-format calcext:target-range-address="Recupmap_80_B.G23:Recupmap_80_B.G23">
            <calcext:condition calcext:apply-style-name="Warnung" calcext:value="&lt;[.D23]" calcext:base-cell-address="Recupmap_80_B.G23"/>
          </calcext:conditional-format>
          <calcext:conditional-format calcext:target-range-address="Recupmap_80_B.G24:Recupmap_80_B.G24">
            <calcext:condition calcext:apply-style-name="Warnung" calcext:value="&lt;[.D24]" calcext:base-cell-address="Recupmap_80_B.G24"/>
          </calcext:conditional-format>
          <calcext:conditional-format calcext:target-range-address="Recupmap_80_B.G25:Recupmap_80_B.G25">
            <calcext:condition calcext:apply-style-name="Warnung" calcext:value="&lt;[.D25]" calcext:base-cell-address="Recupmap_80_B.G25"/>
          </calcext:conditional-format>
          <calcext:conditional-format calcext:target-range-address="Recupmap_80_B.G26:Recupmap_80_B.G26">
            <calcext:condition calcext:apply-style-name="Warnung" calcext:value="&lt;[.D26]" calcext:base-cell-address="Recupmap_80_B.G26"/>
          </calcext:conditional-format>
          <calcext:conditional-format calcext:target-range-address="Recupmap_80_B.G27:Recupmap_80_B.G27">
            <calcext:condition calcext:apply-style-name="Warnung" calcext:value="&lt;[.D27]" calcext:base-cell-address="Recupmap_80_B.G27"/>
          </calcext:conditional-format>
          <calcext:conditional-format calcext:target-range-address="Recupmap_80_B.G28:Recupmap_80_B.G28">
            <calcext:condition calcext:apply-style-name="Warnung" calcext:value="&lt;[.D28]" calcext:base-cell-address="Recupmap_80_B.G28"/>
          </calcext:conditional-format>
          <calcext:conditional-format calcext:target-range-address="Recupmap_80_B.G29:Recupmap_80_B.G29">
            <calcext:condition calcext:apply-style-name="Warnung" calcext:value="&lt;[.D29]" calcext:base-cell-address="Recupmap_80_B.G29"/>
          </calcext:conditional-format>
          <calcext:conditional-format calcext:target-range-address="Recupmap_80_B.G30:Recupmap_80_B.G30">
            <calcext:condition calcext:apply-style-name="Warnung" calcext:value="&lt;[.D30]" calcext:base-cell-address="Recupmap_80_B.G30"/>
          </calcext:conditional-format>
          <calcext:conditional-format calcext:target-range-address="Recupmap_80_B.G31:Recupmap_80_B.G31">
            <calcext:condition calcext:apply-style-name="Warnung" calcext:value="&lt;[.D31]" calcext:base-cell-address="Recupmap_80_B.G31"/>
          </calcext:conditional-format>
          <calcext:conditional-format calcext:target-range-address="Recupmap_80_B.G32:Recupmap_80_B.G32">
            <calcext:condition calcext:apply-style-name="Warnung" calcext:value="&lt;[.D32]" calcext:base-cell-address="Recupmap_80_B.G32"/>
          </calcext:conditional-format>
          <calcext:conditional-format calcext:target-range-address="Recupmap_80_B.G33:Recupmap_80_B.G33">
            <calcext:condition calcext:apply-style-name="Warnung" calcext:value="&lt;[.D33]" calcext:base-cell-address="Recupmap_80_B.G33"/>
          </calcext:conditional-format>
          <calcext:conditional-format calcext:target-range-address="Recupmap_80_B.G34:Recupmap_80_B.G34">
            <calcext:condition calcext:apply-style-name="Warnung" calcext:value="&lt;[.D34]" calcext:base-cell-address="Recupmap_80_B.G34"/>
          </calcext:conditional-format>
          <calcext:conditional-format calcext:target-range-address="Recupmap_80_B.G35:Recupmap_80_B.G35">
            <calcext:condition calcext:apply-style-name="Warnung" calcext:value="&lt;[.D35]" calcext:base-cell-address="Recupmap_80_B.G35"/>
          </calcext:conditional-format>
          <calcext:conditional-format calcext:target-range-address="Recupmap_80_B.G36:Recupmap_80_B.G36">
            <calcext:condition calcext:apply-style-name="Warnung" calcext:value="&lt;[.D36]" calcext:base-cell-address="Recupmap_80_B.G36"/>
          </calcext:conditional-format>
          <calcext:conditional-format calcext:target-range-address="Recupmap_80_B.G37:Recupmap_80_B.G37">
            <calcext:condition calcext:apply-style-name="Warnung" calcext:value="&lt;[.D37]" calcext:base-cell-address="Recupmap_80_B.G37"/>
          </calcext:conditional-format>
          <calcext:conditional-format calcext:target-range-address="Recupmap_80_B.G38:Recupmap_80_B.G38">
            <calcext:condition calcext:apply-style-name="Warnung" calcext:value="&lt;[.D38]" calcext:base-cell-address="Recupmap_80_B.G38"/>
          </calcext:conditional-format>
          <calcext:conditional-format calcext:target-range-address="Recupmap_80_B.G39:Recupmap_80_B.G39">
            <calcext:condition calcext:apply-style-name="Warnung" calcext:value="&lt;[.D39]" calcext:base-cell-address="Recupmap_80_B.G39"/>
          </calcext:conditional-format>
          <calcext:conditional-format calcext:target-range-address="Recupmap_80_B.G40:Recupmap_80_B.G40">
            <calcext:condition calcext:apply-style-name="Warnung" calcext:value="&lt;[.D40]" calcext:base-cell-address="Recupmap_80_B.G40"/>
          </calcext:conditional-format>
          <calcext:conditional-format calcext:target-range-address="Recupmap_80_B.G41:Recupmap_80_B.G41">
            <calcext:condition calcext:apply-style-name="Warnung" calcext:value="&lt;[.D41]" calcext:base-cell-address="Recupmap_80_B.G41"/>
          </calcext:conditional-format>
          <calcext:conditional-format calcext:target-range-address="Recupmap_80_B.E42:Recupmap_80_B.E42 Recupmap_80_B.H42:Recupmap_80_B.H42">
            <calcext:condition calcext:apply-style-name="Warnung" calcext:value="&gt;8000" calcext:base-cell-address="Recupmap_80_B.E42"/>
          </calcext:conditional-format>
          <calcext:conditional-format calcext:target-range-address="Recupmap_80_B.G42:Recupmap_80_B.G42">
            <calcext:condition calcext:apply-style-name="Warnung" calcext:value="&lt;[.D42]" calcext:base-cell-address="Recupmap_80_B.G42"/>
          </calcext:conditional-format>
          <calcext:conditional-format calcext:target-range-address="Recupmap_80_B.E43:Recupmap_80_B.E43 Recupmap_80_B.H43:Recupmap_80_B.H43">
            <calcext:condition calcext:apply-style-name="Warnung" calcext:value="&gt;8000" calcext:base-cell-address="Recupmap_80_B.E43"/>
          </calcext:conditional-format>
          <calcext:conditional-format calcext:target-range-address="Recupmap_80_B.G43:Recupmap_80_B.G43">
            <calcext:condition calcext:apply-style-name="Warnung" calcext:value="&lt;[.D43]" calcext:base-cell-address="Recupmap_80_B.G43"/>
          </calcext:conditional-format>
          <calcext:conditional-format calcext:target-range-address="Recupmap_80_B.E44:Recupmap_80_B.E44 Recupmap_80_B.H44:Recupmap_80_B.H44">
            <calcext:condition calcext:apply-style-name="Warnung" calcext:value="&gt;8000" calcext:base-cell-address="Recupmap_80_B.E44"/>
          </calcext:conditional-format>
          <calcext:conditional-format calcext:target-range-address="Recupmap_80_B.G44:Recupmap_80_B.G44">
            <calcext:condition calcext:apply-style-name="Warnung" calcext:value="&lt;[.D44]" calcext:base-cell-address="Recupmap_80_B.G44"/>
          </calcext:conditional-format>
          <calcext:conditional-format calcext:target-range-address="Recupmap_80_B.E45:Recupmap_80_B.E45 Recupmap_80_B.H45:Recupmap_80_B.H45">
            <calcext:condition calcext:apply-style-name="Warnung" calcext:value="&gt;8000" calcext:base-cell-address="Recupmap_80_B.E45"/>
          </calcext:conditional-format>
          <calcext:conditional-format calcext:target-range-address="Recupmap_80_B.G45:Recupmap_80_B.G45">
            <calcext:condition calcext:apply-style-name="Warnung" calcext:value="&lt;[.D45]" calcext:base-cell-address="Recupmap_80_B.G45"/>
          </calcext:conditional-format>
          <calcext:conditional-format calcext:target-range-address="Recupmap_80_B.E46:Recupmap_80_B.E46 Recupmap_80_B.H46:Recupmap_80_B.H46">
            <calcext:condition calcext:apply-style-name="Warnung" calcext:value="&gt;8000" calcext:base-cell-address="Recupmap_80_B.E46"/>
          </calcext:conditional-format>
          <calcext:conditional-format calcext:target-range-address="Recupmap_80_B.G46:Recupmap_80_B.G46">
            <calcext:condition calcext:apply-style-name="Warnung" calcext:value="&lt;[.D46]" calcext:base-cell-address="Recupmap_80_B.G46"/>
          </calcext:conditional-format>
          <calcext:conditional-format calcext:target-range-address="Recupmap_80_B.E47:Recupmap_80_B.E47 Recupmap_80_B.H47:Recupmap_80_B.H47">
            <calcext:condition calcext:apply-style-name="Warnung" calcext:value="&gt;8000" calcext:base-cell-address="Recupmap_80_B.E47"/>
          </calcext:conditional-format>
          <calcext:conditional-format calcext:target-range-address="Recupmap_80_B.G47:Recupmap_80_B.G47">
            <calcext:condition calcext:apply-style-name="Warnung" calcext:value="&lt;[.D47]" calcext:base-cell-address="Recupmap_80_B.G47"/>
          </calcext:conditional-format>
          <calcext:conditional-format calcext:target-range-address="Recupmap_80_B.E48:Recupmap_80_B.E48 Recupmap_80_B.H48:Recupmap_80_B.H48">
            <calcext:condition calcext:apply-style-name="Warnung" calcext:value="&gt;8000" calcext:base-cell-address="Recupmap_80_B.E48"/>
          </calcext:conditional-format>
          <calcext:conditional-format calcext:target-range-address="Recupmap_80_B.G48:Recupmap_80_B.G48">
            <calcext:condition calcext:apply-style-name="Warnung" calcext:value="&lt;[.D48]" calcext:base-cell-address="Recupmap_80_B.G48"/>
          </calcext:conditional-format>
        </calcext:conditional-formats>
      </table:table>
      <table:table table:name="Recupmap_80_org" table:style-name="ta1">
        <table:shapes>
          <draw:frame draw:z-index="0" draw:style-name="gr1" svg:width="23.079cm" svg:height="14.769cm" svg:x="20.321cm" svg:y="0.001cm">
            <draw:object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5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4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72" office:value-type="float" office:value="8000" calcext:value-type="float">
            <text:p>8.000</text:p>
          </table:table-cell>
          <table:table-cell table:style-name="ce78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5" office:value-type="string" calcext:value-type="string">
            <text:p>Neutral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/>
          <table:table-cell table:style-name="ce79" office:value-type="string" calcext:value-type="string">
            <text:p>Brake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 table:style-name="ce35"/>
          <table:table-cell table:number-columns-repeated="7"/>
          <table:table-cell table:style-name="ce41"/>
          <table:table-cell table:style-name="ce1"/>
          <table:table-cell table:number-columns-repeated="1007"/>
        </table:table-row>
        <table:table-row table:style-name="ro2">
          <table:table-cell table:style-name="ce15" office:value-type="percentage" office:value="0.18" calcext:value-type="percentage">
            <text:p>18%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33" calcext:value-type="float">
            <text:p>33</text:p>
          </table:table-cell>
          <table:table-cell/>
          <table:table-cell table:style-name="ce15" office:value-type="percentage" office:value="0.18" calcext:value-type="percentage">
            <text:p>18%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33" calcext:value-type="float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6" table:formula="of:=FLOOR([.A5]/180*INT(182*[.$C$2]);0.001)" office:value-type="percentage" office:value="0.182" calcext:value-type="percentage">
            <text:p>18,2%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9" calcext:value-type="float">
            <text:p>39</text:p>
          </table:table-cell>
          <table:table-cell table:style-name="ce73" table:formula="of:=([.B6]-[.B5])/([.C6]-[.C5])" office:value-type="float" office:value="-3.33333333333333" calcext:value-type="float">
            <text:p>-3,33</text:p>
          </table:table-cell>
          <table:table-cell table:style-name="ce66" table:formula="of:=FLOOR([.E5]/180*INT(182*[.$C$2]);0.001)" office:value-type="percentage" office:value="0.182" calcext:value-type="percentage">
            <text:p>18,2%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9" calcext:value-type="float">
            <text:p>39</text:p>
          </table:table-cell>
          <table:table-cell table:style-name="ce73" table:formula="of:=([.F6]-[.F5])/([.G6]-[.G5])" office:value-type="float" office:value="-3.33333333333333" calcext:value-type="float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6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59" office:value-type="float" office:value="50" calcext:value-type="float">
            <text:p>50</text:p>
          </table:table-cell>
          <table:table-cell table:style-name="ce73" table:formula="of:=([.B7]-[.B6])/([.C7]-[.C6])" office:value-type="float" office:value="-2.72727272727273" calcext:value-type="float">
            <text:p>-2,73</text:p>
          </table:table-cell>
          <table:table-cell/>
          <table:table-cell table:number-columns-repeated="2" table:style-name="ce59" office:value-type="float" office:value="50" calcext:value-type="float">
            <text:p>50</text:p>
          </table:table-cell>
          <table:table-cell table:style-name="ce73" table:formula="of:=([.F7]-[.F6])/([.G7]-[.G6])" office:value-type="float" office:value="-2.72727272727273" calcext:value-type="float">
            <text:p>-2,73</text:p>
          </table:table-cell>
          <table:table-cell table:number-columns-repeated="6"/>
          <table:table-cell table:style-name="ce1"/>
          <table:table-cell table:style-name="ce98" table:number-columns-repeated="2"/>
          <table:table-cell table:style-name="ce67" table:number-columns-repeated="12"/>
          <table:table-cell table:style-name="ce100"/>
          <table:table-cell table:style-name="ce70" table:number-columns-repeated="3"/>
          <table:table-cell table:style-name="ce67" table:number-columns-repeated="991"/>
        </table:table-row>
        <table:table-row table:style-name="ro3">
          <table:table-cell table:style-name="ce67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66" calcext:value-type="float">
            <text:p>66</text:p>
          </table:table-cell>
          <table:table-cell table:style-name="ce73" table:formula="of:=([.B8]-[.B7])/([.C8]-[.C7])" office:value-type="float" office:value="-1.875" calcext:value-type="float">
            <text:p>-1,88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66" calcext:value-type="float">
            <text:p>66</text:p>
          </table:table-cell>
          <table:table-cell table:style-name="ce73" table:formula="of:=([.F8]-[.F7])/([.G8]-[.G7])" office:value-type="float" office:value="-1.875" calcext:value-type="float">
            <text:p>-1,88</text:p>
          </table:table-cell>
          <table:table-cell table:number-columns-repeated="6"/>
          <table:table-cell table:style-name="ce96"/>
          <table:table-cell table:style-name="ce98" table:number-columns-repeated="2"/>
          <table:table-cell table:style-name="ce67" table:number-columns-repeated="12"/>
          <table:table-cell table:style-name="ce100"/>
          <table:table-cell table:style-name="ce70" table:number-columns-repeated="3"/>
          <table:table-cell table:style-name="ce67" table:number-columns-repeated="991"/>
        </table:table-row>
        <table:table-row table:style-name="ro4">
          <table:table-cell table:style-name="ce67" table:number-columns-repeated="16"/>
          <table:table-cell table:style-name="ce98"/>
          <table:table-cell table:style-name="ce67" table:number-columns-repeated="1007"/>
        </table:table-row>
        <table:table-row table:style-name="ro4">
          <table:table-cell table:style-name="ce68" office:value-type="string" calcext:value-type="string">
            <text:p>kph</text:p>
          </table:table-cell>
          <table:table-cell table:style-name="ce68" office:value-type="string" calcext:value-type="string">
            <text:p>rpm</text:p>
          </table:table-cell>
          <table:table-cell table:style-name="ce68" office:value-type="string" calcext:value-type="string">
            <text:p>Ntr_Trq_%</text:p>
          </table:table-cell>
          <table:table-cell table:style-name="ce68" office:value-type="string" calcext:value-type="string">
            <text:p>Ntr_Trq</text:p>
          </table:table-cell>
          <table:table-cell table:style-name="ce68" office:value-type="string" calcext:value-type="string">
            <text:p>Ntr_Pwr</text:p>
          </table:table-cell>
          <table:table-cell table:style-name="ce68" office:value-type="string" calcext:value-type="string">
            <text:p>Brk_Trq_%</text:p>
          </table:table-cell>
          <table:table-cell table:style-name="ce68" office:value-type="string" calcext:value-type="string">
            <text:p>Brk_Trq</text:p>
          </table:table-cell>
          <table:table-cell table:style-name="ce68" office:value-type="string" calcext:value-type="string">
            <text:p>Brk_Pwr</text:p>
          </table:table-cell>
          <table:table-cell table:style-name="ce67" table:number-columns-repeated="6"/>
          <table:table-cell table:style-name="ce68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office:value-type="float" office:value="0" calcext:value-type="float">
            <text:p>0</text:p>
          </table:table-cell>
          <table:table-cell table:style-name="ce70" table:formula="of:=[.A11]*7250/80" office:value-type="float" office:value="0" calcext:value-type="float">
            <text:p>0</text:p>
          </table:table-cell>
          <table:table-cell table:style-name="ce71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4" table:formula="of:=[.$A$2]*[.C11]/100*[.$A$6]" office:value-type="float" office:value="16.016" calcext:value-type="float">
            <text:p>16,0</text:p>
          </table:table-cell>
          <table:table-cell table:style-name="ce147" table:formula="of:=[.D11]*[.B11]/[.$E$2]*[.$B$2]" office:value-type="float" office:value="0" calcext:value-type="float">
            <text:p>0</text:p>
          </table:table-cell>
          <table:table-cell table:style-name="ce71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74" table:formula="of:=[.$A$2]*[.F11]/100*[.$E$6]" office:value-type="float" office:value="16.016" calcext:value-type="float">
            <text:p>16,0</text:p>
          </table:table-cell>
          <table:table-cell table:style-name="ce147" table:formula="of:=[.G11]*[.B11]/[.$E$2]*[.$B$2]" office:value-type="float" office:value="0" calcext:value-type="float">
            <text:p>0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1]+3" office:value-type="float" office:value="3" calcext:value-type="float">
            <text:p>3</text:p>
          </table:table-cell>
          <table:table-cell table:style-name="ce70" table:formula="of:=[.A12]*7250/80" office:value-type="float" office:value="271.875" calcext:value-type="float">
            <text:p>272</text:p>
          </table:table-cell>
          <table:table-cell table:style-name="ce71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4" table:formula="of:=[.$A$2]*[.C12]/100*[.$A$6]" office:value-type="float" office:value="16.016" calcext:value-type="float">
            <text:p>16,0</text:p>
          </table:table-cell>
          <table:table-cell table:style-name="ce147" table:formula="of:=[.D12]*[.B12]/[.$E$2]*[.$B$2]" office:value-type="float" office:value="455.986465705291" calcext:value-type="float">
            <text:p>456</text:p>
          </table:table-cell>
          <table:table-cell table:style-name="ce71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4" table:formula="of:=[.$A$2]*[.F12]/100*[.$E$6]" office:value-type="float" office:value="16.016" calcext:value-type="float">
            <text:p>16,0</text:p>
          </table:table-cell>
          <table:table-cell table:style-name="ce147" table:formula="of:=[.G12]*[.B12]/[.$E$2]*[.$B$2]" office:value-type="float" office:value="455.986465705291" calcext:value-type="float">
            <text:p>456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2]+3" office:value-type="float" office:value="6" calcext:value-type="float">
            <text:p>6</text:p>
          </table:table-cell>
          <table:table-cell table:style-name="ce70" table:formula="of:=[.A13]*7250/80" office:value-type="float" office:value="543.75" calcext:value-type="float">
            <text:p>544</text:p>
          </table:table-cell>
          <table:table-cell table:style-name="ce71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4" table:formula="of:=[.$A$2]*[.C13]/100*[.$A$6]" office:value-type="float" office:value="16.016" calcext:value-type="float">
            <text:p>16,0</text:p>
          </table:table-cell>
          <table:table-cell table:style-name="ce147" table:formula="of:=[.D13]*[.B13]/[.$E$2]*[.$B$2]" office:value-type="float" office:value="911.972931410581" calcext:value-type="float">
            <text:p>912</text:p>
          </table:table-cell>
          <table:table-cell table:style-name="ce71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4" table:formula="of:=[.$A$2]*[.F13]/100*[.$E$6]" office:value-type="float" office:value="16.016" calcext:value-type="float">
            <text:p>16,0</text:p>
          </table:table-cell>
          <table:table-cell table:style-name="ce147" table:formula="of:=[.G13]*[.B13]/[.$E$2]*[.$B$2]" office:value-type="float" office:value="911.972931410581" calcext:value-type="float">
            <text:p>912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3]+3" office:value-type="float" office:value="9" calcext:value-type="float">
            <text:p>9</text:p>
          </table:table-cell>
          <table:table-cell table:style-name="ce70" table:formula="of:=[.A14]*7250/80" office:value-type="float" office:value="815.625" calcext:value-type="float">
            <text:p>816</text:p>
          </table:table-cell>
          <table:table-cell table:style-name="ce71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4" table:formula="of:=[.$A$2]*[.C14]/100*[.$A$6]" office:value-type="float" office:value="16.016" calcext:value-type="float">
            <text:p>16,0</text:p>
          </table:table-cell>
          <table:table-cell table:style-name="ce147" table:formula="of:=[.D14]*[.B14]/[.$E$2]*[.$B$2]" office:value-type="float" office:value="1367.95939711587" calcext:value-type="float">
            <text:p>1.368</text:p>
          </table:table-cell>
          <table:table-cell table:style-name="ce71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4" table:formula="of:=[.$A$2]*[.F14]/100*[.$E$6]" office:value-type="float" office:value="16.016" calcext:value-type="float">
            <text:p>16,0</text:p>
          </table:table-cell>
          <table:table-cell table:style-name="ce147" table:formula="of:=[.G14]*[.B14]/[.$E$2]*[.$B$2]" office:value-type="float" office:value="1367.95939711587" calcext:value-type="float">
            <text:p>1.368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4]+3" office:value-type="float" office:value="12" calcext:value-type="float">
            <text:p>12</text:p>
          </table:table-cell>
          <table:table-cell table:style-name="ce70" table:formula="of:=[.A15]*7250/80" office:value-type="float" office:value="1087.5" calcext:value-type="float">
            <text:p>1088</text:p>
          </table:table-cell>
          <table:table-cell table:style-name="ce71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4" table:formula="of:=[.$A$2]*[.C15]/100*[.$A$6]" office:value-type="float" office:value="16.016" calcext:value-type="float">
            <text:p>16,0</text:p>
          </table:table-cell>
          <table:table-cell table:style-name="ce147" table:formula="of:=[.D15]*[.B15]/[.$E$2]*[.$B$2]" office:value-type="float" office:value="1823.94586282116" calcext:value-type="float">
            <text:p>1.824</text:p>
          </table:table-cell>
          <table:table-cell table:style-name="ce71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4" table:formula="of:=[.$A$2]*[.F15]/100*[.$E$6]" office:value-type="float" office:value="16.016" calcext:value-type="float">
            <text:p>16,0</text:p>
          </table:table-cell>
          <table:table-cell table:style-name="ce147" table:formula="of:=[.G15]*[.B15]/[.$E$2]*[.$B$2]" office:value-type="float" office:value="1823.94586282116" calcext:value-type="float">
            <text:p>1.824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5]+3" office:value-type="float" office:value="15" calcext:value-type="float">
            <text:p>15</text:p>
          </table:table-cell>
          <table:table-cell table:style-name="ce70" table:formula="of:=[.A16]*7250/80" office:value-type="float" office:value="1359.375" calcext:value-type="float">
            <text:p>1359</text:p>
          </table:table-cell>
          <table:table-cell table:style-name="ce71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4" table:formula="of:=[.$A$2]*[.C16]/100*[.$A$6]" office:value-type="float" office:value="16.016" calcext:value-type="float">
            <text:p>16,0</text:p>
          </table:table-cell>
          <table:table-cell table:style-name="ce147" table:formula="of:=[.D16]*[.B16]/[.$E$2]*[.$B$2]" office:value-type="float" office:value="2279.93232852645" calcext:value-type="float">
            <text:p>2.280</text:p>
          </table:table-cell>
          <table:table-cell table:style-name="ce71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4" table:formula="of:=[.$A$2]*[.F16]/100*[.$E$6]" office:value-type="float" office:value="16.016" calcext:value-type="float">
            <text:p>16,0</text:p>
          </table:table-cell>
          <table:table-cell table:style-name="ce147" table:formula="of:=[.G16]*[.B16]/[.$E$2]*[.$B$2]" office:value-type="float" office:value="2279.93232852645" calcext:value-type="float">
            <text:p>2.280</text:p>
          </table:table-cell>
          <table:table-cell table:style-name="ce67" table:number-columns-repeated="6"/>
          <table:table-cell table:style-name="ce97"/>
          <table:table-cell table:style-name="ce67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6]+3" office:value-type="float" office:value="18" calcext:value-type="float">
            <text:p>18</text:p>
          </table:table-cell>
          <table:table-cell table:style-name="ce70" table:formula="of:=[.A17]*7250/80" office:value-type="float" office:value="1631.25" calcext:value-type="float">
            <text:p>1631</text:p>
          </table:table-cell>
          <table:table-cell table:style-name="ce71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4" table:formula="of:=[.$A$2]*[.C17]/100*[.$A$6]" office:value-type="float" office:value="16.016" calcext:value-type="float">
            <text:p>16,0</text:p>
          </table:table-cell>
          <table:table-cell table:style-name="ce147" table:formula="of:=[.D17]*[.B17]/[.$E$2]*[.$B$2]" office:value-type="float" office:value="2735.91879423174" calcext:value-type="float">
            <text:p>2.736</text:p>
          </table:table-cell>
          <table:table-cell table:style-name="ce71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4" table:formula="of:=[.$A$2]*[.F17]/100*[.$E$6]" office:value-type="float" office:value="16.016" calcext:value-type="float">
            <text:p>16,0</text:p>
          </table:table-cell>
          <table:table-cell table:style-name="ce147" table:formula="of:=[.G17]*[.B17]/[.$E$2]*[.$B$2]" office:value-type="float" office:value="2735.91879423174" calcext:value-type="float">
            <text:p>2.736</text:p>
          </table:table-cell>
          <table:table-cell table:style-name="ce67" table:number-columns-repeated="6"/>
          <table:table-cell table:style-name="ce97"/>
          <table:table-cell table:style-name="ce68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7]+3" office:value-type="float" office:value="21" calcext:value-type="float">
            <text:p>21</text:p>
          </table:table-cell>
          <table:table-cell table:style-name="ce70" table:formula="of:=[.A18]*7250/80" office:value-type="float" office:value="1903.125" calcext:value-type="float">
            <text:p>1903</text:p>
          </table:table-cell>
          <table:table-cell table:style-name="ce71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4" table:formula="of:=[.$A$2]*[.C18]/100*[.$A$6]" office:value-type="float" office:value="16.016" calcext:value-type="float">
            <text:p>16,0</text:p>
          </table:table-cell>
          <table:table-cell table:style-name="ce147" table:formula="of:=[.D18]*[.B18]/[.$E$2]*[.$B$2]" office:value-type="float" office:value="3191.90525993703" calcext:value-type="float">
            <text:p>3.192</text:p>
          </table:table-cell>
          <table:table-cell table:style-name="ce71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4" table:formula="of:=[.$A$2]*[.F18]/100*[.$E$6]" office:value-type="float" office:value="16.016" calcext:value-type="float">
            <text:p>16,0</text:p>
          </table:table-cell>
          <table:table-cell table:style-name="ce147" table:formula="of:=[.G18]*[.B18]/[.$E$2]*[.$B$2]" office:value-type="float" office:value="3191.90525993703" calcext:value-type="float">
            <text:p>3.19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8]+3" office:value-type="float" office:value="24" calcext:value-type="float">
            <text:p>24</text:p>
          </table:table-cell>
          <table:table-cell table:style-name="ce70" table:formula="of:=[.A19]*7250/80" office:value-type="float" office:value="2175" calcext:value-type="float">
            <text:p>2175</text:p>
          </table:table-cell>
          <table:table-cell table:style-name="ce71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4" table:formula="of:=[.$A$2]*[.C19]/100*[.$A$6]" office:value-type="float" office:value="16.016" calcext:value-type="float">
            <text:p>16,0</text:p>
          </table:table-cell>
          <table:table-cell table:style-name="ce147" table:formula="of:=[.D19]*[.B19]/[.$E$2]*[.$B$2]" office:value-type="float" office:value="3647.89172564232" calcext:value-type="float">
            <text:p>3.648</text:p>
          </table:table-cell>
          <table:table-cell table:style-name="ce71" table:formula="of:=IF([.A19]&lt;[.$G$5];[.$F$5];IF([.A19]&lt;[.$G$6];[.$F$5]+[.$H$6]*([.A19]-[.$G$5]);IF([.A19]&lt;[.$G$7];[.$F$6]+[.$H$7]*([.A19]-[.$G$6]);IF([.A19]&lt;[.$G$8];[.$F$7]+[.$H$8]*([.A19]-[.$G$7]);[.$F$8]))))" office:value-type="float" office:value="100" calcext:value-type="float">
            <text:p>100,0</text:p>
          </table:table-cell>
          <table:table-cell table:style-name="ce74" table:formula="of:=[.$A$2]*[.F19]/100*[.$E$6]" office:value-type="float" office:value="16.016" calcext:value-type="float">
            <text:p>16,0</text:p>
          </table:table-cell>
          <table:table-cell table:style-name="ce147" table:formula="of:=[.G19]*[.B19]/[.$E$2]*[.$B$2]" office:value-type="float" office:value="3647.89172564232" calcext:value-type="float">
            <text:p>3.64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19]+3" office:value-type="float" office:value="27" calcext:value-type="float">
            <text:p>27</text:p>
          </table:table-cell>
          <table:table-cell table:style-name="ce70" table:formula="of:=[.A20]*7250/80" office:value-type="float" office:value="2446.875" calcext:value-type="float">
            <text:p>2447</text:p>
          </table:table-cell>
          <table:table-cell table:style-name="ce71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4" table:formula="of:=[.$A$2]*[.C20]/100*[.$A$6]" office:value-type="float" office:value="16.016" calcext:value-type="float">
            <text:p>16,0</text:p>
          </table:table-cell>
          <table:table-cell table:style-name="ce147" table:formula="of:=[.D20]*[.B20]/[.$E$2]*[.$B$2]" office:value-type="float" office:value="4103.87819134762" calcext:value-type="float">
            <text:p>4.104</text:p>
          </table:table-cell>
          <table:table-cell table:style-name="ce71" table:formula="of:=IF([.A20]&lt;[.$G$5];[.$F$5];IF([.A20]&lt;[.$G$6];[.$F$5]+[.$H$6]*([.A20]-[.$G$5]);IF([.A20]&lt;[.$G$7];[.$F$6]+[.$H$7]*([.A20]-[.$G$6]);IF([.A20]&lt;[.$G$8];[.$F$7]+[.$H$8]*([.A20]-[.$G$7]);[.$F$8]))))" office:value-type="float" office:value="100" calcext:value-type="float">
            <text:p>100,0</text:p>
          </table:table-cell>
          <table:table-cell table:style-name="ce74" table:formula="of:=[.$A$2]*[.F20]/100*[.$E$6]" office:value-type="float" office:value="16.016" calcext:value-type="float">
            <text:p>16,0</text:p>
          </table:table-cell>
          <table:table-cell table:style-name="ce147" table:formula="of:=[.G20]*[.B20]/[.$E$2]*[.$B$2]" office:value-type="float" office:value="4103.87819134762" calcext:value-type="float">
            <text:p>4.10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9" table:formula="of:=[.A20]+3" office:value-type="float" office:value="30" calcext:value-type="float">
            <text:p>30</text:p>
          </table:table-cell>
          <table:table-cell table:style-name="ce70" table:formula="of:=[.A21]*7250/80" office:value-type="float" office:value="2718.75" calcext:value-type="float">
            <text:p>2719</text:p>
          </table:table-cell>
          <table:table-cell table:style-name="ce71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5" table:formula="of:=[.$A$2]*[.C21]/100*[.$A$6]" office:value-type="float" office:value="16.016" calcext:value-type="float">
            <text:p>16,0</text:p>
          </table:table-cell>
          <table:table-cell table:style-name="ce147" table:formula="of:=[.D21]*[.B21]/[.$E$2]*[.$B$2]" office:value-type="float" office:value="4559.86465705291" calcext:value-type="float">
            <text:p>4.560</text:p>
          </table:table-cell>
          <table:table-cell table:style-name="ce71" table:formula="of:=IF([.A21]&lt;[.$G$5];[.$F$5];IF([.A21]&lt;[.$G$6];[.$F$5]+[.$H$6]*([.A21]-[.$G$5]);IF([.A21]&lt;[.$G$7];[.$F$6]+[.$H$7]*([.A21]-[.$G$6]);IF([.A21]&lt;[.$G$8];[.$F$7]+[.$H$8]*([.A21]-[.$G$7]);[.$F$8]))))" office:value-type="float" office:value="100" calcext:value-type="float">
            <text:p>100,0</text:p>
          </table:table-cell>
          <table:table-cell table:style-name="ce75" table:formula="of:=[.$A$2]*[.F21]/100*[.$E$6]" office:value-type="float" office:value="16.016" calcext:value-type="float">
            <text:p>16,0</text:p>
          </table:table-cell>
          <table:table-cell table:style-name="ce147" table:formula="of:=[.G21]*[.B21]/[.$E$2]*[.$B$2]" office:value-type="float" office:value="4559.86465705291" calcext:value-type="float">
            <text:p>4.56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1]+3" office:value-type="float" office:value="33" calcext:value-type="float">
            <text:p>33</text:p>
          </table:table-cell>
          <table:table-cell table:style-name="ce70" table:formula="of:=[.A22]*7250/80" office:value-type="float" office:value="2990.625" calcext:value-type="float">
            <text:p>2991</text:p>
          </table:table-cell>
          <table:table-cell table:style-name="ce71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4" table:formula="of:=[.$A$2]*[.C22]/100*[.$A$6]" office:value-type="float" office:value="16.016" calcext:value-type="float">
            <text:p>16,0</text:p>
          </table:table-cell>
          <table:table-cell table:style-name="ce147" table:formula="of:=[.D22]*[.B22]/[.$E$2]*[.$B$2]" office:value-type="float" office:value="5015.8511227582" calcext:value-type="float">
            <text:p>5.016</text:p>
          </table:table-cell>
          <table:table-cell table:style-name="ce71" table:formula="of:=IF([.A22]&lt;[.$G$5];[.$F$5];IF([.A22]&lt;[.$G$6];[.$F$5]+[.$H$6]*([.A22]-[.$G$5]);IF([.A22]&lt;[.$G$7];[.$F$6]+[.$H$7]*([.A22]-[.$G$6]);IF([.A22]&lt;[.$G$8];[.$F$7]+[.$H$8]*([.A22]-[.$G$7]);[.$F$8]))))" office:value-type="float" office:value="100" calcext:value-type="float">
            <text:p>100,0</text:p>
          </table:table-cell>
          <table:table-cell table:style-name="ce74" table:formula="of:=[.$A$2]*[.F22]/100*[.$E$6]" office:value-type="float" office:value="16.016" calcext:value-type="float">
            <text:p>16,0</text:p>
          </table:table-cell>
          <table:table-cell table:style-name="ce147" table:formula="of:=[.G22]*[.B22]/[.$E$2]*[.$B$2]" office:value-type="float" office:value="5015.8511227582" calcext:value-type="float">
            <text:p>5.01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2]+3" office:value-type="float" office:value="36" calcext:value-type="float">
            <text:p>36</text:p>
          </table:table-cell>
          <table:table-cell table:style-name="ce70" table:formula="of:=[.A23]*7250/80" office:value-type="float" office:value="3262.5" calcext:value-type="float">
            <text:p>3263</text:p>
          </table:table-cell>
          <table:table-cell table:style-name="ce71" table:formula="of:=IF([.A23]&lt;[.$C$5];[.$B$5];IF([.A23]&lt;[.$C$6];[.$B$5]+[.$D$6]*([.A23]-[.$C$5]);IF([.A23]&lt;[.$C$7];[.$B$6]+[.$D$7]*([.A23]-[.$C$6]);IF([.A23]&lt;[.$C$8];[.$B$7]+[.$D$8]*([.A23]-[.$C$7]);[.$B$8]))))" office:value-type="float" office:value="90" calcext:value-type="float">
            <text:p>90,0</text:p>
          </table:table-cell>
          <table:table-cell table:style-name="ce74" table:formula="of:=[.$A$2]*[.C23]/100*[.$A$6]" office:value-type="float" office:value="14.4144" calcext:value-type="float">
            <text:p>14,4</text:p>
          </table:table-cell>
          <table:table-cell table:style-name="ce147" table:formula="of:=[.D23]*[.B23]/[.$E$2]*[.$B$2]" office:value-type="float" office:value="4924.65382961714" calcext:value-type="float">
            <text:p>4.925</text:p>
          </table:table-cell>
          <table:table-cell table:style-name="ce71" table:formula="of:=IF([.A23]&lt;[.$G$5];[.$F$5];IF([.A23]&lt;[.$G$6];[.$F$5]+[.$H$6]*([.A23]-[.$G$5]);IF([.A23]&lt;[.$G$7];[.$F$6]+[.$H$7]*([.A23]-[.$G$6]);IF([.A23]&lt;[.$G$8];[.$F$7]+[.$H$8]*([.A23]-[.$G$7]);[.$F$8]))))" office:value-type="float" office:value="90" calcext:value-type="float">
            <text:p>90,0</text:p>
          </table:table-cell>
          <table:table-cell table:style-name="ce74" table:formula="of:=[.$A$2]*[.F23]/100*[.$E$6]" office:value-type="float" office:value="14.4144" calcext:value-type="float">
            <text:p>14,4</text:p>
          </table:table-cell>
          <table:table-cell table:style-name="ce147" table:formula="of:=[.G23]*[.B23]/[.$E$2]*[.$B$2]" office:value-type="float" office:value="4924.65382961714" calcext:value-type="float">
            <text:p>4.92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3]+3" office:value-type="float" office:value="39" calcext:value-type="float">
            <text:p>39</text:p>
          </table:table-cell>
          <table:table-cell table:style-name="ce70" table:formula="of:=[.A24]*7250/80" office:value-type="float" office:value="3534.375" calcext:value-type="float">
            <text:p>3534</text:p>
          </table:table-cell>
          <table:table-cell table:style-name="ce71" table:formula="of:=IF([.A24]&lt;[.$C$5];[.$B$5];IF([.A24]&lt;[.$C$6];[.$B$5]+[.$D$6]*([.A24]-[.$C$5]);IF([.A24]&lt;[.$C$7];[.$B$6]+[.$D$7]*([.A24]-[.$C$6]);IF([.A24]&lt;[.$C$8];[.$B$7]+[.$D$8]*([.A24]-[.$C$7]);[.$B$8]))))" office:value-type="float" office:value="80" calcext:value-type="float">
            <text:p>80,0</text:p>
          </table:table-cell>
          <table:table-cell table:style-name="ce74" table:formula="of:=[.$A$2]*[.C24]/100*[.$A$6]" office:value-type="float" office:value="12.8128" calcext:value-type="float">
            <text:p>12,8</text:p>
          </table:table-cell>
          <table:table-cell table:style-name="ce147" table:formula="of:=[.D24]*[.B24]/[.$E$2]*[.$B$2]" office:value-type="float" office:value="4742.25924333502" calcext:value-type="float">
            <text:p>4.742</text:p>
          </table:table-cell>
          <table:table-cell table:style-name="ce71" table:formula="of:=IF([.A24]&lt;[.$G$5];[.$F$5];IF([.A24]&lt;[.$G$6];[.$F$5]+[.$H$6]*([.A24]-[.$G$5]);IF([.A24]&lt;[.$G$7];[.$F$6]+[.$H$7]*([.A24]-[.$G$6]);IF([.A24]&lt;[.$G$8];[.$F$7]+[.$H$8]*([.A24]-[.$G$7]);[.$F$8]))))" office:value-type="float" office:value="80" calcext:value-type="float">
            <text:p>80,0</text:p>
          </table:table-cell>
          <table:table-cell table:style-name="ce74" table:formula="of:=[.$A$2]*[.F24]/100*[.$E$6]" office:value-type="float" office:value="12.8128" calcext:value-type="float">
            <text:p>12,8</text:p>
          </table:table-cell>
          <table:table-cell table:style-name="ce147" table:formula="of:=[.G24]*[.B24]/[.$E$2]*[.$B$2]" office:value-type="float" office:value="4742.25924333502" calcext:value-type="float">
            <text:p>4.74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4]+3" office:value-type="float" office:value="42" calcext:value-type="float">
            <text:p>42</text:p>
          </table:table-cell>
          <table:table-cell table:style-name="ce70" table:formula="of:=[.A25]*7250/80" office:value-type="float" office:value="3806.25" calcext:value-type="float">
            <text:p>3806</text:p>
          </table:table-cell>
          <table:table-cell table:style-name="ce71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 calcext:value-type="float">
            <text:p>71,8</text:p>
          </table:table-cell>
          <table:table-cell table:style-name="ce74" table:formula="of:=[.$A$2]*[.C25]/100*[.$A$6]" office:value-type="float" office:value="11.5024" calcext:value-type="float">
            <text:p>11,5</text:p>
          </table:table-cell>
          <table:table-cell table:style-name="ce147" table:formula="of:=[.D25]*[.B25]/[.$E$2]*[.$B$2]" office:value-type="float" office:value="4584.73664609137" calcext:value-type="float">
            <text:p>4.585</text:p>
          </table:table-cell>
          <table:table-cell table:style-name="ce71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 calcext:value-type="float">
            <text:p>71,8</text:p>
          </table:table-cell>
          <table:table-cell table:style-name="ce74" table:formula="of:=[.$A$2]*[.F25]/100*[.$E$6]" office:value-type="float" office:value="11.5024" calcext:value-type="float">
            <text:p>11,5</text:p>
          </table:table-cell>
          <table:table-cell table:style-name="ce147" table:formula="of:=[.G25]*[.B25]/[.$E$2]*[.$B$2]" office:value-type="float" office:value="4584.73664609137" calcext:value-type="float">
            <text:p>4.58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5]+3" office:value-type="float" office:value="45" calcext:value-type="float">
            <text:p>45</text:p>
          </table:table-cell>
          <table:table-cell table:style-name="ce70" table:formula="of:=[.A26]*7250/80" office:value-type="float" office:value="4078.125" calcext:value-type="float">
            <text:p>4078</text:p>
          </table:table-cell>
          <table:table-cell table:style-name="ce71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 calcext:value-type="float">
            <text:p>63,6</text:p>
          </table:table-cell>
          <table:table-cell table:style-name="ce74" table:formula="of:=[.$A$2]*[.C26]/100*[.$A$6]" office:value-type="float" office:value="10.192" calcext:value-type="float">
            <text:p>10,2</text:p>
          </table:table-cell>
          <table:table-cell table:style-name="ce147" table:formula="of:=[.D26]*[.B26]/[.$E$2]*[.$B$2]" office:value-type="float" office:value="4352.59808173232" calcext:value-type="float">
            <text:p>4.353</text:p>
          </table:table-cell>
          <table:table-cell table:style-name="ce71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 calcext:value-type="float">
            <text:p>63,6</text:p>
          </table:table-cell>
          <table:table-cell table:style-name="ce74" table:formula="of:=[.$A$2]*[.F26]/100*[.$E$6]" office:value-type="float" office:value="10.192" calcext:value-type="float">
            <text:p>10,2</text:p>
          </table:table-cell>
          <table:table-cell table:style-name="ce147" table:formula="of:=[.G26]*[.B26]/[.$E$2]*[.$B$2]" office:value-type="float" office:value="4352.59808173232" calcext:value-type="float">
            <text:p>4.353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6]+3" office:value-type="float" office:value="48" calcext:value-type="float">
            <text:p>48</text:p>
          </table:table-cell>
          <table:table-cell table:style-name="ce70" table:formula="of:=[.A27]*7250/80" office:value-type="float" office:value="4350" calcext:value-type="float">
            <text:p>4350</text:p>
          </table:table-cell>
          <table:table-cell table:style-name="ce71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 calcext:value-type="float">
            <text:p>55,5</text:p>
          </table:table-cell>
          <table:table-cell table:style-name="ce74" table:formula="of:=[.$A$2]*[.C27]/100*[.$A$6]" office:value-type="float" office:value="8.88160000000001" calcext:value-type="float">
            <text:p>8,9</text:p>
          </table:table-cell>
          <table:table-cell table:style-name="ce147" table:formula="of:=[.D27]*[.B27]/[.$E$2]*[.$B$2]" office:value-type="float" office:value="4045.84355025786" calcext:value-type="float">
            <text:p>4.046</text:p>
          </table:table-cell>
          <table:table-cell table:style-name="ce71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 calcext:value-type="float">
            <text:p>55,5</text:p>
          </table:table-cell>
          <table:table-cell table:style-name="ce74" table:formula="of:=[.$A$2]*[.F27]/100*[.$E$6]" office:value-type="float" office:value="8.88160000000001" calcext:value-type="float">
            <text:p>8,9</text:p>
          </table:table-cell>
          <table:table-cell table:style-name="ce147" table:formula="of:=[.G27]*[.B27]/[.$E$2]*[.$B$2]" office:value-type="float" office:value="4045.84355025786" calcext:value-type="float">
            <text:p>4.04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9" table:formula="of:=[.A27]+3" office:value-type="float" office:value="51" calcext:value-type="float">
            <text:p>51</text:p>
          </table:table-cell>
          <table:table-cell table:style-name="ce70" table:formula="of:=[.A28]*7250/80" office:value-type="float" office:value="4621.875" calcext:value-type="float">
            <text:p>4622</text:p>
          </table:table-cell>
          <table:table-cell table:style-name="ce71" table:formula="of:=IF([.A28]&lt;[.$C$5];[.$B$5];IF([.A28]&lt;[.$C$6];[.$B$5]+[.$D$6]*([.A28]-[.$C$5]);IF([.A28]&lt;[.$C$7];[.$B$6]+[.$D$7]*([.A28]-[.$C$6]);IF([.A28]&lt;[.$C$8];[.$B$7]+[.$D$8]*([.A28]-[.$C$7]);[.$B$8]))))" office:value-type="float" office:value="48.125" calcext:value-type="float">
            <text:p>48,1</text:p>
          </table:table-cell>
          <table:table-cell table:style-name="ce75" table:formula="of:=[.$A$2]*[.C28]/100*[.$A$6]" office:value-type="float" office:value="7.7077" calcext:value-type="float">
            <text:p>7,7</text:p>
          </table:table-cell>
          <table:table-cell table:style-name="ce147" table:formula="of:=[.D28]*[.B28]/[.$E$2]*[.$B$2]" office:value-type="float" office:value="3730.53927255141" calcext:value-type="float">
            <text:p>3.731</text:p>
          </table:table-cell>
          <table:table-cell table:style-name="ce71" table:formula="of:=IF([.A28]&lt;[.$G$5];[.$F$5];IF([.A28]&lt;[.$G$6];[.$F$5]+[.$H$6]*([.A28]-[.$G$5]);IF([.A28]&lt;[.$G$7];[.$F$6]+[.$H$7]*([.A28]-[.$G$6]);IF([.A28]&lt;[.$G$8];[.$F$7]+[.$H$8]*([.A28]-[.$G$7]);[.$F$8]))))" office:value-type="float" office:value="48.125" calcext:value-type="float">
            <text:p>48,1</text:p>
          </table:table-cell>
          <table:table-cell table:style-name="ce75" table:formula="of:=[.$A$2]*[.F28]/100*[.$E$6]" office:value-type="float" office:value="7.7077" calcext:value-type="float">
            <text:p>7,7</text:p>
          </table:table-cell>
          <table:table-cell table:style-name="ce147" table:formula="of:=[.G28]*[.B28]/[.$E$2]*[.$B$2]" office:value-type="float" office:value="3730.53927255141" calcext:value-type="float">
            <text:p>3.73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8]+3" office:value-type="float" office:value="54" calcext:value-type="float">
            <text:p>54</text:p>
          </table:table-cell>
          <table:table-cell table:style-name="ce70" table:formula="of:=[.A29]*7250/80" office:value-type="float" office:value="4893.75" calcext:value-type="float">
            <text:p>4894</text:p>
          </table:table-cell>
          <table:table-cell table:style-name="ce71" table:formula="of:=IF([.A29]&lt;[.$C$5];[.$B$5];IF([.A29]&lt;[.$C$6];[.$B$5]+[.$D$6]*([.A29]-[.$C$5]);IF([.A29]&lt;[.$C$7];[.$B$6]+[.$D$7]*([.A29]-[.$C$6]);IF([.A29]&lt;[.$C$8];[.$B$7]+[.$D$8]*([.A29]-[.$C$7]);[.$B$8]))))" office:value-type="float" office:value="42.5" calcext:value-type="float">
            <text:p>42,5</text:p>
          </table:table-cell>
          <table:table-cell table:style-name="ce74" table:formula="of:=[.$A$2]*[.C29]/100*[.$A$6]" office:value-type="float" office:value="6.8068" calcext:value-type="float">
            <text:p>6,8</text:p>
          </table:table-cell>
          <table:table-cell table:style-name="ce147" table:formula="of:=[.D29]*[.B29]/[.$E$2]*[.$B$2]" office:value-type="float" office:value="3488.29646264547" calcext:value-type="float">
            <text:p>3.488</text:p>
          </table:table-cell>
          <table:table-cell table:style-name="ce71" table:formula="of:=IF([.A29]&lt;[.$G$5];[.$F$5];IF([.A29]&lt;[.$G$6];[.$F$5]+[.$H$6]*([.A29]-[.$G$5]);IF([.A29]&lt;[.$G$7];[.$F$6]+[.$H$7]*([.A29]-[.$G$6]);IF([.A29]&lt;[.$G$8];[.$F$7]+[.$H$8]*([.A29]-[.$G$7]);[.$F$8]))))" office:value-type="float" office:value="42.5" calcext:value-type="float">
            <text:p>42,5</text:p>
          </table:table-cell>
          <table:table-cell table:style-name="ce74" table:formula="of:=[.$A$2]*[.F29]/100*[.$E$6]" office:value-type="float" office:value="6.8068" calcext:value-type="float">
            <text:p>6,8</text:p>
          </table:table-cell>
          <table:table-cell table:style-name="ce147" table:formula="of:=[.G29]*[.B29]/[.$E$2]*[.$B$2]" office:value-type="float" office:value="3488.29646264547" calcext:value-type="float">
            <text:p>3.48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29]+3" office:value-type="float" office:value="57" calcext:value-type="float">
            <text:p>57</text:p>
          </table:table-cell>
          <table:table-cell table:style-name="ce70" table:formula="of:=[.A30]*7250/80" office:value-type="float" office:value="5165.625" calcext:value-type="float">
            <text:p>5166</text:p>
          </table:table-cell>
          <table:table-cell table:style-name="ce71" table:formula="of:=IF([.A30]&lt;[.$C$5];[.$B$5];IF([.A30]&lt;[.$C$6];[.$B$5]+[.$D$6]*([.A30]-[.$C$5]);IF([.A30]&lt;[.$C$7];[.$B$6]+[.$D$7]*([.A30]-[.$C$6]);IF([.A30]&lt;[.$C$8];[.$B$7]+[.$D$8]*([.A30]-[.$C$7]);[.$B$8]))))" office:value-type="float" office:value="36.875" calcext:value-type="float">
            <text:p>36,9</text:p>
          </table:table-cell>
          <table:table-cell table:style-name="ce74" table:formula="of:=[.$A$2]*[.C30]/100*[.$A$6]" office:value-type="float" office:value="5.9059" calcext:value-type="float">
            <text:p>5,9</text:p>
          </table:table-cell>
          <table:table-cell table:style-name="ce147" table:formula="of:=[.D30]*[.B30]/[.$E$2]*[.$B$2]" office:value-type="float" office:value="3194.75517534769" calcext:value-type="float">
            <text:p>3.195</text:p>
          </table:table-cell>
          <table:table-cell table:style-name="ce71" table:formula="of:=IF([.A30]&lt;[.$G$5];[.$F$5];IF([.A30]&lt;[.$G$6];[.$F$5]+[.$H$6]*([.A30]-[.$G$5]);IF([.A30]&lt;[.$G$7];[.$F$6]+[.$H$7]*([.A30]-[.$G$6]);IF([.A30]&lt;[.$G$8];[.$F$7]+[.$H$8]*([.A30]-[.$G$7]);[.$F$8]))))" office:value-type="float" office:value="36.875" calcext:value-type="float">
            <text:p>36,9</text:p>
          </table:table-cell>
          <table:table-cell table:style-name="ce74" table:formula="of:=[.$A$2]*[.F30]/100*[.$E$6]" office:value-type="float" office:value="5.9059" calcext:value-type="float">
            <text:p>5,9</text:p>
          </table:table-cell>
          <table:table-cell table:style-name="ce147" table:formula="of:=[.G30]*[.B30]/[.$E$2]*[.$B$2]" office:value-type="float" office:value="3194.75517534769" calcext:value-type="float">
            <text:p>3.19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0]+3" office:value-type="float" office:value="60" calcext:value-type="float">
            <text:p>60</text:p>
          </table:table-cell>
          <table:table-cell table:style-name="ce70" table:formula="of:=[.A31]*7250/80" office:value-type="float" office:value="5437.5" calcext:value-type="float">
            <text:p>5438</text:p>
          </table:table-cell>
          <table:table-cell table:style-name="ce71" table:formula="of:=IF([.A31]&lt;[.$C$5];[.$B$5];IF([.A31]&lt;[.$C$6];[.$B$5]+[.$D$6]*([.A31]-[.$C$5]);IF([.A31]&lt;[.$C$7];[.$B$6]+[.$D$7]*([.A31]-[.$C$6]);IF([.A31]&lt;[.$C$8];[.$B$7]+[.$D$8]*([.A31]-[.$C$7]);[.$B$8]))))" office:value-type="float" office:value="31.25" calcext:value-type="float">
            <text:p>31,3</text:p>
          </table:table-cell>
          <table:table-cell table:style-name="ce74" table:formula="of:=[.$A$2]*[.C31]/100*[.$A$6]" office:value-type="float" office:value="5.005" calcext:value-type="float">
            <text:p>5,0</text:p>
          </table:table-cell>
          <table:table-cell table:style-name="ce147" table:formula="of:=[.D31]*[.B31]/[.$E$2]*[.$B$2]" office:value-type="float" office:value="2849.91541065807" calcext:value-type="float">
            <text:p>2.850</text:p>
          </table:table-cell>
          <table:table-cell table:style-name="ce71" table:formula="of:=IF([.A31]&lt;[.$G$5];[.$F$5];IF([.A31]&lt;[.$G$6];[.$F$5]+[.$H$6]*([.A31]-[.$G$5]);IF([.A31]&lt;[.$G$7];[.$F$6]+[.$H$7]*([.A31]-[.$G$6]);IF([.A31]&lt;[.$G$8];[.$F$7]+[.$H$8]*([.A31]-[.$G$7]);[.$F$8]))))" office:value-type="float" office:value="31.25" calcext:value-type="float">
            <text:p>31,3</text:p>
          </table:table-cell>
          <table:table-cell table:style-name="ce74" table:formula="of:=[.$A$2]*[.F31]/100*[.$E$6]" office:value-type="float" office:value="5.005" calcext:value-type="float">
            <text:p>5,0</text:p>
          </table:table-cell>
          <table:table-cell table:style-name="ce147" table:formula="of:=[.G31]*[.B31]/[.$E$2]*[.$B$2]" office:value-type="float" office:value="2849.91541065807" calcext:value-type="float">
            <text:p>2.85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1]+3" office:value-type="float" office:value="63" calcext:value-type="float">
            <text:p>63</text:p>
          </table:table-cell>
          <table:table-cell table:style-name="ce70" table:formula="of:=[.A32]*7250/80" office:value-type="float" office:value="5709.375" calcext:value-type="float">
            <text:p>5709</text:p>
          </table:table-cell>
          <table:table-cell table:style-name="ce71" table:formula="of:=IF([.A32]&lt;[.$C$5];[.$B$5];IF([.A32]&lt;[.$C$6];[.$B$5]+[.$D$6]*([.A32]-[.$C$5]);IF([.A32]&lt;[.$C$7];[.$B$6]+[.$D$7]*([.A32]-[.$C$6]);IF([.A32]&lt;[.$C$8];[.$B$7]+[.$D$8]*([.A32]-[.$C$7]);[.$B$8]))))" office:value-type="float" office:value="25.625" calcext:value-type="float">
            <text:p>25,6</text:p>
          </table:table-cell>
          <table:table-cell table:style-name="ce74" table:formula="of:=[.$A$2]*[.C32]/100*[.$A$6]" office:value-type="float" office:value="4.1041" calcext:value-type="float">
            <text:p>4,1</text:p>
          </table:table-cell>
          <table:table-cell table:style-name="ce147" table:formula="of:=[.D32]*[.B32]/[.$E$2]*[.$B$2]" office:value-type="float" office:value="2453.77716857659" calcext:value-type="float">
            <text:p>2.454</text:p>
          </table:table-cell>
          <table:table-cell table:style-name="ce71" table:formula="of:=IF([.A32]&lt;[.$G$5];[.$F$5];IF([.A32]&lt;[.$G$6];[.$F$5]+[.$H$6]*([.A32]-[.$G$5]);IF([.A32]&lt;[.$G$7];[.$F$6]+[.$H$7]*([.A32]-[.$G$6]);IF([.A32]&lt;[.$G$8];[.$F$7]+[.$H$8]*([.A32]-[.$G$7]);[.$F$8]))))" office:value-type="float" office:value="25.625" calcext:value-type="float">
            <text:p>25,6</text:p>
          </table:table-cell>
          <table:table-cell table:style-name="ce74" table:formula="of:=[.$A$2]*[.F32]/100*[.$E$6]" office:value-type="float" office:value="4.1041" calcext:value-type="float">
            <text:p>4,1</text:p>
          </table:table-cell>
          <table:table-cell table:style-name="ce147" table:formula="of:=[.G32]*[.B32]/[.$E$2]*[.$B$2]" office:value-type="float" office:value="2453.77716857659" calcext:value-type="float">
            <text:p>2.45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2]+3" office:value-type="float" office:value="66" calcext:value-type="float">
            <text:p>66</text:p>
          </table:table-cell>
          <table:table-cell table:style-name="ce70" table:formula="of:=[.A33]*7250/80" office:value-type="float" office:value="5981.25" calcext:value-type="float">
            <text:p>5981</text:p>
          </table:table-cell>
          <table:table-cell table:style-name="ce71" table:formula="of:=IF([.A33]&lt;[.$C$5];[.$B$5];IF([.A33]&lt;[.$C$6];[.$B$5]+[.$D$6]*([.A33]-[.$C$5]);IF([.A33]&lt;[.$C$7];[.$B$6]+[.$D$7]*([.A33]-[.$C$6]);IF([.A33]&lt;[.$C$8];[.$B$7]+[.$D$8]*([.A33]-[.$C$7]);[.$B$8]))))" office:value-type="float" office:value="20" calcext:value-type="float">
            <text:p>20,0</text:p>
          </table:table-cell>
          <table:table-cell table:style-name="ce74" table:formula="of:=[.$A$2]*[.C33]/100*[.$A$6]" office:value-type="float" office:value="3.2032" calcext:value-type="float">
            <text:p>3,2</text:p>
          </table:table-cell>
          <table:table-cell table:style-name="ce147" table:formula="of:=[.D33]*[.B33]/[.$E$2]*[.$B$2]" office:value-type="float" office:value="2006.34044910328" calcext:value-type="float">
            <text:p>2.006</text:p>
          </table:table-cell>
          <table:table-cell table:style-name="ce71" table:formula="of:=IF([.A33]&lt;[.$G$5];[.$F$5];IF([.A33]&lt;[.$G$6];[.$F$5]+[.$H$6]*([.A33]-[.$G$5]);IF([.A33]&lt;[.$G$7];[.$F$6]+[.$H$7]*([.A33]-[.$G$6]);IF([.A33]&lt;[.$G$8];[.$F$7]+[.$H$8]*([.A33]-[.$G$7]);[.$F$8]))))" office:value-type="float" office:value="20" calcext:value-type="float">
            <text:p>20,0</text:p>
          </table:table-cell>
          <table:table-cell table:style-name="ce74" table:formula="of:=[.$A$2]*[.F33]/100*[.$E$6]" office:value-type="float" office:value="3.2032" calcext:value-type="float">
            <text:p>3,2</text:p>
          </table:table-cell>
          <table:table-cell table:style-name="ce147" table:formula="of:=[.G33]*[.B33]/[.$E$2]*[.$B$2]" office:value-type="float" office:value="2006.34044910328" calcext:value-type="float">
            <text:p>2.00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98"/>
          <table:table-cell table:style-name="ce67" table:number-columns-repeated="1007"/>
        </table:table-row>
        <table:table-row table:style-name="ro5">
          <table:table-cell table:style-name="ce67" table:formula="of:=[.A33]+3" office:value-type="float" office:value="69" calcext:value-type="float">
            <text:p>69</text:p>
          </table:table-cell>
          <table:table-cell table:style-name="ce70" table:formula="of:=[.A34]*7250/80" office:value-type="float" office:value="6253.125" calcext:value-type="float">
            <text:p>6253</text:p>
          </table:table-cell>
          <table:table-cell table:style-name="ce71" table:formula="of:=IF([.A34]&lt;[.$C$5];[.$B$5];IF([.A34]&lt;[.$C$6];[.$B$5]+[.$D$6]*([.A34]-[.$C$5]);IF([.A34]&lt;[.$C$7];[.$B$6]+[.$D$7]*([.A34]-[.$C$6]);IF([.A34]&lt;[.$C$8];[.$B$7]+[.$D$8]*([.A34]-[.$C$7]);[.$B$8]))))" office:value-type="float" office:value="20" calcext:value-type="float">
            <text:p>20,0</text:p>
          </table:table-cell>
          <table:table-cell table:style-name="ce74" table:formula="of:=[.$A$2]*[.C34]/100*[.$A$6]" office:value-type="float" office:value="3.2032" calcext:value-type="float">
            <text:p>3,2</text:p>
          </table:table-cell>
          <table:table-cell table:style-name="ce147" table:formula="of:=[.D34]*[.B34]/[.$E$2]*[.$B$2]" office:value-type="float" office:value="2097.53774224434" calcext:value-type="float">
            <text:p>2.098</text:p>
          </table:table-cell>
          <table:table-cell table:style-name="ce71" table:formula="of:=IF([.A34]&lt;[.$G$5];[.$F$5];IF([.A34]&lt;[.$G$6];[.$F$5]+[.$H$6]*([.A34]-[.$G$5]);IF([.A34]&lt;[.$G$7];[.$F$6]+[.$H$7]*([.A34]-[.$G$6]);IF([.A34]&lt;[.$G$8];[.$F$7]+[.$H$8]*([.A34]-[.$G$7]);[.$F$8]))))" office:value-type="float" office:value="20" calcext:value-type="float">
            <text:p>20,0</text:p>
          </table:table-cell>
          <table:table-cell table:style-name="ce74" table:formula="of:=[.$A$2]*[.F34]/100*[.$E$6]" office:value-type="float" office:value="3.2032" calcext:value-type="float">
            <text:p>3,2</text:p>
          </table:table-cell>
          <table:table-cell table:style-name="ce147" table:formula="of:=[.G34]*[.B34]/[.$E$2]*[.$B$2]" office:value-type="float" office:value="2097.53774224434" calcext:value-type="float">
            <text:p>2.09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9" table:formula="of:=[.A34]+3" office:value-type="float" office:value="72" calcext:value-type="float">
            <text:p>72</text:p>
          </table:table-cell>
          <table:table-cell table:style-name="ce70" table:formula="of:=[.A35]*7250/80" office:value-type="float" office:value="6525" calcext:value-type="float">
            <text:p>6525</text:p>
          </table:table-cell>
          <table:table-cell table:style-name="ce71" table:formula="of:=IF([.A35]&lt;[.$C$5];[.$B$5];IF([.A35]&lt;[.$C$6];[.$B$5]+[.$D$6]*([.A35]-[.$C$5]);IF([.A35]&lt;[.$C$7];[.$B$6]+[.$D$7]*([.A35]-[.$C$6]);IF([.A35]&lt;[.$C$8];[.$B$7]+[.$D$8]*([.A35]-[.$C$7]);[.$B$8]))))" office:value-type="float" office:value="20" calcext:value-type="float">
            <text:p>20,0</text:p>
          </table:table-cell>
          <table:table-cell table:style-name="ce75" table:formula="of:=[.$A$2]*[.C35]/100*[.$A$6]" office:value-type="float" office:value="3.2032" calcext:value-type="float">
            <text:p>3,2</text:p>
          </table:table-cell>
          <table:table-cell table:style-name="ce147" table:formula="of:=[.D35]*[.B35]/[.$E$2]*[.$B$2]" office:value-type="float" office:value="2188.73503538539" calcext:value-type="float">
            <text:p>2.189</text:p>
          </table:table-cell>
          <table:table-cell table:style-name="ce71" table:formula="of:=IF([.A35]&lt;[.$G$5];[.$F$5];IF([.A35]&lt;[.$G$6];[.$F$5]+[.$H$6]*([.A35]-[.$G$5]);IF([.A35]&lt;[.$G$7];[.$F$6]+[.$H$7]*([.A35]-[.$G$6]);IF([.A35]&lt;[.$G$8];[.$F$7]+[.$H$8]*([.A35]-[.$G$7]);[.$F$8]))))" office:value-type="float" office:value="20" calcext:value-type="float">
            <text:p>20,0</text:p>
          </table:table-cell>
          <table:table-cell table:style-name="ce75" table:formula="of:=[.$A$2]*[.F35]/100*[.$E$6]" office:value-type="float" office:value="3.2032" calcext:value-type="float">
            <text:p>3,2</text:p>
          </table:table-cell>
          <table:table-cell table:style-name="ce147" table:formula="of:=[.G35]*[.B35]/[.$E$2]*[.$B$2]" office:value-type="float" office:value="2188.73503538539" calcext:value-type="float">
            <text:p>2.189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5]+3" office:value-type="float" office:value="75" calcext:value-type="float">
            <text:p>75</text:p>
          </table:table-cell>
          <table:table-cell table:style-name="ce70" table:formula="of:=[.A36]*7250/80" office:value-type="float" office:value="6796.875" calcext:value-type="float">
            <text:p>6797</text:p>
          </table:table-cell>
          <table:table-cell table:style-name="ce71" table:formula="of:=IF([.A36]&lt;[.$C$5];[.$B$5];IF([.A36]&lt;[.$C$6];[.$B$5]+[.$D$6]*([.A36]-[.$C$5]);IF([.A36]&lt;[.$C$7];[.$B$6]+[.$D$7]*([.A36]-[.$C$6]);IF([.A36]&lt;[.$C$8];[.$B$7]+[.$D$8]*([.A36]-[.$C$7]);[.$B$8]))))" office:value-type="float" office:value="20" calcext:value-type="float">
            <text:p>20,0</text:p>
          </table:table-cell>
          <table:table-cell table:style-name="ce74" table:formula="of:=[.$A$2]*[.C36]/100*[.$A$6]" office:value-type="float" office:value="3.2032" calcext:value-type="float">
            <text:p>3,2</text:p>
          </table:table-cell>
          <table:table-cell table:style-name="ce147" table:formula="of:=[.D36]*[.B36]/[.$E$2]*[.$B$2]" office:value-type="float" office:value="2279.93232852645" calcext:value-type="float">
            <text:p>2.280</text:p>
          </table:table-cell>
          <table:table-cell table:style-name="ce71" table:formula="of:=IF([.A36]&lt;[.$G$5];[.$F$5];IF([.A36]&lt;[.$G$6];[.$F$5]+[.$H$6]*([.A36]-[.$G$5]);IF([.A36]&lt;[.$G$7];[.$F$6]+[.$H$7]*([.A36]-[.$G$6]);IF([.A36]&lt;[.$G$8];[.$F$7]+[.$H$8]*([.A36]-[.$G$7]);[.$F$8]))))" office:value-type="float" office:value="20" calcext:value-type="float">
            <text:p>20,0</text:p>
          </table:table-cell>
          <table:table-cell table:style-name="ce74" table:formula="of:=[.$A$2]*[.F36]/100*[.$E$6]" office:value-type="float" office:value="3.2032" calcext:value-type="float">
            <text:p>3,2</text:p>
          </table:table-cell>
          <table:table-cell table:style-name="ce147" table:formula="of:=[.G36]*[.B36]/[.$E$2]*[.$B$2]" office:value-type="float" office:value="2279.93232852645" calcext:value-type="float">
            <text:p>2.28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6]+3" office:value-type="float" office:value="78" calcext:value-type="float">
            <text:p>78</text:p>
          </table:table-cell>
          <table:table-cell table:style-name="ce70" table:formula="of:=[.A37]*7250/80" office:value-type="float" office:value="7068.75" calcext:value-type="float">
            <text:p>7069</text:p>
          </table:table-cell>
          <table:table-cell table:style-name="ce71" table:formula="of:=IF([.A37]&lt;[.$C$5];[.$B$5];IF([.A37]&lt;[.$C$6];[.$B$5]+[.$D$6]*([.A37]-[.$C$5]);IF([.A37]&lt;[.$C$7];[.$B$6]+[.$D$7]*([.A37]-[.$C$6]);IF([.A37]&lt;[.$C$8];[.$B$7]+[.$D$8]*([.A37]-[.$C$7]);[.$B$8]))))" office:value-type="float" office:value="20" calcext:value-type="float">
            <text:p>20,0</text:p>
          </table:table-cell>
          <table:table-cell table:style-name="ce74" table:formula="of:=[.$A$2]*[.C37]/100*[.$A$6]" office:value-type="float" office:value="3.2032" calcext:value-type="float">
            <text:p>3,2</text:p>
          </table:table-cell>
          <table:table-cell table:style-name="ce147" table:formula="of:=[.D37]*[.B37]/[.$E$2]*[.$B$2]" office:value-type="float" office:value="2371.12962166751" calcext:value-type="float">
            <text:p>2.371</text:p>
          </table:table-cell>
          <table:table-cell table:style-name="ce71" table:formula="of:=IF([.A37]&lt;[.$G$5];[.$F$5];IF([.A37]&lt;[.$G$6];[.$F$5]+[.$H$6]*([.A37]-[.$G$5]);IF([.A37]&lt;[.$G$7];[.$F$6]+[.$H$7]*([.A37]-[.$G$6]);IF([.A37]&lt;[.$G$8];[.$F$7]+[.$H$8]*([.A37]-[.$G$7]);[.$F$8]))))" office:value-type="float" office:value="20" calcext:value-type="float">
            <text:p>20,0</text:p>
          </table:table-cell>
          <table:table-cell table:style-name="ce74" table:formula="of:=[.$A$2]*[.F37]/100*[.$E$6]" office:value-type="float" office:value="3.2032" calcext:value-type="float">
            <text:p>3,2</text:p>
          </table:table-cell>
          <table:table-cell table:style-name="ce147" table:formula="of:=[.G37]*[.B37]/[.$E$2]*[.$B$2]" office:value-type="float" office:value="2371.12962166751" calcext:value-type="float">
            <text:p>2.37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7]+3" office:value-type="float" office:value="81" calcext:value-type="float">
            <text:p>81</text:p>
          </table:table-cell>
          <table:table-cell table:style-name="ce70" table:formula="of:=[.A38]*7250/80" office:value-type="float" office:value="7340.625" calcext:value-type="float">
            <text:p>7341</text:p>
          </table:table-cell>
          <table:table-cell table:style-name="ce71" table:formula="of:=IF([.A38]&lt;[.$C$5];[.$B$5];IF([.A38]&lt;[.$C$6];[.$B$5]+[.$D$6]*([.A38]-[.$C$5]);IF([.A38]&lt;[.$C$7];[.$B$6]+[.$D$7]*([.A38]-[.$C$6]);IF([.A38]&lt;[.$C$8];[.$B$7]+[.$D$8]*([.A38]-[.$C$7]);[.$B$8]))))" office:value-type="float" office:value="20" calcext:value-type="float">
            <text:p>20,0</text:p>
          </table:table-cell>
          <table:table-cell table:style-name="ce74" table:formula="of:=[.$A$2]*[.C38]/100*[.$A$6]" office:value-type="float" office:value="3.2032" calcext:value-type="float">
            <text:p>3,2</text:p>
          </table:table-cell>
          <table:table-cell table:style-name="ce147" table:formula="of:=[.D38]*[.B38]/[.$E$2]*[.$B$2]" office:value-type="float" office:value="2462.32691480857" calcext:value-type="float">
            <text:p>2.462</text:p>
          </table:table-cell>
          <table:table-cell table:style-name="ce71" table:formula="of:=IF([.A38]&lt;[.$G$5];[.$F$5];IF([.A38]&lt;[.$G$6];[.$F$5]+[.$H$6]*([.A38]-[.$G$5]);IF([.A38]&lt;[.$G$7];[.$F$6]+[.$H$7]*([.A38]-[.$G$6]);IF([.A38]&lt;[.$G$8];[.$F$7]+[.$H$8]*([.A38]-[.$G$7]);[.$F$8]))))" office:value-type="float" office:value="20" calcext:value-type="float">
            <text:p>20,0</text:p>
          </table:table-cell>
          <table:table-cell table:style-name="ce74" table:formula="of:=[.$A$2]*[.F38]/100*[.$E$6]" office:value-type="float" office:value="3.2032" calcext:value-type="float">
            <text:p>3,2</text:p>
          </table:table-cell>
          <table:table-cell table:style-name="ce147" table:formula="of:=[.G38]*[.B38]/[.$E$2]*[.$B$2]" office:value-type="float" office:value="2462.32691480857" calcext:value-type="float">
            <text:p>2.462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8]+3" office:value-type="float" office:value="84" calcext:value-type="float">
            <text:p>84</text:p>
          </table:table-cell>
          <table:table-cell table:style-name="ce70" table:formula="of:=[.A39]*7250/80" office:value-type="float" office:value="7612.5" calcext:value-type="float">
            <text:p>7613</text:p>
          </table:table-cell>
          <table:table-cell table:style-name="ce71" table:formula="of:=IF([.A39]&lt;[.$C$5];[.$B$5];IF([.A39]&lt;[.$C$6];[.$B$5]+[.$D$6]*([.A39]-[.$C$5]);IF([.A39]&lt;[.$C$7];[.$B$6]+[.$D$7]*([.A39]-[.$C$6]);IF([.A39]&lt;[.$C$8];[.$B$7]+[.$D$8]*([.A39]-[.$C$7]);[.$B$8]))))" office:value-type="float" office:value="20" calcext:value-type="float">
            <text:p>20,0</text:p>
          </table:table-cell>
          <table:table-cell table:style-name="ce74" table:formula="of:=[.$A$2]*[.C39]/100*[.$A$6]" office:value-type="float" office:value="3.2032" calcext:value-type="float">
            <text:p>3,2</text:p>
          </table:table-cell>
          <table:table-cell table:style-name="ce147" table:formula="of:=[.D39]*[.B39]/[.$E$2]*[.$B$2]" office:value-type="float" office:value="2553.52420794963" calcext:value-type="float">
            <text:p>2.554</text:p>
          </table:table-cell>
          <table:table-cell table:style-name="ce71" table:formula="of:=IF([.A39]&lt;[.$G$5];[.$F$5];IF([.A39]&lt;[.$G$6];[.$F$5]+[.$H$6]*([.A39]-[.$G$5]);IF([.A39]&lt;[.$G$7];[.$F$6]+[.$H$7]*([.A39]-[.$G$6]);IF([.A39]&lt;[.$G$8];[.$F$7]+[.$H$8]*([.A39]-[.$G$7]);[.$F$8]))))" office:value-type="float" office:value="20" calcext:value-type="float">
            <text:p>20,0</text:p>
          </table:table-cell>
          <table:table-cell table:style-name="ce74" table:formula="of:=[.$A$2]*[.F39]/100*[.$E$6]" office:value-type="float" office:value="3.2032" calcext:value-type="float">
            <text:p>3,2</text:p>
          </table:table-cell>
          <table:table-cell table:style-name="ce147" table:formula="of:=[.G39]*[.B39]/[.$E$2]*[.$B$2]" office:value-type="float" office:value="2553.52420794963" calcext:value-type="float">
            <text:p>2.554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39]+3" office:value-type="float" office:value="87" calcext:value-type="float">
            <text:p>87</text:p>
          </table:table-cell>
          <table:table-cell table:style-name="ce70" table:formula="of:=[.A40]*7250/80" office:value-type="float" office:value="7884.375" calcext:value-type="float">
            <text:p>7884</text:p>
          </table:table-cell>
          <table:table-cell table:style-name="ce71" table:formula="of:=IF([.A40]&lt;[.$C$5];[.$B$5];IF([.A40]&lt;[.$C$6];[.$B$5]+[.$D$6]*([.A40]-[.$C$5]);IF([.A40]&lt;[.$C$7];[.$B$6]+[.$D$7]*([.A40]-[.$C$6]);IF([.A40]&lt;[.$C$8];[.$B$7]+[.$D$8]*([.A40]-[.$C$7]);[.$B$8]))))" office:value-type="float" office:value="20" calcext:value-type="float">
            <text:p>20,0</text:p>
          </table:table-cell>
          <table:table-cell table:style-name="ce74" table:formula="of:=[.$A$2]*[.C40]/100*[.$A$6]" office:value-type="float" office:value="3.2032" calcext:value-type="float">
            <text:p>3,2</text:p>
          </table:table-cell>
          <table:table-cell table:style-name="ce147" table:formula="of:=[.D40]*[.B40]/[.$E$2]*[.$B$2]" office:value-type="float" office:value="2644.72150109069" calcext:value-type="float">
            <text:p>2.645</text:p>
          </table:table-cell>
          <table:table-cell table:style-name="ce71" table:formula="of:=IF([.A40]&lt;[.$G$5];[.$F$5];IF([.A40]&lt;[.$G$6];[.$F$5]+[.$H$6]*([.A40]-[.$G$5]);IF([.A40]&lt;[.$G$7];[.$F$6]+[.$H$7]*([.A40]-[.$G$6]);IF([.A40]&lt;[.$G$8];[.$F$7]+[.$H$8]*([.A40]-[.$G$7]);[.$F$8]))))" office:value-type="float" office:value="20" calcext:value-type="float">
            <text:p>20,0</text:p>
          </table:table-cell>
          <table:table-cell table:style-name="ce74" table:formula="of:=[.$A$2]*[.F40]/100*[.$E$6]" office:value-type="float" office:value="3.2032" calcext:value-type="float">
            <text:p>3,2</text:p>
          </table:table-cell>
          <table:table-cell table:style-name="ce147" table:formula="of:=[.G40]*[.B40]/[.$E$2]*[.$B$2]" office:value-type="float" office:value="2644.72150109069" calcext:value-type="float">
            <text:p>2.645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0]+3" office:value-type="float" office:value="90" calcext:value-type="float">
            <text:p>90</text:p>
          </table:table-cell>
          <table:table-cell table:style-name="ce70" table:formula="of:=[.A41]*7250/80" office:value-type="float" office:value="8156.25" calcext:value-type="float">
            <text:p>8156</text:p>
          </table:table-cell>
          <table:table-cell table:style-name="ce71" table:formula="of:=IF([.A41]&lt;[.$C$5];[.$B$5];IF([.A41]&lt;[.$C$6];[.$B$5]+[.$D$6]*([.A41]-[.$C$5]);IF([.A41]&lt;[.$C$7];[.$B$6]+[.$D$7]*([.A41]-[.$C$6]);IF([.A41]&lt;[.$C$8];[.$B$7]+[.$D$8]*([.A41]-[.$C$7]);[.$B$8]))))" office:value-type="float" office:value="20" calcext:value-type="float">
            <text:p>20,0</text:p>
          </table:table-cell>
          <table:table-cell table:style-name="ce74" table:formula="of:=[.$A$2]*[.C41]/100*[.$A$6]" office:value-type="float" office:value="3.2032" calcext:value-type="float">
            <text:p>3,2</text:p>
          </table:table-cell>
          <table:table-cell table:style-name="ce147" table:formula="of:=[.D41]*[.B41]/[.$E$2]*[.$B$2]" office:value-type="float" office:value="2735.91879423174" calcext:value-type="float">
            <text:p>2.736</text:p>
          </table:table-cell>
          <table:table-cell table:style-name="ce71" table:formula="of:=IF([.A41]&lt;[.$G$5];[.$F$5];IF([.A41]&lt;[.$G$6];[.$F$5]+[.$H$6]*([.A41]-[.$G$5]);IF([.A41]&lt;[.$G$7];[.$F$6]+[.$H$7]*([.A41]-[.$G$6]);IF([.A41]&lt;[.$G$8];[.$F$7]+[.$H$8]*([.A41]-[.$G$7]);[.$F$8]))))" office:value-type="float" office:value="20" calcext:value-type="float">
            <text:p>20,0</text:p>
          </table:table-cell>
          <table:table-cell table:style-name="ce74" table:formula="of:=[.$A$2]*[.F41]/100*[.$E$6]" office:value-type="float" office:value="3.2032" calcext:value-type="float">
            <text:p>3,2</text:p>
          </table:table-cell>
          <table:table-cell table:style-name="ce147" table:formula="of:=[.G41]*[.B41]/[.$E$2]*[.$B$2]" office:value-type="float" office:value="2735.91879423174" calcext:value-type="float">
            <text:p>2.736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1]+3" office:value-type="float" office:value="93" calcext:value-type="float">
            <text:p>93</text:p>
          </table:table-cell>
          <table:table-cell table:style-name="ce70" table:formula="of:=[.A42]*7250/80" office:value-type="float" office:value="8428.125" calcext:value-type="float">
            <text:p>8428</text:p>
          </table:table-cell>
          <table:table-cell table:style-name="ce71" table:formula="of:=IF([.A42]&lt;[.$C$5];[.$B$5];IF([.A42]&lt;[.$C$6];[.$B$5]+[.$D$6]*([.A42]-[.$C$5]);IF([.A42]&lt;[.$C$7];[.$B$6]+[.$D$7]*([.A42]-[.$C$6]);IF([.A42]&lt;[.$C$8];[.$B$7]+[.$D$8]*([.A42]-[.$C$7]);[.$B$8]))))" office:value-type="float" office:value="20" calcext:value-type="float">
            <text:p>20,0</text:p>
          </table:table-cell>
          <table:table-cell table:style-name="ce74" table:formula="of:=[.$A$2]*[.C42]/100*[.$A$6]" office:value-type="float" office:value="3.2032" calcext:value-type="float">
            <text:p>3,2</text:p>
          </table:table-cell>
          <table:table-cell table:style-name="ce147" table:formula="of:=[.D42]*[.B42]/[.$E$2]*[.$B$2]" office:value-type="float" office:value="2827.1160873728" calcext:value-type="float">
            <text:p>2.827</text:p>
          </table:table-cell>
          <table:table-cell table:style-name="ce71" table:formula="of:=IF([.A42]&lt;[.$G$5];[.$F$5];IF([.A42]&lt;[.$G$6];[.$F$5]+[.$H$6]*([.A42]-[.$G$5]);IF([.A42]&lt;[.$G$7];[.$F$6]+[.$H$7]*([.A42]-[.$G$6]);IF([.A42]&lt;[.$G$8];[.$F$7]+[.$H$8]*([.A42]-[.$G$7]);[.$F$8]))))" office:value-type="float" office:value="20" calcext:value-type="float">
            <text:p>20,0</text:p>
          </table:table-cell>
          <table:table-cell table:style-name="ce74" table:formula="of:=[.$A$2]*[.F42]/100*[.$E$6]" office:value-type="float" office:value="3.2032" calcext:value-type="float">
            <text:p>3,2</text:p>
          </table:table-cell>
          <table:table-cell table:style-name="ce147" table:formula="of:=[.G42]*[.B42]/[.$E$2]*[.$B$2]" office:value-type="float" office:value="2827.1160873728" calcext:value-type="float">
            <text:p>2.827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2]+3" office:value-type="float" office:value="96" calcext:value-type="float">
            <text:p>96</text:p>
          </table:table-cell>
          <table:table-cell table:style-name="ce70" table:formula="of:=[.A43]*7250/80" office:value-type="float" office:value="8700" calcext:value-type="float">
            <text:p>8700</text:p>
          </table:table-cell>
          <table:table-cell table:style-name="ce71" table:formula="of:=IF([.A43]&lt;[.$C$5];[.$B$5];IF([.A43]&lt;[.$C$6];[.$B$5]+[.$D$6]*([.A43]-[.$C$5]);IF([.A43]&lt;[.$C$7];[.$B$6]+[.$D$7]*([.A43]-[.$C$6]);IF([.A43]&lt;[.$C$8];[.$B$7]+[.$D$8]*([.A43]-[.$C$7]);[.$B$8]))))" office:value-type="float" office:value="20" calcext:value-type="float">
            <text:p>20,0</text:p>
          </table:table-cell>
          <table:table-cell table:style-name="ce74" table:formula="of:=[.$A$2]*[.C43]/100*[.$A$6]" office:value-type="float" office:value="3.2032" calcext:value-type="float">
            <text:p>3,2</text:p>
          </table:table-cell>
          <table:table-cell table:style-name="ce147" table:formula="of:=[.D43]*[.B43]/[.$E$2]*[.$B$2]" office:value-type="float" office:value="2918.31338051386" calcext:value-type="float">
            <text:p>2.918</text:p>
          </table:table-cell>
          <table:table-cell table:style-name="ce71" table:formula="of:=IF([.A43]&lt;[.$G$5];[.$F$5];IF([.A43]&lt;[.$G$6];[.$F$5]+[.$H$6]*([.A43]-[.$G$5]);IF([.A43]&lt;[.$G$7];[.$F$6]+[.$H$7]*([.A43]-[.$G$6]);IF([.A43]&lt;[.$G$8];[.$F$7]+[.$H$8]*([.A43]-[.$G$7]);[.$F$8]))))" office:value-type="float" office:value="20" calcext:value-type="float">
            <text:p>20,0</text:p>
          </table:table-cell>
          <table:table-cell table:style-name="ce74" table:formula="of:=[.$A$2]*[.F43]/100*[.$E$6]" office:value-type="float" office:value="3.2032" calcext:value-type="float">
            <text:p>3,2</text:p>
          </table:table-cell>
          <table:table-cell table:style-name="ce147" table:formula="of:=[.G43]*[.B43]/[.$E$2]*[.$B$2]" office:value-type="float" office:value="2918.31338051386" calcext:value-type="float">
            <text:p>2.918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5">
          <table:table-cell table:style-name="ce67" table:formula="of:=[.A43]+3" office:value-type="float" office:value="99" calcext:value-type="float">
            <text:p>99</text:p>
          </table:table-cell>
          <table:table-cell table:style-name="ce70" table:formula="of:=[.A44]*7250/80" office:value-type="float" office:value="8971.875" calcext:value-type="float">
            <text:p>8972</text:p>
          </table:table-cell>
          <table:table-cell table:style-name="ce71" table:formula="of:=IF([.A44]&lt;[.$C$5];[.$B$5];IF([.A44]&lt;[.$C$6];[.$B$5]+[.$D$6]*([.A44]-[.$C$5]);IF([.A44]&lt;[.$C$7];[.$B$6]+[.$D$7]*([.A44]-[.$C$6]);IF([.A44]&lt;[.$C$8];[.$B$7]+[.$D$8]*([.A44]-[.$C$7]);[.$B$8]))))" office:value-type="float" office:value="20" calcext:value-type="float">
            <text:p>20,0</text:p>
          </table:table-cell>
          <table:table-cell table:style-name="ce74" table:formula="of:=[.$A$2]*[.C44]/100*[.$A$6]" office:value-type="float" office:value="3.2032" calcext:value-type="float">
            <text:p>3,2</text:p>
          </table:table-cell>
          <table:table-cell table:style-name="ce147" table:formula="of:=[.D44]*[.B44]/[.$E$2]*[.$B$2]" office:value-type="float" office:value="3009.51067365492" calcext:value-type="float">
            <text:p>3.010</text:p>
          </table:table-cell>
          <table:table-cell table:style-name="ce71" table:formula="of:=IF([.A44]&lt;[.$G$5];[.$F$5];IF([.A44]&lt;[.$G$6];[.$F$5]+[.$H$6]*([.A44]-[.$G$5]);IF([.A44]&lt;[.$G$7];[.$F$6]+[.$H$7]*([.A44]-[.$G$6]);IF([.A44]&lt;[.$G$8];[.$F$7]+[.$H$8]*([.A44]-[.$G$7]);[.$F$8]))))" office:value-type="float" office:value="20" calcext:value-type="float">
            <text:p>20,0</text:p>
          </table:table-cell>
          <table:table-cell table:style-name="ce74" table:formula="of:=[.$A$2]*[.F44]/100*[.$E$6]" office:value-type="float" office:value="3.2032" calcext:value-type="float">
            <text:p>3,2</text:p>
          </table:table-cell>
          <table:table-cell table:style-name="ce147" table:formula="of:=[.G44]*[.B44]/[.$E$2]*[.$B$2]" office:value-type="float" office:value="3009.51067365492" calcext:value-type="float">
            <text:p>3.010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3"/>
          <table:table-cell table:style-name="ce70"/>
          <table:table-cell table:style-name="ce148"/>
          <table:table-cell table:style-name="ce70" table:number-columns-repeated="2"/>
          <table:table-cell table:style-name="ce67" table:number-columns-repeated="1001"/>
        </table:table-row>
        <table:table-row table:style-name="ro5">
          <table:table-cell table:style-name="ce67" table:formula="of:=[.A44]+3" office:value-type="float" office:value="102" calcext:value-type="float">
            <text:p>102</text:p>
          </table:table-cell>
          <table:table-cell table:style-name="ce70" table:formula="of:=[.A45]*7250/80" office:value-type="float" office:value="9243.75" calcext:value-type="float">
            <text:p>9244</text:p>
          </table:table-cell>
          <table:table-cell table:style-name="ce71" table:formula="of:=IF([.A45]&lt;[.$C$5];[.$B$5];IF([.A45]&lt;[.$C$6];[.$B$5]+[.$D$6]*([.A45]-[.$C$5]);IF([.A45]&lt;[.$C$7];[.$B$6]+[.$D$7]*([.A45]-[.$C$6]);IF([.A45]&lt;[.$C$8];[.$B$7]+[.$D$8]*([.A45]-[.$C$7]);[.$B$8]))))" office:value-type="float" office:value="20" calcext:value-type="float">
            <text:p>20,0</text:p>
          </table:table-cell>
          <table:table-cell table:style-name="ce74" table:formula="of:=[.$A$2]*[.C45]/100*[.$A$6]" office:value-type="float" office:value="3.2032" calcext:value-type="float">
            <text:p>3,2</text:p>
          </table:table-cell>
          <table:table-cell table:style-name="ce147" table:formula="of:=[.D45]*[.B45]/[.$E$2]*[.$B$2]" office:value-type="float" office:value="3100.70796679598" calcext:value-type="float">
            <text:p>3.101</text:p>
          </table:table-cell>
          <table:table-cell table:style-name="ce71" table:formula="of:=IF([.A45]&lt;[.$G$5];[.$F$5];IF([.A45]&lt;[.$G$6];[.$F$5]+[.$H$6]*([.A45]-[.$G$5]);IF([.A45]&lt;[.$G$7];[.$F$6]+[.$H$7]*([.A45]-[.$G$6]);IF([.A45]&lt;[.$G$8];[.$F$7]+[.$H$8]*([.A45]-[.$G$7]);[.$F$8]))))" office:value-type="float" office:value="20" calcext:value-type="float">
            <text:p>20,0</text:p>
          </table:table-cell>
          <table:table-cell table:style-name="ce74" table:formula="of:=[.$A$2]*[.F45]/100*[.$E$6]" office:value-type="float" office:value="3.2032" calcext:value-type="float">
            <text:p>3,2</text:p>
          </table:table-cell>
          <table:table-cell table:style-name="ce147" table:formula="of:=[.G45]*[.B45]/[.$E$2]*[.$B$2]" office:value-type="float" office:value="3100.70796679598" calcext:value-type="float">
            <text:p>3.101</text:p>
          </table:table-cell>
          <table:table-cell table:style-name="ce67" table:number-columns-repeated="6"/>
          <table:table-cell table:style-name="ce97"/>
          <table:table-cell table:style-name="ce99"/>
          <table:table-cell table:style-name="ce67" table:number-columns-repeated="1008"/>
        </table:table-row>
        <table:table-row table:style-name="ro2">
          <table:table-cell table:style-name="ce67" table:number-columns-repeated="3"/>
          <table:table-cell table:number-columns-repeated="5"/>
          <table:table-cell table:style-name="ce67" table:number-columns-repeated="7"/>
          <table:table-cell table:style-name="ce99"/>
          <table:table-cell table:style-name="ce67" table:number-columns-repeated="1008"/>
        </table:table-row>
        <table:table-row table:style-name="ro1">
          <table:table-cell table:number-columns-repeated="3"/>
          <table:table-cell table:style-name="ce76" office:value-type="string" calcext:value-type="string">
            <text:p>Sum:</text:p>
          </table:table-cell>
          <table:table-cell table:style-name="ce86" table:formula="of:=SUM([.E12:.E45])" office:value-type="float" office:value="101658.296280707" calcext:value-type="float">
            <text:p>101.658</text:p>
          </table:table-cell>
          <table:table-cell/>
          <table:table-cell table:style-name="ce76" office:value-type="string" calcext:value-type="string">
            <text:p>Sum:</text:p>
          </table:table-cell>
          <table:table-cell table:style-name="ce92" table:formula="of:=SUM([.H12:.H45])" office:value-type="float" office:value="101658.296280707" calcext:value-type="float">
            <text:p>101.658</text:p>
          </table:table-cell>
          <table:table-cell table:number-columns-repeated="7"/>
          <table:table-cell table:style-name="ce63"/>
          <table:table-cell table:number-columns-repeated="1008"/>
        </table:table-row>
        <table:table-row table:style-name="ro1">
          <table:table-cell table:style-name="ce44"/>
          <table:table-cell table:style-name="ce49"/>
          <table:table-cell table:style-name="ce54"/>
          <table:table-cell table:style-name="ce77"/>
          <table:table-cell table:style-name="ce87" table:formula="of:=[.E47]/(34*[.$D$2])" office:value-type="percentage" office:value="0.37374373632613" calcext:value-type="percentage">
            <text:p>37,4%</text:p>
          </table:table-cell>
          <table:table-cell/>
          <table:table-cell table:style-name="ce77"/>
          <table:table-cell table:style-name="ce93" table:formula="of:=[.H47]/(34*[.$D$2])" office:value-type="percentage" office:value="0.37374373632613" calcext:value-type="percentage">
            <text:p>37,4%</text:p>
          </table:table-cell>
          <table:table-cell table:number-columns-repeated="6"/>
          <table:table-cell table:style-name="ce44"/>
          <table:table-cell table:style-name="ce6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4"/>
          <table:table-cell table:style-name="ce49"/>
          <table:table-cell table:style-name="ce54"/>
          <table:table-cell table:style-name="ce77"/>
          <table:table-cell table:style-name="ce87"/>
          <table:table-cell/>
          <table:table-cell table:style-name="ce77"/>
          <table:table-cell table:style-name="ce93"/>
          <table:table-cell table:number-columns-repeated="6"/>
          <table:table-cell table:style-name="ce44"/>
          <table:table-cell table:style-name="ce6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6" office:value-type="string" calcext:value-type="string">
            <text:p>Limiter peak:</text:p>
          </table:table-cell>
          <table:table-cell table:style-name="ce88" table:formula="of:=MAX([.E12:.E45])+800" office:value-type="float" office:value="5815.8511227582" calcext:value-type="float">
            <text:p>5.816</text:p>
          </table:table-cell>
          <table:table-cell/>
          <table:table-cell table:style-name="ce76" office:value-type="string" calcext:value-type="string">
            <text:p>Limiter peak:</text:p>
          </table:table-cell>
          <table:table-cell table:style-name="ce94" table:formula="of:=MAX([.H12:.H45])+800" office:value-type="float" office:value="5815.8511227582" calcext:value-type="float">
            <text:p>5.816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7"/>
          <table:table-cell table:style-name="ce89" table:formula="of:=[.E50]/[.$D$2]" office:value-type="percentage" office:value="0.726981390344774" calcext:value-type="percentage">
            <text:p>72,7%</text:p>
          </table:table-cell>
          <table:table-cell table:style-name="ce54"/>
          <table:table-cell table:style-name="ce77"/>
          <table:table-cell table:style-name="ce93" table:formula="of:=[.H50]/[.$D$2]" office:value-type="percentage" office:value="0.726981390344774" calcext:value-type="percentage">
            <text:p>72,7%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90" table:formula="of:=ROUNDUP([.E50];-2)/100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5" table:formula="of:=ROUNDUP([.H50];-2)/100" office:value-type="float" office:value="59" calcext:value-type="float">
            <text:p>59</text:p>
          </table:table-cell>
          <table:table-cell table:number-columns-repeated="7"/>
          <table:table-cell table:style-name="ce63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4"/>
          <table:table-cell table:style-name="ce49"/>
          <table:table-cell table:number-columns-repeated="4"/>
          <table:table-cell table:style-name="ce63"/>
          <table:table-cell table:style-name="ce56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996"/>
        </table:table-row>
        <table:table-row table:style-name="ro2">
          <table:table-cell table:number-columns-repeated="26"/>
          <table:table-cell table:style-name="ce41"/>
          <table:table-cell table:style-name="ce61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1" svg:width="19.288cm" svg:height="12.37cm" svg:x="16.885cm" svg:y="1.304cm">
            <draw:object draw:notify-on-update-of-ranges="Powermap_45.C25:Powermap_45.C33 Powermap_45.A23:Powermap_45.A23 Powermap_45.D25:Powermap_45.D33 Powermap_45.C11:Powermap_45.C19 Powermap_45.A9:Powermap_45.A9 Powermap_45.D11:Powermap_45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5"/>
        <table:table-column table:style-name="co1" table:default-cell-style-name="ce26"/>
        <table:table-column table:style-name="co1" table:default-cell-style-name="ce9"/>
        <table:table-column table:style-name="co1" table:default-cell-style-name="ce36"/>
        <table:table-column table:style-name="co1" table:number-columns-repeated="8" table:default-cell-style-name="ce1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70" calcext:value-type="float">
            <text:p>70,0</text:p>
          </table:table-cell>
          <table:table-cell table:style-name="ce15" office:value-type="percentage" office:value="1.24" calcext:value-type="percentage">
            <text:p>124%</text:p>
          </table:table-cell>
          <table:table-cell table:style-name="ce15" office:value-type="percentage" office:value="1.3" calcext:value-type="percentage">
            <text:p>130%</text:p>
          </table:table-cell>
          <table:table-cell table:style-name="ce15" office:value-type="percentage" office:value="1.2" calcext:value-type="percentage">
            <text:p>120%</text:p>
          </table:table-cell>
          <table:table-cell table:style-name="ce28" office:value-type="percentage" office:value="1.11" calcext:value-type="percentage">
            <text:p>111%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5814)" office:value-type="float" office:value="9044" calcext:value-type="float">
            <text:p>9044</text:p>
          </table:table-cell>
          <table:table-cell table:style-name="ce16" table:formula="of:=MIN(IF([.F2]&lt;&gt;&quot;&quot;;200;36);[.C5]*[.C2])" office:value-type="float" office:value="40.3" calcext:value-type="float">
            <text:p>40,300</text:p>
          </table:table-cell>
          <table:table-cell table:style-name="ce21" table:formula="of:=[.D5]*MIN(IF([.F2]&lt;&gt;&quot;&quot;;2.54;1.39);[.D2])" office:value-type="float" office:value="9165" calcext:value-type="float">
            <text:p>9.165</text:p>
          </table:table-cell>
          <table:table-cell table:style-name="ce21" table:formula="of:=[.E5]*MIN(IF([.F2]&lt;&gt;&quot;&quot;;2.54;1.3);[.E2])" office:value-type="float" office:value="9180" calcext:value-type="float">
            <text:p>9.180</text:p>
          </table:table-cell>
          <table:table-cell table:style-name="ce21" table:formula="of:=[.F5]*MIN(IF([.F2]&lt;&gt;&quot;&quot;;1.2;1);[.F2])" office:value-type="float" office:value="299.7" calcext:value-type="float">
            <text:p>300</text:p>
          </table:table-cell>
          <table:table-cell table:style-name="ce32" table:formula="of:=[.F4]*35/[.$F$7]" office:value-type="float" office:value="10926.5625" calcext:value-type="float">
            <text:p>10.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45" calcext:value-type="float">
            <text:p>45,0</text:p>
          </table:table-cell>
          <table:table-cell table:style-name="ce17" office:value-type="float" office:value="32.5" calcext:value-type="float">
            <text:p>32,500</text:p>
          </table:table-cell>
          <table:table-cell table:style-name="ce22" office:value-type="float" office:value="7050" calcext:value-type="float">
            <text:p>7.050</text:p>
          </table:table-cell>
          <table:table-cell table:style-name="ce22" office:value-type="float" office:value="7650" calcext:value-type="float">
            <text:p>7.650</text:p>
          </table:table-cell>
          <table:table-cell table:style-name="ce22" office:value-type="float" office:value="270" calcext:value-type="float">
            <text:p>270</text:p>
          </table:table-cell>
          <table:table-cell table:style-name="ce32" table:formula="of:=[.F5]*35/[.$F$7]" office:value-type="float" office:value="9843.75" calcext:value-type="float">
            <text:p>9.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formula="of:=ROUND(([.B19]-[.B12])/[.A19])" office:value-type="float" office:value="327" calcext:value-type="float">
            <text:p>327</text:p>
          </table:table-cell>
          <table:table-cell table:style-name="Default" table:number-columns-repeated="2"/>
          <table:table-cell table:style-name="ce11" table:formula="of:=ROUND(([.E4]-[.D4])/[.A18];0)" office:value-type="float" office:value="1" calcext:value-type="float">
            <text:p>1</text:p>
          </table:table-cell>
          <table:table-cell table:style-name="ce29" office:value-type="string" calcext:value-type="string">
            <text:p>n_c min(?)</text:p>
          </table:table-cell>
          <table:table-cell table:style-name="ce33" office:value-type="string" calcext:value-type="string">
            <text:p>n_mc min: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4" office:value-type="percentage" office:value="0.884" calcext:value-type="percentage">
            <text:p>88,4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70 POWER 124 130 120 111" calcext:value-type="string">
            <text:p>SPEED 70 POWER 124 130 120 1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5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/5814*45" office:value-type="float" office:value="0" calcext:value-type="float">
            <text:p>0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 table:formula="of:=ROUND([.D11]*16)"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2171" calcext:value-type="float">
            <text:p>2171</text:p>
          </table:table-cell>
          <table:table-cell table:formula="of:=[.B12]/5814*45" office:value-type="float" office:value="16.8034055727554" calcext:value-type="float">
            <text:p>17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table:style-name="ce21" table:formula="of:=[.D4]" office:value-type="float" office:value="9165" calcext:value-type="float">
            <text:p>9.165</text:p>
          </table:table-cell>
          <table:table-cell table:formula="of:=ROUND([.D12]*16)" office:value-type="float" office:value="645" calcext:value-type="float">
            <text:p>645</text:p>
          </table:table-cell>
          <table:table-cell table:style-name="ce21" table:formula="of:=[.E12]/[.G$7]" office:value-type="float" office:value="10367.6470588235" calcext:value-type="float">
            <text:p>10.3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+[.$B$6]*[.A13]" office:value-type="float" office:value="2498" calcext:value-type="float">
            <text:p>2498</text:p>
          </table:table-cell>
          <table:table-cell table:formula="of:=[.B13]/5814*45" office:value-type="float" office:value="19.3343653250774" calcext:value-type="float">
            <text:p>19</text:p>
          </table:table-cell>
          <table:table-cell table:formula="of:=[.E13]/[.B13]*[.$B$7]" office:value-type="float" office:value="35.0395726592549" calcext:value-type="float">
            <text:p>35,0</text:p>
          </table:table-cell>
          <table:table-cell table:formula="of:=[.E$12]+[.E$6]*[.A13]" office:value-type="float" office:value="9166" calcext:value-type="float">
            <text:p>9.166</text:p>
          </table:table-cell>
          <table:table-cell table:formula="of:=ROUND([.D13]*16)" office:value-type="float" office:value="561" calcext:value-type="float">
            <text:p>561</text:p>
          </table:table-cell>
          <table:table-cell table:formula="of:=[.E13]/[.G$7]" office:value-type="float" office:value="10368.778280543" calcext:value-type="float">
            <text:p>10.3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2]+[.$B$6]*[.A14]" office:value-type="float" office:value="2825" calcext:value-type="float">
            <text:p>2825</text:p>
          </table:table-cell>
          <table:table-cell table:formula="of:=[.B14]/5814*45" office:value-type="float" office:value="21.8653250773994" calcext:value-type="float">
            <text:p>22</text:p>
          </table:table-cell>
          <table:table-cell table:formula="of:=[.E14]/[.B14]*[.$B$7]" office:value-type="float" office:value="30.9870448847449" calcext:value-type="float">
            <text:p>31,0</text:p>
          </table:table-cell>
          <table:table-cell table:formula="of:=[.E$12]+[.E$6]*[.A14]" office:value-type="float" office:value="9167" calcext:value-type="float">
            <text:p>9.167</text:p>
          </table:table-cell>
          <table:table-cell table:formula="of:=ROUND([.D14]*16)" office:value-type="float" office:value="496" calcext:value-type="float">
            <text:p>496</text:p>
          </table:table-cell>
          <table:table-cell table:formula="of:=[.E14]/[.G$7]" office:value-type="float" office:value="10369.9095022624" calcext:value-type="float">
            <text:p>10.37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2]+[.$B$6]*[.A15]" office:value-type="float" office:value="3152" calcext:value-type="float">
            <text:p>3152</text:p>
          </table:table-cell>
          <table:table-cell table:formula="of:=[.B15]/5814*45" office:value-type="float" office:value="24.3962848297214" calcext:value-type="float">
            <text:p>24</text:p>
          </table:table-cell>
          <table:table-cell table:formula="of:=[.E15]/[.B15]*[.$B$7]" office:value-type="float" office:value="27.7753651954282" calcext:value-type="float">
            <text:p>27,8</text:p>
          </table:table-cell>
          <table:table-cell table:formula="of:=[.E$12]+[.E$6]*[.A15]" office:value-type="float" office:value="9168" calcext:value-type="float">
            <text:p>9.168</text:p>
          </table:table-cell>
          <table:table-cell table:formula="of:=ROUND([.D15]*16)" office:value-type="float" office:value="444" calcext:value-type="float">
            <text:p>444</text:p>
          </table:table-cell>
          <table:table-cell table:formula="of:=[.E15]/[.G$7]" office:value-type="float" office:value="10371.0407239819" calcext:value-type="float">
            <text:p>10.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2]+[.$B$6]*[.A16]" office:value-type="float" office:value="3806" calcext:value-type="float">
            <text:p>3806</text:p>
          </table:table-cell>
          <table:table-cell table:formula="of:=[.B16]/5814*45" office:value-type="float" office:value="29.4582043343653" calcext:value-type="float">
            <text:p>29</text:p>
          </table:table-cell>
          <table:table-cell table:formula="of:=[.E16]/[.B16]*[.$B$7]" office:value-type="float" office:value="23.007632603563" calcext:value-type="float">
            <text:p>23,0</text:p>
          </table:table-cell>
          <table:table-cell table:formula="of:=[.E$12]+[.E$6]*[.A16]" office:value-type="float" office:value="9170" calcext:value-type="float">
            <text:p>9.170</text:p>
          </table:table-cell>
          <table:table-cell table:formula="of:=ROUND([.D16]*16)" office:value-type="float" office:value="368" calcext:value-type="float">
            <text:p>368</text:p>
          </table:table-cell>
          <table:table-cell table:formula="of:=[.E16]/[.G$7]" office:value-type="float" office:value="10373.3031674208" calcext:value-type="float">
            <text:p>10.3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2]+[.$B$6]*[.A17]" office:value-type="float" office:value="4787" calcext:value-type="float">
            <text:p>4787</text:p>
          </table:table-cell>
          <table:table-cell table:formula="of:=[.B17]/5814*45" office:value-type="float" office:value="37.0510835913313" calcext:value-type="float">
            <text:p>37</text:p>
          </table:table-cell>
          <table:table-cell table:formula="of:=[.E17]/[.B17]*[.$B$7]" office:value-type="float" office:value="18.2986625399869" calcext:value-type="float">
            <text:p>18,3</text:p>
          </table:table-cell>
          <table:table-cell table:formula="of:=[.E$12]+[.E$6]*[.A17]" office:value-type="float" office:value="9173" calcext:value-type="float">
            <text:p>9.173</text:p>
          </table:table-cell>
          <table:table-cell table:formula="of:=ROUND([.D17]*16)" office:value-type="float" office:value="293" calcext:value-type="float">
            <text:p>293</text:p>
          </table:table-cell>
          <table:table-cell table:formula="of:=[.E17]/[.G$7]" office:value-type="float" office:value="10376.6968325792" calcext:value-type="float">
            <text:p>10.3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2]+[.$B$6]*[.A18]" office:value-type="float" office:value="6422" calcext:value-type="float">
            <text:p>6422</text:p>
          </table:table-cell>
          <table:table-cell table:formula="of:=[.B18]/5814*45" office:value-type="float" office:value="49.7058823529412" calcext:value-type="float">
            <text:p>50</text:p>
          </table:table-cell>
          <table:table-cell table:formula="of:=[.E18]/[.B18]*[.$B$7]" office:value-type="float" office:value="13.6503492144217" calcext:value-type="float">
            <text:p>13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8]*16)" office:value-type="float" office:value="218" calcext:value-type="float">
            <text:p>218</text:p>
          </table:table-cell>
          <table:table-cell table:style-name="ce27" table:formula="of:=[.E18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044" calcext:value-type="float">
            <text:p>9044</text:p>
          </table:table-cell>
          <table:table-cell table:formula="of:=[.B19]/5814*45" office:value-type="float" office:value="70" calcext:value-type="float">
            <text:p>70</text:p>
          </table:table-cell>
          <table:table-cell table:formula="of:=[.E19]/[.B19]*[.$B$7]" office:value-type="float" office:value="9.69289503040866" calcext:value-type="float">
            <text:p>9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9]*16)" office:value-type="float" office:value="155" calcext:value-type="float">
            <text:p>155</text:p>
          </table:table-cell>
          <table:table-cell table:style-name="ce27" table:formula="of:=[.E19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Auto power ref:</text:p>
          </table:table-cell>
          <table:table-cell table:style-name="ce37" table:formula="of:=ROUNDUP(MAX([.G12:.G19]);-2)/100+1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5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25]/5814*45" office:value-type="float" office:value="0" calcext:value-type="float">
            <text:p>0</text:p>
          </table:table-cell>
          <table:table-cell table:formula="of:=[.F25]/16" office:value-type="float" office:value="32.5" calcext:value-type="float">
            <text:p>32,5</text:p>
          </table:table-cell>
          <table:table-cell table:formula="of:=[.B25]*[.D25]/[.$B$7]" office:value-type="float" office:value="0" calcext:value-type="float">
            <text:p>0</text:p>
          </table:table-cell>
          <table:table-cell table:style-name="ce14" office:value-type="float" office:value="520" calcext:value-type="float">
            <text:p>5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float" office:value="2050" calcext:value-type="float">
            <text:p>2050</text:p>
          </table:table-cell>
          <table:table-cell table:formula="of:=[.B26]/5814*45" office:value-type="float" office:value="15.8668730650155" calcext:value-type="float">
            <text:p>16</text:p>
          </table:table-cell>
          <table:table-cell table:formula="of:=[.F26]/16" office:value-type="float" office:value="32.5" calcext:value-type="float">
            <text:p>32,5</text:p>
          </table:table-cell>
          <table:table-cell table:formula="of:=[.B26]*[.D26]/[.$B$7]" office:value-type="float" office:value="6976.95368484733" calcext:value-type="float">
            <text:p>6.977</text:p>
          </table:table-cell>
          <table:table-cell table:style-name="ce14" office:value-type="float" office:value="520" calcext:value-type="float">
            <text:p>520</text:p>
          </table:table-cell>
          <table:table-cell table:formula="of:=[.E26]/[.G$7]" office:value-type="float" office:value="7892.48154394495" calcext:value-type="float">
            <text:p>7.89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2500" calcext:value-type="float">
            <text:p>2500</text:p>
          </table:table-cell>
          <table:table-cell table:formula="of:=[.B27]/5814*45" office:value-type="float" office:value="19.3498452012384" calcext:value-type="float">
            <text:p>19</text:p>
          </table:table-cell>
          <table:table-cell table:formula="of:=[.F27]/16" office:value-type="float" office:value="27.3125" calcext:value-type="float">
            <text:p>27,3</text:p>
          </table:table-cell>
          <table:table-cell table:formula="of:=[.B27]*[.D27]/[.$B$7]" office:value-type="float" office:value="7150.39577926427" calcext:value-type="float">
            <text:p>7.150</text:p>
          </table:table-cell>
          <table:table-cell table:style-name="ce14" office:value-type="float" office:value="437" calcext:value-type="float">
            <text:p>437</text:p>
          </table:table-cell>
          <table:table-cell table:formula="of:=[.E27]/[.G$7]" office:value-type="float" office:value="8088.6830082175" calcext:value-type="float">
            <text:p>8.08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formula="of:=[.B28]/5814*45" office:value-type="float" office:value="23.2198142414861" calcext:value-type="float">
            <text:p>23</text:p>
          </table:table-cell>
          <table:table-cell table:formula="of:=[.F28]/16" office:value-type="float" office:value="22.6875" calcext:value-type="float">
            <text:p>22,7</text:p>
          </table:table-cell>
          <table:table-cell table:formula="of:=[.B28]*[.D28]/[.$B$7]" office:value-type="float" office:value="7127.48833283184" calcext:value-type="float">
            <text:p>7.127</text:p>
          </table:table-cell>
          <table:table-cell table:style-name="ce14" office:value-type="float" office:value="363" calcext:value-type="float">
            <text:p>363</text:p>
          </table:table-cell>
          <table:table-cell table:formula="of:=[.E28]/[.G$7]" office:value-type="float" office:value="8062.76960727584" calcext:value-type="float">
            <text:p>8.06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formula="of:=[.B29]/5814*45" office:value-type="float" office:value="27.0897832817337" calcext:value-type="float">
            <text:p>27</text:p>
          </table:table-cell>
          <table:table-cell table:formula="of:=[.F29]/16" office:value-type="float" office:value="19.625" calcext:value-type="float">
            <text:p>19,6</text:p>
          </table:table-cell>
          <table:table-cell table:formula="of:=[.B29]*[.D29]/[.$B$7]" office:value-type="float" office:value="7192.93817978163" calcext:value-type="float">
            <text:p>7.193</text:p>
          </table:table-cell>
          <table:table-cell table:style-name="ce14" office:value-type="float" office:value="314" calcext:value-type="float">
            <text:p>314</text:p>
          </table:table-cell>
          <table:table-cell table:formula="of:=[.E29]/[.G$7]" office:value-type="float" office:value="8136.80789568058" calcext:value-type="float">
            <text:p>8.137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formula="of:=[.B30]/5814*45" office:value-type="float" office:value="30.9597523219814" calcext:value-type="float">
            <text:p>31</text:p>
          </table:table-cell>
          <table:table-cell table:formula="of:=[.F30]/16" office:value-type="float" office:value="17.4375" calcext:value-type="float">
            <text:p>17,4</text:p>
          </table:table-cell>
          <table:table-cell table:formula="of:=[.B30]*[.D30]/[.$B$7]" office:value-type="float" office:value="7304.20291959627" calcext:value-type="float">
            <text:p>7.304</text:p>
          </table:table-cell>
          <table:table-cell table:style-name="ce14" office:value-type="float" office:value="279" calcext:value-type="float">
            <text:p>279</text:p>
          </table:table-cell>
          <table:table-cell table:formula="of:=[.E30]/[.G$7]" office:value-type="float" office:value="8262.67298596863" calcext:value-type="float">
            <text:p>8.26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formula="of:=[.B31]/5814*45" office:value-type="float" office:value="34.8297213622291" calcext:value-type="float">
            <text:p>35</text:p>
          </table:table-cell>
          <table:table-cell table:formula="of:=[.F31]/16" office:value-type="float" office:value="15.4375" calcext:value-type="float">
            <text:p>15,4</text:p>
          </table:table-cell>
          <table:table-cell table:formula="of:=[.B31]*[.D31]/[.$B$7]" office:value-type="float" office:value="7274.75048846886" calcext:value-type="float">
            <text:p>7.275</text:p>
          </table:table-cell>
          <table:table-cell table:style-name="ce14" office:value-type="float" office:value="247" calcext:value-type="float">
            <text:p>247</text:p>
          </table:table-cell>
          <table:table-cell table:formula="of:=[.E31]/[.G$7]" office:value-type="float" office:value="8229.3557561865" calcext:value-type="float">
            <text:p>8.229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formula="of:=[.B32]/5814*45" office:value-type="float" office:value="38.6996904024768" calcext:value-type="float">
            <text:p>39</text:p>
          </table:table-cell>
          <table:table-cell table:formula="of:=[.F32]/16" office:value-type="float" office:value="14.125" calcext:value-type="float">
            <text:p>14,1</text:p>
          </table:table-cell>
          <table:table-cell table:formula="of:=[.B32]*[.D32]/[.$B$7]" office:value-type="float" office:value="7395.83270532597" calcext:value-type="float">
            <text:p>7.396</text:p>
          </table:table-cell>
          <table:table-cell table:style-name="ce14" office:value-type="float" office:value="226" calcext:value-type="float">
            <text:p>226</text:p>
          </table:table-cell>
          <table:table-cell table:formula="of:=[.E32]/[.G$7]" office:value-type="float" office:value="8366.32658973526" calcext:value-type="float">
            <text:p>8.36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6000" calcext:value-type="float">
            <text:p>6000</text:p>
          </table:table-cell>
          <table:table-cell table:formula="of:=[.B33]/5814*45" office:value-type="float" office:value="46.4396284829721" calcext:value-type="float">
            <text:p>46</text:p>
          </table:table-cell>
          <table:table-cell table:formula="of:=[.F33]/16" office:value-type="float" office:value="12.1875" calcext:value-type="float">
            <text:p>12,2</text:p>
          </table:table-cell>
          <table:table-cell table:formula="of:=[.B33]*[.D33]/[.$B$7]" office:value-type="float" office:value="7657.63209312512" calcext:value-type="float">
            <text:p>7.658</text:p>
          </table:table-cell>
          <table:table-cell table:style-name="ce14" office:value-type="float" office:value="195" calcext:value-type="float">
            <text:p>195</text:p>
          </table:table-cell>
          <table:table-cell table:formula="of:=[.E33]/[.G$7]" office:value-type="float" office:value="8662.47974335421" calcext:value-type="float">
            <text:p>8.66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currency-style style:name="N197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7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7P0"/>
    </number:currency-style>
    <number:currency-style style:name="N19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9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99P0"/>
    </number:currency-style>
    <number:number-style style:name="N200">
      <number:number number:decimal-places="1" number:min-integer-digits="1" number:grouping="true"/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16" number:min-integer-digits="1"/>
    </number:number-style>
    <number:number-style style:name="N203">
      <number:number number:decimal-places="17" number:min-integer-digits="1"/>
    </number:number-style>
    <number:number-style style:name="N204">
      <number:number number:decimal-places="18" number:min-integer-digits="1"/>
    </number:number-style>
    <number:number-style style:name="N205">
      <number:number number:decimal-places="19" number:min-integer-digits="1"/>
    </number:number-style>
    <number:number-style style:name="N206">
      <number:number number:decimal-places="3" number:min-integer-digits="1" number:grouping="true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margin-left="0.848cm" fo:margin-right="0.45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.00.0000</text:date>, <text:time style:data-style-name="N2" text:time-value="10:11:42.4416559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5-12-25T23:46:57.585155255</dc:date>
    <meta:editing-duration>P25DT3H41M44S</meta:editing-duration>
    <meta:editing-cycles>295</meta:editing-cycles>
    <meta:generator>LibreOffice/4.3.7.2$Linux_X86_64 LibreOffice_project/430m0$Build-2</meta:generator>
    <dc:creator>Michael Balzer</dc:creator>
    <meta:printed-by>Michael Balzer</meta:printed-by>
    <meta:print-date>2014-07-31T11:22:42</meta:print-date>
    <meta:document-statistic meta:table-count="5" meta:cell-count="17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e6e6e6"/>
    </style:style>
    <style:style style:name="ch7" style:family="chart" style:data-style-name="N187">
      <style:chart-properties chart:display-label="true" chart:logarithmic="false" chart:minimum="0" chart:maximum="135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27000" chart:interval-major="2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89cm" svg:height="13.912cm" xlink:href=".." xlink:type="simple" chart:class="chart:scatter" chart:style-name="ch1">
        <chart:legend chart:legend-position="top" svg:x="4.085cm" svg:y="0.185cm" style:legend-expansion="wide" chart:style-name="ch2"/>
        <chart:plot-area chart:style-name="ch3" table:cell-range-address="Powermap_80.C25:Powermap_80.E33 Powermap_80.A23:Powermap_80.A23 Powermap_80.A9:Powermap_80.A9 Powermap_80.D11:Powermap_80.E19 Powermap_80.E10:Powermap_80.E10" chart:data-source-has-labels="row" svg:x="0.385cm" svg:y="1.559cm" svg:width="18.519cm" svg:height="12.075cm">
          <chartooo:coordinate-region svg:x="1.483cm" svg:y="1.559cm" svg:width="16.137cm" svg:height="11.42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Powermap_80.D25:Powermap_80.D33" chart:label-cell-address="Powermap_80.A23:Powermap_80.A23" chart:class="chart:scatter">
            <chart:domain table:cell-range-address="Powermap_80.C25:Powermap_80.C33"/>
            <chart:data-point chart:repeated="9"/>
          </chart:series>
          <chart:series chart:attached-axis="secondary-y" chart:style-name="ch10" chart:values-cell-range-address="Powermap_80.E25:Powermap_80.E33" chart:class="chart:scatter">
            <chart:data-point chart:repeated="9"/>
          </chart:series>
          <chart:series chart:attached-axis="primary-y" chart:style-name="ch11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2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3:Powermap_80.A23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Spalte C</text:p>
              </table:table-cell>
              <table:table-cell office:value-type="string">
                <text:p>SPEED 110 POWER 160 127 119 107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5:Powermap_80.C33</svg:desc>
                </draw:g>
              </table:table-cell>
              <table:table-cell office:value-type="float" office:value="55">
                <text:p>55</text:p>
                <draw:g>
                  <svg:desc>Powermap_80.D25:Powermap_80.D33</svg:desc>
                </draw:g>
              </table:table-cell>
              <table:table-cell office:value-type="float" office:value="0">
                <text:p>0</text:p>
                <draw:g>
                  <svg:desc>Powermap_80.E25:Powermap_80.E33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88">
                <text:p>88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88">
                <text:p>88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71.2679712378219">
                <text:p>71.2679712378219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59.8616306223682">
                <text:p>59.861630622368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51.6026910150209">
                <text:p>51.6026910150209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40.4430616961415">
                <text:p>40.4430616961415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30.5371030128162">
                <text:p>30.5371030128162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21.6831965621455">
                <text:p>21.6831965621455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15470">
                <text:p>15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14.8190714159646">
                <text:p>14.8190714159646</text:p>
              </table:table-cell>
              <table:table-cell office:value-type="float" office:value="110">
                <text:p>110</text:p>
              </table:table-cell>
              <table:table-cell office:value-type="float" office:value="15470">
                <text:p>15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A.A11:Recupmap_80_A.A48 Recupmap_80_A.G10:Recupmap_80_A.H48 Recupmap_80_A.D10:Recupmap_80_A.E48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A.G11:Recupmap_80_A.G48" chart:label-cell-address="Recupmap_80_A.G10:Recupmap_80_A.G10" chart:class="chart:scatter">
            <chart:domain table:cell-range-address="Recupmap_80_A.A11:Recupmap_80_A.A48"/>
            <chart:data-point chart:repeated="38"/>
          </chart:series>
          <chart:series chart:attached-axis="primary-y" chart:style-name="ch10" chart:values-cell-range-address="Recupmap_80_A.D11:Recupmap_80_A.D48" chart:label-cell-address="Recupmap_80_A.D10:Recupmap_80_A.D10" chart:class="chart:scatter">
            <chart:data-point chart:repeated="38"/>
          </chart:series>
          <chart:series chart:attached-axis="secondary-y" chart:style-name="ch11" chart:values-cell-range-address="Recupmap_80_A.H11:Recupmap_80_A.H48" chart:label-cell-address="Recupmap_80_A.H10:Recupmap_80_A.H10" chart:class="chart:scatter">
            <chart:data-point chart:repeated="38"/>
          </chart:series>
          <chart:series chart:attached-axis="secondary-y" chart:style-name="ch12" chart:values-cell-range-address="Recupmap_80_A.E11:Recupmap_80_A.E48" chart:label-cell-address="Recupmap_80_A.E10:Recupmap_80_A.E10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A.G10:Recupmap_80_A.G10</svg:desc>
                </draw:g>
              </table:table-cell>
              <table:table-cell office:value-type="string">
                <text:p>Ntr_Trq</text:p>
                <draw:g>
                  <svg:desc>Recupmap_80_A.D10:Recupmap_80_A.D10</svg:desc>
                </draw:g>
              </table:table-cell>
              <table:table-cell office:value-type="string">
                <text:p>Brk_Pwr</text:p>
                <draw:g>
                  <svg:desc>Recupmap_80_A.H10:Recupmap_80_A.H10</svg:desc>
                </draw:g>
              </table:table-cell>
              <table:table-cell office:value-type="string">
                <text:p>Ntr_Pwr</text:p>
                <draw:g>
                  <svg:desc>Recupmap_80_A.E10:Recupmap_80_A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A.A11:Recupmap_80_A.A48</svg:desc>
                </draw:g>
              </table:table-cell>
              <table:table-cell office:value-type="float" office:value="38.192">
                <text:p>38.192</text:p>
                <draw:g>
                  <svg:desc>Recupmap_80_A.G11:Recupmap_80_A.G48</svg:desc>
                </draw:g>
              </table:table-cell>
              <table:table-cell office:value-type="float" office:value="18.656">
                <text:p>18.656</text:p>
                <draw:g>
                  <svg:desc>Recupmap_80_A.D11:Recupmap_80_A.D48</svg:desc>
                </draw:g>
              </table:table-cell>
              <table:table-cell office:value-type="float" office:value="0">
                <text:p>0</text:p>
                <draw:g>
                  <svg:desc>Recupmap_80_A.H11:Recupmap_80_A.H48</svg:desc>
                </draw:g>
              </table:table-cell>
              <table:table-cell office:value-type="float" office:value="0">
                <text:p>0</text:p>
                <draw:g>
                  <svg:desc>Recupmap_80_A.E11:Recupmap_80_A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1087.35234129723">
                <text:p>1087.35234129723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7.7413344">
                <text:p>37.7413344</text:p>
              </table:table-cell>
              <table:table-cell office:value-type="float" office:value="18.656">
                <text:p>18.656</text:p>
              </table:table-cell>
              <table:table-cell office:value-type="float" office:value="2149.04316733985">
                <text:p>2149.04316733985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6.3893376">
                <text:p>36.3893376</text:p>
              </table:table-cell>
              <table:table-cell office:value-type="float" office:value="18.656">
                <text:p>18.656</text:p>
              </table:table-cell>
              <table:table-cell office:value-type="float" office:value="3108.08793236401">
                <text:p>3108.08793236401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.0373408">
                <text:p>35.0373408</text:p>
              </table:table-cell>
              <table:table-cell office:value-type="float" office:value="18.656">
                <text:p>18.656</text:p>
              </table:table-cell>
              <table:table-cell office:value-type="float" office:value="3990.14815162432">
                <text:p>3990.14815162432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685344">
                <text:p>33.685344</text:p>
              </table:table-cell>
              <table:table-cell office:value-type="float" office:value="18.656">
                <text:p>18.656</text:p>
              </table:table-cell>
              <table:table-cell office:value-type="float" office:value="4795.22382512079">
                <text:p>4795.22382512079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2.3333472">
                <text:p>32.3333472</text:p>
              </table:table-cell>
              <table:table-cell office:value-type="float" office:value="18.656">
                <text:p>18.656</text:p>
              </table:table-cell>
              <table:table-cell office:value-type="float" office:value="5523.31495285342">
                <text:p>5523.31495285342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0.9813504">
                <text:p>30.9813504</text:p>
              </table:table-cell>
              <table:table-cell office:value-type="float" office:value="18.656">
                <text:p>18.656</text:p>
              </table:table-cell>
              <table:table-cell office:value-type="float" office:value="6174.4215348222">
                <text:p>6174.4215348222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9.6293536">
                <text:p>29.6293536</text:p>
              </table:table-cell>
              <table:table-cell office:value-type="float" office:value="18.656">
                <text:p>18.656</text:p>
              </table:table-cell>
              <table:table-cell office:value-type="float" office:value="6748.54357102714">
                <text:p>6748.54357102714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8.2773568">
                <text:p>28.2773568</text:p>
              </table:table-cell>
              <table:table-cell office:value-type="float" office:value="18.656">
                <text:p>18.656</text:p>
              </table:table-cell>
              <table:table-cell office:value-type="float" office:value="7245.68106146823">
                <text:p>7245.68106146823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6.92536">
                <text:p>26.92536</text:p>
              </table:table-cell>
              <table:table-cell office:value-type="float" office:value="18.656">
                <text:p>18.656</text:p>
              </table:table-cell>
              <table:table-cell office:value-type="float" office:value="7665.83400614548">
                <text:p>7665.83400614548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5.5733632">
                <text:p>25.5733632</text:p>
              </table:table-cell>
              <table:table-cell office:value-type="float" office:value="18.656">
                <text:p>18.656</text:p>
              </table:table-cell>
              <table:table-cell office:value-type="float" office:value="8009.00240505889">
                <text:p>8009.00240505889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4.2213664">
                <text:p>24.2213664</text:p>
              </table:table-cell>
              <table:table-cell office:value-type="float" office:value="18.656">
                <text:p>18.656</text:p>
              </table:table-cell>
              <table:table-cell office:value-type="float" office:value="8275.18625820845">
                <text:p>8275.18625820845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2.8693696">
                <text:p>22.8693696</text:p>
              </table:table-cell>
              <table:table-cell office:value-type="float" office:value="18.656">
                <text:p>18.656</text:p>
              </table:table-cell>
              <table:table-cell office:value-type="float" office:value="8464.38556559417">
                <text:p>8464.38556559417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1.5173728">
                <text:p>21.5173728</text:p>
              </table:table-cell>
              <table:table-cell office:value-type="float" office:value="18.656">
                <text:p>18.656</text:p>
              </table:table-cell>
              <table:table-cell office:value-type="float" office:value="8576.60032721604">
                <text:p>8576.60032721604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0.165376">
                <text:p>20.165376</text:p>
              </table:table-cell>
              <table:table-cell office:value-type="float" office:value="18.656">
                <text:p>18.656</text:p>
              </table:table-cell>
              <table:table-cell office:value-type="float" office:value="8611.83054307407">
                <text:p>8611.83054307407</text:p>
              </table:table-cell>
              <table:table-cell office:value-type="float" office:value="7967.2360491364">
                <text:p>7967.2360491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8.8133792">
                <text:p>18.8133792</text:p>
              </table:table-cell>
              <table:table-cell office:value-type="float" office:value="17.81648">
                <text:p>17.81648</text:p>
              </table:table-cell>
              <table:table-cell office:value-type="float" office:value="8570.07621316826">
                <text:p>8570.07621316826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7.4613824">
                <text:p>17.4613824</text:p>
              </table:table-cell>
              <table:table-cell office:value-type="float" office:value="16.97696">
                <text:p>16.97696</text:p>
              </table:table-cell>
              <table:table-cell office:value-type="float" office:value="8451.3373374986">
                <text:p>8451.3373374986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6.1093856">
                <text:p>16.1093856</text:p>
              </table:table-cell>
              <table:table-cell office:value-type="float" office:value="16.13744">
                <text:p>16.13744</text:p>
              </table:table-cell>
              <table:table-cell office:value-type="float" office:value="8255.6139160651">
                <text:p>8255.6139160651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0408">
                <text:p>15.30408</text:p>
              </table:table-cell>
              <table:table-cell office:value-type="float" office:value="15.29792">
                <text:p>15.29792</text:p>
              </table:table-cell>
              <table:table-cell office:value-type="float" office:value="8278.63471849085">
                <text:p>8278.63471849085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77212">
                <text:p>14.77212</text:p>
              </table:table-cell>
              <table:table-cell office:value-type="float" office:value="14.4584">
                <text:p>14.4584</text:p>
              </table:table-cell>
              <table:table-cell office:value-type="float" office:value="8411.44704017786">
                <text:p>8411.44704017786</text:p>
              </table:table-cell>
              <table:table-cell office:value-type="float" office:value="8232.81058410761">
                <text:p>8232.81058410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4.24016">
                <text:p>14.24016</text:p>
              </table:table-cell>
              <table:table-cell office:value-type="float" office:value="13.83936">
                <text:p>13.83936</text:p>
              </table:table-cell>
              <table:table-cell office:value-type="float" office:value="8513.96883235733">
                <text:p>8513.96883235733</text:p>
              </table:table-cell>
              <table:table-cell office:value-type="float" office:value="8274.33678412129">
                <text:p>8274.33678412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3.7082">
                <text:p>13.7082</text:p>
              </table:table-cell>
              <table:table-cell office:value-type="float" office:value="13.33056">
                <text:p>13.33056</text:p>
              </table:table-cell>
              <table:table-cell office:value-type="float" office:value="8586.2000950292">
                <text:p>8586.2000950292</text:p>
              </table:table-cell>
              <table:table-cell office:value-type="float" office:value="8349.66337949495">
                <text:p>8349.66337949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3.17624">
                <text:p>13.17624</text:p>
              </table:table-cell>
              <table:table-cell office:value-type="float" office:value="12.82176">
                <text:p>12.82176</text:p>
              </table:table-cell>
              <table:table-cell office:value-type="float" office:value="8628.14082819353">
                <text:p>8628.14082819353</text:p>
              </table:table-cell>
              <table:table-cell office:value-type="float" office:value="8396.01820741719">
                <text:p>8396.0182074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2.64428">
                <text:p>12.64428</text:p>
              </table:table-cell>
              <table:table-cell office:value-type="float" office:value="12.31296">
                <text:p>12.31296</text:p>
              </table:table-cell>
              <table:table-cell office:value-type="float" office:value="8639.7910318503">
                <text:p>8639.791031850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2.11232">
                <text:p>12.11232</text:p>
              </table:table-cell>
              <table:table-cell office:value-type="float" office:value="11.80416">
                <text:p>11.80416</text:p>
              </table:table-cell>
              <table:table-cell office:value-type="float" office:value="8621.15070599947">
                <text:p>8621.15070599947</text:p>
              </table:table-cell>
              <table:table-cell office:value-type="float" office:value="8401.81256090748">
                <text:p>8401.81256090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8036">
                <text:p>11.58036</text:p>
              </table:table-cell>
              <table:table-cell office:value-type="float" office:value="11.29536">
                <text:p>11.29536</text:p>
              </table:table-cell>
              <table:table-cell office:value-type="float" office:value="8572.21985064111">
                <text:p>8572.21985064111</text:p>
              </table:table-cell>
              <table:table-cell office:value-type="float" office:value="8361.25208647551">
                <text:p>8361.25208647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1.0484">
                <text:p>11.0484</text:p>
              </table:table-cell>
              <table:table-cell office:value-type="float" office:value="10.78656">
                <text:p>10.78656</text:p>
              </table:table-cell>
              <table:table-cell office:value-type="float" office:value="8492.99846577515">
                <text:p>8492.99846577515</text:p>
              </table:table-cell>
              <table:table-cell office:value-type="float" office:value="8291.71984459213">
                <text:p>8291.71984459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.59828">
                <text:p>10.59828</text:p>
              </table:table-cell>
              <table:table-cell office:value-type="float" office:value="10.35408">
                <text:p>10.35408</text:p>
              </table:table-cell>
              <table:table-cell office:value-type="float" office:value="8448.72769187949">
                <text:p>8448.72769187949</text:p>
              </table:table-cell>
              <table:table-cell office:value-type="float" office:value="8254.05654690531">
                <text:p>8254.05654690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0.31184">
                <text:p>10.31184</text:p>
              </table:table-cell>
              <table:table-cell office:value-type="float" office:value="10.07424">
                <text:p>10.07424</text:p>
              </table:table-cell>
              <table:table-cell office:value-type="float" office:value="8513.96883235732">
                <text:p>8513.96883235732</text:p>
              </table:table-cell>
              <table:table-cell office:value-type="float" office:value="8317.7944352984">
                <text:p>8317.7944352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0.0254">
                <text:p>10.0254</text:p>
              </table:table-cell>
              <table:table-cell office:value-type="float" office:value="9.7944">
                <text:p>9.7944</text:p>
              </table:table-cell>
              <table:table-cell office:value-type="float" office:value="8562.8996877157">
                <text:p>8562.899687715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73896">
                <text:p>9.73896</text:p>
              </table:table-cell>
              <table:table-cell office:value-type="float" office:value="9.51456">
                <text:p>9.51456</text:p>
              </table:table-cell>
              <table:table-cell office:value-type="float" office:value="8595.52025795461">
                <text:p>8595.5202579546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45252">
                <text:p>9.45252</text:p>
              </table:table-cell>
              <table:table-cell office:value-type="float" office:value="9.23472">
                <text:p>9.23472</text:p>
              </table:table-cell>
              <table:table-cell office:value-type="float" office:value="8611.83054307407">
                <text:p>8611.83054307407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16608">
                <text:p>9.16608</text:p>
              </table:table-cell>
              <table:table-cell office:value-type="float" office:value="8.95488">
                <text:p>8.95488</text:p>
              </table:table-cell>
              <table:table-cell office:value-type="float" office:value="8611.83054307407">
                <text:p>8611.83054307407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8.87964">
                <text:p>8.87964</text:p>
              </table:table-cell>
              <table:table-cell office:value-type="float" office:value="8.67504">
                <text:p>8.67504</text:p>
              </table:table-cell>
              <table:table-cell office:value-type="float" office:value="8595.52025795461">
                <text:p>8595.5202579546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8.5932">
                <text:p>8.5932</text:p>
              </table:table-cell>
              <table:table-cell office:value-type="float" office:value="8.3952">
                <text:p>8.3952</text:p>
              </table:table-cell>
              <table:table-cell office:value-type="float" office:value="8562.8996877157">
                <text:p>8562.899687715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8.40224">
                <text:p>8.40224</text:p>
              </table:table-cell>
              <table:table-cell office:value-type="float" office:value="8.20864">
                <text:p>8.20864</text:p>
              </table:table-cell>
              <table:table-cell office:value-type="float" office:value="8611.83054307407">
                <text:p>8611.83054307407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8.40224">
                <text:p>8.40224</text:p>
              </table:table-cell>
              <table:table-cell office:value-type="float" office:value="8.20864">
                <text:p>8.20864</text:p>
              </table:table-cell>
              <table:table-cell office:value-type="float" office:value="8851.04805815946">
                <text:p>8851.04805815946</text:p>
              </table:table-cell>
              <table:table-cell office:value-type="float" office:value="8647.1068586627">
                <text:p>8647.1068586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057cm" svg:y="0.185cm" style:legend-expansion="wide" chart:style-name="ch2"/>
        <chart:plot-area chart:style-name="ch3" table:cell-range-address="Powermap_45.C25:Powermap_45.D33 Powermap_45.A23:Powermap_45.A23 Powermap_45.A9:Powermap_45.A9 Powermap_45.D11:Powermap_45.D19" chart:data-source-has-labels="row" svg:x="0.385cm" svg:y="1.03cm" svg:width="18.519cm" svg:height="11.094cm">
          <chartooo:coordinate-region svg:x="1.297cm" svg:y="1.229cm" svg:width="17.42cm" svg:height="10.248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5:Powermap_45.D33" chart:label-cell-address="Powermap_45.A23:Powermap_45.A23" chart:class="chart:scatter">
            <chart:domain table:cell-range-address="Powermap_45.C25:Powermap_45.C33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3:Powermap_45.A2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24 130 120 111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5:Powermap_45.C33</svg:desc>
                </draw:g>
              </table:table-cell>
              <table:table-cell office:value-type="float" office:value="32.5">
                <text:p>32.5</text:p>
                <draw:g>
                  <svg:desc>Powermap_45.D25:Powermap_45.D33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40.3">
                <text:p>40.3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6.8034055727554">
                <text:p>16.803405572755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19.3343653250774">
                <text:p>19.3343653250774</text:p>
              </table:table-cell>
              <table:table-cell office:value-type="float" office:value="35.0395726592549">
                <text:p>35.039572659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1.8653250773994">
                <text:p>21.8653250773994</text:p>
              </table:table-cell>
              <table:table-cell office:value-type="float" office:value="30.9870448847449">
                <text:p>30.9870448847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4.3962848297214">
                <text:p>24.3962848297214</text:p>
              </table:table-cell>
              <table:table-cell office:value-type="float" office:value="27.7753651954282">
                <text:p>27.775365195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29.4582043343653">
                <text:p>29.4582043343653</text:p>
              </table:table-cell>
              <table:table-cell office:value-type="float" office:value="23.007632603563">
                <text:p>23.00763260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7.0510835913313">
                <text:p>37.0510835913313</text:p>
              </table:table-cell>
              <table:table-cell office:value-type="float" office:value="18.2986625399869">
                <text:p>18.298662539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49.7058823529412">
                <text:p>49.7058823529412</text:p>
              </table:table-cell>
              <table:table-cell office:value-type="float" office:value="13.6503492144217">
                <text:p>13.6503492144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6">
                <text:p>9.692895030408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5.015">
                <text:p>15.015</text:p>
                <draw:g>
                  <svg:desc>Recupmap_80_org.G11:Recupmap_80_org.G45</svg:desc>
                </draw:g>
              </table:table-cell>
              <table:table-cell office:value-type="float" office:value="15.015">
                <text:p>15.015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427.48731159871">
                <text:p>427.48731159871</text:p>
              </table:table-cell>
              <table:table-cell office:value-type="float" office:value="427.48731159871">
                <text:p>427.48731159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854.97462319742">
                <text:p>854.97462319742</text:p>
              </table:table-cell>
              <table:table-cell office:value-type="float" office:value="854.97462319742">
                <text:p>854.97462319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1282.46193479613">
                <text:p>1282.46193479613</text:p>
              </table:table-cell>
              <table:table-cell office:value-type="float" office:value="1282.46193479613">
                <text:p>1282.46193479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1709.94924639484">
                <text:p>1709.94924639484</text:p>
              </table:table-cell>
              <table:table-cell office:value-type="float" office:value="1709.94924639484">
                <text:p>1709.94924639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2137.43655799355">
                <text:p>2137.43655799355</text:p>
              </table:table-cell>
              <table:table-cell office:value-type="float" office:value="2137.43655799355">
                <text:p>2137.43655799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2564.92386959226">
                <text:p>2564.92386959226</text:p>
              </table:table-cell>
              <table:table-cell office:value-type="float" office:value="2564.92386959226">
                <text:p>2564.92386959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2992.41118119097">
                <text:p>2992.41118119097</text:p>
              </table:table-cell>
              <table:table-cell office:value-type="float" office:value="2992.41118119097">
                <text:p>2992.41118119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3419.89849278968">
                <text:p>3419.89849278968</text:p>
              </table:table-cell>
              <table:table-cell office:value-type="float" office:value="3419.89849278968">
                <text:p>3419.89849278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3847.38580438839">
                <text:p>3847.38580438839</text:p>
              </table:table-cell>
              <table:table-cell office:value-type="float" office:value="3847.38580438839">
                <text:p>3847.38580438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4274.8731159871">
                <text:p>4274.8731159871</text:p>
              </table:table-cell>
              <table:table-cell office:value-type="float" office:value="4274.8731159871">
                <text:p>4274.8731159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5.015">
                <text:p>15.015</text:p>
              </table:table-cell>
              <table:table-cell office:value-type="float" office:value="15.015">
                <text:p>15.015</text:p>
              </table:table-cell>
              <table:table-cell office:value-type="float" office:value="4702.36042758581">
                <text:p>4702.36042758581</text:p>
              </table:table-cell>
              <table:table-cell office:value-type="float" office:value="4702.36042758581">
                <text:p>4702.36042758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3.5135">
                <text:p>13.5135</text:p>
              </table:table-cell>
              <table:table-cell office:value-type="float" office:value="13.5135">
                <text:p>13.5135</text:p>
              </table:table-cell>
              <table:table-cell office:value-type="float" office:value="4616.86296526607">
                <text:p>4616.86296526607</text:p>
              </table:table-cell>
              <table:table-cell office:value-type="float" office:value="4616.86296526607">
                <text:p>4616.86296526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2.012">
                <text:p>12.012</text:p>
              </table:table-cell>
              <table:table-cell office:value-type="float" office:value="12.012">
                <text:p>12.012</text:p>
              </table:table-cell>
              <table:table-cell office:value-type="float" office:value="4445.86804062658">
                <text:p>4445.86804062658</text:p>
              </table:table-cell>
              <table:table-cell office:value-type="float" office:value="4445.86804062658">
                <text:p>4445.86804062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835">
                <text:p>10.7835</text:p>
              </table:table-cell>
              <table:table-cell office:value-type="float" office:value="10.7835">
                <text:p>10.7835</text:p>
              </table:table-cell>
              <table:table-cell office:value-type="float" office:value="4298.19060571066">
                <text:p>4298.19060571066</text:p>
              </table:table-cell>
              <table:table-cell office:value-type="float" office:value="4298.19060571066">
                <text:p>4298.19060571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9.55499999999999">
                <text:p>9.55499999999999</text:p>
              </table:table-cell>
              <table:table-cell office:value-type="float" office:value="9.55499999999999">
                <text:p>9.55499999999999</text:p>
              </table:table-cell>
              <table:table-cell office:value-type="float" office:value="4080.56070162405">
                <text:p>4080.56070162405</text:p>
              </table:table-cell>
              <table:table-cell office:value-type="float" office:value="4080.56070162405">
                <text:p>4080.56070162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8.32650000000001">
                <text:p>8.32650000000001</text:p>
              </table:table-cell>
              <table:table-cell office:value-type="float" office:value="8.32650000000001">
                <text:p>8.32650000000001</text:p>
              </table:table-cell>
              <table:table-cell office:value-type="float" office:value="3792.97832836674">
                <text:p>3792.97832836674</text:p>
              </table:table-cell>
              <table:table-cell office:value-type="float" office:value="3792.97832836674">
                <text:p>3792.97832836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7.22596875">
                <text:p>7.22596875</text:p>
              </table:table-cell>
              <table:table-cell office:value-type="float" office:value="7.22596875">
                <text:p>7.22596875</text:p>
              </table:table-cell>
              <table:table-cell office:value-type="float" office:value="3497.38056801695">
                <text:p>3497.38056801695</text:p>
              </table:table-cell>
              <table:table-cell office:value-type="float" office:value="3497.38056801695">
                <text:p>3497.3805680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6.381375">
                <text:p>6.381375</text:p>
              </table:table-cell>
              <table:table-cell office:value-type="float" office:value="6.381375">
                <text:p>6.381375</text:p>
              </table:table-cell>
              <table:table-cell office:value-type="float" office:value="3270.27793373013">
                <text:p>3270.27793373013</text:p>
              </table:table-cell>
              <table:table-cell office:value-type="float" office:value="3270.27793373013">
                <text:p>3270.27793373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.53678125">
                <text:p>5.53678125</text:p>
              </table:table-cell>
              <table:table-cell office:value-type="float" office:value="5.53678125">
                <text:p>5.53678125</text:p>
              </table:table-cell>
              <table:table-cell office:value-type="float" office:value="2995.08297688846">
                <text:p>2995.08297688846</text:p>
              </table:table-cell>
              <table:table-cell office:value-type="float" office:value="2995.08297688846">
                <text:p>2995.08297688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4.6921875">
                <text:p>4.6921875</text:p>
              </table:table-cell>
              <table:table-cell office:value-type="float" office:value="4.6921875">
                <text:p>4.6921875</text:p>
              </table:table-cell>
              <table:table-cell office:value-type="float" office:value="2671.79569749194">
                <text:p>2671.79569749194</text:p>
              </table:table-cell>
              <table:table-cell office:value-type="float" office:value="2671.79569749194">
                <text:p>2671.79569749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3.84759375">
                <text:p>3.84759375</text:p>
              </table:table-cell>
              <table:table-cell office:value-type="float" office:value="3.84759375">
                <text:p>3.84759375</text:p>
              </table:table-cell>
              <table:table-cell office:value-type="float" office:value="2300.41609554056">
                <text:p>2300.41609554056</text:p>
              </table:table-cell>
              <table:table-cell office:value-type="float" office:value="2300.41609554056">
                <text:p>2300.4160955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1880.94417103432">
                <text:p>1880.94417103432</text:p>
              </table:table-cell>
              <table:table-cell office:value-type="float" office:value="1880.94417103432">
                <text:p>1880.94417103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1966.44163335407">
                <text:p>1966.44163335407</text:p>
              </table:table-cell>
              <table:table-cell office:value-type="float" office:value="1966.44163335407">
                <text:p>1966.44163335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051.93909567381">
                <text:p>2051.93909567381</text:p>
              </table:table-cell>
              <table:table-cell office:value-type="float" office:value="2051.93909567381">
                <text:p>2051.93909567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137.43655799355">
                <text:p>2137.43655799355</text:p>
              </table:table-cell>
              <table:table-cell office:value-type="float" office:value="2137.43655799355">
                <text:p>2137.43655799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222.93402031329">
                <text:p>2222.93402031329</text:p>
              </table:table-cell>
              <table:table-cell office:value-type="float" office:value="2222.93402031329">
                <text:p>2222.93402031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308.43148263303">
                <text:p>2308.43148263303</text:p>
              </table:table-cell>
              <table:table-cell office:value-type="float" office:value="2308.43148263303">
                <text:p>2308.43148263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393.92894495278">
                <text:p>2393.92894495278</text:p>
              </table:table-cell>
              <table:table-cell office:value-type="float" office:value="2393.92894495278">
                <text:p>2393.92894495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479.42640727252">
                <text:p>2479.42640727252</text:p>
              </table:table-cell>
              <table:table-cell office:value-type="float" office:value="2479.42640727252">
                <text:p>2479.42640727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564.92386959226">
                <text:p>2564.92386959226</text:p>
              </table:table-cell>
              <table:table-cell office:value-type="float" office:value="2564.92386959226">
                <text:p>2564.92386959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650.421331912">
                <text:p>2650.421331912</text:p>
              </table:table-cell>
              <table:table-cell office:value-type="float" office:value="2650.421331912">
                <text:p>2650.421331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821.41625655149">
                <text:p>2821.41625655149</text:p>
              </table:table-cell>
              <table:table-cell office:value-type="float" office:value="2821.41625655149">
                <text:p>2821.41625655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2906.91371887123">
                <text:p>2906.91371887123</text:p>
              </table:table-cell>
              <table:table-cell office:value-type="float" office:value="2906.91371887123">
                <text:p>2906.913718871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B.A11:Recupmap_80_B.A49 Recupmap_80_B.G10:Recupmap_80_B.H49 Recupmap_80_B.D10:Recupmap_80_B.E49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9" chart:label-cell-address="Recupmap_80_B.G10:Recupmap_80_B.G10" chart:class="chart:scatter">
            <chart:domain table:cell-range-address="Recupmap_80_B.A11:Recupmap_80_B.A49"/>
            <chart:data-point chart:repeated="39"/>
          </chart:series>
          <chart:series chart:attached-axis="primary-y" chart:style-name="ch10" chart:values-cell-range-address="Recupmap_80_B.D11:Recupmap_80_B.D49" chart:label-cell-address="Recupmap_80_B.D10:Recupmap_80_B.D10" chart:class="chart:scatter">
            <chart:data-point chart:repeated="39"/>
          </chart:series>
          <chart:series chart:attached-axis="secondary-y" chart:style-name="ch11" chart:values-cell-range-address="Recupmap_80_B.H11:Recupmap_80_B.H49" chart:label-cell-address="Recupmap_80_B.H10:Recupmap_80_B.H10" chart:class="chart:scatter">
            <chart:data-point chart:repeated="39"/>
          </chart:series>
          <chart:series chart:attached-axis="secondary-y" chart:style-name="ch12" chart:values-cell-range-address="Recupmap_80_B.E11:Recupmap_80_B.E49" chart:label-cell-address="Recupmap_80_B.E10:Recupmap_80_B.E10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9</svg:desc>
                </draw:g>
              </table:table-cell>
              <table:table-cell office:value-type="float" office:value="38.192">
                <text:p>38.192</text:p>
                <draw:g>
                  <svg:desc>Recupmap_80_B.G11:Recupmap_80_B.G49</svg:desc>
                </draw:g>
              </table:table-cell>
              <table:table-cell office:value-type="float" office:value="18.656">
                <text:p>18.656</text:p>
                <draw:g>
                  <svg:desc>Recupmap_80_B.D11:Recupmap_80_B.D49</svg:desc>
                </draw:g>
              </table:table-cell>
              <table:table-cell office:value-type="float" office:value="0">
                <text:p>0</text:p>
                <draw:g>
                  <svg:desc>Recupmap_80_B.H11:Recupmap_80_B.H49</svg:desc>
                </draw:g>
              </table:table-cell>
              <table:table-cell office:value-type="float" office:value="0">
                <text:p>0</text:p>
                <draw:g>
                  <svg:desc>Recupmap_80_B.E11:Recupmap_80_B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1087.35234129723">
                <text:p>1087.35234129723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2174.70468259446">
                <text:p>2174.70468259446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3262.05702389169">
                <text:p>3262.0570238916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4349.40936518893">
                <text:p>4349.40936518893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5436.76170648616">
                <text:p>5436.76170648616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6524.11404778339">
                <text:p>6524.11404778339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7.35872">
                <text:p>37.35872</text:p>
              </table:table-cell>
              <table:table-cell office:value-type="float" office:value="18.656">
                <text:p>18.656</text:p>
              </table:table-cell>
              <table:table-cell office:value-type="float" office:value="7445.39803150068">
                <text:p>7445.39803150068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85888">
                <text:p>34.85888</text:p>
              </table:table-cell>
              <table:table-cell office:value-type="float" office:value="18.656">
                <text:p>18.656</text:p>
              </table:table-cell>
              <table:table-cell office:value-type="float" office:value="7939.64909572669">
                <text:p>7939.64909572669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2.35904">
                <text:p>32.35904</text:p>
              </table:table-cell>
              <table:table-cell office:value-type="float" office:value="18.656">
                <text:p>18.656</text:p>
              </table:table-cell>
              <table:table-cell office:value-type="float" office:value="8291.55585345561">
                <text:p>8291.55585345561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8592">
                <text:p>29.8592</text:p>
              </table:table-cell>
              <table:table-cell office:value-type="float" office:value="18.656">
                <text:p>18.656</text:p>
              </table:table-cell>
              <table:table-cell office:value-type="float" office:value="8501.11830468745">
                <text:p>8501.11830468745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35936">
                <text:p>27.35936</text:p>
              </table:table-cell>
              <table:table-cell office:value-type="float" office:value="18.656">
                <text:p>18.656</text:p>
              </table:table-cell>
              <table:table-cell office:value-type="float" office:value="8568.33644942218">
                <text:p>8568.33644942218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4.85952">
                <text:p>24.85952</text:p>
              </table:table-cell>
              <table:table-cell office:value-type="float" office:value="18.656">
                <text:p>18.656</text:p>
              </table:table-cell>
              <table:table-cell office:value-type="float" office:value="8493.21028765983">
                <text:p>8493.21028765983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2.35968">
                <text:p>22.35968</text:p>
              </table:table-cell>
              <table:table-cell office:value-type="float" office:value="18.656">
                <text:p>18.656</text:p>
              </table:table-cell>
              <table:table-cell office:value-type="float" office:value="8275.73981940038">
                <text:p>8275.73981940038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5984">
                <text:p>19.85984</text:p>
              </table:table-cell>
              <table:table-cell office:value-type="float" office:value="18.656">
                <text:p>18.656</text:p>
              </table:table-cell>
              <table:table-cell office:value-type="float" office:value="7915.92504464384">
                <text:p>7915.92504464384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9.0666215384615">
                <text:p>19.0666215384615</text:p>
              </table:table-cell>
              <table:table-cell office:value-type="float" office:value="18.656">
                <text:p>18.656</text:p>
              </table:table-cell>
              <table:table-cell office:value-type="float" office:value="8142.59618656042">
                <text:p>8142.59618656042</text:p>
              </table:table-cell>
              <table:table-cell office:value-type="float" office:value="7967.2360491364">
                <text:p>7967.2360491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8.2734030769231">
                <text:p>18.2734030769231</text:p>
              </table:table-cell>
              <table:table-cell office:value-type="float" office:value="17.81648">
                <text:p>17.81648</text:p>
              </table:table-cell>
              <table:table-cell office:value-type="float" office:value="8324.10038506926">
                <text:p>8324.10038506926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7.4801846153846">
                <text:p>17.4801846153846</text:p>
              </table:table-cell>
              <table:table-cell office:value-type="float" office:value="16.97696">
                <text:p>16.97696</text:p>
              </table:table-cell>
              <table:table-cell office:value-type="float" office:value="8460.43764017039">
                <text:p>8460.43764017039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6.6869661538462">
                <text:p>16.6869661538462</text:p>
              </table:table-cell>
              <table:table-cell office:value-type="float" office:value="16.13744">
                <text:p>16.13744</text:p>
              </table:table-cell>
              <table:table-cell office:value-type="float" office:value="8551.60795186377">
                <text:p>8551.60795186377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8937476923077">
                <text:p>15.8937476923077</text:p>
              </table:table-cell>
              <table:table-cell office:value-type="float" office:value="15.29792">
                <text:p>15.29792</text:p>
              </table:table-cell>
              <table:table-cell office:value-type="float" office:value="8597.61132014941">
                <text:p>8597.61132014941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5.1005292307692">
                <text:p>15.1005292307692</text:p>
              </table:table-cell>
              <table:table-cell office:value-type="float" office:value="14.5856">
                <text:p>14.5856</text:p>
              </table:table-cell>
              <table:table-cell office:value-type="float" office:value="8598.44774502733">
                <text:p>8598.44774502733</text:p>
              </table:table-cell>
              <table:table-cell office:value-type="float" office:value="8305.24000273612">
                <text:p>8305.2400027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4.3073107692308">
                <text:p>14.3073107692308</text:p>
              </table:table-cell>
              <table:table-cell office:value-type="float" office:value="13.87328">
                <text:p>13.87328</text:p>
              </table:table-cell>
              <table:table-cell office:value-type="float" office:value="8554.11722649754">
                <text:p>8554.11722649754</text:p>
              </table:table-cell>
              <table:table-cell office:value-type="float" office:value="8294.61702133728">
                <text:p>8294.61702133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3.5140923076923">
                <text:p>13.5140923076923</text:p>
              </table:table-cell>
              <table:table-cell office:value-type="float" office:value="13.16096">
                <text:p>13.16096</text:p>
              </table:table-cell>
              <table:table-cell office:value-type="float" office:value="8464.61976455999">
                <text:p>8464.61976455999</text:p>
              </table:table-cell>
              <table:table-cell office:value-type="float" office:value="8243.43356550646">
                <text:p>8243.43356550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8464">
                <text:p>12.8464</text:p>
              </table:table-cell>
              <table:table-cell office:value-type="float" office:value="12.5504">
                <text:p>12.5504</text:p>
              </table:table-cell>
              <table:table-cell office:value-type="float" office:value="8412.15311312675">
                <text:p>8412.15311312675</text:p>
              </table:table-cell>
              <table:table-cell office:value-type="float" office:value="8218.32470038191">
                <text:p>8218.32470038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2.42976">
                <text:p>12.42976</text:p>
              </table:table-cell>
              <table:table-cell office:value-type="float" office:value="12.14336">
                <text:p>12.14336</text:p>
              </table:table-cell>
              <table:table-cell office:value-type="float" office:value="8493.21028765982">
                <text:p>8493.21028765982</text:p>
              </table:table-cell>
              <table:table-cell office:value-type="float" office:value="8297.51419808241">
                <text:p>8297.51419808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2.01312">
                <text:p>12.01312</text:p>
              </table:table-cell>
              <table:table-cell office:value-type="float" office:value="11.73632">
                <text:p>11.73632</text:p>
              </table:table-cell>
              <table:table-cell office:value-type="float" office:value="8550.54341111006">
                <text:p>8550.54341111006</text:p>
              </table:table-cell>
              <table:table-cell office:value-type="float" office:value="8353.5262818218">
                <text:p>8353.5262818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9648">
                <text:p>11.59648</text:p>
              </table:table-cell>
              <table:table-cell office:value-type="float" office:value="11.32928">
                <text:p>11.32928</text:p>
              </table:table-cell>
              <table:table-cell office:value-type="float" office:value="8584.15248347743">
                <text:p>8584.15248347743</text:p>
              </table:table-cell>
              <table:table-cell office:value-type="float" office:value="8386.36095160005">
                <text:p>8386.3609516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1.17984">
                <text:p>11.17984</text:p>
              </table:table-cell>
              <table:table-cell office:value-type="float" office:value="10.92224">
                <text:p>10.92224</text:p>
              </table:table-cell>
              <table:table-cell office:value-type="float" office:value="8594.03750476194">
                <text:p>8594.03750476194</text:p>
              </table:table-cell>
              <table:table-cell office:value-type="float" office:value="8396.01820741718">
                <text:p>8396.01820741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.7632">
                <text:p>10.7632</text:p>
              </table:table-cell>
              <table:table-cell office:value-type="float" office:value="10.5152">
                <text:p>10.5152</text:p>
              </table:table-cell>
              <table:table-cell office:value-type="float" office:value="8580.19847496361">
                <text:p>8580.19847496361</text:p>
              </table:table-cell>
              <table:table-cell office:value-type="float" office:value="8382.49804927321">
                <text:p>8382.49804927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0.34656">
                <text:p>10.34656</text:p>
              </table:table-cell>
              <table:table-cell office:value-type="float" office:value="10.10816">
                <text:p>10.10816</text:p>
              </table:table-cell>
              <table:table-cell office:value-type="float" office:value="8542.63539408243">
                <text:p>8542.63539408243</text:p>
              </table:table-cell>
              <table:table-cell office:value-type="float" office:value="8345.80047716809">
                <text:p>8345.80047716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481.3482621184">
                <text:p>8481.3482621184</text:p>
              </table:table-cell>
              <table:table-cell office:value-type="float" office:value="8285.92549110185">
                <text:p>8285.92549110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764.05987085568">
                <text:p>8764.05987085568</text:p>
              </table:table-cell>
              <table:table-cell office:value-type="float" office:value="8562.12300747191">
                <text:p>8562.12300747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046.77147959296">
                <text:p>9046.77147959296</text:p>
              </table:table-cell>
              <table:table-cell office:value-type="float" office:value="8838.32052384197">
                <text:p>8838.32052384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329.48308833024">
                <text:p>9329.48308833024</text:p>
              </table:table-cell>
              <table:table-cell office:value-type="float" office:value="9114.51804021204">
                <text:p>9114.51804021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612.19469706752">
                <text:p>9612.19469706752</text:p>
              </table:table-cell>
              <table:table-cell office:value-type="float" office:value="9390.7155565821">
                <text:p>9390.7155565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894.9063058048">
                <text:p>9894.9063058048</text:p>
              </table:table-cell>
              <table:table-cell office:value-type="float" office:value="9666.91307295216">
                <text:p>9666.91307295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177.6179145421">
                <text:p>10177.6179145421</text:p>
              </table:table-cell>
              <table:table-cell office:value-type="float" office:value="9943.11058932222">
                <text:p>9943.1105893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460.3295232794">
                <text:p>10460.3295232794</text:p>
              </table:table-cell>
              <table:table-cell office:value-type="float" office:value="10219.3081056923">
                <text:p>10219.308105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